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Pictures/2000000E000000DF000000DFFBDBF681.svm" manifest:media-type=""/>
  <manifest:file-entry manifest:full-path="Object 3/Pictures/20000008000000DD000000DD3C567B71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Pictures/2000000E000000DF000000DFFBDBF681.svm" manifest:media-type=""/>
  <manifest:file-entry manifest:full-path="Object 1/Pictures/20000008000000DD000000DD3C567B71.svm" manifest:media-type="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Pictures/2000000E000000DF000000DFFBDBF681.svm" manifest:media-type=""/>
  <manifest:file-entry manifest:full-path="Object 4/Pictures/20000008000000DD000000DD3C567B71.svm" manifest:media-type="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E000000DF000000DFFBDBF681.svm" manifest:media-type=""/>
  <manifest:file-entry manifest:full-path="Object 5/Pictures/20000008000000DD000000DD3C567B71.svm" manifest:media-type="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Pictures/20000008000000DD000000DD3C567B71.svm" manifest:media-type=""/>
  <manifest:file-entry manifest:full-path="Object 2/Pictures/2000000E000000DF000000DFFBDBF681.svm" manifest:media-type="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83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439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193in"/>
    </style:style>
    <style:style style:name="co8" style:family="table-column">
      <style:table-column-properties fo:break-before="auto" style:column-width="1.502in"/>
    </style:style>
    <style:style style:name="co9" style:family="table-column">
      <style:table-column-properties fo:break-before="auto" style:column-width="1.1917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1.1217in"/>
    </style:style>
    <style:style style:name="co12" style:family="table-column">
      <style:table-column-properties fo:break-before="auto" style:column-width="1.0728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339in"/>
    </style:style>
    <style:style style:name="co15" style:family="table-column">
      <style:table-column-properties fo:break-before="auto" style:column-width="0.6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953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1689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Arial" style:font-name-asian="AR PL New Sung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normal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style:font-name="Arial" style:font-name-asian="AR PL New Sung" style:font-name-complex="Lohit Hindi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AR PL New Sung" style:font-name-complex="Lohit Hindi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AR PL New Sung" style:font-name-complex="Lohit Hindi"/>
    </style:style>
    <style:style style:name="ce39" style:family="table-cell" style:parent-style-name="Default">
      <style:table-cell-properties fo:border="none"/>
      <style:text-properties style:font-name="Arial" style:font-name-asian="AR PL New Sung" style:font-name-complex="Lohit Hindi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AR PL New Sung" style:font-name-complex="Lohit Hindi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écap" table:style-name="ta1">
        <table:shapes>
          <draw:frame draw:z-index="0" draw:style-name="gr1" draw:text-style-name="P1" svg:width="6.3028in" svg:height="4.361in" svg:x="1.7476in" svg:y="1.2024in">
            <draw:object draw:notify-on-update-of-ranges="'optimv2 - Exemple #1 (motu-one)'.D3:'optimv2 - Exemple #1 (motu-one)'.D13 'optimv2 - Exemple #1 (motu-one)'.Q3:'optimv2 - Exemple #1 (motu-one)'.Q13 'optimv3 - Exemple #1 (motu-one)'.D3:'optimv3 - Exemple #1 (motu-one)'.D13 'optimv3 - Exemple #1 (motu-one)'.Q3:'optimv3 - Exemple #1 (motu-one)'.Q13 'optimv3 - Exemple #1 (filip)'.D3:'optimv3 - Exemple #1 (filip)'.D13 'optimv3 - Exemple #1 (filip)'.Q3:'optimv3 - Exemple #1 (filip)'.Q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20">
          <table:table-cell/>
        </table:table-row>
        <table:table-row table:style-name="ro2">
          <table:table-cell/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 table:number-rows-repeated="3">
          <table:table-cell/>
        </table:table-row>
        <table:table-row table:style-name="ro2">
          <table:table-cell/>
        </table:table-row>
        <table:table-row table:style-name="ro2">
          <table:table-cell/>
        </table:table-row>
      </table:table>
      <table:table table:name="optimv2 - Exemple #1 (motu-one)" table:style-name="ta1">
        <table:shapes>
          <draw:frame draw:z-index="0" draw:style-name="gr1" draw:text-style-name="P1" svg:width="6.2988in" svg:height="3.5429in" svg:x="0.2146in" svg:y="4.126in">
            <draw:object draw:notify-on-update-of-ranges="'optimv2 - Exemple #1 (motu-one)'.D3:'optimv2 - Exemple #1 (motu-one)'.D14 'optimv2 - Exemple #1 (motu-one)'.Q1:'optimv2 - Exemple #1 (motu-one)'.Q2 'optimv2 - Exemple #1 (motu-one)'.Q3:'optimv2 - Exemple #1 (motu-one)'.Q14 'optimv2 - Exemple #1 (motu-one)'.D3:'optimv2 - Exemple #1 (motu-one)'.D14 'optimv2 - Exemple #1 (motu-one)'.M1:'optimv2 - Exemple #1 (motu-one)'.M1 'optimv2 - Exemple #1 (motu-one)'.M3:'optimv2 - Exemple #1 (motu-one)'.M14 'optimv2 - Exemple #1 (motu-one)'.D3:'optimv2 - Exemple #1 (motu-one)'.D14 'optimv2 - Exemple #1 (motu-one)'.O1:'optimv2 - Exemple #1 (motu-one)'.O1 'optimv2 - Exemple #1 (motu-one)'.O3:'optimv2 - Exemple #1 (motu-one)'.O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[.B3]-1" office:value-type="float" office:value="1" calcext:value-type="float">
            <text:p>1</text:p>
          </table:table-cell>
          <table:table-cell table:style-name="ce16" table:formula="of:=2*[.B3]" office:value-type="float" office:value="4" calcext:value-type="float">
            <text:p>4</text:p>
          </table:table-cell>
          <table:table-cell table:style-name="ce3" table:formula="of:=3*[.A3]+4*[.B3]" office:value-type="float" office:value="11" calcext:value-type="float">
            <text:p>11</text:p>
          </table:table-cell>
          <table:table-cell table:style-name="ce11" table:formula="of:=1*[.C3]" office:value-type="float" office:value="1" calcext:value-type="float">
            <text:p>1</text:p>
          </table:table-cell>
          <table:table-cell table:style-name="ce3" table:formula="of:=2*[.A3]+2*[.B3]" office:value-type="float" office:value="6" calcext:value-type="float">
            <text:p>6</text:p>
          </table:table-cell>
          <table:table-cell table:style-name="ce11" table:formula="of:=2*[.B3]+1*[.C3]" office:value-type="float" office:value="5" calcext:value-type="float">
            <text:p>5</text:p>
          </table:table-cell>
          <table:table-cell table:style-name="ce16" table:formula="of:=4*[.A3]+7*[.B3]+1*[.C3]" office:value-type="float" office:value="19" calcext:value-type="float">
            <text:p>19</text:p>
          </table:table-cell>
          <table:table-cell table:style-name="ce16" table:formula="of:=[.F3]+[.H3]" office:value-type="float" office:value="6" calcext:value-type="float">
            <text:p>6</text:p>
          </table:table-cell>
          <table:table-cell table:style-name="ce16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0.8" calcext:value-type="float">
            <text:p>10.8</text:p>
          </table:table-cell>
          <table:table-cell table:style-name="ce11" table:formula="of:=ROUND(100*[.M3]/[.Q3];2)" office:value-type="float" office:value="93.1" calcext:value-type="float">
            <text:p>93.1</text:p>
          </table:table-cell>
          <table:table-cell table:style-name="ce3" table:formula="of:=SUM([.O22:.O31])/10" office:value-type="float" office:value="0.8" calcext:value-type="float">
            <text:p>0.8</text:p>
          </table:table-cell>
          <table:table-cell table:style-name="ce11" table:formula="of:=ROUND(100*[.O3]/[.Q3];2)" office:value-type="float" office:value="6.9" calcext:value-type="float">
            <text:p>6.9</text:p>
          </table:table-cell>
          <table:table-cell table:style-name="ce16" table:formula="of:=SUM([.Q22:.Q31])/10" office:value-type="float" office:value="11.6" calcext:value-type="float">
            <text:p>11.6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193333333333333" calcext:value-type="float">
            <text:p>0.0001933333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6.3" calcext:value-type="float">
            <text:p>16.3</text:p>
          </table:table-cell>
          <table:table-cell table:style-name="ce12" table:formula="of:=ROUND(100*[.M4]/[.Q4];2)" office:value-type="float" office:value="87.63" calcext:value-type="float">
            <text:p>87.63</text:p>
          </table:table-cell>
          <table:table-cell table:style-name="ce4" table:formula="of:=SUM([.O35:.O44])/10" office:value-type="float" office:value="2.3" calcext:value-type="float">
            <text:p>2.3</text:p>
          </table:table-cell>
          <table:table-cell table:style-name="ce12" table:formula="of:=ROUND(100*[.O4]/[.Q4];2)" office:value-type="float" office:value="12.37" calcext:value-type="float">
            <text:p>12.37</text:p>
          </table:table-cell>
          <table:table-cell table:style-name="ce17" table:formula="of:=SUM([.Q35:.Q44])/10" office:value-type="float" office:value="18.6" calcext:value-type="float">
            <text:p>18.6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31" calcext:value-type="float">
            <text:p>0.00031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12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67" calcext:value-type="float">
            <text:p>67</text:p>
          </table:table-cell>
          <table:table-cell table:style-name="ce12" table:formula="of:=ROUND(100*[.M5]/[.Q5];2)" office:value-type="float" office:value="62.68" calcext:value-type="float">
            <text:p>62.68</text:p>
          </table:table-cell>
          <table:table-cell table:style-name="ce4" table:formula="of:=SUM([.O48:.O57])/10" office:value-type="float" office:value="39.9" calcext:value-type="float">
            <text:p>39.9</text:p>
          </table:table-cell>
          <table:table-cell table:style-name="ce12" table:formula="of:=ROUND(100*[.O5]/[.Q5];2)" office:value-type="float" office:value="37.32" calcext:value-type="float">
            <text:p>37.32</text:p>
          </table:table-cell>
          <table:table-cell table:style-name="ce17" table:formula="of:=SUM([.Q48:.Q57])/10" office:value-type="float" office:value="106.9" calcext:value-type="float">
            <text:p>106.9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78166666666667" calcext:value-type="float">
            <text:p>0.0017816667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12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211" calcext:value-type="float">
            <text:p>211</text:p>
          </table:table-cell>
          <table:table-cell table:style-name="ce12" table:formula="of:=ROUND(100*[.M6]/[.Q6];2)" office:value-type="float" office:value="33.68" calcext:value-type="float">
            <text:p>33.68</text:p>
          </table:table-cell>
          <table:table-cell table:style-name="ce4" table:formula="of:=SUM([.O61:.O70])/10" office:value-type="float" office:value="415.5" calcext:value-type="float">
            <text:p>415.5</text:p>
          </table:table-cell>
          <table:table-cell table:style-name="ce12" table:formula="of:=ROUND(100*[.O6]/[.Q6];2)" office:value-type="float" office:value="66.32" calcext:value-type="float">
            <text:p>66.32</text:p>
          </table:table-cell>
          <table:table-cell table:style-name="ce17" table:formula="of:=SUM([.Q61:.Q70])/10" office:value-type="float" office:value="626.5" calcext:value-type="float">
            <text:p>626.5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12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375" calcext:value-type="float">
            <text:p>375</text:p>
          </table:table-cell>
          <table:table-cell table:style-name="ce12" table:formula="of:=ROUND(100*[.M7]/[.Q7];2)" office:value-type="float" office:value="18.62" calcext:value-type="float">
            <text:p>18.62</text:p>
          </table:table-cell>
          <table:table-cell table:style-name="ce4" table:formula="of:=SUM([.O74:.O83])/10" office:value-type="float" office:value="1638.7" calcext:value-type="float">
            <text:p>1638.7</text:p>
          </table:table-cell>
          <table:table-cell table:style-name="ce12" table:formula="of:=ROUND(100*[.O7]/[.Q7];2)" office:value-type="float" office:value="81.38" calcext:value-type="float">
            <text:p>81.38</text:p>
          </table:table-cell>
          <table:table-cell table:style-name="ce17" table:formula="of:=SUM([.Q74:.Q83])/10" office:value-type="float" office:value="2013.7" calcext:value-type="float">
            <text:p>2013.7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12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901.2" calcext:value-type="float">
            <text:p>901.2</text:p>
          </table:table-cell>
          <table:table-cell table:style-name="ce12" table:formula="of:=ROUND(100*[.M8]/[.Q8];2)" office:value-type="float" office:value="11.69" calcext:value-type="float">
            <text:p>11.69</text:p>
          </table:table-cell>
          <table:table-cell table:style-name="ce4" table:formula="of:=SUM([.O87:.O96])/10" office:value-type="float" office:value="6810.8" calcext:value-type="float">
            <text:p>6810.8</text:p>
          </table:table-cell>
          <table:table-cell table:style-name="ce12" table:formula="of:=ROUND(100*[.O8]/[.Q8];2)" office:value-type="float" office:value="88.31" calcext:value-type="float">
            <text:p>88.31</text:p>
          </table:table-cell>
          <table:table-cell table:style-name="ce17" table:formula="of:=SUM([.Q87:.Q96])/10" office:value-type="float" office:value="7712" calcext:value-type="float">
            <text:p>7712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12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1711.8" calcext:value-type="float">
            <text:p>1711.8</text:p>
          </table:table-cell>
          <table:table-cell table:style-name="ce12" table:formula="of:=ROUND(100*[.M9]/[.Q9];2)" office:value-type="float" office:value="7.84" calcext:value-type="float">
            <text:p>7.84</text:p>
          </table:table-cell>
          <table:table-cell table:style-name="ce4" table:formula="of:=SUM([.O100:.O109])/10" office:value-type="float" office:value="20117.4" calcext:value-type="float">
            <text:p>20117.4</text:p>
          </table:table-cell>
          <table:table-cell table:style-name="ce12" table:formula="of:=ROUND(100*[.O9]/[.Q9];2)" office:value-type="float" office:value="92.16" calcext:value-type="float">
            <text:p>92.16</text:p>
          </table:table-cell>
          <table:table-cell table:style-name="ce17" table:formula="of:=SUM([.Q100:.Q109])/10" office:value-type="float" office:value="21829.2" calcext:value-type="float">
            <text:p>21829.2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12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2826.9" calcext:value-type="float">
            <text:p>2826.9</text:p>
          </table:table-cell>
          <table:table-cell table:style-name="ce12" table:formula="of:=ROUND(100*[.M10]/[.Q10];2)" office:value-type="float" office:value="7.21" calcext:value-type="float">
            <text:p>7.21</text:p>
          </table:table-cell>
          <table:table-cell table:style-name="ce4" table:formula="of:=SUM([.O113:.O122])/10" office:value-type="float" office:value="36382.7" calcext:value-type="float">
            <text:p>36382.7</text:p>
          </table:table-cell>
          <table:table-cell table:style-name="ce12" table:formula="of:=ROUND(100*[.O10]/[.Q10];2)" office:value-type="float" office:value="92.79" calcext:value-type="float">
            <text:p>92.79</text:p>
          </table:table-cell>
          <table:table-cell table:style-name="ce17" table:formula="of:=SUM([.Q113:.Q122])/10" office:value-type="float" office:value="39209.6" calcext:value-type="float">
            <text:p>39209.6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1" calcext:value-type="float">
            <text:p>1</text:p>
          </table:table-cell>
          <table:table-cell table:style-name="ce12" table:formula="of:=ROUND(MOD([.Q10]/1000;60);0)" office:value-type="float" office:value="39" calcext:value-type="float">
            <text:p>39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12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3890.2" calcext:value-type="float">
            <text:p>3890.2</text:p>
          </table:table-cell>
          <table:table-cell table:style-name="ce12" table:formula="of:=ROUND(100*[.M11]/[.Q11];2)" office:value-type="float" office:value="5.75" calcext:value-type="float">
            <text:p>5.75</text:p>
          </table:table-cell>
          <table:table-cell table:style-name="ce4" table:formula="of:=SUM([.O126:.O135])/10" office:value-type="float" office:value="63767.7" calcext:value-type="float">
            <text:p>63767.7</text:p>
          </table:table-cell>
          <table:table-cell table:style-name="ce12" table:formula="of:=ROUND(100*[.O11]/[.Q11];2)" office:value-type="float" office:value="94.25" calcext:value-type="float">
            <text:p>94.25</text:p>
          </table:table-cell>
          <table:table-cell table:style-name="ce17" table:formula="of:=SUM([.Q126:.Q135])/10" office:value-type="float" office:value="67657.9" calcext:value-type="float">
            <text:p>67657.9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1" calcext:value-type="float">
            <text:p>1</text:p>
          </table:table-cell>
          <table:table-cell table:style-name="ce12" table:formula="of:=ROUND(MOD([.Q11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2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3691.9" calcext:value-type="float">
            <text:p>13691.9</text:p>
          </table:table-cell>
          <table:table-cell table:style-name="ce27" table:formula="of:=ROUND(100*[.M12]/[.Q12];2)" office:value-type="float" office:value="3.68" calcext:value-type="float">
            <text:p>3.68</text:p>
          </table:table-cell>
          <table:table-cell table:style-name="ce22" table:formula="of:=SUM([.O139:.O148])/10" office:value-type="float" office:value="358530.4" calcext:value-type="float">
            <text:p>358530.4</text:p>
          </table:table-cell>
          <table:table-cell table:style-name="ce27" table:formula="of:=ROUND(100*[.O12]/[.Q12];2)" office:value-type="float" office:value="96.32" calcext:value-type="float">
            <text:p>96.32</text:p>
          </table:table-cell>
          <table:table-cell table:style-name="ce31" table:formula="of:=SUM([.Q139:.Q148])/10" office:value-type="float" office:value="372222.3" calcext:value-type="float">
            <text:p>372222.3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6" calcext:value-type="float">
            <text:p>6</text:p>
          </table:table-cell>
          <table:table-cell table:style-name="ce12" table:formula="of:=ROUND(MOD([.Q12]/1000;60);0)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2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53340.7" calcext:value-type="float">
            <text:p>53340.7</text:p>
          </table:table-cell>
          <table:table-cell table:style-name="ce27" table:formula="of:=ROUND(100*[.M13]/[.Q13];2)" office:value-type="float" office:value="3.2" calcext:value-type="float">
            <text:p>3.2</text:p>
          </table:table-cell>
          <table:table-cell table:style-name="ce22" table:formula="of:=SUM([.O152:.O161])/10" office:value-type="float" office:value="1612049.7" calcext:value-type="float">
            <text:p>1612049.7</text:p>
          </table:table-cell>
          <table:table-cell table:style-name="ce27" table:formula="of:=ROUND(100*[.O13]/[.Q13];2)" office:value-type="float" office:value="96.8" calcext:value-type="float">
            <text:p>96.8</text:p>
          </table:table-cell>
          <table:table-cell table:style-name="ce31" table:formula="of:=SUM([.Q152:.Q161])/10" office:value-type="float" office:value="1665390.4" calcext:value-type="float">
            <text:p>1665390.4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28" calcext:value-type="float">
            <text:p>28</text:p>
          </table:table-cell>
          <table:table-cell table:style-name="ce12" table:formula="of:=ROUND(MOD([.Q13]/1000;60);0)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12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323221.8" calcext:value-type="float">
            <text:p>323221.8</text:p>
          </table:table-cell>
          <table:table-cell table:style-name="ce27" table:formula="of:=ROUND(100*[.M14]/[.Q14];2)" office:value-type="float" office:value="2.93" calcext:value-type="float">
            <text:p>2.93</text:p>
          </table:table-cell>
          <table:table-cell table:style-name="ce22" table:formula="of:=SUM([.O165:.O174])/10" office:value-type="float" office:value="10716589.8" calcext:value-type="float">
            <text:p>10716589.8</text:p>
          </table:table-cell>
          <table:table-cell table:style-name="ce27" table:formula="of:=ROUND(100*[.O14]/[.Q14];2)" office:value-type="float" office:value="97.07" calcext:value-type="float">
            <text:p>97.07</text:p>
          </table:table-cell>
          <table:table-cell table:style-name="ce31" table:formula="of:=SUM([.Q165:.Q174])/10" office:value-type="float" office:value="11039811.6" calcext:value-type="float">
            <text:p>11039811.6</text:p>
          </table:table-cell>
          <table:table-cell table:style-name="ce22" table:formula="of:=QUOTIENT([.Q14]/1000;3600)" office:value-type="float" office:value="3" calcext:value-type="float">
            <text:p>3</text:p>
          </table:table-cell>
          <table:table-cell table:style-name="ce39" table:formula="of:=ROUND(MOD([.Q14]/1000;3600)/60;0)" office:value-type="float" office:value="4" calcext:value-type="float">
            <text:p>4</text:p>
          </table:table-cell>
          <table:table-cell table:style-name="ce12" table:formula="of:=ROUND(MOD([.Q14]/1000;60);0)" office:value-type="float" office:value="60" calcext:value-type="float">
            <text:p>6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3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9" office:value-type="float" office:value="1276957.44444444" calcext:value-type="float">
            <text:p>1276957.44444444</text:p>
          </table:table-cell>
          <table:table-cell table:style-name="ce28" table:formula="of:=ROUND(100*[.M15]/[.Q15];2)" office:value-type="float" office:value="2.81" calcext:value-type="float">
            <text:p>2.81</text:p>
          </table:table-cell>
          <table:table-cell table:style-name="ce23" table:formula="of:=SUM([.O178:.O187])/9" office:value-type="float" office:value="44178431.2222222" calcext:value-type="float">
            <text:p>44178431.2222222</text:p>
          </table:table-cell>
          <table:table-cell table:style-name="ce28" table:formula="of:=ROUND(100*[.O15]/[.Q15];2)" office:value-type="float" office:value="97.19" calcext:value-type="float">
            <text:p>97.19</text:p>
          </table:table-cell>
          <table:table-cell table:style-name="ce32" table:formula="of:=SUM([.Q178:.Q187])/9" office:value-type="float" office:value="45455388.6666667" calcext:value-type="float">
            <text:p>45455388.6666667</text:p>
          </table:table-cell>
          <table:table-cell table:style-name="ce23" table:formula="of:=QUOTIENT([.Q15]/1000;3600)" office:value-type="float" office:value="12" calcext:value-type="float">
            <text:p>12</text:p>
          </table:table-cell>
          <table:table-cell table:style-name="ce40" table:formula="of:=ROUND(MOD([.Q15]/1000;3600)/60;0)" office:value-type="float" office:value="38" calcext:value-type="float">
            <text:p>38</text:p>
          </table:table-cell>
          <table:table-cell table:style-name="ce13" table:formula="of:=ROUND(MOD([.Q15]/1000;60);0)" office:value-type="float" office:value="35" calcext:value-type="float">
            <text:p>35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1019"/>
        </table:table-row>
        <table:table-row table:style-name="ro5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6" table:formula="of:=ROUND(100*[.M22]/[.Q22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6" table:formula="of:=ROUND(100*[.O22]/[.Q22];2)" office:value-type="float" office:value="9.09" calcext:value-type="float">
            <text:p>9.09</text:p>
          </table:table-cell>
          <table:table-cell table:style-name="ce16" table:formula="of:=[.M22]+[.O22]" office:value-type="float" office:value="11" calcext:value-type="float">
            <text:p>1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3]/[.Q23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3]/[.Q23];2)" office:value-type="float" office:value="7.69" calcext:value-type="float">
            <text:p>7.69</text:p>
          </table:table-cell>
          <table:table-cell table:style-name="ce17" table:formula="of:=[.M23]+[.O23]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4]/[.Q24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4]/[.Q24];2)" office:value-type="float" office:value="9.09" calcext:value-type="float">
            <text:p>9.09</text:p>
          </table:table-cell>
          <table:table-cell table:style-name="ce17" table:formula="of:=[.M24]+[.O24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5]/[.Q25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25]/[.Q25];2)" office:value-type="float" office:value="0" calcext:value-type="float">
            <text:p>0</text:p>
          </table:table-cell>
          <table:table-cell table:style-name="ce17" table:formula="of:=[.M25]+[.O25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6]/[.Q26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6]/[.Q26];2)" office:value-type="float" office:value="8.33" calcext:value-type="float">
            <text:p>8.33</text:p>
          </table:table-cell>
          <table:table-cell table:style-name="ce17" table:formula="of:=[.M26]+[.O26]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7]/[.Q27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7]/[.Q27];2)" office:value-type="float" office:value="7.69" calcext:value-type="float">
            <text:p>7.69</text:p>
          </table:table-cell>
          <table:table-cell table:style-name="ce17" table:formula="of:=[.M27]+[.O27]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8]/[.Q28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8]/[.Q28];2)" office:value-type="float" office:value="9.09" calcext:value-type="float">
            <text:p>9.09</text:p>
          </table:table-cell>
          <table:table-cell table:style-name="ce17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9]/[.Q29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9]/[.Q29];2)" office:value-type="float" office:value="9.09" calcext:value-type="float">
            <text:p>9.09</text:p>
          </table:table-cell>
          <table:table-cell table:style-name="ce17" table:formula="of:=[.M29]+[.O29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30]/[.Q30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30]/[.Q30];2)" office:value-type="float" office:value="8.33" calcext:value-type="float">
            <text:p>8.33</text:p>
          </table:table-cell>
          <table:table-cell table:style-name="ce17" table:formula="of:=[.M30]+[.O30]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8" table:formula="of:=ROUND(100*[.M31]/[.Q31];2)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ROUND(100*[.O31]/[.Q31];2)" office:value-type="float" office:value="0" calcext:value-type="float">
            <text:p>0</text:p>
          </table:table-cell>
          <table:table-cell table:style-name="ce18" table:formula="of:=[.M31]+[.O31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ROUND(100*[.M35]/[.Q35];2)" office:value-type="float" office:value="88.89" calcext:value-type="float">
            <text:p>88.89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ROUND(100*[.O35]/[.Q35];2)" office:value-type="float" office:value="11.11" calcext:value-type="float">
            <text:p>11.11</text:p>
          </table:table-cell>
          <table:table-cell table:style-name="ce16" table:formula="of:=[.M35]+[.O35]" office:value-type="float" office:value="18" calcext:value-type="float">
            <text:p>18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18" calcext:value-type="float">
            <text:p>0.018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36]/[.Q36];2)" office:value-type="float" office:value="89.47" calcext:value-type="float">
            <text:p>89.4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36]/[.Q36];2)" office:value-type="float" office:value="10.53" calcext:value-type="float">
            <text:p>10.53</text:p>
          </table:table-cell>
          <table:table-cell table:style-name="ce17" table:formula="of:=[.M36]+[.O36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7]/[.Q37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37]/[.Q37];2)" office:value-type="float" office:value="11.11" calcext:value-type="float">
            <text:p>11.11</text:p>
          </table:table-cell>
          <table:table-cell table:style-name="ce17" table:formula="of:=[.M37]+[.O37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8]/[.Q38];2)" office:value-type="float" office:value="84.21" calcext:value-type="float">
            <text:p>84.21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38]/[.Q38];2)" office:value-type="float" office:value="15.79" calcext:value-type="float">
            <text:p>15.79</text:p>
          </table:table-cell>
          <table:table-cell table:style-name="ce17" table:formula="of:=[.M38]+[.O38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9]/[.Q39];2)" office:value-type="float" office:value="84.21" calcext:value-type="float">
            <text:p>84.21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39]/[.Q39];2)" office:value-type="float" office:value="15.79" calcext:value-type="float">
            <text:p>15.79</text:p>
          </table:table-cell>
          <table:table-cell table:style-name="ce17" table:formula="of:=[.M39]+[.O39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0]/[.Q40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0]/[.Q40];2)" office:value-type="float" office:value="11.11" calcext:value-type="float">
            <text:p>11.11</text:p>
          </table:table-cell>
          <table:table-cell table:style-name="ce17" table:formula="of:=[.M40]+[.O40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1]/[.Q41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1]/[.Q41];2)" office:value-type="float" office:value="11.11" calcext:value-type="float">
            <text:p>11.11</text:p>
          </table:table-cell>
          <table:table-cell table:style-name="ce17" table:formula="of:=[.M41]+[.O41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42]/[.Q42];2)" office:value-type="float" office:value="89.47" calcext:value-type="float">
            <text:p>89.4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2]/[.Q42];2)" office:value-type="float" office:value="10.53" calcext:value-type="float">
            <text:p>10.53</text:p>
          </table:table-cell>
          <table:table-cell table:style-name="ce17" table:formula="of:=[.M42]+[.O42]"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43]/[.Q43];2)" office:value-type="float" office:value="85" calcext:value-type="float">
            <text:p>8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43]/[.Q43];2)" office:value-type="float" office:value="15" calcext:value-type="float">
            <text:p>15</text:p>
          </table:table-cell>
          <table:table-cell table:style-name="ce17" table:formula="of:=[.M43]+[.O43]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18" table:formula="of:=ROUND(100*[.M44]/[.Q44];2)" office:value-type="float" office:value="88.89" calcext:value-type="float">
            <text:p>88.89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ROUND(100*[.O44]/[.Q44];2)" office:value-type="float" office:value="11.11" calcext:value-type="float">
            <text:p>11.11</text:p>
          </table:table-cell>
          <table:table-cell table:style-name="ce18" table:formula="of:=[.M44]+[.O44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8" office:value-type="float" office:value="66" calcext:value-type="float">
            <text:p>66</text:p>
          </table:table-cell>
          <table:table-cell table:style-name="ce16" table:formula="of:=ROUND(100*[.M48]/[.Q48];2)" office:value-type="float" office:value="62.26" calcext:value-type="float">
            <text:p>62.26</text:p>
          </table:table-cell>
          <table:table-cell table:style-name="ce8" office:value-type="float" office:value="40" calcext:value-type="float">
            <text:p>40</text:p>
          </table:table-cell>
          <table:table-cell table:style-name="ce16" table:formula="of:=ROUND(100*[.O48]/[.Q48];2)" office:value-type="float" office:value="37.74" calcext:value-type="float">
            <text:p>37.74</text:p>
          </table:table-cell>
          <table:table-cell table:style-name="ce16" table:formula="of:=[.M48]+[.O48]" office:value-type="float" office:value="106" calcext:value-type="float">
            <text:p>106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106" calcext:value-type="float">
            <text:p>0.106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49]/[.Q49];2)"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49]/[.Q49];2)" office:value-type="float" office:value="37.5" calcext:value-type="float">
            <text:p>37.5</text:p>
          </table:table-cell>
          <table:table-cell table:style-name="ce17" table:formula="of:=[.M49]+[.O49]" office:value-type="float" office:value="104" calcext:value-type="float">
            <text:p>10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ce17" table:formula="of:=ROUND(100*[.M50]/[.Q50];2)" office:value-type="float" office:value="61.68" calcext:value-type="float">
            <text:p>61.68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0]/[.Q50];2)" office:value-type="float" office:value="38.32" calcext:value-type="float">
            <text:p>38.32</text:p>
          </table:table-cell>
          <table:table-cell table:style-name="ce17" table:formula="of:=[.M50]+[.O50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1]/[.Q51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1]/[.Q51];2)" office:value-type="float" office:value="37.38" calcext:value-type="float">
            <text:p>37.38</text:p>
          </table:table-cell>
          <table:table-cell table:style-name="ce17" table:formula="of:=[.M51]+[.O51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2]/[.Q52];2)" office:value-type="float" office:value="63.21" calcext:value-type="float">
            <text:p>63.21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2]/[.Q52];2)" office:value-type="float" office:value="36.79" calcext:value-type="float">
            <text:p>36.79</text:p>
          </table:table-cell>
          <table:table-cell table:style-name="ce17" table:formula="of:=[.M52]+[.O52]" office:value-type="float" office:value="106" calcext:value-type="float">
            <text:p>106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53]/[.Q53];2)" office:value-type="float" office:value="61.32" calcext:value-type="float">
            <text:p>61.32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3]/[.Q53];2)" office:value-type="float" office:value="38.68" calcext:value-type="float">
            <text:p>38.68</text:p>
          </table:table-cell>
          <table:table-cell table:style-name="ce17" table:formula="of:=[.M53]+[.O53]" office:value-type="float" office:value="106" calcext:value-type="float">
            <text:p>106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4]/[.Q54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4]/[.Q54];2)" office:value-type="float" office:value="37.38" calcext:value-type="float">
            <text:p>37.38</text:p>
          </table:table-cell>
          <table:table-cell table:style-name="ce17" table:formula="of:=[.M54]+[.O54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style-name="ce17" table:formula="of:=ROUND(100*[.M55]/[.Q55];2)" office:value-type="float" office:value="63.55" calcext:value-type="float">
            <text:p>63.5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5]/[.Q55];2)" office:value-type="float" office:value="36.45" calcext:value-type="float">
            <text:p>36.45</text:p>
          </table:table-cell>
          <table:table-cell table:style-name="ce17" table:formula="of:=[.M55]+[.O55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17" table:formula="of:=ROUND(100*[.M56]/[.Q56];2)" office:value-type="float" office:value="63.96" calcext:value-type="float">
            <text:p>63.96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6]/[.Q56];2)" office:value-type="float" office:value="36.04" calcext:value-type="float">
            <text:p>36.04</text:p>
          </table:table-cell>
          <table:table-cell table:style-name="ce17" table:formula="of:=[.M56]+[.O56]" office:value-type="float" office:value="111" calcext:value-type="float">
            <text:p>111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68" calcext:value-type="float">
            <text:p>68</text:p>
          </table:table-cell>
          <table:table-cell table:style-name="ce18" table:formula="of:=ROUND(100*[.M57]/[.Q57];2)" office:value-type="float" office:value="62.96" calcext:value-type="float">
            <text:p>62.96</text:p>
          </table:table-cell>
          <table:table-cell table:style-name="ce10" office:value-type="float" office:value="40" calcext:value-type="float">
            <text:p>40</text:p>
          </table:table-cell>
          <table:table-cell table:style-name="ce18" table:formula="of:=ROUND(100*[.O57]/[.Q57];2)" office:value-type="float" office:value="37.04" calcext:value-type="float">
            <text:p>37.04</text:p>
          </table:table-cell>
          <table:table-cell table:style-name="ce18" table:formula="of:=[.M57]+[.O57]" office:value-type="float" office:value="108" calcext:value-type="float">
            <text:p>108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6" table:formula="of:=ROUND(100*[.M61]/[.Q61];2)" office:value-type="float" office:value="34.03" calcext:value-type="float">
            <text:p>34.03</text:p>
          </table:table-cell>
          <table:table-cell office:value-type="float" office:value="413" calcext:value-type="float">
            <text:p>413</text:p>
          </table:table-cell>
          <table:table-cell table:style-name="ce16" table:formula="of:=ROUND(100*[.O61]/[.Q61];2)" office:value-type="float" office:value="65.97" calcext:value-type="float">
            <text:p>65.97</text:p>
          </table:table-cell>
          <table:table-cell table:style-name="ce16" table:formula="of:=[.M61]+[.O61]" office:value-type="float" office:value="626" calcext:value-type="float">
            <text:p>626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626" calcext:value-type="float">
            <text:p>0.62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2]/[.Q62];2)" office:value-type="float" office:value="33.71" calcext:value-type="float">
            <text:p>33.71</text:p>
          </table:table-cell>
          <table:table-cell office:value-type="float" office:value="411" calcext:value-type="float">
            <text:p>411</text:p>
          </table:table-cell>
          <table:table-cell table:style-name="ce17" table:formula="of:=ROUND(100*[.O62]/[.Q62];2)" office:value-type="float" office:value="66.29" calcext:value-type="float">
            <text:p>66.29</text:p>
          </table:table-cell>
          <table:table-cell table:style-name="ce17" table:formula="of:=[.M62]+[.O62]" office:value-type="float" office:value="620" calcext:value-type="float">
            <text:p>620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style-name="ce17" table:formula="of:=ROUND(100*[.M63]/[.Q63];2)" office:value-type="float" office:value="33.44" calcext:value-type="float">
            <text:p>33.44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3]/[.Q63];2)" office:value-type="float" office:value="66.56" calcext:value-type="float">
            <text:p>66.56</text:p>
          </table:table-cell>
          <table:table-cell table:style-name="ce17" table:formula="of:=[.M63]+[.O63]" office:value-type="float" office:value="619" calcext:value-type="float">
            <text:p>619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17" table:formula="of:=ROUND(100*[.M64]/[.Q64];2)" office:value-type="float" office:value="33.55" calcext:value-type="float">
            <text:p>33.55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4]/[.Q64];2)" office:value-type="float" office:value="66.45" calcext:value-type="float">
            <text:p>66.45</text:p>
          </table:table-cell>
          <table:table-cell table:style-name="ce17" table:formula="of:=[.M64]+[.O64]" office:value-type="float" office:value="620" calcext:value-type="float">
            <text:p>620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5]/[.Q65];2)" office:value-type="float" office:value="32.71" calcext:value-type="float">
            <text:p>32.71</text:p>
          </table:table-cell>
          <table:table-cell office:value-type="float" office:value="430" calcext:value-type="float">
            <text:p>430</text:p>
          </table:table-cell>
          <table:table-cell table:style-name="ce17" table:formula="of:=ROUND(100*[.O65]/[.Q65];2)" office:value-type="float" office:value="67.29" calcext:value-type="float">
            <text:p>67.29</text:p>
          </table:table-cell>
          <table:table-cell table:style-name="ce17" table:formula="of:=[.M65]+[.O65]" office:value-type="float" office:value="639" calcext:value-type="float">
            <text:p>639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639" calcext:value-type="float">
            <text:p>0.6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6]/[.Q66];2)" office:value-type="float" office:value="32.92" calcext:value-type="float">
            <text:p>32.92</text:p>
          </table:table-cell>
          <table:table-cell office:value-type="float" office:value="428" calcext:value-type="float">
            <text:p>428</text:p>
          </table:table-cell>
          <table:table-cell table:style-name="ce17" table:formula="of:=ROUND(100*[.O66]/[.Q66];2)" office:value-type="float" office:value="67.08" calcext:value-type="float">
            <text:p>67.08</text:p>
          </table:table-cell>
          <table:table-cell table:style-name="ce17" table:formula="of:=[.M66]+[.O66]" office:value-type="float" office:value="638" calcext:value-type="float">
            <text:p>638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638" calcext:value-type="float">
            <text:p>0.6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table:style-name="ce17" table:formula="of:=ROUND(100*[.M67]/[.Q67];2)" office:value-type="float" office:value="35.1" calcext:value-type="float">
            <text:p>35.1</text:p>
          </table:table-cell>
          <table:table-cell office:value-type="float" office:value="416" calcext:value-type="float">
            <text:p>416</text:p>
          </table:table-cell>
          <table:table-cell table:style-name="ce17" table:formula="of:=ROUND(100*[.O67]/[.Q67];2)" office:value-type="float" office:value="64.9" calcext:value-type="float">
            <text:p>64.9</text:p>
          </table:table-cell>
          <table:table-cell table:style-name="ce17" table:formula="of:=[.M67]+[.O67]" office:value-type="float" office:value="641" calcext:value-type="float">
            <text:p>641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641" calcext:value-type="float">
            <text:p>0.6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8]/[.Q68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7" table:formula="of:=ROUND(100*[.O68]/[.Q68];2)" office:value-type="float" office:value="66.07" calcext:value-type="float">
            <text:p>66.07</text:p>
          </table:table-cell>
          <table:table-cell table:style-name="ce17" table:formula="of:=[.M68]+[.O68]" office:value-type="float" office:value="619" calcext:value-type="float">
            <text:p>619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9]/[.Q69];2)" office:value-type="float" office:value="33.49" calcext:value-type="float">
            <text:p>33.49</text:p>
          </table:table-cell>
          <table:table-cell office:value-type="float" office:value="415" calcext:value-type="float">
            <text:p>415</text:p>
          </table:table-cell>
          <table:table-cell table:style-name="ce17" table:formula="of:=ROUND(100*[.O69]/[.Q69];2)" office:value-type="float" office:value="66.51" calcext:value-type="float">
            <text:p>66.51</text:p>
          </table:table-cell>
          <table:table-cell table:style-name="ce17" table:formula="of:=[.M69]+[.O69]" office:value-type="float" office:value="624" calcext:value-type="float">
            <text:p>624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624" calcext:value-type="float">
            <text:p>0.62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210" calcext:value-type="float">
            <text:p>210</text:p>
          </table:table-cell>
          <table:table-cell table:style-name="ce18" table:formula="of:=ROUND(100*[.M70]/[.Q70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8" table:formula="of:=ROUND(100*[.O70]/[.Q70];2)" office:value-type="float" office:value="66.07" calcext:value-type="float">
            <text:p>66.07</text:p>
          </table:table-cell>
          <table:table-cell table:style-name="ce18" table:formula="of:=[.M70]+[.O70]" office:value-type="float" office:value="619" calcext:value-type="float">
            <text:p>619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6" table:formula="of:=ROUND(100*[.M74]/[.Q74];2)" office:value-type="float" office:value="17.74" calcext:value-type="float">
            <text:p>17.74</text:p>
          </table:table-cell>
          <table:table-cell office:value-type="float" office:value="1683" calcext:value-type="float">
            <text:p>1683</text:p>
          </table:table-cell>
          <table:table-cell table:style-name="ce16" table:formula="of:=ROUND(100*[.O74]/[.Q74];2)" office:value-type="float" office:value="82.26" calcext:value-type="float">
            <text:p>82.26</text:p>
          </table:table-cell>
          <table:table-cell table:style-name="ce16" table:formula="of:=[.M74]+[.O74]" office:value-type="float" office:value="2046" calcext:value-type="float">
            <text:p>2046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2.046" calcext:value-type="float">
            <text:p>2.046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table:style-name="ce17" table:formula="of:=ROUND(100*[.M75]/[.Q75];2)" office:value-type="float" office:value="19.47" calcext:value-type="float">
            <text:p>19.47</text:p>
          </table:table-cell>
          <table:table-cell office:value-type="float" office:value="1613" calcext:value-type="float">
            <text:p>1613</text:p>
          </table:table-cell>
          <table:table-cell table:style-name="ce17" table:formula="of:=ROUND(100*[.O75]/[.Q75];2)" office:value-type="float" office:value="80.53" calcext:value-type="float">
            <text:p>80.53</text:p>
          </table:table-cell>
          <table:table-cell table:style-name="ce17" table:formula="of:=[.M75]+[.O75]" office:value-type="float" office:value="2003" calcext:value-type="float">
            <text:p>2003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2.003" calcext:value-type="float">
            <text:p>2.00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table:style-name="ce17" table:formula="of:=ROUND(100*[.M76]/[.Q76];2)" office:value-type="float" office:value="18.36" calcext:value-type="float">
            <text:p>18.36</text:p>
          </table:table-cell>
          <table:table-cell office:value-type="float" office:value="1628" calcext:value-type="float">
            <text:p>1628</text:p>
          </table:table-cell>
          <table:table-cell table:style-name="ce17" table:formula="of:=ROUND(100*[.O76]/[.Q76];2)" office:value-type="float" office:value="81.64" calcext:value-type="float">
            <text:p>81.64</text:p>
          </table:table-cell>
          <table:table-cell table:style-name="ce17" table:formula="of:=[.M76]+[.O76]" office:value-type="float" office:value="1994" calcext:value-type="float">
            <text:p>1994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1.994" calcext:value-type="float">
            <text:p>1.99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style-name="ce17" table:formula="of:=ROUND(100*[.M77]/[.Q77];2)" office:value-type="float" office:value="19.14" calcext:value-type="float">
            <text:p>19.14</text:p>
          </table:table-cell>
          <table:table-cell office:value-type="float" office:value="1618" calcext:value-type="float">
            <text:p>1618</text:p>
          </table:table-cell>
          <table:table-cell table:style-name="ce17" table:formula="of:=ROUND(100*[.O77]/[.Q77];2)" office:value-type="float" office:value="80.86" calcext:value-type="float">
            <text:p>80.86</text:p>
          </table:table-cell>
          <table:table-cell table:style-name="ce17" table:formula="of:=[.M77]+[.O77]" office:value-type="float" office:value="2001" calcext:value-type="float">
            <text:p>2001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2.001" calcext:value-type="float">
            <text:p>2.001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table:style-name="ce17" table:formula="of:=ROUND(100*[.M78]/[.Q78];2)" office:value-type="float" office:value="18.79" calcext:value-type="float">
            <text:p>18.79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78]/[.Q78];2)" office:value-type="float" office:value="81.21" calcext:value-type="float">
            <text:p>81.21</text:p>
          </table:table-cell>
          <table:table-cell table:style-name="ce17" table:formula="of:=[.M78]+[.O78]" office:value-type="float" office:value="2049" calcext:value-type="float">
            <text:p>2049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2.049" calcext:value-type="float">
            <text:p>2.049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table:style-name="ce17" table:formula="of:=ROUND(100*[.M79]/[.Q79];2)" office:value-type="float" office:value="18.84" calcext:value-type="float">
            <text:p>18.84</text:p>
          </table:table-cell>
          <table:table-cell office:value-type="float" office:value="1611" calcext:value-type="float">
            <text:p>1611</text:p>
          </table:table-cell>
          <table:table-cell table:style-name="ce17" table:formula="of:=ROUND(100*[.O79]/[.Q79];2)" office:value-type="float" office:value="81.16" calcext:value-type="float">
            <text:p>81.16</text:p>
          </table:table-cell>
          <table:table-cell table:style-name="ce17" table:formula="of:=[.M79]+[.O79]" office:value-type="float" office:value="1985" calcext:value-type="float">
            <text:p>1985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1.985" calcext:value-type="float">
            <text:p>1.985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17" table:formula="of:=ROUND(100*[.M80]/[.Q80];2)" office:value-type="float" office:value="18.66" calcext:value-type="float">
            <text:p>18.66</text:p>
          </table:table-cell>
          <table:table-cell office:value-type="float" office:value="1578" calcext:value-type="float">
            <text:p>1578</text:p>
          </table:table-cell>
          <table:table-cell table:style-name="ce17" table:formula="of:=ROUND(100*[.O80]/[.Q80];2)" office:value-type="float" office:value="81.34" calcext:value-type="float">
            <text:p>81.34</text:p>
          </table:table-cell>
          <table:table-cell table:style-name="ce17" table:formula="of:=[.M80]+[.O80]" office:value-type="float" office:value="1940" calcext:value-type="float">
            <text:p>1940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1.94" calcext:value-type="float">
            <text:p>1.9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style-name="ce17" table:formula="of:=ROUND(100*[.M81]/[.Q81];2)" office:value-type="float" office:value="18.68" calcext:value-type="float">
            <text:p>18.68</text:p>
          </table:table-cell>
          <table:table-cell office:value-type="float" office:value="1624" calcext:value-type="float">
            <text:p>1624</text:p>
          </table:table-cell>
          <table:table-cell table:style-name="ce17" table:formula="of:=ROUND(100*[.O81]/[.Q81];2)" office:value-type="float" office:value="81.32" calcext:value-type="float">
            <text:p>81.32</text:p>
          </table:table-cell>
          <table:table-cell table:style-name="ce17" table:formula="of:=[.M81]+[.O81]" office:value-type="float" office:value="1997" calcext:value-type="float">
            <text:p>1997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1.997" calcext:value-type="float">
            <text:p>1.997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style-name="ce17" table:formula="of:=ROUND(100*[.M82]/[.Q82];2)" office:value-type="float" office:value="18.15" calcext:value-type="float">
            <text:p>18.15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82]/[.Q82];2)" office:value-type="float" office:value="81.85" calcext:value-type="float">
            <text:p>81.85</text:p>
          </table:table-cell>
          <table:table-cell table:style-name="ce17" table:formula="of:=[.M82]+[.O82]" office:value-type="float" office:value="2033" calcext:value-type="float">
            <text:p>2033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2.033" calcext:value-type="float">
            <text:p>2.03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385" calcext:value-type="float">
            <text:p>385</text:p>
          </table:table-cell>
          <table:table-cell table:style-name="ce18" table:formula="of:=ROUND(100*[.M83]/[.Q83];2)" office:value-type="float" office:value="18.43" calcext:value-type="float">
            <text:p>18.43</text:p>
          </table:table-cell>
          <table:table-cell office:value-type="float" office:value="1704" calcext:value-type="float">
            <text:p>1704</text:p>
          </table:table-cell>
          <table:table-cell table:style-name="ce18" table:formula="of:=ROUND(100*[.O83]/[.Q83];2)" office:value-type="float" office:value="81.57" calcext:value-type="float">
            <text:p>81.57</text:p>
          </table:table-cell>
          <table:table-cell table:style-name="ce18" table:formula="of:=[.M83]+[.O83]" office:value-type="float" office:value="2089" calcext:value-type="float">
            <text:p>2089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2.089" calcext:value-type="float">
            <text:p>2.08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908" calcext:value-type="float">
            <text:p>908</text:p>
          </table:table-cell>
          <table:table-cell table:style-name="ce16" table:formula="of:=ROUND(100*[.M87]/[.Q87];2)" office:value-type="float" office:value="11.86" calcext:value-type="float">
            <text:p>11.86</text:p>
          </table:table-cell>
          <table:table-cell table:style-name="ce8" office:value-type="float" office:value="6750" calcext:value-type="float">
            <text:p>6750</text:p>
          </table:table-cell>
          <table:table-cell table:style-name="ce16" table:formula="of:=ROUND(100*[.O87]/[.Q87];2)" office:value-type="float" office:value="88.14" calcext:value-type="float">
            <text:p>88.14</text:p>
          </table:table-cell>
          <table:table-cell table:style-name="ce11" table:formula="of:=[.M87]+[.O87]" office:value-type="float" office:value="7658" calcext:value-type="float">
            <text:p>7658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7.658" calcext:value-type="float">
            <text:p>7.6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905" calcext:value-type="float">
            <text:p>905</text:p>
          </table:table-cell>
          <table:table-cell table:style-name="ce17" table:formula="of:=ROUND(100*[.M88]/[.Q88];2)" office:value-type="float" office:value="11.57" calcext:value-type="float">
            <text:p>11.57</text:p>
          </table:table-cell>
          <table:table-cell office:value-type="float" office:value="6920" calcext:value-type="float">
            <text:p>6920</text:p>
          </table:table-cell>
          <table:table-cell table:style-name="ce17" table:formula="of:=ROUND(100*[.O88]/[.Q88];2)" office:value-type="float" office:value="88.43" calcext:value-type="float">
            <text:p>88.43</text:p>
          </table:table-cell>
          <table:table-cell table:style-name="ce12" table:formula="of:=[.M88]+[.O88]" office:value-type="float" office:value="7825" calcext:value-type="float">
            <text:p>7825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7.825" calcext:value-type="float">
            <text:p>7.8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896" calcext:value-type="float">
            <text:p>896</text:p>
          </table:table-cell>
          <table:table-cell table:style-name="ce17" table:formula="of:=ROUND(100*[.M89]/[.Q89];2)" office:value-type="float" office:value="11.77" calcext:value-type="float">
            <text:p>11.77</text:p>
          </table:table-cell>
          <table:table-cell office:value-type="float" office:value="6714" calcext:value-type="float">
            <text:p>6714</text:p>
          </table:table-cell>
          <table:table-cell table:style-name="ce17" table:formula="of:=ROUND(100*[.O89]/[.Q89];2)" office:value-type="float" office:value="88.23" calcext:value-type="float">
            <text:p>88.23</text:p>
          </table:table-cell>
          <table:table-cell table:style-name="ce12" table:formula="of:=[.M89]+[.O89]" office:value-type="float" office:value="7610" calcext:value-type="float">
            <text:p>7610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7.61" calcext:value-type="float">
            <text:p>7.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935" calcext:value-type="float">
            <text:p>935</text:p>
          </table:table-cell>
          <table:table-cell table:style-name="ce17" table:formula="of:=ROUND(100*[.M90]/[.Q90];2)" office:value-type="float" office:value="11.97" calcext:value-type="float">
            <text:p>11.97</text:p>
          </table:table-cell>
          <table:table-cell office:value-type="float" office:value="6877" calcext:value-type="float">
            <text:p>6877</text:p>
          </table:table-cell>
          <table:table-cell table:style-name="ce17" table:formula="of:=ROUND(100*[.O90]/[.Q90];2)" office:value-type="float" office:value="88.03" calcext:value-type="float">
            <text:p>88.03</text:p>
          </table:table-cell>
          <table:table-cell table:style-name="ce12" table:formula="of:=[.M90]+[.O90]" office:value-type="float" office:value="7812" calcext:value-type="float">
            <text:p>7812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7.812" calcext:value-type="float">
            <text:p>7.8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994" calcext:value-type="float">
            <text:p>994</text:p>
          </table:table-cell>
          <table:table-cell table:style-name="ce17" table:formula="of:=ROUND(100*[.M91]/[.Q91];2)" office:value-type="float" office:value="12.37" calcext:value-type="float">
            <text:p>12.37</text:p>
          </table:table-cell>
          <table:table-cell office:value-type="float" office:value="7040" calcext:value-type="float">
            <text:p>7040</text:p>
          </table:table-cell>
          <table:table-cell table:style-name="ce17" table:formula="of:=ROUND(100*[.O91]/[.Q91];2)" office:value-type="float" office:value="87.63" calcext:value-type="float">
            <text:p>87.63</text:p>
          </table:table-cell>
          <table:table-cell table:style-name="ce12" table:formula="of:=[.M91]+[.O91]" office:value-type="float" office:value="8034" calcext:value-type="float">
            <text:p>8034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8.034" calcext:value-type="float">
            <text:p>8.0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868" calcext:value-type="float">
            <text:p>868</text:p>
          </table:table-cell>
          <table:table-cell table:style-name="ce17" table:formula="of:=ROUND(100*[.M92]/[.Q92];2)" office:value-type="float" office:value="11.37" calcext:value-type="float">
            <text:p>11.37</text:p>
          </table:table-cell>
          <table:table-cell office:value-type="float" office:value="6764" calcext:value-type="float">
            <text:p>6764</text:p>
          </table:table-cell>
          <table:table-cell table:style-name="ce17" table:formula="of:=ROUND(100*[.O92]/[.Q92];2)" office:value-type="float" office:value="88.63" calcext:value-type="float">
            <text:p>88.63</text:p>
          </table:table-cell>
          <table:table-cell table:style-name="ce12" table:formula="of:=[.M92]+[.O92]" office:value-type="float" office:value="7632" calcext:value-type="float">
            <text:p>7632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7.632" calcext:value-type="float">
            <text:p>7.6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876" calcext:value-type="float">
            <text:p>876</text:p>
          </table:table-cell>
          <table:table-cell table:style-name="ce17" table:formula="of:=ROUND(100*[.M93]/[.Q93];2)" office:value-type="float" office:value="11.61" calcext:value-type="float">
            <text:p>11.61</text:p>
          </table:table-cell>
          <table:table-cell office:value-type="float" office:value="6672" calcext:value-type="float">
            <text:p>6672</text:p>
          </table:table-cell>
          <table:table-cell table:style-name="ce17" table:formula="of:=ROUND(100*[.O93]/[.Q93];2)" office:value-type="float" office:value="88.39" calcext:value-type="float">
            <text:p>88.39</text:p>
          </table:table-cell>
          <table:table-cell table:style-name="ce12" table:formula="of:=[.M93]+[.O93]" office:value-type="float" office:value="7548" calcext:value-type="float">
            <text:p>7548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7.548" calcext:value-type="float">
            <text:p>7.5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854" calcext:value-type="float">
            <text:p>854</text:p>
          </table:table-cell>
          <table:table-cell table:style-name="ce17" table:formula="of:=ROUND(100*[.M94]/[.Q94];2)" office:value-type="float" office:value="11.31" calcext:value-type="float">
            <text:p>11.31</text:p>
          </table:table-cell>
          <table:table-cell office:value-type="float" office:value="6697" calcext:value-type="float">
            <text:p>6697</text:p>
          </table:table-cell>
          <table:table-cell table:style-name="ce17" table:formula="of:=ROUND(100*[.O94]/[.Q94];2)" office:value-type="float" office:value="88.69" calcext:value-type="float">
            <text:p>88.69</text:p>
          </table:table-cell>
          <table:table-cell table:style-name="ce12" table:formula="of:=[.M94]+[.O94]" office:value-type="float" office:value="7551" calcext:value-type="float">
            <text:p>7551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7.551" calcext:value-type="float">
            <text:p>7.5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899" calcext:value-type="float">
            <text:p>899</text:p>
          </table:table-cell>
          <table:table-cell table:style-name="ce17" table:formula="of:=ROUND(100*[.M95]/[.Q95];2)" office:value-type="float" office:value="11.75" calcext:value-type="float">
            <text:p>11.75</text:p>
          </table:table-cell>
          <table:table-cell office:value-type="float" office:value="6755" calcext:value-type="float">
            <text:p>6755</text:p>
          </table:table-cell>
          <table:table-cell table:style-name="ce17" table:formula="of:=ROUND(100*[.O95]/[.Q95];2)" office:value-type="float" office:value="88.25" calcext:value-type="float">
            <text:p>88.25</text:p>
          </table:table-cell>
          <table:table-cell table:style-name="ce12" table:formula="of:=[.M95]+[.O95]" office:value-type="float" office:value="7654" calcext:value-type="float">
            <text:p>7654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7.654" calcext:value-type="float">
            <text:p>7.65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877" calcext:value-type="float">
            <text:p>877</text:p>
          </table:table-cell>
          <table:table-cell table:style-name="ce18" table:formula="of:=ROUND(100*[.M96]/[.Q96];2)" office:value-type="float" office:value="11.25" calcext:value-type="float">
            <text:p>11.25</text:p>
          </table:table-cell>
          <table:table-cell table:style-name="ce10" office:value-type="float" office:value="6919" calcext:value-type="float">
            <text:p>6919</text:p>
          </table:table-cell>
          <table:table-cell table:style-name="ce18" table:formula="of:=ROUND(100*[.O96]/[.Q96];2)" office:value-type="float" office:value="88.75" calcext:value-type="float">
            <text:p>88.75</text:p>
          </table:table-cell>
          <table:table-cell table:style-name="ce13" table:formula="of:=[.M96]+[.O96]" office:value-type="float" office:value="7796" calcext:value-type="float">
            <text:p>7796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7.796" calcext:value-type="float">
            <text:p>7.79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49" calcext:value-type="float">
            <text:p>1649</text:p>
          </table:table-cell>
          <table:table-cell table:style-name="ce16" table:formula="of:=ROUND(100*[.M100]/[.Q100];2)" office:value-type="float" office:value="8.56" calcext:value-type="float">
            <text:p>8.56</text:p>
          </table:table-cell>
          <table:table-cell table:style-name="ce8" office:value-type="float" office:value="17608" calcext:value-type="float">
            <text:p>17608</text:p>
          </table:table-cell>
          <table:table-cell table:style-name="ce16" table:formula="of:=ROUND(100*[.O100]/[.Q100];2)" office:value-type="float" office:value="91.44" calcext:value-type="float">
            <text:p>91.44</text:p>
          </table:table-cell>
          <table:table-cell table:style-name="ce11" table:formula="of:=[.M100]+[.O100]" office:value-type="float" office:value="19257" calcext:value-type="float">
            <text:p>19257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19.257" calcext:value-type="float">
            <text:p>19.2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575" calcext:value-type="float">
            <text:p>1575</text:p>
          </table:table-cell>
          <table:table-cell table:style-name="ce17" table:formula="of:=ROUND(100*[.M101]/[.Q101];2)" office:value-type="float" office:value="6.88" calcext:value-type="float">
            <text:p>6.88</text:p>
          </table:table-cell>
          <table:table-cell office:value-type="float" office:value="21305" calcext:value-type="float">
            <text:p>21305</text:p>
          </table:table-cell>
          <table:table-cell table:style-name="ce17" table:formula="of:=ROUND(100*[.O101]/[.Q101];2)" office:value-type="float" office:value="93.12" calcext:value-type="float">
            <text:p>93.12</text:p>
          </table:table-cell>
          <table:table-cell table:style-name="ce12" table:formula="of:=[.M101]+[.O101]" office:value-type="float" office:value="22880" calcext:value-type="float">
            <text:p>22880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2.88" calcext:value-type="float">
            <text:p>22.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898" calcext:value-type="float">
            <text:p>1898</text:p>
          </table:table-cell>
          <table:table-cell table:style-name="ce17" table:formula="of:=ROUND(100*[.M102]/[.Q102];2)" office:value-type="float" office:value="9.19" calcext:value-type="float">
            <text:p>9.19</text:p>
          </table:table-cell>
          <table:table-cell office:value-type="float" office:value="18766" calcext:value-type="float">
            <text:p>18766</text:p>
          </table:table-cell>
          <table:table-cell table:style-name="ce17" table:formula="of:=ROUND(100*[.O102]/[.Q102];2)" office:value-type="float" office:value="90.81" calcext:value-type="float">
            <text:p>90.81</text:p>
          </table:table-cell>
          <table:table-cell table:style-name="ce12" table:formula="of:=[.M102]+[.O102]" office:value-type="float" office:value="20664" calcext:value-type="float">
            <text:p>20664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0.664" calcext:value-type="float">
            <text:p>20.6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725" calcext:value-type="float">
            <text:p>1725</text:p>
          </table:table-cell>
          <table:table-cell table:style-name="ce17" table:formula="of:=ROUND(100*[.M103]/[.Q103];2)" office:value-type="float" office:value="7.66" calcext:value-type="float">
            <text:p>7.66</text:p>
          </table:table-cell>
          <table:table-cell office:value-type="float" office:value="20803" calcext:value-type="float">
            <text:p>20803</text:p>
          </table:table-cell>
          <table:table-cell table:style-name="ce17" table:formula="of:=ROUND(100*[.O103]/[.Q103];2)" office:value-type="float" office:value="92.34" calcext:value-type="float">
            <text:p>92.34</text:p>
          </table:table-cell>
          <table:table-cell table:style-name="ce12" table:formula="of:=[.M103]+[.O103]" office:value-type="float" office:value="22528" calcext:value-type="float">
            <text:p>22528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22.528" calcext:value-type="float">
            <text:p>22.5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22" calcext:value-type="float">
            <text:p>1622</text:p>
          </table:table-cell>
          <table:table-cell table:style-name="ce17" table:formula="of:=ROUND(100*[.M104]/[.Q104];2)" office:value-type="float" office:value="8.1" calcext:value-type="float">
            <text:p>8.1</text:p>
          </table:table-cell>
          <table:table-cell office:value-type="float" office:value="18396" calcext:value-type="float">
            <text:p>18396</text:p>
          </table:table-cell>
          <table:table-cell table:style-name="ce17" table:formula="of:=ROUND(100*[.O104]/[.Q104];2)" office:value-type="float" office:value="91.9" calcext:value-type="float">
            <text:p>91.9</text:p>
          </table:table-cell>
          <table:table-cell table:style-name="ce12" table:formula="of:=[.M104]+[.O104]" office:value-type="float" office:value="20018" calcext:value-type="float">
            <text:p>20018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0.018" calcext:value-type="float">
            <text:p>20.0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808" calcext:value-type="float">
            <text:p>1808</text:p>
          </table:table-cell>
          <table:table-cell table:style-name="ce17" table:formula="of:=ROUND(100*[.M105]/[.Q105];2)" office:value-type="float" office:value="8.36" calcext:value-type="float">
            <text:p>8.36</text:p>
          </table:table-cell>
          <table:table-cell office:value-type="float" office:value="19820" calcext:value-type="float">
            <text:p>19820</text:p>
          </table:table-cell>
          <table:table-cell table:style-name="ce17" table:formula="of:=ROUND(100*[.O105]/[.Q105];2)" office:value-type="float" office:value="91.64" calcext:value-type="float">
            <text:p>91.64</text:p>
          </table:table-cell>
          <table:table-cell table:style-name="ce12" table:formula="of:=[.M105]+[.O105]" office:value-type="float" office:value="21628" calcext:value-type="float">
            <text:p>21628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1.628" calcext:value-type="float">
            <text:p>21.6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562" calcext:value-type="float">
            <text:p>1562</text:p>
          </table:table-cell>
          <table:table-cell table:style-name="ce17" table:formula="of:=ROUND(100*[.M106]/[.Q106];2)" office:value-type="float" office:value="7.91" calcext:value-type="float">
            <text:p>7.91</text:p>
          </table:table-cell>
          <table:table-cell office:value-type="float" office:value="18195" calcext:value-type="float">
            <text:p>18195</text:p>
          </table:table-cell>
          <table:table-cell table:style-name="ce17" table:formula="of:=ROUND(100*[.O106]/[.Q106];2)" office:value-type="float" office:value="92.09" calcext:value-type="float">
            <text:p>92.09</text:p>
          </table:table-cell>
          <table:table-cell table:style-name="ce12" table:formula="of:=[.M106]+[.O106]" office:value-type="float" office:value="19757" calcext:value-type="float">
            <text:p>19757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19.757" calcext:value-type="float">
            <text:p>19.7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37" calcext:value-type="float">
            <text:p>1737</text:p>
          </table:table-cell>
          <table:table-cell table:style-name="ce17" table:formula="of:=ROUND(100*[.M107]/[.Q107];2)" office:value-type="float" office:value="7.55" calcext:value-type="float">
            <text:p>7.55</text:p>
          </table:table-cell>
          <table:table-cell office:value-type="float" office:value="21282" calcext:value-type="float">
            <text:p>21282</text:p>
          </table:table-cell>
          <table:table-cell table:style-name="ce17" table:formula="of:=ROUND(100*[.O107]/[.Q107];2)" office:value-type="float" office:value="92.45" calcext:value-type="float">
            <text:p>92.45</text:p>
          </table:table-cell>
          <table:table-cell table:style-name="ce12" table:formula="of:=[.M107]+[.O107]" office:value-type="float" office:value="23019" calcext:value-type="float">
            <text:p>23019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23.019" calcext:value-type="float">
            <text:p>23.0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614" calcext:value-type="float">
            <text:p>1614</text:p>
          </table:table-cell>
          <table:table-cell table:style-name="ce17" table:formula="of:=ROUND(100*[.M108]/[.Q108];2)" office:value-type="float" office:value="7.12" calcext:value-type="float">
            <text:p>7.12</text:p>
          </table:table-cell>
          <table:table-cell office:value-type="float" office:value="21061" calcext:value-type="float">
            <text:p>21061</text:p>
          </table:table-cell>
          <table:table-cell table:style-name="ce17" table:formula="of:=ROUND(100*[.O108]/[.Q108];2)" office:value-type="float" office:value="92.88" calcext:value-type="float">
            <text:p>92.88</text:p>
          </table:table-cell>
          <table:table-cell table:style-name="ce12" table:formula="of:=[.M108]+[.O108]" office:value-type="float" office:value="22675" calcext:value-type="float">
            <text:p>22675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22.675" calcext:value-type="float">
            <text:p>22.6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928" calcext:value-type="float">
            <text:p>1928</text:p>
          </table:table-cell>
          <table:table-cell table:style-name="ce18" table:formula="of:=ROUND(100*[.M109]/[.Q109];2)" office:value-type="float" office:value="7.45" calcext:value-type="float">
            <text:p>7.45</text:p>
          </table:table-cell>
          <table:table-cell table:style-name="ce10" office:value-type="float" office:value="23938" calcext:value-type="float">
            <text:p>23938</text:p>
          </table:table-cell>
          <table:table-cell table:style-name="ce18" table:formula="of:=ROUND(100*[.O109]/[.Q109];2)" office:value-type="float" office:value="92.55" calcext:value-type="float">
            <text:p>92.55</text:p>
          </table:table-cell>
          <table:table-cell table:style-name="ce13" table:formula="of:=[.M109]+[.O109]" office:value-type="float" office:value="25866" calcext:value-type="float">
            <text:p>25866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25.866" calcext:value-type="float">
            <text:p>25.86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660" calcext:value-type="float">
            <text:p>2660</text:p>
          </table:table-cell>
          <table:table-cell table:style-name="ce16" table:formula="of:=ROUND(100*[.M113]/[.Q113];2)" office:value-type="float" office:value="6.16" calcext:value-type="float">
            <text:p>6.16</text:p>
          </table:table-cell>
          <table:table-cell table:style-name="ce8" office:value-type="float" office:value="40489" calcext:value-type="float">
            <text:p>40489</text:p>
          </table:table-cell>
          <table:table-cell table:style-name="ce16" table:formula="of:=ROUND(100*[.O113]/[.Q113];2)" office:value-type="float" office:value="93.84" calcext:value-type="float">
            <text:p>93.84</text:p>
          </table:table-cell>
          <table:table-cell table:style-name="ce11" table:formula="of:=[.M113]+[.O113]" office:value-type="float" office:value="43149" calcext:value-type="float">
            <text:p>43149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3.149" calcext:value-type="float">
            <text:p>43.14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704" calcext:value-type="float">
            <text:p>2704</text:p>
          </table:table-cell>
          <table:table-cell table:style-name="ce17" table:formula="of:=ROUND(100*[.M114]/[.Q114];2)" office:value-type="float" office:value="7.17" calcext:value-type="float">
            <text:p>7.17</text:p>
          </table:table-cell>
          <table:table-cell office:value-type="float" office:value="34997" calcext:value-type="float">
            <text:p>34997</text:p>
          </table:table-cell>
          <table:table-cell table:style-name="ce17" table:formula="of:=ROUND(100*[.O114]/[.Q114];2)" office:value-type="float" office:value="92.83" calcext:value-type="float">
            <text:p>92.83</text:p>
          </table:table-cell>
          <table:table-cell table:style-name="ce12" table:formula="of:=[.M114]+[.O114]" office:value-type="float" office:value="37701" calcext:value-type="float">
            <text:p>37701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37.701" calcext:value-type="float">
            <text:p>37.70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04" calcext:value-type="float">
            <text:p>3204</text:p>
          </table:table-cell>
          <table:table-cell table:style-name="ce17" table:formula="of:=ROUND(100*[.M115]/[.Q115];2)" office:value-type="float" office:value="8.56" calcext:value-type="float">
            <text:p>8.56</text:p>
          </table:table-cell>
          <table:table-cell office:value-type="float" office:value="34239" calcext:value-type="float">
            <text:p>34239</text:p>
          </table:table-cell>
          <table:table-cell table:style-name="ce17" table:formula="of:=ROUND(100*[.O115]/[.Q115];2)" office:value-type="float" office:value="91.44" calcext:value-type="float">
            <text:p>91.44</text:p>
          </table:table-cell>
          <table:table-cell table:style-name="ce12" table:formula="of:=[.M115]+[.O115]" office:value-type="float" office:value="37443" calcext:value-type="float">
            <text:p>37443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37.443" calcext:value-type="float">
            <text:p>37.44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769" calcext:value-type="float">
            <text:p>2769</text:p>
          </table:table-cell>
          <table:table-cell table:style-name="ce17" table:formula="of:=ROUND(100*[.M116]/[.Q116];2)" office:value-type="float" office:value="6.68" calcext:value-type="float">
            <text:p>6.68</text:p>
          </table:table-cell>
          <table:table-cell office:value-type="float" office:value="38653" calcext:value-type="float">
            <text:p>38653</text:p>
          </table:table-cell>
          <table:table-cell table:style-name="ce17" table:formula="of:=ROUND(100*[.O116]/[.Q116];2)" office:value-type="float" office:value="93.32" calcext:value-type="float">
            <text:p>93.32</text:p>
          </table:table-cell>
          <table:table-cell table:style-name="ce12" table:formula="of:=[.M116]+[.O116]" office:value-type="float" office:value="41422" calcext:value-type="float">
            <text:p>41422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1.422" calcext:value-type="float">
            <text:p>41.42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885" calcext:value-type="float">
            <text:p>2885</text:p>
          </table:table-cell>
          <table:table-cell table:style-name="ce17" table:formula="of:=ROUND(100*[.M117]/[.Q117];2)" office:value-type="float" office:value="7.3" calcext:value-type="float">
            <text:p>7.3</text:p>
          </table:table-cell>
          <table:table-cell office:value-type="float" office:value="36634" calcext:value-type="float">
            <text:p>36634</text:p>
          </table:table-cell>
          <table:table-cell table:style-name="ce17" table:formula="of:=ROUND(100*[.O117]/[.Q117];2)" office:value-type="float" office:value="92.7" calcext:value-type="float">
            <text:p>92.7</text:p>
          </table:table-cell>
          <table:table-cell table:style-name="ce12" table:formula="of:=[.M117]+[.O117]" office:value-type="float" office:value="39519" calcext:value-type="float">
            <text:p>39519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39.519" calcext:value-type="float">
            <text:p>39.5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580" calcext:value-type="float">
            <text:p>2580</text:p>
          </table:table-cell>
          <table:table-cell table:style-name="ce17" table:formula="of:=ROUND(100*[.M118]/[.Q118];2)" office:value-type="float" office:value="6.84" calcext:value-type="float">
            <text:p>6.84</text:p>
          </table:table-cell>
          <table:table-cell office:value-type="float" office:value="35127" calcext:value-type="float">
            <text:p>35127</text:p>
          </table:table-cell>
          <table:table-cell table:style-name="ce17" table:formula="of:=ROUND(100*[.O118]/[.Q118];2)" office:value-type="float" office:value="93.16" calcext:value-type="float">
            <text:p>93.16</text:p>
          </table:table-cell>
          <table:table-cell table:style-name="ce12" table:formula="of:=[.M118]+[.O118]" office:value-type="float" office:value="37707" calcext:value-type="float">
            <text:p>37707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37.707" calcext:value-type="float">
            <text:p>37.7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843" calcext:value-type="float">
            <text:p>2843</text:p>
          </table:table-cell>
          <table:table-cell table:style-name="ce17" table:formula="of:=ROUND(100*[.M119]/[.Q119];2)" office:value-type="float" office:value="6.16" calcext:value-type="float">
            <text:p>6.16</text:p>
          </table:table-cell>
          <table:table-cell office:value-type="float" office:value="43286" calcext:value-type="float">
            <text:p>43286</text:p>
          </table:table-cell>
          <table:table-cell table:style-name="ce17" table:formula="of:=ROUND(100*[.O119]/[.Q119];2)" office:value-type="float" office:value="93.84" calcext:value-type="float">
            <text:p>93.84</text:p>
          </table:table-cell>
          <table:table-cell table:style-name="ce12" table:formula="of:=[.M119]+[.O119]" office:value-type="float" office:value="46129" calcext:value-type="float">
            <text:p>46129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46.129" calcext:value-type="float">
            <text:p>46.1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84" calcext:value-type="float">
            <text:p>3284</text:p>
          </table:table-cell>
          <table:table-cell table:style-name="ce17" table:formula="of:=ROUND(100*[.M120]/[.Q120];2)" office:value-type="float" office:value="8.76" calcext:value-type="float">
            <text:p>8.76</text:p>
          </table:table-cell>
          <table:table-cell office:value-type="float" office:value="34204" calcext:value-type="float">
            <text:p>34204</text:p>
          </table:table-cell>
          <table:table-cell table:style-name="ce17" table:formula="of:=ROUND(100*[.O120]/[.Q120];2)" office:value-type="float" office:value="91.24" calcext:value-type="float">
            <text:p>91.24</text:p>
          </table:table-cell>
          <table:table-cell table:style-name="ce12" table:formula="of:=[.M120]+[.O120]" office:value-type="float" office:value="37488" calcext:value-type="float">
            <text:p>37488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37.488" calcext:value-type="float">
            <text:p>37.4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813" calcext:value-type="float">
            <text:p>2813</text:p>
          </table:table-cell>
          <table:table-cell table:style-name="ce17" table:formula="of:=ROUND(100*[.M121]/[.Q121];2)" office:value-type="float" office:value="7.68" calcext:value-type="float">
            <text:p>7.68</text:p>
          </table:table-cell>
          <table:table-cell office:value-type="float" office:value="33835" calcext:value-type="float">
            <text:p>33835</text:p>
          </table:table-cell>
          <table:table-cell table:style-name="ce17" table:formula="of:=ROUND(100*[.O121]/[.Q121];2)" office:value-type="float" office:value="92.32" calcext:value-type="float">
            <text:p>92.32</text:p>
          </table:table-cell>
          <table:table-cell table:style-name="ce12" table:formula="of:=[.M121]+[.O121]" office:value-type="float" office:value="36648" calcext:value-type="float">
            <text:p>36648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36.648" calcext:value-type="float">
            <text:p>36.6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527" calcext:value-type="float">
            <text:p>2527</text:p>
          </table:table-cell>
          <table:table-cell table:style-name="ce18" table:formula="of:=ROUND(100*[.M122]/[.Q122];2)" office:value-type="float" office:value="7.24" calcext:value-type="float">
            <text:p>7.24</text:p>
          </table:table-cell>
          <table:table-cell table:style-name="ce10" office:value-type="float" office:value="32363" calcext:value-type="float">
            <text:p>32363</text:p>
          </table:table-cell>
          <table:table-cell table:style-name="ce18" table:formula="of:=ROUND(100*[.O122]/[.Q122];2)" office:value-type="float" office:value="92.76" calcext:value-type="float">
            <text:p>92.76</text:p>
          </table:table-cell>
          <table:table-cell table:style-name="ce13" table:formula="of:=[.M122]+[.O122]" office:value-type="float" office:value="34890" calcext:value-type="float">
            <text:p>34890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34.89" calcext:value-type="float">
            <text:p>34.8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4135" calcext:value-type="float">
            <text:p>4135</text:p>
          </table:table-cell>
          <table:table-cell table:style-name="ce16" table:formula="of:=ROUND(100*[.M126]/[.Q126];2)" office:value-type="float" office:value="5.33" calcext:value-type="float">
            <text:p>5.33</text:p>
          </table:table-cell>
          <table:table-cell table:style-name="ce8" office:value-type="float" office:value="73381" calcext:value-type="float">
            <text:p>73381</text:p>
          </table:table-cell>
          <table:table-cell table:style-name="ce16" table:formula="of:=ROUND(100*[.O126]/[.Q126];2)" office:value-type="float" office:value="94.67" calcext:value-type="float">
            <text:p>94.67</text:p>
          </table:table-cell>
          <table:table-cell table:style-name="ce16" table:formula="of:=[.M126]+[.O126]" office:value-type="float" office:value="77516" calcext:value-type="float">
            <text:p>77516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1" calcext:value-type="float">
            <text:p>1</text:p>
          </table:table-cell>
          <table:table-cell table:formula="of:=MOD([.Q126]/1000;60)" office:value-type="float" office:value="17.516" calcext:value-type="float">
            <text:p>17.51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895" calcext:value-type="float">
            <text:p>3895</text:p>
          </table:table-cell>
          <table:table-cell table:style-name="ce17" table:formula="of:=ROUND(100*[.M127]/[.Q127];2)" office:value-type="float" office:value="5.1" calcext:value-type="float">
            <text:p>5.1</text:p>
          </table:table-cell>
          <table:table-cell office:value-type="float" office:value="72415" calcext:value-type="float">
            <text:p>72415</text:p>
          </table:table-cell>
          <table:table-cell table:style-name="ce17" table:formula="of:=ROUND(100*[.O127]/[.Q127];2)" office:value-type="float" office:value="94.9" calcext:value-type="float">
            <text:p>94.9</text:p>
          </table:table-cell>
          <table:table-cell table:style-name="ce17" table:formula="of:=[.M127]+[.O127]" office:value-type="float" office:value="76310" calcext:value-type="float">
            <text:p>76310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1" calcext:value-type="float">
            <text:p>1</text:p>
          </table:table-cell>
          <table:table-cell table:formula="of:=MOD([.Q127]/1000;60)" office:value-type="float" office:value="16.31" calcext:value-type="float">
            <text:p>16.3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961" calcext:value-type="float">
            <text:p>3961</text:p>
          </table:table-cell>
          <table:table-cell table:style-name="ce17" table:formula="of:=ROUND(100*[.M128]/[.Q128];2)" office:value-type="float" office:value="5.82" calcext:value-type="float">
            <text:p>5.82</text:p>
          </table:table-cell>
          <table:table-cell office:value-type="float" office:value="64125" calcext:value-type="float">
            <text:p>64125</text:p>
          </table:table-cell>
          <table:table-cell table:style-name="ce17" table:formula="of:=ROUND(100*[.O128]/[.Q128];2)" office:value-type="float" office:value="94.18" calcext:value-type="float">
            <text:p>94.18</text:p>
          </table:table-cell>
          <table:table-cell table:style-name="ce17" table:formula="of:=[.M128]+[.O128]" office:value-type="float" office:value="68086" calcext:value-type="float">
            <text:p>68086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1" calcext:value-type="float">
            <text:p>1</text:p>
          </table:table-cell>
          <table:table-cell table:formula="of:=MOD([.Q128]/1000;60)" office:value-type="float" office:value="8.086" calcext:value-type="float">
            <text:p>8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821" calcext:value-type="float">
            <text:p>3821</text:p>
          </table:table-cell>
          <table:table-cell table:style-name="ce17" table:formula="of:=ROUND(100*[.M129]/[.Q129];2)" office:value-type="float" office:value="5.74" calcext:value-type="float">
            <text:p>5.74</text:p>
          </table:table-cell>
          <table:table-cell office:value-type="float" office:value="62691" calcext:value-type="float">
            <text:p>62691</text:p>
          </table:table-cell>
          <table:table-cell table:style-name="ce17" table:formula="of:=ROUND(100*[.O129]/[.Q129];2)" office:value-type="float" office:value="94.26" calcext:value-type="float">
            <text:p>94.26</text:p>
          </table:table-cell>
          <table:table-cell table:style-name="ce17" table:formula="of:=[.M129]+[.O129]" office:value-type="float" office:value="66512" calcext:value-type="float">
            <text:p>66512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1" calcext:value-type="float">
            <text:p>1</text:p>
          </table:table-cell>
          <table:table-cell table:formula="of:=MOD([.Q129]/1000;60)" office:value-type="float" office:value="6.512" calcext:value-type="float">
            <text:p>6.5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771" calcext:value-type="float">
            <text:p>3771</text:p>
          </table:table-cell>
          <table:table-cell table:style-name="ce17" table:formula="of:=ROUND(100*[.M130]/[.Q130];2)" office:value-type="float" office:value="5.92" calcext:value-type="float">
            <text:p>5.92</text:p>
          </table:table-cell>
          <table:table-cell office:value-type="float" office:value="59884" calcext:value-type="float">
            <text:p>59884</text:p>
          </table:table-cell>
          <table:table-cell table:style-name="ce17" table:formula="of:=ROUND(100*[.O130]/[.Q130];2)" office:value-type="float" office:value="94.08" calcext:value-type="float">
            <text:p>94.08</text:p>
          </table:table-cell>
          <table:table-cell table:style-name="ce17" table:formula="of:=[.M130]+[.O130]" office:value-type="float" office:value="63655" calcext:value-type="float">
            <text:p>63655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1" calcext:value-type="float">
            <text:p>1</text:p>
          </table:table-cell>
          <table:table-cell table:formula="of:=MOD([.Q130]/1000;60)" office:value-type="float" office:value="3.655" calcext:value-type="float">
            <text:p>3.65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793" calcext:value-type="float">
            <text:p>3793</text:p>
          </table:table-cell>
          <table:table-cell table:style-name="ce17" table:formula="of:=ROUND(100*[.M131]/[.Q131];2)" office:value-type="float" office:value="5.64" calcext:value-type="float">
            <text:p>5.64</text:p>
          </table:table-cell>
          <table:table-cell office:value-type="float" office:value="63425" calcext:value-type="float">
            <text:p>63425</text:p>
          </table:table-cell>
          <table:table-cell table:style-name="ce17" table:formula="of:=ROUND(100*[.O131]/[.Q131];2)" office:value-type="float" office:value="94.36" calcext:value-type="float">
            <text:p>94.36</text:p>
          </table:table-cell>
          <table:table-cell table:style-name="ce17" table:formula="of:=[.M131]+[.O131]" office:value-type="float" office:value="67218" calcext:value-type="float">
            <text:p>67218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1" calcext:value-type="float">
            <text:p>1</text:p>
          </table:table-cell>
          <table:table-cell table:formula="of:=MOD([.Q131]/1000;60)" office:value-type="float" office:value="7.218" calcext:value-type="float">
            <text:p>7.2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812" calcext:value-type="float">
            <text:p>3812</text:p>
          </table:table-cell>
          <table:table-cell table:style-name="ce17" table:formula="of:=ROUND(100*[.M132]/[.Q132];2)" office:value-type="float" office:value="5.96" calcext:value-type="float">
            <text:p>5.96</text:p>
          </table:table-cell>
          <table:table-cell office:value-type="float" office:value="60117" calcext:value-type="float">
            <text:p>60117</text:p>
          </table:table-cell>
          <table:table-cell table:style-name="ce17" table:formula="of:=ROUND(100*[.O132]/[.Q132];2)" office:value-type="float" office:value="94.04" calcext:value-type="float">
            <text:p>94.04</text:p>
          </table:table-cell>
          <table:table-cell table:style-name="ce17" table:formula="of:=[.M132]+[.O132]" office:value-type="float" office:value="63929" calcext:value-type="float">
            <text:p>63929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1" calcext:value-type="float">
            <text:p>1</text:p>
          </table:table-cell>
          <table:table-cell table:formula="of:=MOD([.Q132]/1000;60)" office:value-type="float" office:value="3.929" calcext:value-type="float">
            <text:p>3.9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4215" calcext:value-type="float">
            <text:p>4215</text:p>
          </table:table-cell>
          <table:table-cell table:style-name="ce17" table:formula="of:=ROUND(100*[.M133]/[.Q133];2)" office:value-type="float" office:value="6.36" calcext:value-type="float">
            <text:p>6.36</text:p>
          </table:table-cell>
          <table:table-cell office:value-type="float" office:value="62104" calcext:value-type="float">
            <text:p>62104</text:p>
          </table:table-cell>
          <table:table-cell table:style-name="ce17" table:formula="of:=ROUND(100*[.O133]/[.Q133];2)" office:value-type="float" office:value="93.64" calcext:value-type="float">
            <text:p>93.64</text:p>
          </table:table-cell>
          <table:table-cell table:style-name="ce17" table:formula="of:=[.M133]+[.O133]" office:value-type="float" office:value="66319" calcext:value-type="float">
            <text:p>66319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1" calcext:value-type="float">
            <text:p>1</text:p>
          </table:table-cell>
          <table:table-cell table:formula="of:=MOD([.Q133]/1000;60)" office:value-type="float" office:value="6.319" calcext:value-type="float">
            <text:p>6.3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711" calcext:value-type="float">
            <text:p>3711</text:p>
          </table:table-cell>
          <table:table-cell table:style-name="ce17" table:formula="of:=ROUND(100*[.M134]/[.Q134];2)" office:value-type="float" office:value="5.77" calcext:value-type="float">
            <text:p>5.77</text:p>
          </table:table-cell>
          <table:table-cell office:value-type="float" office:value="60563" calcext:value-type="float">
            <text:p>60563</text:p>
          </table:table-cell>
          <table:table-cell table:style-name="ce17" table:formula="of:=ROUND(100*[.O134]/[.Q134];2)" office:value-type="float" office:value="94.23" calcext:value-type="float">
            <text:p>94.23</text:p>
          </table:table-cell>
          <table:table-cell table:style-name="ce17" table:formula="of:=[.M134]+[.O134]" office:value-type="float" office:value="64274" calcext:value-type="float">
            <text:p>64274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1" calcext:value-type="float">
            <text:p>1</text:p>
          </table:table-cell>
          <table:table-cell table:formula="of:=MOD([.Q134]/1000;60)" office:value-type="float" office:value="4.274" calcext:value-type="float">
            <text:p>4.2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788" calcext:value-type="float">
            <text:p>3788</text:p>
          </table:table-cell>
          <table:table-cell table:style-name="ce18" table:formula="of:=ROUND(100*[.M135]/[.Q135];2)" office:value-type="float" office:value="6.04" calcext:value-type="float">
            <text:p>6.04</text:p>
          </table:table-cell>
          <table:table-cell table:style-name="ce10" office:value-type="float" office:value="58972" calcext:value-type="float">
            <text:p>58972</text:p>
          </table:table-cell>
          <table:table-cell table:style-name="ce18" table:formula="of:=ROUND(100*[.O135]/[.Q135];2)" office:value-type="float" office:value="93.96" calcext:value-type="float">
            <text:p>93.96</text:p>
          </table:table-cell>
          <table:table-cell table:style-name="ce18" table:formula="of:=[.M135]+[.O135]" office:value-type="float" office:value="62760" calcext:value-type="float">
            <text:p>62760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1" calcext:value-type="float">
            <text:p>1</text:p>
          </table:table-cell>
          <table:table-cell table:formula="of:=MOD([.Q135]/1000;60)" office:value-type="float" office:value="2.76" calcext:value-type="float">
            <text:p>2.7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4076" calcext:value-type="float">
            <text:p>14076</text:p>
          </table:table-cell>
          <table:table-cell table:style-name="ce16" table:formula="of:=ROUND(100*[.M139]/[.Q139];2)" office:value-type="float" office:value="3.46" calcext:value-type="float">
            <text:p>3.46</text:p>
          </table:table-cell>
          <table:table-cell table:style-name="ce8" office:value-type="float" office:value="392316" calcext:value-type="float">
            <text:p>392316</text:p>
          </table:table-cell>
          <table:table-cell table:style-name="ce16" table:formula="of:=ROUND(100*[.O139]/[.Q139];2)" office:value-type="float" office:value="96.54" calcext:value-type="float">
            <text:p>96.54</text:p>
          </table:table-cell>
          <table:table-cell table:style-name="ce16" table:formula="of:=[.M139]+[.O139]" office:value-type="float" office:value="406392" calcext:value-type="float">
            <text:p>406392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7" calcext:value-type="float">
            <text:p>7</text:p>
          </table:table-cell>
          <table:table-cell table:formula="of:=MOD([.Q139]/1000;60)" office:value-type="float" office:value="46.392" calcext:value-type="float">
            <text:p>46.3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3794" calcext:value-type="float">
            <text:p>13794</text:p>
          </table:table-cell>
          <table:table-cell table:style-name="ce17" table:formula="of:=ROUND(100*[.M140]/[.Q140];2)" office:value-type="float" office:value="3.68" calcext:value-type="float">
            <text:p>3.68</text:p>
          </table:table-cell>
          <table:table-cell office:value-type="float" office:value="360680" calcext:value-type="float">
            <text:p>360680</text:p>
          </table:table-cell>
          <table:table-cell table:style-name="ce17" table:formula="of:=ROUND(100*[.O140]/[.Q140];2)" office:value-type="float" office:value="96.32" calcext:value-type="float">
            <text:p>96.32</text:p>
          </table:table-cell>
          <table:table-cell table:style-name="ce17" table:formula="of:=[.M140]+[.O140]" office:value-type="float" office:value="374474" calcext:value-type="float">
            <text:p>374474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6" calcext:value-type="float">
            <text:p>6</text:p>
          </table:table-cell>
          <table:table-cell table:formula="of:=MOD([.Q140]/1000;60)" office:value-type="float" office:value="14.474" calcext:value-type="float">
            <text:p>14.4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3583" calcext:value-type="float">
            <text:p>13583</text:p>
          </table:table-cell>
          <table:table-cell table:style-name="ce17" table:formula="of:=ROUND(100*[.M141]/[.Q141];2)" office:value-type="float" office:value="3.8" calcext:value-type="float">
            <text:p>3.8</text:p>
          </table:table-cell>
          <table:table-cell office:value-type="float" office:value="343849" calcext:value-type="float">
            <text:p>343849</text:p>
          </table:table-cell>
          <table:table-cell table:style-name="ce17" table:formula="of:=ROUND(100*[.O141]/[.Q141];2)" office:value-type="float" office:value="96.2" calcext:value-type="float">
            <text:p>96.2</text:p>
          </table:table-cell>
          <table:table-cell table:style-name="ce17" table:formula="of:=[.M141]+[.O141]" office:value-type="float" office:value="357432" calcext:value-type="float">
            <text:p>357432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6" calcext:value-type="float">
            <text:p>6</text:p>
          </table:table-cell>
          <table:table-cell table:formula="of:=MOD([.Q141]/1000;60)" office:value-type="float" office:value="57.432" calcext:value-type="float">
            <text:p>57.4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3569" calcext:value-type="float">
            <text:p>13569</text:p>
          </table:table-cell>
          <table:table-cell table:style-name="ce17" table:formula="of:=ROUND(100*[.M142]/[.Q142];2)" office:value-type="float" office:value="3.7" calcext:value-type="float">
            <text:p>3.7</text:p>
          </table:table-cell>
          <table:table-cell office:value-type="float" office:value="353531" calcext:value-type="float">
            <text:p>353531</text:p>
          </table:table-cell>
          <table:table-cell table:style-name="ce17" table:formula="of:=ROUND(100*[.O142]/[.Q142];2)" office:value-type="float" office:value="96.3" calcext:value-type="float">
            <text:p>96.3</text:p>
          </table:table-cell>
          <table:table-cell table:style-name="ce17" table:formula="of:=[.M142]+[.O142]" office:value-type="float" office:value="367100" calcext:value-type="float">
            <text:p>367100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6" calcext:value-type="float">
            <text:p>6</text:p>
          </table:table-cell>
          <table:table-cell table:formula="of:=MOD([.Q142]/1000;60)" office:value-type="float" office:value="7.10000000000002" calcext:value-type="float">
            <text:p>7.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767" calcext:value-type="float">
            <text:p>13767</text:p>
          </table:table-cell>
          <table:table-cell table:style-name="ce17" table:formula="of:=ROUND(100*[.M143]/[.Q143];2)" office:value-type="float" office:value="3.73" calcext:value-type="float">
            <text:p>3.73</text:p>
          </table:table-cell>
          <table:table-cell office:value-type="float" office:value="355410" calcext:value-type="float">
            <text:p>355410</text:p>
          </table:table-cell>
          <table:table-cell table:style-name="ce17" table:formula="of:=ROUND(100*[.O143]/[.Q143];2)" office:value-type="float" office:value="96.27" calcext:value-type="float">
            <text:p>96.27</text:p>
          </table:table-cell>
          <table:table-cell table:style-name="ce17" table:formula="of:=[.M143]+[.O143]" office:value-type="float" office:value="369177" calcext:value-type="float">
            <text:p>369177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6" calcext:value-type="float">
            <text:p>6</text:p>
          </table:table-cell>
          <table:table-cell table:formula="of:=MOD([.Q143]/1000;60)" office:value-type="float" office:value="9.17700000000002" calcext:value-type="float">
            <text:p>9.17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3625" calcext:value-type="float">
            <text:p>13625</text:p>
          </table:table-cell>
          <table:table-cell table:style-name="ce17" table:formula="of:=ROUND(100*[.M144]/[.Q144];2)" office:value-type="float" office:value="3.62" calcext:value-type="float">
            <text:p>3.62</text:p>
          </table:table-cell>
          <table:table-cell office:value-type="float" office:value="362331" calcext:value-type="float">
            <text:p>362331</text:p>
          </table:table-cell>
          <table:table-cell table:style-name="ce17" table:formula="of:=ROUND(100*[.O144]/[.Q144];2)" office:value-type="float" office:value="96.38" calcext:value-type="float">
            <text:p>96.38</text:p>
          </table:table-cell>
          <table:table-cell table:style-name="ce17" table:formula="of:=[.M144]+[.O144]" office:value-type="float" office:value="375956" calcext:value-type="float">
            <text:p>375956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6" calcext:value-type="float">
            <text:p>6</text:p>
          </table:table-cell>
          <table:table-cell table:formula="of:=MOD([.Q144]/1000;60)" office:value-type="float" office:value="15.956" calcext:value-type="float">
            <text:p>15.9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3652" calcext:value-type="float">
            <text:p>13652</text:p>
          </table:table-cell>
          <table:table-cell table:style-name="ce17" table:formula="of:=ROUND(100*[.M145]/[.Q145];2)" office:value-type="float" office:value="3.63" calcext:value-type="float">
            <text:p>3.63</text:p>
          </table:table-cell>
          <table:table-cell office:value-type="float" office:value="362012" calcext:value-type="float">
            <text:p>362012</text:p>
          </table:table-cell>
          <table:table-cell table:style-name="ce17" table:formula="of:=ROUND(100*[.O145]/[.Q145];2)" office:value-type="float" office:value="96.37" calcext:value-type="float">
            <text:p>96.37</text:p>
          </table:table-cell>
          <table:table-cell table:style-name="ce17" table:formula="of:=[.M145]+[.O145]" office:value-type="float" office:value="375664" calcext:value-type="float">
            <text:p>375664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6" calcext:value-type="float">
            <text:p>6</text:p>
          </table:table-cell>
          <table:table-cell table:formula="of:=MOD([.Q145]/1000;60)" office:value-type="float" office:value="15.664" calcext:value-type="float">
            <text:p>15.6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3596" calcext:value-type="float">
            <text:p>13596</text:p>
          </table:table-cell>
          <table:table-cell table:style-name="ce17" table:formula="of:=ROUND(100*[.M146]/[.Q146];2)" office:value-type="float" office:value="3.79" calcext:value-type="float">
            <text:p>3.79</text:p>
          </table:table-cell>
          <table:table-cell office:value-type="float" office:value="345182" calcext:value-type="float">
            <text:p>345182</text:p>
          </table:table-cell>
          <table:table-cell table:style-name="ce17" table:formula="of:=ROUND(100*[.O146]/[.Q146];2)" office:value-type="float" office:value="96.21" calcext:value-type="float">
            <text:p>96.21</text:p>
          </table:table-cell>
          <table:table-cell table:style-name="ce17" table:formula="of:=[.M146]+[.O146]" office:value-type="float" office:value="358778" calcext:value-type="float">
            <text:p>358778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6" calcext:value-type="float">
            <text:p>6</text:p>
          </table:table-cell>
          <table:table-cell table:formula="of:=MOD([.Q146]/1000;60)" office:value-type="float" office:value="58.778" calcext:value-type="float">
            <text:p>58.77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3472" calcext:value-type="float">
            <text:p>13472</text:p>
          </table:table-cell>
          <table:table-cell table:style-name="ce17" table:formula="of:=ROUND(100*[.M147]/[.Q147];2)" office:value-type="float" office:value="3.73" calcext:value-type="float">
            <text:p>3.73</text:p>
          </table:table-cell>
          <table:table-cell office:value-type="float" office:value="347896" calcext:value-type="float">
            <text:p>347896</text:p>
          </table:table-cell>
          <table:table-cell table:style-name="ce17" table:formula="of:=ROUND(100*[.O147]/[.Q147];2)" office:value-type="float" office:value="96.27" calcext:value-type="float">
            <text:p>96.27</text:p>
          </table:table-cell>
          <table:table-cell table:style-name="ce17" table:formula="of:=[.M147]+[.O147]" office:value-type="float" office:value="361368" calcext:value-type="float">
            <text:p>361368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6" calcext:value-type="float">
            <text:p>6</text:p>
          </table:table-cell>
          <table:table-cell table:formula="of:=MOD([.Q147]/1000;60)" office:value-type="float" office:value="1.368" calcext:value-type="float">
            <text:p>1.3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3785" calcext:value-type="float">
            <text:p>13785</text:p>
          </table:table-cell>
          <table:table-cell table:style-name="ce18" table:formula="of:=ROUND(100*[.M148]/[.Q148];2)" office:value-type="float" office:value="3.67" calcext:value-type="float">
            <text:p>3.67</text:p>
          </table:table-cell>
          <table:table-cell table:style-name="ce10" office:value-type="float" office:value="362097" calcext:value-type="float">
            <text:p>362097</text:p>
          </table:table-cell>
          <table:table-cell table:style-name="ce18" table:formula="of:=ROUND(100*[.O148]/[.Q148];2)" office:value-type="float" office:value="96.33" calcext:value-type="float">
            <text:p>96.33</text:p>
          </table:table-cell>
          <table:table-cell table:style-name="ce18" table:formula="of:=[.M148]+[.O148]" office:value-type="float" office:value="375882" calcext:value-type="float">
            <text:p>375882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6" calcext:value-type="float">
            <text:p>6</text:p>
          </table:table-cell>
          <table:table-cell table:formula="of:=MOD([.Q148]/1000;60)" office:value-type="float" office:value="15.882" calcext:value-type="float">
            <text:p>15.882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2064" calcext:value-type="float">
            <text:p>52064</text:p>
          </table:table-cell>
          <table:table-cell table:style-name="ce16" table:formula="of:=ROUND(100*[.M152]/[.Q152];2)" office:value-type="float" office:value="2.98" calcext:value-type="float">
            <text:p>2.98</text:p>
          </table:table-cell>
          <table:table-cell table:style-name="ce8" office:value-type="float" office:value="1692925" calcext:value-type="float">
            <text:p>1692925</text:p>
          </table:table-cell>
          <table:table-cell table:style-name="ce16" table:formula="of:=ROUND(100*[.O152]/[.Q152];2)" office:value-type="float" office:value="97.02" calcext:value-type="float">
            <text:p>97.02</text:p>
          </table:table-cell>
          <table:table-cell table:style-name="ce16" table:formula="of:=[.M152]+[.O152]" office:value-type="float" office:value="1744989" calcext:value-type="float">
            <text:p>1744989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29" calcext:value-type="float">
            <text:p>29</text:p>
          </table:table-cell>
          <table:table-cell table:formula="of:=MOD([.Q152]/1000;60)" office:value-type="float" office:value="4.98900000000003" calcext:value-type="float">
            <text:p>4.989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61404" calcext:value-type="float">
            <text:p>61404</text:p>
          </table:table-cell>
          <table:table-cell table:style-name="ce17" table:formula="of:=ROUND(100*[.M153]/[.Q153];2)" office:value-type="float" office:value="3.4" calcext:value-type="float">
            <text:p>3.4</text:p>
          </table:table-cell>
          <table:table-cell office:value-type="float" office:value="1745330" calcext:value-type="float">
            <text:p>1745330</text:p>
          </table:table-cell>
          <table:table-cell table:style-name="ce17" table:formula="of:=ROUND(100*[.O153]/[.Q153];2)" office:value-type="float" office:value="96.6" calcext:value-type="float">
            <text:p>96.6</text:p>
          </table:table-cell>
          <table:table-cell table:style-name="ce17" table:formula="of:=[.M153]+[.O153]" office:value-type="float" office:value="1806734" calcext:value-type="float">
            <text:p>1806734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30" calcext:value-type="float">
            <text:p>30</text:p>
          </table:table-cell>
          <table:table-cell table:formula="of:=MOD([.Q153]/1000;60)" office:value-type="float" office:value="6.73399999999992" calcext:value-type="float">
            <text:p>6.7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53830" calcext:value-type="float">
            <text:p>53830</text:p>
          </table:table-cell>
          <table:table-cell table:style-name="ce17" table:formula="of:=ROUND(100*[.M154]/[.Q154];2)" office:value-type="float" office:value="3.19" calcext:value-type="float">
            <text:p>3.19</text:p>
          </table:table-cell>
          <table:table-cell office:value-type="float" office:value="1635733" calcext:value-type="float">
            <text:p>1635733</text:p>
          </table:table-cell>
          <table:table-cell table:style-name="ce17" table:formula="of:=ROUND(100*[.O154]/[.Q154];2)" office:value-type="float" office:value="96.81" calcext:value-type="float">
            <text:p>96.81</text:p>
          </table:table-cell>
          <table:table-cell table:style-name="ce17" table:formula="of:=[.M154]+[.O154]" office:value-type="float" office:value="1689563" calcext:value-type="float">
            <text:p>1689563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28" calcext:value-type="float">
            <text:p>28</text:p>
          </table:table-cell>
          <table:table-cell table:formula="of:=MOD([.Q154]/1000;60)" office:value-type="float" office:value="9.5630000000001" calcext:value-type="float">
            <text:p>9.56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53064" calcext:value-type="float">
            <text:p>53064</text:p>
          </table:table-cell>
          <table:table-cell table:style-name="ce17" table:formula="of:=ROUND(100*[.M155]/[.Q155];2)" office:value-type="float" office:value="3.2" calcext:value-type="float">
            <text:p>3.2</text:p>
          </table:table-cell>
          <table:table-cell office:value-type="float" office:value="1606083" calcext:value-type="float">
            <text:p>1606083</text:p>
          </table:table-cell>
          <table:table-cell table:style-name="ce17" table:formula="of:=ROUND(100*[.O155]/[.Q155];2)" office:value-type="float" office:value="96.8" calcext:value-type="float">
            <text:p>96.8</text:p>
          </table:table-cell>
          <table:table-cell table:style-name="ce17" table:formula="of:=[.M155]+[.O155]" office:value-type="float" office:value="1659147" calcext:value-type="float">
            <text:p>1659147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28" calcext:value-type="float">
            <text:p>28</text:p>
          </table:table-cell>
          <table:table-cell table:formula="of:=MOD([.Q155]/1000;60)" office:value-type="float" office:value="39.1469999999999" calcext:value-type="float">
            <text:p>39.14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52314" calcext:value-type="float">
            <text:p>52314</text:p>
          </table:table-cell>
          <table:table-cell table:style-name="ce17" table:formula="of:=ROUND(100*[.M156]/[.Q156];2)" office:value-type="float" office:value="3.22" calcext:value-type="float">
            <text:p>3.22</text:p>
          </table:table-cell>
          <table:table-cell office:value-type="float" office:value="1571901" calcext:value-type="float">
            <text:p>1571901</text:p>
          </table:table-cell>
          <table:table-cell table:style-name="ce17" table:formula="of:=ROUND(100*[.O156]/[.Q156];2)" office:value-type="float" office:value="96.78" calcext:value-type="float">
            <text:p>96.78</text:p>
          </table:table-cell>
          <table:table-cell table:style-name="ce17" table:formula="of:=[.M156]+[.O156]" office:value-type="float" office:value="1624215" calcext:value-type="float">
            <text:p>1624215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27" calcext:value-type="float">
            <text:p>27</text:p>
          </table:table-cell>
          <table:table-cell table:formula="of:=MOD([.Q156]/1000;60)" office:value-type="float" office:value="4.21499999999992" calcext:value-type="float">
            <text:p>4.21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52164" calcext:value-type="float">
            <text:p>52164</text:p>
          </table:table-cell>
          <table:table-cell table:style-name="ce17" table:formula="of:=ROUND(100*[.M157]/[.Q157];2)" office:value-type="float" office:value="3.23" calcext:value-type="float">
            <text:p>3.23</text:p>
          </table:table-cell>
          <table:table-cell office:value-type="float" office:value="1565160" calcext:value-type="float">
            <text:p>1565160</text:p>
          </table:table-cell>
          <table:table-cell table:style-name="ce17" table:formula="of:=ROUND(100*[.O157]/[.Q157];2)" office:value-type="float" office:value="96.77" calcext:value-type="float">
            <text:p>96.77</text:p>
          </table:table-cell>
          <table:table-cell table:style-name="ce17" table:formula="of:=[.M157]+[.O157]" office:value-type="float" office:value="1617324" calcext:value-type="float">
            <text:p>1617324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27" calcext:value-type="float">
            <text:p>27</text:p>
          </table:table-cell>
          <table:table-cell table:formula="of:=MOD([.Q157]/1000;60)" office:value-type="float" office:value="57.3240000000001" calcext:value-type="float">
            <text:p>57.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52027" calcext:value-type="float">
            <text:p>52027</text:p>
          </table:table-cell>
          <table:table-cell table:style-name="ce17" table:formula="of:=ROUND(100*[.M158]/[.Q158];2)" office:value-type="float" office:value="3.19" calcext:value-type="float">
            <text:p>3.19</text:p>
          </table:table-cell>
          <table:table-cell office:value-type="float" office:value="1578196" calcext:value-type="float">
            <text:p>1578196</text:p>
          </table:table-cell>
          <table:table-cell table:style-name="ce17" table:formula="of:=ROUND(100*[.O158]/[.Q158];2)" office:value-type="float" office:value="96.81" calcext:value-type="float">
            <text:p>96.81</text:p>
          </table:table-cell>
          <table:table-cell table:style-name="ce17" table:formula="of:=[.M158]+[.O158]" office:value-type="float" office:value="1630223" calcext:value-type="float">
            <text:p>1630223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27" calcext:value-type="float">
            <text:p>27</text:p>
          </table:table-cell>
          <table:table-cell table:formula="of:=MOD([.Q158]/1000;60)" office:value-type="float" office:value="10.223" calcext:value-type="float">
            <text:p>10.22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52227" calcext:value-type="float">
            <text:p>52227</text:p>
          </table:table-cell>
          <table:table-cell table:style-name="ce17" table:formula="of:=ROUND(100*[.M159]/[.Q159];2)" office:value-type="float" office:value="3.21" calcext:value-type="float">
            <text:p>3.21</text:p>
          </table:table-cell>
          <table:table-cell office:value-type="float" office:value="1576079" calcext:value-type="float">
            <text:p>1576079</text:p>
          </table:table-cell>
          <table:table-cell table:style-name="ce17" table:formula="of:=ROUND(100*[.O159]/[.Q159];2)" office:value-type="float" office:value="96.79" calcext:value-type="float">
            <text:p>96.79</text:p>
          </table:table-cell>
          <table:table-cell table:style-name="ce17" table:formula="of:=[.M159]+[.O159]" office:value-type="float" office:value="1628306" calcext:value-type="float">
            <text:p>1628306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27" calcext:value-type="float">
            <text:p>27</text:p>
          </table:table-cell>
          <table:table-cell table:formula="of:=MOD([.Q159]/1000;60)" office:value-type="float" office:value="8.30600000000004" calcext:value-type="float">
            <text:p>8.3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52195" calcext:value-type="float">
            <text:p>52195</text:p>
          </table:table-cell>
          <table:table-cell table:style-name="ce17" table:formula="of:=ROUND(100*[.M160]/[.Q160];2)" office:value-type="float" office:value="3.21" calcext:value-type="float">
            <text:p>3.21</text:p>
          </table:table-cell>
          <table:table-cell office:value-type="float" office:value="1572715" calcext:value-type="float">
            <text:p>1572715</text:p>
          </table:table-cell>
          <table:table-cell table:style-name="ce17" table:formula="of:=ROUND(100*[.O160]/[.Q160];2)" office:value-type="float" office:value="96.79" calcext:value-type="float">
            <text:p>96.79</text:p>
          </table:table-cell>
          <table:table-cell table:style-name="ce17" table:formula="of:=[.M160]+[.O160]" office:value-type="float" office:value="1624910" calcext:value-type="float">
            <text:p>162491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27" calcext:value-type="float">
            <text:p>27</text:p>
          </table:table-cell>
          <table:table-cell table:formula="of:=MOD([.Q160]/1000;60)" office:value-type="float" office:value="4.91000000000008" calcext:value-type="float">
            <text:p>4.9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52118" calcext:value-type="float">
            <text:p>52118</text:p>
          </table:table-cell>
          <table:table-cell table:style-name="ce18" table:formula="of:=ROUND(100*[.M161]/[.Q161];2)" office:value-type="float" office:value="3.2" calcext:value-type="float">
            <text:p>3.2</text:p>
          </table:table-cell>
          <table:table-cell table:style-name="ce10" office:value-type="float" office:value="1576375" calcext:value-type="float">
            <text:p>1576375</text:p>
          </table:table-cell>
          <table:table-cell table:style-name="ce18" table:formula="of:=ROUND(100*[.O161]/[.Q161];2)" office:value-type="float" office:value="96.8" calcext:value-type="float">
            <text:p>96.8</text:p>
          </table:table-cell>
          <table:table-cell table:style-name="ce18" table:formula="of:=[.M161]+[.O161]" office:value-type="float" office:value="1628493" calcext:value-type="float">
            <text:p>1628493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27" calcext:value-type="float">
            <text:p>27</text:p>
          </table:table-cell>
          <table:table-cell table:formula="of:=MOD([.Q161]/1000;60)" office:value-type="float" office:value="8.49299999999994" calcext:value-type="float">
            <text:p>8.493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22113" calcext:value-type="float">
            <text:p>322113</text:p>
          </table:table-cell>
          <table:table-cell table:style-name="ce16" table:formula="of:=ROUND(100*[.M165]/[.Q165];2)" office:value-type="float" office:value="2.95" calcext:value-type="float">
            <text:p>2.95</text:p>
          </table:table-cell>
          <table:table-cell table:style-name="ce8" office:value-type="float" office:value="10593295" calcext:value-type="float">
            <text:p>10593295</text:p>
          </table:table-cell>
          <table:table-cell table:style-name="ce16" table:formula="of:=ROUND(100*[.O165]/[.Q165];2)" office:value-type="float" office:value="97.05" calcext:value-type="float">
            <text:p>97.05</text:p>
          </table:table-cell>
          <table:table-cell table:style-name="ce16" table:formula="of:=[.M165]+[.O165]" office:value-type="float" office:value="10915408" calcext:value-type="float">
            <text:p>10915408</text:p>
          </table:table-cell>
          <table:table-cell table:formula="of:=QUOTIENT([.Q165]/1000;3600)" office:value-type="float" office:value="3" calcext:value-type="float">
            <text:p>3</text:p>
          </table:table-cell>
          <table:table-cell table:formula="of:=ROUND(MOD([.Q165]/1000;3600)/60;0)" office:value-type="float" office:value="2" calcext:value-type="float">
            <text:p>2</text:p>
          </table:table-cell>
          <table:table-cell table:formula="of:=MOD([.Q165]/1000;60)" office:value-type="float" office:value="55.4079999999995" calcext:value-type="float">
            <text:p>55.40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23147" calcext:value-type="float">
            <text:p>323147</text:p>
          </table:table-cell>
          <table:table-cell table:style-name="ce17" table:formula="of:=ROUND(100*[.M166]/[.Q166];2)" office:value-type="float" office:value="2.95" calcext:value-type="float">
            <text:p>2.95</text:p>
          </table:table-cell>
          <table:table-cell office:value-type="float" office:value="10648941" calcext:value-type="float">
            <text:p>10648941</text:p>
          </table:table-cell>
          <table:table-cell table:style-name="ce17" table:formula="of:=ROUND(100*[.O166]/[.Q166];2)" office:value-type="float" office:value="97.05" calcext:value-type="float">
            <text:p>97.05</text:p>
          </table:table-cell>
          <table:table-cell table:style-name="ce17" table:formula="of:=[.M166]+[.O166]" office:value-type="float" office:value="10972088" calcext:value-type="float">
            <text:p>10972088</text:p>
          </table:table-cell>
          <table:table-cell table:formula="of:=QUOTIENT([.Q166]/1000;3600)" office:value-type="float" office:value="3" calcext:value-type="float">
            <text:p>3</text:p>
          </table:table-cell>
          <table:table-cell table:formula="of:=ROUND(MOD([.Q166]/1000;3600)/60;0)" office:value-type="float" office:value="3" calcext:value-type="float">
            <text:p>3</text:p>
          </table:table-cell>
          <table:table-cell table:formula="of:=MOD([.Q166]/1000;60)" office:value-type="float" office:value="52.0879999999997" calcext:value-type="float">
            <text:p>52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1743" calcext:value-type="float">
            <text:p>321743</text:p>
          </table:table-cell>
          <table:table-cell table:style-name="ce17" table:formula="of:=ROUND(100*[.M167]/[.Q167];2)" office:value-type="float" office:value="2.97" calcext:value-type="float">
            <text:p>2.97</text:p>
          </table:table-cell>
          <table:table-cell office:value-type="float" office:value="10521350" calcext:value-type="float">
            <text:p>10521350</text:p>
          </table:table-cell>
          <table:table-cell table:style-name="ce17" table:formula="of:=ROUND(100*[.O167]/[.Q167];2)" office:value-type="float" office:value="97.03" calcext:value-type="float">
            <text:p>97.03</text:p>
          </table:table-cell>
          <table:table-cell table:style-name="ce17" table:formula="of:=[.M167]+[.O167]" office:value-type="float" office:value="10843093" calcext:value-type="float">
            <text:p>10843093</text:p>
          </table:table-cell>
          <table:table-cell table:formula="of:=QUOTIENT([.Q167]/1000;3600)" office:value-type="float" office:value="3" calcext:value-type="float">
            <text:p>3</text:p>
          </table:table-cell>
          <table:table-cell table:formula="of:=ROUND(MOD([.Q167]/1000;3600)/60;0)" office:value-type="float" office:value="1" calcext:value-type="float">
            <text:p>1</text:p>
          </table:table-cell>
          <table:table-cell table:formula="of:=MOD([.Q167]/1000;60)" office:value-type="float" office:value="43.0930000000008" calcext:value-type="float">
            <text:p>43.0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22068" calcext:value-type="float">
            <text:p>322068</text:p>
          </table:table-cell>
          <table:table-cell table:style-name="ce17" table:formula="of:=ROUND(100*[.M168]/[.Q168];2)" office:value-type="float" office:value="2.9" calcext:value-type="float">
            <text:p>2.9</text:p>
          </table:table-cell>
          <table:table-cell office:value-type="float" office:value="10786874" calcext:value-type="float">
            <text:p>10786874</text:p>
          </table:table-cell>
          <table:table-cell table:style-name="ce17" table:formula="of:=ROUND(100*[.O168]/[.Q168];2)" office:value-type="float" office:value="97.1" calcext:value-type="float">
            <text:p>97.1</text:p>
          </table:table-cell>
          <table:table-cell table:style-name="ce17" table:formula="of:=[.M168]+[.O168]" office:value-type="float" office:value="11108942" calcext:value-type="float">
            <text:p>11108942</text:p>
          </table:table-cell>
          <table:table-cell table:formula="of:=QUOTIENT([.Q168]/1000;3600)" office:value-type="float" office:value="3" calcext:value-type="float">
            <text:p>3</text:p>
          </table:table-cell>
          <table:table-cell table:formula="of:=ROUND(MOD([.Q168]/1000;3600)/60;0)" office:value-type="float" office:value="5" calcext:value-type="float">
            <text:p>5</text:p>
          </table:table-cell>
          <table:table-cell table:formula="of:=MOD([.Q168]/1000;60)" office:value-type="float" office:value="8.9419999999991" calcext:value-type="float">
            <text:p>8.9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22478" calcext:value-type="float">
            <text:p>322478</text:p>
          </table:table-cell>
          <table:table-cell table:style-name="ce17" table:formula="of:=ROUND(100*[.M169]/[.Q169];2)" office:value-type="float" office:value="2.9" calcext:value-type="float">
            <text:p>2.9</text:p>
          </table:table-cell>
          <table:table-cell office:value-type="float" office:value="10793834" calcext:value-type="float">
            <text:p>10793834</text:p>
          </table:table-cell>
          <table:table-cell table:style-name="ce17" table:formula="of:=ROUND(100*[.O169]/[.Q169];2)" office:value-type="float" office:value="97.1" calcext:value-type="float">
            <text:p>97.1</text:p>
          </table:table-cell>
          <table:table-cell table:style-name="ce17" table:formula="of:=[.M169]+[.O169]" office:value-type="float" office:value="11116312" calcext:value-type="float">
            <text:p>11116312</text:p>
          </table:table-cell>
          <table:table-cell table:formula="of:=QUOTIENT([.Q169]/1000;3600)" office:value-type="float" office:value="3" calcext:value-type="float">
            <text:p>3</text:p>
          </table:table-cell>
          <table:table-cell table:formula="of:=ROUND(MOD([.Q169]/1000;3600)/60;0)" office:value-type="float" office:value="5" calcext:value-type="float">
            <text:p>5</text:p>
          </table:table-cell>
          <table:table-cell table:formula="of:=MOD([.Q169]/1000;60)" office:value-type="float" office:value="16.3119999999999" calcext:value-type="float">
            <text:p>16.3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22911" calcext:value-type="float">
            <text:p>322911</text:p>
          </table:table-cell>
          <table:table-cell table:style-name="ce17" table:formula="of:=ROUND(100*[.M170]/[.Q170];2)" office:value-type="float" office:value="2.91" calcext:value-type="float">
            <text:p>2.91</text:p>
          </table:table-cell>
          <table:table-cell office:value-type="float" office:value="10782016" calcext:value-type="float">
            <text:p>10782016</text:p>
          </table:table-cell>
          <table:table-cell table:style-name="ce17" table:formula="of:=ROUND(100*[.O170]/[.Q170];2)" office:value-type="float" office:value="97.09" calcext:value-type="float">
            <text:p>97.09</text:p>
          </table:table-cell>
          <table:table-cell table:style-name="ce17" table:formula="of:=[.M170]+[.O170]" office:value-type="float" office:value="11104927" calcext:value-type="float">
            <text:p>11104927</text:p>
          </table:table-cell>
          <table:table-cell table:formula="of:=QUOTIENT([.Q170]/1000;3600)" office:value-type="float" office:value="3" calcext:value-type="float">
            <text:p>3</text:p>
          </table:table-cell>
          <table:table-cell table:formula="of:=ROUND(MOD([.Q170]/1000;3600)/60;0)" office:value-type="float" office:value="5" calcext:value-type="float">
            <text:p>5</text:p>
          </table:table-cell>
          <table:table-cell table:formula="of:=MOD([.Q170]/1000;60)" office:value-type="float" office:value="4.92699999999968" calcext:value-type="float">
            <text:p>4.927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22832" calcext:value-type="float">
            <text:p>322832</text:p>
          </table:table-cell>
          <table:table-cell table:style-name="ce17" table:formula="of:=ROUND(100*[.M171]/[.Q171];2)" office:value-type="float" office:value="2.9" calcext:value-type="float">
            <text:p>2.9</text:p>
          </table:table-cell>
          <table:table-cell office:value-type="float" office:value="10820663" calcext:value-type="float">
            <text:p>10820663</text:p>
          </table:table-cell>
          <table:table-cell table:style-name="ce17" table:formula="of:=ROUND(100*[.O171]/[.Q171];2)" office:value-type="float" office:value="97.1" calcext:value-type="float">
            <text:p>97.1</text:p>
          </table:table-cell>
          <table:table-cell table:style-name="ce17" table:formula="of:=[.M171]+[.O171]" office:value-type="float" office:value="11143495" calcext:value-type="float">
            <text:p>11143495</text:p>
          </table:table-cell>
          <table:table-cell table:formula="of:=QUOTIENT([.Q171]/1000;3600)" office:value-type="float" office:value="3" calcext:value-type="float">
            <text:p>3</text:p>
          </table:table-cell>
          <table:table-cell table:formula="of:=ROUND(MOD([.Q171]/1000;3600)/60;0)" office:value-type="float" office:value="6" calcext:value-type="float">
            <text:p>6</text:p>
          </table:table-cell>
          <table:table-cell table:formula="of:=MOD([.Q171]/1000;60)" office:value-type="float" office:value="43.4950000000008" calcext:value-type="float">
            <text:p>43.4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9949" calcext:value-type="float">
            <text:p>329949</text:p>
          </table:table-cell>
          <table:table-cell table:style-name="ce17" table:formula="of:=ROUND(100*[.M172]/[.Q172];2)" office:value-type="float" office:value="2.99" calcext:value-type="float">
            <text:p>2.99</text:p>
          </table:table-cell>
          <table:table-cell office:value-type="float" office:value="10713623" calcext:value-type="float">
            <text:p>10713623</text:p>
          </table:table-cell>
          <table:table-cell table:style-name="ce17" table:formula="of:=ROUND(100*[.O172]/[.Q172];2)" office:value-type="float" office:value="97.01" calcext:value-type="float">
            <text:p>97.01</text:p>
          </table:table-cell>
          <table:table-cell table:style-name="ce17" table:formula="of:=[.M172]+[.O172]" office:value-type="float" office:value="11043572" calcext:value-type="float">
            <text:p>11043572</text:p>
          </table:table-cell>
          <table:table-cell table:formula="of:=QUOTIENT([.Q172]/1000;3600)" office:value-type="float" office:value="3" calcext:value-type="float">
            <text:p>3</text:p>
          </table:table-cell>
          <table:table-cell table:formula="of:=ROUND(MOD([.Q172]/1000;3600)/60;0)" office:value-type="float" office:value="4" calcext:value-type="float">
            <text:p>4</text:p>
          </table:table-cell>
          <table:table-cell table:formula="of:=MOD([.Q172]/1000;60)" office:value-type="float" office:value="3.57200000000012" calcext:value-type="float">
            <text:p>3.5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22270" calcext:value-type="float">
            <text:p>322270</text:p>
          </table:table-cell>
          <table:table-cell table:style-name="ce17" table:formula="of:=ROUND(100*[.M173]/[.Q173];2)" office:value-type="float" office:value="2.9" calcext:value-type="float">
            <text:p>2.9</text:p>
          </table:table-cell>
          <table:table-cell office:value-type="float" office:value="10788734" calcext:value-type="float">
            <text:p>10788734</text:p>
          </table:table-cell>
          <table:table-cell table:style-name="ce17" table:formula="of:=ROUND(100*[.O173]/[.Q173];2)" office:value-type="float" office:value="97.1" calcext:value-type="float">
            <text:p>97.1</text:p>
          </table:table-cell>
          <table:table-cell table:style-name="ce17" table:formula="of:=[.M173]+[.O173]" office:value-type="float" office:value="11111004" calcext:value-type="float">
            <text:p>11111004</text:p>
          </table:table-cell>
          <table:table-cell table:formula="of:=QUOTIENT([.Q173]/1000;3600)" office:value-type="float" office:value="3" calcext:value-type="float">
            <text:p>3</text:p>
          </table:table-cell>
          <table:table-cell table:formula="of:=ROUND(MOD([.Q173]/1000;3600)/60;0)" office:value-type="float" office:value="5" calcext:value-type="float">
            <text:p>5</text:p>
          </table:table-cell>
          <table:table-cell table:formula="of:=MOD([.Q173]/1000;60)" office:value-type="float" office:value="11.0040000000008" calcext:value-type="float">
            <text:p>11.00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22707" calcext:value-type="float">
            <text:p>322707</text:p>
          </table:table-cell>
          <table:table-cell table:style-name="ce18" table:formula="of:=ROUND(100*[.M174]/[.Q174];2)" office:value-type="float" office:value="2.92" calcext:value-type="float">
            <text:p>2.92</text:p>
          </table:table-cell>
          <table:table-cell table:style-name="ce10" office:value-type="float" office:value="10716568" calcext:value-type="float">
            <text:p>10716568</text:p>
          </table:table-cell>
          <table:table-cell table:style-name="ce18" table:formula="of:=ROUND(100*[.O174]/[.Q174];2)" office:value-type="float" office:value="97.08" calcext:value-type="float">
            <text:p>97.08</text:p>
          </table:table-cell>
          <table:table-cell table:style-name="ce18" table:formula="of:=[.M174]+[.O174]" office:value-type="float" office:value="11039275" calcext:value-type="float">
            <text:p>11039275</text:p>
          </table:table-cell>
          <table:table-cell table:formula="of:=QUOTIENT([.Q174]/1000;3600)" office:value-type="float" office:value="3" calcext:value-type="float">
            <text:p>3</text:p>
          </table:table-cell>
          <table:table-cell table:formula="of:=ROUND(MOD([.Q174]/1000;3600)/60;0)" office:value-type="float" office:value="4" calcext:value-type="float">
            <text:p>4</text:p>
          </table:table-cell>
          <table:table-cell table:formula="of:=MOD([.Q174]/1000;60)" office:value-type="float" office:value="59.2749999999996" calcext:value-type="float">
            <text:p>59.275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251327" calcext:value-type="float">
            <text:p>1251327</text:p>
          </table:table-cell>
          <table:table-cell table:style-name="ce16" table:formula="of:=ROUND(100*[.M178]/[.Q178];2)" office:value-type="float" office:value="2.76" calcext:value-type="float">
            <text:p>2.76</text:p>
          </table:table-cell>
          <table:table-cell table:style-name="ce8" office:value-type="float" office:value="44166894" calcext:value-type="float">
            <text:p>44166894</text:p>
          </table:table-cell>
          <table:table-cell table:style-name="ce16" table:formula="of:=ROUND(100*[.O178]/[.Q178];2)" office:value-type="float" office:value="97.24" calcext:value-type="float">
            <text:p>97.24</text:p>
          </table:table-cell>
          <table:table-cell table:style-name="ce16" table:formula="of:=[.M178]+[.O178]" office:value-type="float" office:value="45418221" calcext:value-type="float">
            <text:p>45418221</text:p>
          </table:table-cell>
          <table:table-cell table:formula="of:=QUOTIENT([.Q178]/1000;3600)" office:value-type="float" office:value="12" calcext:value-type="float">
            <text:p>12</text:p>
          </table:table-cell>
          <table:table-cell table:formula="of:=ROUND(MOD([.Q178]/1000;3600)/60;0)" office:value-type="float" office:value="37" calcext:value-type="float">
            <text:p>37</text:p>
          </table:table-cell>
          <table:table-cell table:formula="of:=MOD([.Q178]/1000;60)" office:value-type="float" office:value="58.2209999999977" calcext:value-type="float">
            <text:p>58.22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453461" calcext:value-type="float">
            <text:p>1453461</text:p>
          </table:table-cell>
          <table:table-cell table:style-name="ce17" table:formula="of:=ROUND(100*[.M179]/[.Q179];2)" office:value-type="float" office:value="3.2" calcext:value-type="float">
            <text:p>3.2</text:p>
          </table:table-cell>
          <table:table-cell office:value-type="float" office:value="43980772" calcext:value-type="float">
            <text:p>43980772</text:p>
          </table:table-cell>
          <table:table-cell table:style-name="ce17" table:formula="of:=ROUND(100*[.O179]/[.Q179];2)" office:value-type="float" office:value="96.8" calcext:value-type="float">
            <text:p>96.8</text:p>
          </table:table-cell>
          <table:table-cell table:style-name="ce17" table:formula="of:=[.M179]+[.O179]" office:value-type="float" office:value="45434233" calcext:value-type="float">
            <text:p>45434233</text:p>
          </table:table-cell>
          <table:table-cell table:formula="of:=QUOTIENT([.Q179]/1000;3600)" office:value-type="float" office:value="12" calcext:value-type="float">
            <text:p>12</text:p>
          </table:table-cell>
          <table:table-cell table:formula="of:=ROUND(MOD([.Q179]/1000;3600)/60;0)" office:value-type="float" office:value="37" calcext:value-type="float">
            <text:p>37</text:p>
          </table:table-cell>
          <table:table-cell table:formula="of:=MOD([.Q179]/1000;60)" office:value-type="float" office:value="14.2330000000002" calcext:value-type="float">
            <text:p>14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251335" calcext:value-type="float">
            <text:p>1251335</text:p>
          </table:table-cell>
          <table:table-cell table:style-name="ce17" table:formula="of:=ROUND(100*[.M180]/[.Q180];2)" office:value-type="float" office:value="2.74" calcext:value-type="float">
            <text:p>2.74</text:p>
          </table:table-cell>
          <table:table-cell office:value-type="float" office:value="44433185" calcext:value-type="float">
            <text:p>44433185</text:p>
          </table:table-cell>
          <table:table-cell table:style-name="ce17" table:formula="of:=ROUND(100*[.O180]/[.Q180];2)" office:value-type="float" office:value="97.26" calcext:value-type="float">
            <text:p>97.26</text:p>
          </table:table-cell>
          <table:table-cell table:style-name="ce17" table:formula="of:=[.M180]+[.O180]" office:value-type="float" office:value="45684520" calcext:value-type="float">
            <text:p>45684520</text:p>
          </table:table-cell>
          <table:table-cell table:formula="of:=QUOTIENT([.Q180]/1000;3600)" office:value-type="float" office:value="12" calcext:value-type="float">
            <text:p>12</text:p>
          </table:table-cell>
          <table:table-cell table:formula="of:=ROUND(MOD([.Q180]/1000;3600)/60;0)" office:value-type="float" office:value="41" calcext:value-type="float">
            <text:p>41</text:p>
          </table:table-cell>
          <table:table-cell table:formula="of:=MOD([.Q180]/1000;60)" office:value-type="float" office:value="24.5199999999968" calcext:value-type="float">
            <text:p>24.5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247050" calcext:value-type="float">
            <text:p>1247050</text:p>
          </table:table-cell>
          <table:table-cell table:style-name="ce17" table:formula="of:=ROUND(100*[.M181]/[.Q181];2)" office:value-type="float" office:value="2.75" calcext:value-type="float">
            <text:p>2.75</text:p>
          </table:table-cell>
          <table:table-cell office:value-type="float" office:value="44098523" calcext:value-type="float">
            <text:p>44098523</text:p>
          </table:table-cell>
          <table:table-cell table:style-name="ce17" table:formula="of:=ROUND(100*[.O181]/[.Q181];2)" office:value-type="float" office:value="97.25" calcext:value-type="float">
            <text:p>97.25</text:p>
          </table:table-cell>
          <table:table-cell table:style-name="ce17" table:formula="of:=[.M181]+[.O181]" office:value-type="float" office:value="45345573" calcext:value-type="float">
            <text:p>45345573</text:p>
          </table:table-cell>
          <table:table-cell table:formula="of:=QUOTIENT([.Q181]/1000;3600)" office:value-type="float" office:value="12" calcext:value-type="float">
            <text:p>12</text:p>
          </table:table-cell>
          <table:table-cell table:formula="of:=ROUND(MOD([.Q181]/1000;3600)/60;0)" office:value-type="float" office:value="36" calcext:value-type="float">
            <text:p>36</text:p>
          </table:table-cell>
          <table:table-cell table:formula="of:=MOD([.Q181]/1000;60)" office:value-type="float" office:value="45.5729999999967" calcext:value-type="float">
            <text:p>45.57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250660" calcext:value-type="float">
            <text:p>1250660</text:p>
          </table:table-cell>
          <table:table-cell table:style-name="ce17" table:formula="of:=ROUND(100*[.M182]/[.Q182];2)" office:value-type="float" office:value="2.74" calcext:value-type="float">
            <text:p>2.74</text:p>
          </table:table-cell>
          <table:table-cell office:value-type="float" office:value="44410724" calcext:value-type="float">
            <text:p>44410724</text:p>
          </table:table-cell>
          <table:table-cell table:style-name="ce17" table:formula="of:=ROUND(100*[.O182]/[.Q182];2)" office:value-type="float" office:value="97.26" calcext:value-type="float">
            <text:p>97.26</text:p>
          </table:table-cell>
          <table:table-cell table:style-name="ce17" table:formula="of:=[.M182]+[.O182]" office:value-type="float" office:value="45661384" calcext:value-type="float">
            <text:p>45661384</text:p>
          </table:table-cell>
          <table:table-cell table:formula="of:=QUOTIENT([.Q182]/1000;3600)" office:value-type="float" office:value="12" calcext:value-type="float">
            <text:p>12</text:p>
          </table:table-cell>
          <table:table-cell table:formula="of:=ROUND(MOD([.Q182]/1000;3600)/60;0)" office:value-type="float" office:value="41" calcext:value-type="float">
            <text:p>41</text:p>
          </table:table-cell>
          <table:table-cell table:formula="of:=MOD([.Q182]/1000;60)" office:value-type="float" office:value="1.3839999999982" calcext:value-type="float">
            <text:p>1.3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249562" calcext:value-type="float">
            <text:p>1249562</text:p>
          </table:table-cell>
          <table:table-cell table:style-name="ce17" table:formula="of:=ROUND(100*[.M183]/[.Q183];2)" office:value-type="float" office:value="2.74" calcext:value-type="float">
            <text:p>2.74</text:p>
          </table:table-cell>
          <table:table-cell office:value-type="float" office:value="44353716" calcext:value-type="float">
            <text:p>44353716</text:p>
          </table:table-cell>
          <table:table-cell table:style-name="ce17" table:formula="of:=ROUND(100*[.O183]/[.Q183];2)" office:value-type="float" office:value="97.26" calcext:value-type="float">
            <text:p>97.26</text:p>
          </table:table-cell>
          <table:table-cell table:style-name="ce17" table:formula="of:=[.M183]+[.O183]" office:value-type="float" office:value="45603278" calcext:value-type="float">
            <text:p>45603278</text:p>
          </table:table-cell>
          <table:table-cell table:formula="of:=QUOTIENT([.Q183]/1000;3600)" office:value-type="float" office:value="12" calcext:value-type="float">
            <text:p>12</text:p>
          </table:table-cell>
          <table:table-cell table:formula="of:=ROUND(MOD([.Q183]/1000;3600)/60;0)" office:value-type="float" office:value="40" calcext:value-type="float">
            <text:p>40</text:p>
          </table:table-cell>
          <table:table-cell table:formula="of:=MOD([.Q183]/1000;60)" office:value-type="float" office:value="3.27799999999843" calcext:value-type="float">
            <text:p>3.27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259905" calcext:value-type="float">
            <text:p>1259905</text:p>
          </table:table-cell>
          <table:table-cell table:style-name="ce17" table:formula="of:=ROUND(100*[.M184]/[.Q184];2)" office:value-type="float" office:value="2.76" calcext:value-type="float">
            <text:p>2.76</text:p>
          </table:table-cell>
          <table:table-cell office:value-type="float" office:value="44451130" calcext:value-type="float">
            <text:p>44451130</text:p>
          </table:table-cell>
          <table:table-cell table:style-name="ce17" table:formula="of:=ROUND(100*[.O184]/[.Q184];2)" office:value-type="float" office:value="97.24" calcext:value-type="float">
            <text:p>97.24</text:p>
          </table:table-cell>
          <table:table-cell table:style-name="ce17" table:formula="of:=[.M184]+[.O184]" office:value-type="float" office:value="45711035" calcext:value-type="float">
            <text:p>45711035</text:p>
          </table:table-cell>
          <table:table-cell table:formula="of:=QUOTIENT([.Q184]/1000;3600)" office:value-type="float" office:value="12" calcext:value-type="float">
            <text:p>12</text:p>
          </table:table-cell>
          <table:table-cell table:formula="of:=ROUND(MOD([.Q184]/1000;3600)/60;0)" office:value-type="float" office:value="42" calcext:value-type="float">
            <text:p>42</text:p>
          </table:table-cell>
          <table:table-cell table:formula="of:=MOD([.Q184]/1000;60)" office:value-type="float" office:value="51.0350000000035" calcext:value-type="float">
            <text:p>51.0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249751" calcext:value-type="float">
            <text:p>1249751</text:p>
          </table:table-cell>
          <table:table-cell table:style-name="ce17" table:formula="of:=ROUND(100*[.M185]/[.Q185];2)" office:value-type="float" office:value="2.79" calcext:value-type="float">
            <text:p>2.79</text:p>
          </table:table-cell>
          <table:table-cell office:value-type="float" office:value="43542973" calcext:value-type="float">
            <text:p>43542973</text:p>
          </table:table-cell>
          <table:table-cell table:style-name="ce17" table:formula="of:=ROUND(100*[.O185]/[.Q185];2)" office:value-type="float" office:value="97.21" calcext:value-type="float">
            <text:p>97.21</text:p>
          </table:table-cell>
          <table:table-cell table:style-name="ce17" table:formula="of:=[.M185]+[.O185]" office:value-type="float" office:value="44792724" calcext:value-type="float">
            <text:p>44792724</text:p>
          </table:table-cell>
          <table:table-cell table:formula="of:=QUOTIENT([.Q185]/1000;3600)" office:value-type="float" office:value="12" calcext:value-type="float">
            <text:p>12</text:p>
          </table:table-cell>
          <table:table-cell table:formula="of:=ROUND(MOD([.Q185]/1000;3600)/60;0)" office:value-type="float" office:value="27" calcext:value-type="float">
            <text:p>27</text:p>
          </table:table-cell>
          <table:table-cell table:formula="of:=MOD([.Q185]/1000;60)" office:value-type="float" office:value="32.724000000002" calcext:value-type="float">
            <text:p>32.7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279566" calcext:value-type="float">
            <text:p>1279566</text:p>
          </table:table-cell>
          <table:table-cell table:style-name="ce17" table:formula="of:=ROUND(100*[.M186]/[.Q186];2)" office:value-type="float" office:value="2.82" calcext:value-type="float">
            <text:p>2.82</text:p>
          </table:table-cell>
          <table:table-cell office:value-type="float" office:value="44167964" calcext:value-type="float">
            <text:p>44167964</text:p>
          </table:table-cell>
          <table:table-cell table:style-name="ce17" table:formula="of:=ROUND(100*[.O186]/[.Q186];2)" office:value-type="float" office:value="97.18" calcext:value-type="float">
            <text:p>97.18</text:p>
          </table:table-cell>
          <table:table-cell table:style-name="ce17" table:formula="of:=[.M186]+[.O186]" office:value-type="float" office:value="45447530" calcext:value-type="float">
            <text:p>45447530</text:p>
          </table:table-cell>
          <table:table-cell table:formula="of:=QUOTIENT([.Q186]/1000;3600)" office:value-type="float" office:value="12" calcext:value-type="float">
            <text:p>12</text:p>
          </table:table-cell>
          <table:table-cell table:formula="of:=ROUND(MOD([.Q186]/1000;3600)/60;0)" office:value-type="float" office:value="37" calcext:value-type="float">
            <text:p>37</text:p>
          </table:table-cell>
          <table:table-cell table:formula="of:=MOD([.Q186]/1000;60)" office:value-type="float" office:value="27.5299999999988" calcext:value-type="float">
            <text:p>27.5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5" table:number-rows-repeated="10483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timv3 - Exemple #1 (motu-one)" table:style-name="ta1">
        <table:shapes>
          <draw:frame draw:z-index="0" draw:style-name="gr1" draw:text-style-name="P1" svg:width="6.5154in" svg:height="3.5358in" svg:x="0.4154in" svg:y="3.1744in">
            <draw:object draw:notify-on-update-of-ranges="'optimv3 - Exemple #1 (motu-one)'.D3:'optimv3 - Exemple #1 (motu-one)'.D15 'optimv3 - Exemple #1 (motu-one)'.Q1:'optimv3 - Exemple #1 (motu-one)'.Q2 'optimv3 - Exemple #1 (motu-one)'.Q3:'optimv3 - Exemple #1 (motu-one)'.Q15 'optimv3 - Exemple #1 (motu-one)'.D3:'optimv3 - Exemple #1 (motu-one)'.D15 'optimv3 - Exemple #1 (motu-one)'.M1:'optimv3 - Exemple #1 (motu-one)'.M1 'optimv3 - Exemple #1 (motu-one)'.M3:'optimv3 - Exemple #1 (motu-one)'.M15 'optimv3 - Exemple #1 (motu-one)'.D3:'optimv3 - Exemple #1 (motu-one)'.D15 'optimv3 - Exemple #1 (motu-one)'.O1:'optimv3 - Exemple #1 (motu-one)'.O1 'optimv3 - Exemple #1 (motu-one)'.O3:'optimv3 - Exemple #1 (motu-one)'.O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[.B3]-1" office:value-type="float" office:value="1" calcext:value-type="float">
            <text:p>1</text:p>
          </table:table-cell>
          <table:table-cell table:style-name="ce17" table:formula="of:=2*[.B3]" office:value-type="float" office:value="4" calcext:value-type="float">
            <text:p>4</text:p>
          </table:table-cell>
          <table:table-cell table:style-name="ce4" table:formula="of:=3*[.A3]+4*[.B3]" office:value-type="float" office:value="11" calcext:value-type="float">
            <text:p>11</text:p>
          </table:table-cell>
          <table:table-cell table:style-name="ce12" table:formula="of:=1*[.C3]" office:value-type="float" office:value="1" calcext:value-type="float">
            <text:p>1</text:p>
          </table:table-cell>
          <table:table-cell table:style-name="ce4" table:formula="of:=2*[.A3]+2*[.B3]" office:value-type="float" office:value="6" calcext:value-type="float">
            <text:p>6</text:p>
          </table:table-cell>
          <table:table-cell table:style-name="ce12" table:formula="of:=2*[.B3]+1*[.C3]" office:value-type="float" office:value="5" calcext:value-type="float">
            <text:p>5</text:p>
          </table:table-cell>
          <table:table-cell table:style-name="ce17" table:formula="of:=4*[.A3]+7*[.B3]+1*[.C3]" office:value-type="float" office:value="19" calcext:value-type="float">
            <text:p>19</text:p>
          </table:table-cell>
          <table:table-cell table:style-name="ce17" table:formula="of:=[.F3]+[.H3]" office:value-type="float" office:value="6" calcext:value-type="float">
            <text:p>6</text:p>
          </table:table-cell>
          <table:table-cell table:style-name="ce17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0.2" calcext:value-type="float">
            <text:p>10.2</text:p>
          </table:table-cell>
          <table:table-cell table:style-name="ce11" table:formula="of:=ROUND(100*[.M3]/[.Q3];2)" office:value-type="float" office:value="91.89" calcext:value-type="float">
            <text:p>91.89</text:p>
          </table:table-cell>
          <table:table-cell table:style-name="ce3" table:formula="of:=SUM([.O22:.O31])/10" office:value-type="float" office:value="0.9" calcext:value-type="float">
            <text:p>0.9</text:p>
          </table:table-cell>
          <table:table-cell table:style-name="ce11" table:formula="of:=ROUND(100*[.O3]/[.Q3];2)" office:value-type="float" office:value="8.11" calcext:value-type="float">
            <text:p>8.11</text:p>
          </table:table-cell>
          <table:table-cell table:style-name="ce16" table:formula="of:=SUM([.Q22:.Q31])/10" office:value-type="float" office:value="11.1" calcext:value-type="float">
            <text:p>11.1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185" calcext:value-type="float">
            <text:p>0.000185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6.1" calcext:value-type="float">
            <text:p>16.1</text:p>
          </table:table-cell>
          <table:table-cell table:style-name="ce12" table:formula="of:=ROUND(100*[.M4]/[.Q4];2)" office:value-type="float" office:value="95.27" calcext:value-type="float">
            <text:p>95.27</text:p>
          </table:table-cell>
          <table:table-cell table:style-name="ce4" table:formula="of:=SUM([.O35:.O44])/10" office:value-type="float" office:value="0.8" calcext:value-type="float">
            <text:p>0.8</text:p>
          </table:table-cell>
          <table:table-cell table:style-name="ce12" table:formula="of:=ROUND(100*[.O4]/[.Q4];2)" office:value-type="float" office:value="4.73" calcext:value-type="float">
            <text:p>4.73</text:p>
          </table:table-cell>
          <table:table-cell table:style-name="ce17" table:formula="of:=SUM([.Q35:.Q44])/10" office:value-type="float" office:value="16.9" calcext:value-type="float">
            <text:p>16.9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281666666666667" calcext:value-type="float">
            <text:p>0.0002816667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65.3" calcext:value-type="float">
            <text:p>65.3</text:p>
          </table:table-cell>
          <table:table-cell table:style-name="ce12" table:formula="of:=ROUND(100*[.M5]/[.Q5];2)" office:value-type="float" office:value="90.57" calcext:value-type="float">
            <text:p>90.57</text:p>
          </table:table-cell>
          <table:table-cell table:style-name="ce4" table:formula="of:=SUM([.O48:.O57])/10" office:value-type="float" office:value="6.8" calcext:value-type="float">
            <text:p>6.8</text:p>
          </table:table-cell>
          <table:table-cell table:style-name="ce12" table:formula="of:=ROUND(100*[.O5]/[.Q5];2)" office:value-type="float" office:value="9.43" calcext:value-type="float">
            <text:p>9.43</text:p>
          </table:table-cell>
          <table:table-cell table:style-name="ce17" table:formula="of:=SUM([.Q48:.Q57])/10" office:value-type="float" office:value="72.1" calcext:value-type="float">
            <text:p>72.1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20166666666667" calcext:value-type="float">
            <text:p>0.0012016667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205.3" calcext:value-type="float">
            <text:p>205.3</text:p>
          </table:table-cell>
          <table:table-cell table:style-name="ce12" table:formula="of:=ROUND(100*[.M6]/[.Q6];2)" office:value-type="float" office:value="87.85" calcext:value-type="float">
            <text:p>87.85</text:p>
          </table:table-cell>
          <table:table-cell table:style-name="ce4" table:formula="of:=SUM([.O61:.O70])/10" office:value-type="float" office:value="28.4" calcext:value-type="float">
            <text:p>28.4</text:p>
          </table:table-cell>
          <table:table-cell table:style-name="ce12" table:formula="of:=ROUND(100*[.O6]/[.Q6];2)" office:value-type="float" office:value="12.15" calcext:value-type="float">
            <text:p>12.15</text:p>
          </table:table-cell>
          <table:table-cell table:style-name="ce17" table:formula="of:=SUM([.Q61:.Q70])/10" office:value-type="float" office:value="233.7" calcext:value-type="float">
            <text:p>233.7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358.1" calcext:value-type="float">
            <text:p>358.1</text:p>
          </table:table-cell>
          <table:table-cell table:style-name="ce12" table:formula="of:=ROUND(100*[.M7]/[.Q7];2)" office:value-type="float" office:value="86.9" calcext:value-type="float">
            <text:p>86.9</text:p>
          </table:table-cell>
          <table:table-cell table:style-name="ce4" table:formula="of:=SUM([.O74:.O83])/10" office:value-type="float" office:value="54" calcext:value-type="float">
            <text:p>54</text:p>
          </table:table-cell>
          <table:table-cell table:style-name="ce12" table:formula="of:=ROUND(100*[.O7]/[.Q7];2)" office:value-type="float" office:value="13.1" calcext:value-type="float">
            <text:p>13.1</text:p>
          </table:table-cell>
          <table:table-cell table:style-name="ce17" table:formula="of:=SUM([.Q74:.Q83])/10" office:value-type="float" office:value="412.1" calcext:value-type="float">
            <text:p>412.1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823.5" calcext:value-type="float">
            <text:p>823.5</text:p>
          </table:table-cell>
          <table:table-cell table:style-name="ce12" table:formula="of:=ROUND(100*[.M8]/[.Q8];2)" office:value-type="float" office:value="85.27" calcext:value-type="float">
            <text:p>85.27</text:p>
          </table:table-cell>
          <table:table-cell table:style-name="ce4" table:formula="of:=SUM([.O87:.O96])/10" office:value-type="float" office:value="142.2" calcext:value-type="float">
            <text:p>142.2</text:p>
          </table:table-cell>
          <table:table-cell table:style-name="ce12" table:formula="of:=ROUND(100*[.O8]/[.Q8];2)" office:value-type="float" office:value="14.73" calcext:value-type="float">
            <text:p>14.73</text:p>
          </table:table-cell>
          <table:table-cell table:style-name="ce17" table:formula="of:=SUM([.Q87:.Q96])/10" office:value-type="float" office:value="965.7" calcext:value-type="float">
            <text:p>965.7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1466.5" calcext:value-type="float">
            <text:p>1466.5</text:p>
          </table:table-cell>
          <table:table-cell table:style-name="ce12" table:formula="of:=ROUND(100*[.M9]/[.Q9];2)" office:value-type="float" office:value="86.88" calcext:value-type="float">
            <text:p>86.88</text:p>
          </table:table-cell>
          <table:table-cell table:style-name="ce4" table:formula="of:=SUM([.O100:.O109])/10" office:value-type="float" office:value="221.4" calcext:value-type="float">
            <text:p>221.4</text:p>
          </table:table-cell>
          <table:table-cell table:style-name="ce12" table:formula="of:=ROUND(100*[.O9]/[.Q9];2)" office:value-type="float" office:value="13.12" calcext:value-type="float">
            <text:p>13.12</text:p>
          </table:table-cell>
          <table:table-cell table:style-name="ce17" table:formula="of:=SUM([.Q100:.Q109])/10" office:value-type="float" office:value="1687.9" calcext:value-type="float">
            <text:p>1687.9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2400.3" calcext:value-type="float">
            <text:p>2400.3</text:p>
          </table:table-cell>
          <table:table-cell table:style-name="ce12" table:formula="of:=ROUND(100*[.M10]/[.Q10];2)" office:value-type="float" office:value="87.6" calcext:value-type="float">
            <text:p>87.6</text:p>
          </table:table-cell>
          <table:table-cell table:style-name="ce4" table:formula="of:=SUM([.O113:.O122])/10" office:value-type="float" office:value="339.7" calcext:value-type="float">
            <text:p>339.7</text:p>
          </table:table-cell>
          <table:table-cell table:style-name="ce12" table:formula="of:=ROUND(100*[.O10]/[.Q10];2)" office:value-type="float" office:value="12.4" calcext:value-type="float">
            <text:p>12.4</text:p>
          </table:table-cell>
          <table:table-cell table:style-name="ce17" table:formula="of:=SUM([.Q113:.Q122])/10" office:value-type="float" office:value="2740" calcext:value-type="float">
            <text:p>2740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3600.5" calcext:value-type="float">
            <text:p>3600.5</text:p>
          </table:table-cell>
          <table:table-cell table:style-name="ce12" table:formula="of:=ROUND(100*[.M11]/[.Q11];2)" office:value-type="float" office:value="88.01" calcext:value-type="float">
            <text:p>88.01</text:p>
          </table:table-cell>
          <table:table-cell table:style-name="ce4" table:formula="of:=SUM([.O126:.O135])/10" office:value-type="float" office:value="490.7" calcext:value-type="float">
            <text:p>490.7</text:p>
          </table:table-cell>
          <table:table-cell table:style-name="ce12" table:formula="of:=ROUND(100*[.O11]/[.Q11];2)" office:value-type="float" office:value="11.99" calcext:value-type="float">
            <text:p>11.99</text:p>
          </table:table-cell>
          <table:table-cell table:style-name="ce17" table:formula="of:=SUM([.Q126:.Q135])/10" office:value-type="float" office:value="4091.2" calcext:value-type="float">
            <text:p>4091.2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3388.2" calcext:value-type="float">
            <text:p>13388.2</text:p>
          </table:table-cell>
          <table:table-cell table:style-name="ce27" table:formula="of:=ROUND(100*[.M12]/[.Q12];2)" office:value-type="float" office:value="88.43" calcext:value-type="float">
            <text:p>88.43</text:p>
          </table:table-cell>
          <table:table-cell table:style-name="ce22" table:formula="of:=SUM([.O139:.O148])/10" office:value-type="float" office:value="1751" calcext:value-type="float">
            <text:p>1751</text:p>
          </table:table-cell>
          <table:table-cell table:style-name="ce27" table:formula="of:=ROUND(100*[.O12]/[.Q12];2)" office:value-type="float" office:value="11.57" calcext:value-type="float">
            <text:p>11.57</text:p>
          </table:table-cell>
          <table:table-cell table:style-name="ce31" table:formula="of:=SUM([.Q139:.Q148])/10" office:value-type="float" office:value="15139.2" calcext:value-type="float">
            <text:p>15139.2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15" calcext:value-type="float">
            <text:p>15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52109.4" calcext:value-type="float">
            <text:p>52109.4</text:p>
          </table:table-cell>
          <table:table-cell table:style-name="ce27" table:formula="of:=ROUND(100*[.M13]/[.Q13];2)" office:value-type="float" office:value="88.52" calcext:value-type="float">
            <text:p>88.52</text:p>
          </table:table-cell>
          <table:table-cell table:style-name="ce22" table:formula="of:=SUM([.O152:.O161])/10" office:value-type="float" office:value="6760.7" calcext:value-type="float">
            <text:p>6760.7</text:p>
          </table:table-cell>
          <table:table-cell table:style-name="ce27" table:formula="of:=ROUND(100*[.O13]/[.Q13];2)" office:value-type="float" office:value="11.48" calcext:value-type="float">
            <text:p>11.48</text:p>
          </table:table-cell>
          <table:table-cell table:style-name="ce31" table:formula="of:=SUM([.Q152:.Q161])/10" office:value-type="float" office:value="58870.1" calcext:value-type="float">
            <text:p>58870.1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1" calcext:value-type="float">
            <text:p>1</text:p>
          </table:table-cell>
          <table:table-cell table:style-name="ce12" table:formula="of:=ROUND(MOD([.Q13]/1000;60);0)" office:value-type="float" office:value="59" calcext:value-type="float">
            <text:p>59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322746.7" calcext:value-type="float">
            <text:p>322746.7</text:p>
          </table:table-cell>
          <table:table-cell table:style-name="ce27" table:formula="of:=ROUND(100*[.M14]/[.Q14];2)" office:value-type="float" office:value="88.57" calcext:value-type="float">
            <text:p>88.57</text:p>
          </table:table-cell>
          <table:table-cell table:style-name="ce22" table:formula="of:=SUM([.O165:.O174])/10" office:value-type="float" office:value="41634.5" calcext:value-type="float">
            <text:p>41634.5</text:p>
          </table:table-cell>
          <table:table-cell table:style-name="ce27" table:formula="of:=ROUND(100*[.O14]/[.Q14];2)" office:value-type="float" office:value="11.43" calcext:value-type="float">
            <text:p>11.43</text:p>
          </table:table-cell>
          <table:table-cell table:style-name="ce31" table:formula="of:=SUM([.Q165:.Q174])/10" office:value-type="float" office:value="364381.2" calcext:value-type="float">
            <text:p>364381.2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6" calcext:value-type="float">
            <text:p>6</text:p>
          </table:table-cell>
          <table:table-cell table:style-name="ce12" table:formula="of:=ROUND(MOD([.Q14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1259676" calcext:value-type="float">
            <text:p>1259676</text:p>
          </table:table-cell>
          <table:table-cell table:style-name="ce28" table:formula="of:=ROUND(100*[.M15]/[.Q15];2)" office:value-type="float" office:value="88.3" calcext:value-type="float">
            <text:p>88.3</text:p>
          </table:table-cell>
          <table:table-cell table:style-name="ce23" table:formula="of:=SUM([.O178:.O187])/10" office:value-type="float" office:value="166945.2" calcext:value-type="float">
            <text:p>166945.2</text:p>
          </table:table-cell>
          <table:table-cell table:style-name="ce28" table:formula="of:=ROUND(100*[.O15]/[.Q15];2)" office:value-type="float" office:value="11.7" calcext:value-type="float">
            <text:p>11.7</text:p>
          </table:table-cell>
          <table:table-cell table:style-name="ce32" table:formula="of:=SUM([.Q178:.Q187])/10" office:value-type="float" office:value="1426621.2" calcext:value-type="float">
            <text:p>1426621.2</text:p>
          </table:table-cell>
          <table:table-cell table:style-name="ce23" table:formula="of:=QUOTIENT([.Q15]/1000;3600)" office:value-type="float" office:value="0" calcext:value-type="float">
            <text:p>0</text:p>
          </table:table-cell>
          <table:table-cell table:style-name="ce40" table:formula="of:=ROUND(MOD([.Q15]/1000;3600)/60;0)" office:value-type="float" office:value="24" calcext:value-type="float">
            <text:p>24</text:p>
          </table:table-cell>
          <table:table-cell table:style-name="ce13" table:formula="of:=ROUND(MOD([.Q15]/1000;60);0)" office:value-type="float" office:value="47" calcext:value-type="float">
            <text:p>47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6" table:formula="of:=ROUND(100*[.M22]/[.Q22];2)" office:value-type="float" office:value="90.91" calcext:value-type="float">
            <text:p>90.91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22]/[.Q22];2)" office:value-type="float" office:value="9.09" calcext:value-type="float">
            <text:p>9.09</text:p>
          </table:table-cell>
          <table:table-cell table:style-name="ce16" table:formula="of:=[.M22]+[.O22]" office:value-type="float" office:value="11" calcext:value-type="float">
            <text:p>1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3]/[.Q23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3]/[.Q23];2)" office:value-type="float" office:value="9.09" calcext:value-type="float">
            <text:p>9.09</text:p>
          </table:table-cell>
          <table:table-cell table:style-name="ce17" table:formula="of:=[.M23]+[.O23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4]/[.Q24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4]/[.Q24];2)" office:value-type="float" office:value="9.09" calcext:value-type="float">
            <text:p>9.09</text:p>
          </table:table-cell>
          <table:table-cell table:style-name="ce17" table:formula="of:=[.M24]+[.O24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17" table:formula="of:=ROUND(100*[.M25]/[.Q25];2)" office:value-type="float" office:value="91.67" calcext:value-type="float">
            <text:p>91.67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5]/[.Q25];2)" office:value-type="float" office:value="8.33" calcext:value-type="float">
            <text:p>8.33</text:p>
          </table:table-cell>
          <table:table-cell table:style-name="ce17" table:formula="of:=[.M25]+[.O25]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6]/[.Q26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6]/[.Q26];2)" office:value-type="float" office:value="9.09" calcext:value-type="float">
            <text:p>9.09</text:p>
          </table:table-cell>
          <table:table-cell table:style-name="ce17" table:formula="of:=[.M26]+[.O26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7]/[.Q27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7]/[.Q27];2)" office:value-type="float" office:value="9.09" calcext:value-type="float">
            <text:p>9.09</text:p>
          </table:table-cell>
          <table:table-cell table:style-name="ce17" table:formula="of:=[.M27]+[.O27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8]/[.Q28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8]/[.Q28];2)" office:value-type="float" office:value="9.09" calcext:value-type="float">
            <text:p>9.09</text:p>
          </table:table-cell>
          <table:table-cell table:style-name="ce17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17" table:formula="of:=ROUND(100*[.M29]/[.Q29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29]/[.Q29];2)" office:value-type="float" office:value="0" calcext:value-type="float">
            <text:p>0</text:p>
          </table:table-cell>
          <table:table-cell table:style-name="ce17" table:formula="of:=[.M29]+[.O29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30]/[.Q30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0]/[.Q30];2)" office:value-type="float" office:value="9.09" calcext:value-type="float">
            <text:p>9.09</text:p>
          </table:table-cell>
          <table:table-cell table:style-name="ce17" table:formula="of:=[.M30]+[.O30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8" table:formula="of:=ROUND(100*[.M31]/[.Q31];2)" office:value-type="float" office:value="90.91" calcext:value-type="float">
            <text:p>90.91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31]/[.Q31];2)" office:value-type="float" office:value="9.09" calcext:value-type="float">
            <text:p>9.09</text:p>
          </table:table-cell>
          <table:table-cell table:style-name="ce18" table:formula="of:=[.M31]+[.O31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ROUND(100*[.M35]/[.Q35];2)" office:value-type="float" office:value="94.12" calcext:value-type="float">
            <text:p>94.12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35]/[.Q35];2)" office:value-type="float" office:value="5.88" calcext:value-type="float">
            <text:p>5.88</text:p>
          </table:table-cell>
          <table:table-cell table:style-name="ce16" table:formula="of:=[.M35]+[.O35]" office:value-type="float" office:value="17" calcext:value-type="float">
            <text:p>17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17" calcext:value-type="float">
            <text:p>0.0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6]/[.Q36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6]/[.Q36];2)" office:value-type="float" office:value="5.88" calcext:value-type="float">
            <text:p>5.88</text:p>
          </table:table-cell>
          <table:table-cell table:style-name="ce17" table:formula="of:=[.M36]+[.O36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37]/[.Q37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37]/[.Q37];2)" office:value-type="float" office:value="0" calcext:value-type="float">
            <text:p>0</text:p>
          </table:table-cell>
          <table:table-cell table:style-name="ce17" table:formula="of:=[.M37]+[.O37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8]/[.Q38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8]/[.Q38];2)" office:value-type="float" office:value="5.88" calcext:value-type="float">
            <text:p>5.88</text:p>
          </table:table-cell>
          <table:table-cell table:style-name="ce17" table:formula="of:=[.M38]+[.O38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9]/[.Q39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9]/[.Q39];2)" office:value-type="float" office:value="5.88" calcext:value-type="float">
            <text:p>5.88</text:p>
          </table:table-cell>
          <table:table-cell table:style-name="ce17" table:formula="of:=[.M39]+[.O39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0]/[.Q40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0]/[.Q40];2)" office:value-type="float" office:value="5.88" calcext:value-type="float">
            <text:p>5.88</text:p>
          </table:table-cell>
          <table:table-cell table:style-name="ce17" table:formula="of:=[.M40]+[.O40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1]/[.Q41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1]/[.Q41];2)" office:value-type="float" office:value="5.88" calcext:value-type="float">
            <text:p>5.88</text:p>
          </table:table-cell>
          <table:table-cell table:style-name="ce17" table:formula="of:=[.M41]+[.O41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2]/[.Q42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2]/[.Q42];2)" office:value-type="float" office:value="5.88" calcext:value-type="float">
            <text:p>5.88</text:p>
          </table:table-cell>
          <table:table-cell table:style-name="ce17" table:formula="of:=[.M42]+[.O42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3]/[.Q43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43]/[.Q43];2)" office:value-type="float" office:value="0" calcext:value-type="float">
            <text:p>0</text:p>
          </table:table-cell>
          <table:table-cell table:style-name="ce17" table:formula="of:=[.M43]+[.O43]" office:value-type="float" office:value="16" calcext:value-type="float">
            <text:p>1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18" table:formula="of:=ROUND(100*[.M44]/[.Q44];2)" office:value-type="float" office:value="94.12" calcext:value-type="float">
            <text:p>94.12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44]/[.Q44];2)" office:value-type="float" office:value="5.88" calcext:value-type="float">
            <text:p>5.88</text:p>
          </table:table-cell>
          <table:table-cell table:style-name="ce18" table:formula="of:=[.M44]+[.O44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16" table:formula="of:=ROUND(100*[.M48]/[.Q48];2)" office:value-type="float" office:value="91.67" calcext:value-type="float">
            <text:p>91.67</text:p>
          </table:table-cell>
          <table:table-cell table:style-name="ce11" office:value-type="float" office:value="6" calcext:value-type="float">
            <text:p>6</text:p>
          </table:table-cell>
          <table:table-cell table:style-name="ce16" table:formula="of:=ROUND(100*[.O48]/[.Q48];2)" office:value-type="float" office:value="8.33" calcext:value-type="float">
            <text:p>8.33</text:p>
          </table:table-cell>
          <table:table-cell table:style-name="ce16" table:formula="of:=[.M48]+[.O48]" office:value-type="float" office:value="72" calcext:value-type="float">
            <text:p>72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072" calcext:value-type="float">
            <text:p>0.0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49]/[.Q49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49]/[.Q49];2)" office:value-type="float" office:value="9.72" calcext:value-type="float">
            <text:p>9.72</text:p>
          </table:table-cell>
          <table:table-cell table:style-name="ce17" table:formula="of:=[.M49]+[.O49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0]/[.Q50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0]/[.Q50];2)" office:value-type="float" office:value="9.72" calcext:value-type="float">
            <text:p>9.72</text:p>
          </table:table-cell>
          <table:table-cell table:style-name="ce17" table:formula="of:=[.M50]+[.O50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66" calcext:value-type="float">
            <text:p>66</text:p>
          </table:table-cell>
          <table:table-cell table:style-name="ce17" table:formula="of:=ROUND(100*[.M51]/[.Q51];2)" office:value-type="float" office:value="91.67" calcext:value-type="float">
            <text:p>91.67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ROUND(100*[.O51]/[.Q51];2)" office:value-type="float" office:value="8.33" calcext:value-type="float">
            <text:p>8.33</text:p>
          </table:table-cell>
          <table:table-cell table:style-name="ce17" table:formula="of:=[.M51]+[.O51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17" table:formula="of:=ROUND(100*[.M52]/[.Q52];2)" office:value-type="float" office:value="90.41" calcext:value-type="float">
            <text:p>90.41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2]/[.Q52];2)" office:value-type="float" office:value="9.59" calcext:value-type="float">
            <text:p>9.59</text:p>
          </table:table-cell>
          <table:table-cell table:style-name="ce17" table:formula="of:=[.M52]+[.O52]" office:value-type="float" office:value="73" calcext:value-type="float">
            <text:p>73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3]/[.Q53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3]/[.Q53];2)" office:value-type="float" office:value="9.72" calcext:value-type="float">
            <text:p>9.72</text:p>
          </table:table-cell>
          <table:table-cell table:style-name="ce17" table:formula="of:=[.M53]+[.O53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4]/[.Q54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4]/[.Q54];2)" office:value-type="float" office:value="9.72" calcext:value-type="float">
            <text:p>9.72</text:p>
          </table:table-cell>
          <table:table-cell table:style-name="ce17" table:formula="of:=[.M54]+[.O54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5]/[.Q55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5]/[.Q55];2)" office:value-type="float" office:value="9.72" calcext:value-type="float">
            <text:p>9.72</text:p>
          </table:table-cell>
          <table:table-cell table:style-name="ce17" table:formula="of:=[.M55]+[.O55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6]/[.Q56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6]/[.Q56];2)" office:value-type="float" office:value="9.72" calcext:value-type="float">
            <text:p>9.72</text:p>
          </table:table-cell>
          <table:table-cell table:style-name="ce17" table:formula="of:=[.M56]+[.O56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65" calcext:value-type="float">
            <text:p>65</text:p>
          </table:table-cell>
          <table:table-cell table:style-name="ce18" table:formula="of:=ROUND(100*[.M57]/[.Q57];2)" office:value-type="float" office:value="90.28" calcext:value-type="float">
            <text:p>90.28</text:p>
          </table:table-cell>
          <table:table-cell table:style-name="ce13" office:value-type="float" office:value="7" calcext:value-type="float">
            <text:p>7</text:p>
          </table:table-cell>
          <table:table-cell table:style-name="ce18" table:formula="of:=ROUND(100*[.O57]/[.Q57];2)" office:value-type="float" office:value="9.72" calcext:value-type="float">
            <text:p>9.72</text:p>
          </table:table-cell>
          <table:table-cell table:style-name="ce18" table:formula="of:=[.M57]+[.O57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16" table:formula="of:=ROUND(100*[.M61]/[.Q61];2)" office:value-type="float" office:value="87.61" calcext:value-type="float">
            <text:p>87.61</text:p>
          </table:table-cell>
          <table:table-cell table:style-name="ce11" office:value-type="float" office:value="29" calcext:value-type="float">
            <text:p>29</text:p>
          </table:table-cell>
          <table:table-cell table:style-name="ce16" table:formula="of:=ROUND(100*[.O61]/[.Q61];2)" office:value-type="float" office:value="12.39" calcext:value-type="float">
            <text:p>12.39</text:p>
          </table:table-cell>
          <table:table-cell table:style-name="ce16" table:formula="of:=[.M61]+[.O61]" office:value-type="float" office:value="234" calcext:value-type="float">
            <text:p>234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234" calcext:value-type="float">
            <text:p>0.2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07" calcext:value-type="float">
            <text:p>207</text:p>
          </table:table-cell>
          <table:table-cell table:style-name="ce17" table:formula="of:=ROUND(100*[.M62]/[.Q62];2)" office:value-type="float" office:value="88.09" calcext:value-type="float">
            <text:p>88.09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2]/[.Q62];2)" office:value-type="float" office:value="11.91" calcext:value-type="float">
            <text:p>11.91</text:p>
          </table:table-cell>
          <table:table-cell table:style-name="ce17" table:formula="of:=[.M62]+[.O62]" office:value-type="float" office:value="235" calcext:value-type="float">
            <text:p>235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235" calcext:value-type="float">
            <text:p>0.2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04" calcext:value-type="float">
            <text:p>204</text:p>
          </table:table-cell>
          <table:table-cell table:style-name="ce17" table:formula="of:=ROUND(100*[.M63]/[.Q63];2)" office:value-type="float" office:value="87.55" calcext:value-type="float">
            <text:p>87.55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3]/[.Q63];2)" office:value-type="float" office:value="12.45" calcext:value-type="float">
            <text:p>12.45</text:p>
          </table:table-cell>
          <table:table-cell table:style-name="ce17" table:formula="of:=[.M63]+[.O63]" office:value-type="float" office:value="233" calcext:value-type="float">
            <text:p>233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17" table:formula="of:=ROUND(100*[.M64]/[.Q64];2)" office:value-type="float" office:value="87.5" calcext:value-type="float">
            <text:p>87.5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4]/[.Q64];2)" office:value-type="float" office:value="12.5" calcext:value-type="float">
            <text:p>12.5</text:p>
          </table:table-cell>
          <table:table-cell table:style-name="ce17" table:formula="of:=[.M64]+[.O64]" office:value-type="float" office:value="232" calcext:value-type="float">
            <text:p>232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232" calcext:value-type="float">
            <text:p>0.2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17" table:formula="of:=ROUND(100*[.M65]/[.Q65];2)" office:value-type="float" office:value="87.61" calcext:value-type="float">
            <text:p>87.61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5]/[.Q65];2)" office:value-type="float" office:value="12.39" calcext:value-type="float">
            <text:p>12.39</text:p>
          </table:table-cell>
          <table:table-cell table:style-name="ce17" table:formula="of:=[.M65]+[.O65]" office:value-type="float" office:value="234" calcext:value-type="float">
            <text:p>234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234" calcext:value-type="float">
            <text:p>0.2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08" calcext:value-type="float">
            <text:p>208</text:p>
          </table:table-cell>
          <table:table-cell table:style-name="ce17" table:formula="of:=ROUND(100*[.M66]/[.Q66];2)" office:value-type="float" office:value="88.14" calcext:value-type="float">
            <text:p>88.14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6]/[.Q66];2)" office:value-type="float" office:value="11.86" calcext:value-type="float">
            <text:p>11.86</text:p>
          </table:table-cell>
          <table:table-cell table:style-name="ce17" table:formula="of:=[.M66]+[.O66]" office:value-type="float" office:value="236" calcext:value-type="float">
            <text:p>236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236" calcext:value-type="float">
            <text:p>0.2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05" calcext:value-type="float">
            <text:p>205</text:p>
          </table:table-cell>
          <table:table-cell table:style-name="ce17" table:formula="of:=ROUND(100*[.M67]/[.Q67];2)" office:value-type="float" office:value="87.98" calcext:value-type="float">
            <text:p>87.98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7]/[.Q67];2)" office:value-type="float" office:value="12.02" calcext:value-type="float">
            <text:p>12.02</text:p>
          </table:table-cell>
          <table:table-cell table:style-name="ce17" table:formula="of:=[.M67]+[.O67]" office:value-type="float" office:value="233" calcext:value-type="float">
            <text:p>233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207" calcext:value-type="float">
            <text:p>207</text:p>
          </table:table-cell>
          <table:table-cell table:style-name="ce17" table:formula="of:=ROUND(100*[.M68]/[.Q68];2)" office:value-type="float" office:value="88.09" calcext:value-type="float">
            <text:p>88.09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8]/[.Q68];2)" office:value-type="float" office:value="11.91" calcext:value-type="float">
            <text:p>11.91</text:p>
          </table:table-cell>
          <table:table-cell table:style-name="ce17" table:formula="of:=[.M68]+[.O68]" office:value-type="float" office:value="235" calcext:value-type="float">
            <text:p>235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235" calcext:value-type="float">
            <text:p>0.2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04" calcext:value-type="float">
            <text:p>204</text:p>
          </table:table-cell>
          <table:table-cell table:style-name="ce17" table:formula="of:=ROUND(100*[.M69]/[.Q69];2)" office:value-type="float" office:value="87.93" calcext:value-type="float">
            <text:p>87.93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9]/[.Q69];2)" office:value-type="float" office:value="12.07" calcext:value-type="float">
            <text:p>12.07</text:p>
          </table:table-cell>
          <table:table-cell table:style-name="ce17" table:formula="of:=[.M69]+[.O69]" office:value-type="float" office:value="232" calcext:value-type="float">
            <text:p>232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232" calcext:value-type="float">
            <text:p>0.2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05" calcext:value-type="float">
            <text:p>205</text:p>
          </table:table-cell>
          <table:table-cell table:style-name="ce18" table:formula="of:=ROUND(100*[.M70]/[.Q70];2)" office:value-type="float" office:value="87.98" calcext:value-type="float">
            <text:p>87.98</text:p>
          </table:table-cell>
          <table:table-cell table:style-name="ce13" office:value-type="float" office:value="28" calcext:value-type="float">
            <text:p>28</text:p>
          </table:table-cell>
          <table:table-cell table:style-name="ce18" table:formula="of:=ROUND(100*[.O70]/[.Q70];2)" office:value-type="float" office:value="12.02" calcext:value-type="float">
            <text:p>12.02</text:p>
          </table:table-cell>
          <table:table-cell table:style-name="ce18" table:formula="of:=[.M70]+[.O70]" office:value-type="float" office:value="233" calcext:value-type="float">
            <text:p>233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16" table:formula="of:=ROUND(100*[.M74]/[.Q74];2)" office:value-type="float" office:value="87.07" calcext:value-type="float">
            <text:p>87.07</text:p>
          </table:table-cell>
          <table:table-cell table:style-name="ce11" office:value-type="float" office:value="53" calcext:value-type="float">
            <text:p>53</text:p>
          </table:table-cell>
          <table:table-cell table:style-name="ce16" table:formula="of:=ROUND(100*[.O74]/[.Q74];2)" office:value-type="float" office:value="12.93" calcext:value-type="float">
            <text:p>12.93</text:p>
          </table:table-cell>
          <table:table-cell table:style-name="ce16" table:formula="of:=[.M74]+[.O74]" office:value-type="float" office:value="410" calcext:value-type="float">
            <text:p>410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.41" calcext:value-type="float">
            <text:p>0.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63" calcext:value-type="float">
            <text:p>363</text:p>
          </table:table-cell>
          <table:table-cell table:style-name="ce17" table:formula="of:=ROUND(100*[.M75]/[.Q75];2)" office:value-type="float" office:value="87.05" calcext:value-type="float">
            <text:p>87.05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5]/[.Q75];2)" office:value-type="float" office:value="12.95" calcext:value-type="float">
            <text:p>12.95</text:p>
          </table:table-cell>
          <table:table-cell table:style-name="ce17" table:formula="of:=[.M75]+[.O75]" office:value-type="float" office:value="417" calcext:value-type="float">
            <text:p>417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.417" calcext:value-type="float">
            <text:p>0.4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57" calcext:value-type="float">
            <text:p>357</text:p>
          </table:table-cell>
          <table:table-cell table:style-name="ce17" table:formula="of:=ROUND(100*[.M76]/[.Q76];2)" office:value-type="float" office:value="86.86" calcext:value-type="float">
            <text:p>86.86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6]/[.Q76];2)" office:value-type="float" office:value="13.14" calcext:value-type="float">
            <text:p>13.14</text:p>
          </table:table-cell>
          <table:table-cell table:style-name="ce17" table:formula="of:=[.M76]+[.O76]" office:value-type="float" office:value="411" calcext:value-type="float">
            <text:p>411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.411" calcext:value-type="float">
            <text:p>0.4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77]/[.Q77];2)" office:value-type="float" office:value="86.89" calcext:value-type="float">
            <text:p>86.89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7]/[.Q77];2)" office:value-type="float" office:value="13.11" calcext:value-type="float">
            <text:p>13.11</text:p>
          </table:table-cell>
          <table:table-cell table:style-name="ce17" table:formula="of:=[.M77]+[.O77]" office:value-type="float" office:value="412" calcext:value-type="float">
            <text:p>412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.412" calcext:value-type="float">
            <text:p>0.4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57" calcext:value-type="float">
            <text:p>357</text:p>
          </table:table-cell>
          <table:table-cell table:style-name="ce17" table:formula="of:=ROUND(100*[.M78]/[.Q78];2)" office:value-type="float" office:value="86.86" calcext:value-type="float">
            <text:p>86.86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8]/[.Q78];2)" office:value-type="float" office:value="13.14" calcext:value-type="float">
            <text:p>13.14</text:p>
          </table:table-cell>
          <table:table-cell table:style-name="ce17" table:formula="of:=[.M78]+[.O78]" office:value-type="float" office:value="411" calcext:value-type="float">
            <text:p>411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.411" calcext:value-type="float">
            <text:p>0.4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59" calcext:value-type="float">
            <text:p>359</text:p>
          </table:table-cell>
          <table:table-cell table:style-name="ce17" table:formula="of:=ROUND(100*[.M79]/[.Q79];2)" office:value-type="float" office:value="86.92" calcext:value-type="float">
            <text:p>86.92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9]/[.Q79];2)" office:value-type="float" office:value="13.08" calcext:value-type="float">
            <text:p>13.08</text:p>
          </table:table-cell>
          <table:table-cell table:style-name="ce17" table:formula="of:=[.M79]+[.O79]" office:value-type="float" office:value="413" calcext:value-type="float">
            <text:p>413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55" calcext:value-type="float">
            <text:p>355</text:p>
          </table:table-cell>
          <table:table-cell table:style-name="ce17" table:formula="of:=ROUND(100*[.M80]/[.Q80];2)" office:value-type="float" office:value="86.8" calcext:value-type="float">
            <text:p>86.8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80]/[.Q80];2)" office:value-type="float" office:value="13.2" calcext:value-type="float">
            <text:p>13.2</text:p>
          </table:table-cell>
          <table:table-cell table:style-name="ce17" table:formula="of:=[.M80]+[.O80]" office:value-type="float" office:value="409" calcext:value-type="float">
            <text:p>409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.409" calcext:value-type="float">
            <text:p>0.40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81]/[.Q81];2)" office:value-type="float" office:value="86.89" calcext:value-type="float">
            <text:p>86.89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81]/[.Q81];2)" office:value-type="float" office:value="13.11" calcext:value-type="float">
            <text:p>13.11</text:p>
          </table:table-cell>
          <table:table-cell table:style-name="ce17" table:formula="of:=[.M81]+[.O81]" office:value-type="float" office:value="412" calcext:value-type="float">
            <text:p>412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.412" calcext:value-type="float">
            <text:p>0.4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82]/[.Q82];2)" office:value-type="float" office:value="86.68" calcext:value-type="float">
            <text:p>86.68</text:p>
          </table:table-cell>
          <table:table-cell table:style-name="ce12" office:value-type="float" office:value="55" calcext:value-type="float">
            <text:p>55</text:p>
          </table:table-cell>
          <table:table-cell table:style-name="ce17" table:formula="of:=ROUND(100*[.O82]/[.Q82];2)" office:value-type="float" office:value="13.32" calcext:value-type="float">
            <text:p>13.32</text:p>
          </table:table-cell>
          <table:table-cell table:style-name="ce17" table:formula="of:=[.M82]+[.O82]" office:value-type="float" office:value="413" calcext:value-type="float">
            <text:p>413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59" calcext:value-type="float">
            <text:p>359</text:p>
          </table:table-cell>
          <table:table-cell table:style-name="ce18" table:formula="of:=ROUND(100*[.M83]/[.Q83];2)" office:value-type="float" office:value="86.92" calcext:value-type="float">
            <text:p>86.92</text:p>
          </table:table-cell>
          <table:table-cell table:style-name="ce13" office:value-type="float" office:value="54" calcext:value-type="float">
            <text:p>54</text:p>
          </table:table-cell>
          <table:table-cell table:style-name="ce18" table:formula="of:=ROUND(100*[.O83]/[.Q83];2)" office:value-type="float" office:value="13.08" calcext:value-type="float">
            <text:p>13.08</text:p>
          </table:table-cell>
          <table:table-cell table:style-name="ce18" table:formula="of:=[.M83]+[.O83]" office:value-type="float" office:value="413" calcext:value-type="float">
            <text:p>413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822" calcext:value-type="float">
            <text:p>822</text:p>
          </table:table-cell>
          <table:table-cell table:style-name="ce16" table:formula="of:=ROUND(100*[.M87]/[.Q87];2)" office:value-type="float" office:value="84.92" calcext:value-type="float">
            <text:p>84.92</text:p>
          </table:table-cell>
          <table:table-cell table:style-name="ce11" office:value-type="float" office:value="146" calcext:value-type="float">
            <text:p>146</text:p>
          </table:table-cell>
          <table:table-cell table:style-name="ce16" table:formula="of:=ROUND(100*[.O87]/[.Q87];2)" office:value-type="float" office:value="15.08" calcext:value-type="float">
            <text:p>15.08</text:p>
          </table:table-cell>
          <table:table-cell table:style-name="ce11" table:formula="of:=[.M87]+[.O87]" office:value-type="float" office:value="968" calcext:value-type="float">
            <text:p>968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0.968" calcext:value-type="float">
            <text:p>0.9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822" calcext:value-type="float">
            <text:p>822</text:p>
          </table:table-cell>
          <table:table-cell table:style-name="ce17" table:formula="of:=ROUND(100*[.M88]/[.Q88];2)" office:value-type="float" office:value="85.27" calcext:value-type="float">
            <text:p>85.27</text:p>
          </table:table-cell>
          <table:table-cell table:style-name="ce12" office:value-type="float" office:value="142" calcext:value-type="float">
            <text:p>142</text:p>
          </table:table-cell>
          <table:table-cell table:style-name="ce17" table:formula="of:=ROUND(100*[.O88]/[.Q88];2)" office:value-type="float" office:value="14.73" calcext:value-type="float">
            <text:p>14.73</text:p>
          </table:table-cell>
          <table:table-cell table:style-name="ce12" table:formula="of:=[.M88]+[.O88]" office:value-type="float" office:value="964" calcext:value-type="float">
            <text:p>964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0.964" calcext:value-type="float">
            <text:p>0.9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820" calcext:value-type="float">
            <text:p>820</text:p>
          </table:table-cell>
          <table:table-cell table:style-name="ce17" table:formula="of:=ROUND(100*[.M89]/[.Q89];2)" office:value-type="float" office:value="85.33" calcext:value-type="float">
            <text:p>85.33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89]/[.Q89];2)" office:value-type="float" office:value="14.67" calcext:value-type="float">
            <text:p>14.67</text:p>
          </table:table-cell>
          <table:table-cell table:style-name="ce12" table:formula="of:=[.M89]+[.O89]" office:value-type="float" office:value="961" calcext:value-type="float">
            <text:p>961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0.961" calcext:value-type="float">
            <text:p>0.9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816" calcext:value-type="float">
            <text:p>816</text:p>
          </table:table-cell>
          <table:table-cell table:style-name="ce17" table:formula="of:=ROUND(100*[.M90]/[.Q90];2)" office:value-type="float" office:value="85.27" calcext:value-type="float">
            <text:p>85.27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90]/[.Q90];2)" office:value-type="float" office:value="14.73" calcext:value-type="float">
            <text:p>14.73</text:p>
          </table:table-cell>
          <table:table-cell table:style-name="ce12" table:formula="of:=[.M90]+[.O90]" office:value-type="float" office:value="957" calcext:value-type="float">
            <text:p>957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0.957" calcext:value-type="float">
            <text:p>0.9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825" calcext:value-type="float">
            <text:p>825</text:p>
          </table:table-cell>
          <table:table-cell table:style-name="ce17" table:formula="of:=ROUND(100*[.M91]/[.Q91];2)" office:value-type="float" office:value="85.23" calcext:value-type="float">
            <text:p>85.23</text:p>
          </table:table-cell>
          <table:table-cell table:style-name="ce12" office:value-type="float" office:value="143" calcext:value-type="float">
            <text:p>143</text:p>
          </table:table-cell>
          <table:table-cell table:style-name="ce17" table:formula="of:=ROUND(100*[.O91]/[.Q91];2)" office:value-type="float" office:value="14.77" calcext:value-type="float">
            <text:p>14.77</text:p>
          </table:table-cell>
          <table:table-cell table:style-name="ce12" table:formula="of:=[.M91]+[.O91]" office:value-type="float" office:value="968" calcext:value-type="float">
            <text:p>968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0.968" calcext:value-type="float">
            <text:p>0.9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824" calcext:value-type="float">
            <text:p>824</text:p>
          </table:table-cell>
          <table:table-cell table:style-name="ce17" table:formula="of:=ROUND(100*[.M92]/[.Q92];2)" office:value-type="float" office:value="85.3" calcext:value-type="float">
            <text:p>85.3</text:p>
          </table:table-cell>
          <table:table-cell table:style-name="ce12" office:value-type="float" office:value="142" calcext:value-type="float">
            <text:p>142</text:p>
          </table:table-cell>
          <table:table-cell table:style-name="ce17" table:formula="of:=ROUND(100*[.O92]/[.Q92];2)" office:value-type="float" office:value="14.7" calcext:value-type="float">
            <text:p>14.7</text:p>
          </table:table-cell>
          <table:table-cell table:style-name="ce12" table:formula="of:=[.M92]+[.O92]" office:value-type="float" office:value="966" calcext:value-type="float">
            <text:p>966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0.966" calcext:value-type="float">
            <text:p>0.9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821" calcext:value-type="float">
            <text:p>821</text:p>
          </table:table-cell>
          <table:table-cell table:style-name="ce17" table:formula="of:=ROUND(100*[.M93]/[.Q93];2)" office:value-type="float" office:value="85.52" calcext:value-type="float">
            <text:p>85.52</text:p>
          </table:table-cell>
          <table:table-cell table:style-name="ce12" office:value-type="float" office:value="139" calcext:value-type="float">
            <text:p>139</text:p>
          </table:table-cell>
          <table:table-cell table:style-name="ce17" table:formula="of:=ROUND(100*[.O93]/[.Q93];2)" office:value-type="float" office:value="14.48" calcext:value-type="float">
            <text:p>14.48</text:p>
          </table:table-cell>
          <table:table-cell table:style-name="ce12" table:formula="of:=[.M93]+[.O93]" office:value-type="float" office:value="960" calcext:value-type="float">
            <text:p>960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0.96" calcext:value-type="float">
            <text:p>0.9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827" calcext:value-type="float">
            <text:p>827</text:p>
          </table:table-cell>
          <table:table-cell table:style-name="ce17" table:formula="of:=ROUND(100*[.M94]/[.Q94];2)" office:value-type="float" office:value="85.17" calcext:value-type="float">
            <text:p>85.17</text:p>
          </table:table-cell>
          <table:table-cell table:style-name="ce12" office:value-type="float" office:value="144" calcext:value-type="float">
            <text:p>144</text:p>
          </table:table-cell>
          <table:table-cell table:style-name="ce17" table:formula="of:=ROUND(100*[.O94]/[.Q94];2)" office:value-type="float" office:value="14.83" calcext:value-type="float">
            <text:p>14.83</text:p>
          </table:table-cell>
          <table:table-cell table:style-name="ce12" table:formula="of:=[.M94]+[.O94]" office:value-type="float" office:value="971" calcext:value-type="float">
            <text:p>971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0.971" calcext:value-type="float">
            <text:p>0.97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824" calcext:value-type="float">
            <text:p>824</text:p>
          </table:table-cell>
          <table:table-cell table:style-name="ce17" table:formula="of:=ROUND(100*[.M95]/[.Q95];2)" office:value-type="float" office:value="85.39" calcext:value-type="float">
            <text:p>85.39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95]/[.Q95];2)" office:value-type="float" office:value="14.61" calcext:value-type="float">
            <text:p>14.61</text:p>
          </table:table-cell>
          <table:table-cell table:style-name="ce12" table:formula="of:=[.M95]+[.O95]" office:value-type="float" office:value="965" calcext:value-type="float">
            <text:p>965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0.965" calcext:value-type="float">
            <text:p>0.96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834" calcext:value-type="float">
            <text:p>834</text:p>
          </table:table-cell>
          <table:table-cell table:style-name="ce18" table:formula="of:=ROUND(100*[.M96]/[.Q96];2)" office:value-type="float" office:value="85.36" calcext:value-type="float">
            <text:p>85.36</text:p>
          </table:table-cell>
          <table:table-cell table:style-name="ce13" office:value-type="float" office:value="143" calcext:value-type="float">
            <text:p>143</text:p>
          </table:table-cell>
          <table:table-cell table:style-name="ce18" table:formula="of:=ROUND(100*[.O96]/[.Q96];2)" office:value-type="float" office:value="14.64" calcext:value-type="float">
            <text:p>14.64</text:p>
          </table:table-cell>
          <table:table-cell table:style-name="ce13" table:formula="of:=[.M96]+[.O96]" office:value-type="float" office:value="977" calcext:value-type="float">
            <text:p>977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0.977" calcext:value-type="float">
            <text:p>0.97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464" calcext:value-type="float">
            <text:p>1464</text:p>
          </table:table-cell>
          <table:table-cell table:style-name="ce16" table:formula="of:=ROUND(100*[.M100]/[.Q100];2)" office:value-type="float" office:value="86.83" calcext:value-type="float">
            <text:p>86.83</text:p>
          </table:table-cell>
          <table:table-cell table:style-name="ce11" office:value-type="float" office:value="222" calcext:value-type="float">
            <text:p>222</text:p>
          </table:table-cell>
          <table:table-cell table:style-name="ce16" table:formula="of:=ROUND(100*[.O100]/[.Q100];2)" office:value-type="float" office:value="13.17" calcext:value-type="float">
            <text:p>13.17</text:p>
          </table:table-cell>
          <table:table-cell table:style-name="ce11" table:formula="of:=[.M100]+[.O100]" office:value-type="float" office:value="1686" calcext:value-type="float">
            <text:p>1686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1.686" calcext:value-type="float">
            <text:p>1.6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465" calcext:value-type="float">
            <text:p>1465</text:p>
          </table:table-cell>
          <table:table-cell table:style-name="ce17" table:formula="of:=ROUND(100*[.M101]/[.Q101];2)" office:value-type="float" office:value="86.89" calcext:value-type="float">
            <text:p>86.89</text:p>
          </table:table-cell>
          <table:table-cell table:style-name="ce12" office:value-type="float" office:value="221" calcext:value-type="float">
            <text:p>221</text:p>
          </table:table-cell>
          <table:table-cell table:style-name="ce17" table:formula="of:=ROUND(100*[.O101]/[.Q101];2)" office:value-type="float" office:value="13.11" calcext:value-type="float">
            <text:p>13.11</text:p>
          </table:table-cell>
          <table:table-cell table:style-name="ce12" table:formula="of:=[.M101]+[.O101]" office:value-type="float" office:value="1686" calcext:value-type="float">
            <text:p>1686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1.686" calcext:value-type="float">
            <text:p>1.6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468" calcext:value-type="float">
            <text:p>1468</text:p>
          </table:table-cell>
          <table:table-cell table:style-name="ce17" table:formula="of:=ROUND(100*[.M102]/[.Q102];2)" office:value-type="float" office:value="86.92" calcext:value-type="float">
            <text:p>86.92</text:p>
          </table:table-cell>
          <table:table-cell table:style-name="ce12" office:value-type="float" office:value="221" calcext:value-type="float">
            <text:p>221</text:p>
          </table:table-cell>
          <table:table-cell table:style-name="ce17" table:formula="of:=ROUND(100*[.O102]/[.Q102];2)" office:value-type="float" office:value="13.08" calcext:value-type="float">
            <text:p>13.08</text:p>
          </table:table-cell>
          <table:table-cell table:style-name="ce12" table:formula="of:=[.M102]+[.O102]" office:value-type="float" office:value="1689" calcext:value-type="float">
            <text:p>1689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1.689" calcext:value-type="float">
            <text:p>1.68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466" calcext:value-type="float">
            <text:p>1466</text:p>
          </table:table-cell>
          <table:table-cell table:style-name="ce17" table:formula="of:=ROUND(100*[.M103]/[.Q103];2)" office:value-type="float" office:value="86.85" calcext:value-type="float">
            <text:p>86.85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3]/[.Q103];2)" office:value-type="float" office:value="13.15" calcext:value-type="float">
            <text:p>13.15</text:p>
          </table:table-cell>
          <table:table-cell table:style-name="ce12" table:formula="of:=[.M103]+[.O103]" office:value-type="float" office:value="1688" calcext:value-type="float">
            <text:p>1688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1.688" calcext:value-type="float">
            <text:p>1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466" calcext:value-type="float">
            <text:p>1466</text:p>
          </table:table-cell>
          <table:table-cell table:style-name="ce17" table:formula="of:=ROUND(100*[.M104]/[.Q104];2)" office:value-type="float" office:value="86.85" calcext:value-type="float">
            <text:p>86.85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4]/[.Q104];2)" office:value-type="float" office:value="13.15" calcext:value-type="float">
            <text:p>13.15</text:p>
          </table:table-cell>
          <table:table-cell table:style-name="ce12" table:formula="of:=[.M104]+[.O104]" office:value-type="float" office:value="1688" calcext:value-type="float">
            <text:p>1688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1.688" calcext:value-type="float">
            <text:p>1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471" calcext:value-type="float">
            <text:p>1471</text:p>
          </table:table-cell>
          <table:table-cell table:style-name="ce17" table:formula="of:=ROUND(100*[.M105]/[.Q105];2)" office:value-type="float" office:value="86.89" calcext:value-type="float">
            <text:p>86.89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5]/[.Q105];2)" office:value-type="float" office:value="13.11" calcext:value-type="float">
            <text:p>13.11</text:p>
          </table:table-cell>
          <table:table-cell table:style-name="ce12" table:formula="of:=[.M105]+[.O105]" office:value-type="float" office:value="1693" calcext:value-type="float">
            <text:p>1693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1.693" calcext:value-type="float">
            <text:p>1.6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464" calcext:value-type="float">
            <text:p>1464</text:p>
          </table:table-cell>
          <table:table-cell table:style-name="ce17" table:formula="of:=ROUND(100*[.M106]/[.Q106];2)" office:value-type="float" office:value="86.94" calcext:value-type="float">
            <text:p>86.94</text:p>
          </table:table-cell>
          <table:table-cell table:style-name="ce12" office:value-type="float" office:value="220" calcext:value-type="float">
            <text:p>220</text:p>
          </table:table-cell>
          <table:table-cell table:style-name="ce17" table:formula="of:=ROUND(100*[.O106]/[.Q106];2)" office:value-type="float" office:value="13.06" calcext:value-type="float">
            <text:p>13.06</text:p>
          </table:table-cell>
          <table:table-cell table:style-name="ce12" table:formula="of:=[.M106]+[.O106]" office:value-type="float" office:value="1684" calcext:value-type="float">
            <text:p>1684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1.684" calcext:value-type="float">
            <text:p>1.6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461" calcext:value-type="float">
            <text:p>1461</text:p>
          </table:table-cell>
          <table:table-cell table:style-name="ce17" table:formula="of:=ROUND(100*[.M107]/[.Q107];2)" office:value-type="float" office:value="86.81" calcext:value-type="float">
            <text:p>86.81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7]/[.Q107];2)" office:value-type="float" office:value="13.19" calcext:value-type="float">
            <text:p>13.19</text:p>
          </table:table-cell>
          <table:table-cell table:style-name="ce12" table:formula="of:=[.M107]+[.O107]" office:value-type="float" office:value="1683" calcext:value-type="float">
            <text:p>1683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1.683" calcext:value-type="float">
            <text:p>1.68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475" calcext:value-type="float">
            <text:p>1475</text:p>
          </table:table-cell>
          <table:table-cell table:style-name="ce17" table:formula="of:=ROUND(100*[.M108]/[.Q108];2)" office:value-type="float" office:value="86.92" calcext:value-type="float">
            <text:p>86.92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8]/[.Q108];2)" office:value-type="float" office:value="13.08" calcext:value-type="float">
            <text:p>13.08</text:p>
          </table:table-cell>
          <table:table-cell table:style-name="ce12" table:formula="of:=[.M108]+[.O108]" office:value-type="float" office:value="1697" calcext:value-type="float">
            <text:p>1697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1.697" calcext:value-type="float">
            <text:p>1.6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465" calcext:value-type="float">
            <text:p>1465</text:p>
          </table:table-cell>
          <table:table-cell table:style-name="ce18" table:formula="of:=ROUND(100*[.M109]/[.Q109];2)" office:value-type="float" office:value="86.94" calcext:value-type="float">
            <text:p>86.94</text:p>
          </table:table-cell>
          <table:table-cell table:style-name="ce13" office:value-type="float" office:value="220" calcext:value-type="float">
            <text:p>220</text:p>
          </table:table-cell>
          <table:table-cell table:style-name="ce18" table:formula="of:=ROUND(100*[.O109]/[.Q109];2)" office:value-type="float" office:value="13.06" calcext:value-type="float">
            <text:p>13.06</text:p>
          </table:table-cell>
          <table:table-cell table:style-name="ce13" table:formula="of:=[.M109]+[.O109]" office:value-type="float" office:value="1685" calcext:value-type="float">
            <text:p>1685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1.685" calcext:value-type="float">
            <text:p>1.685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402" calcext:value-type="float">
            <text:p>2402</text:p>
          </table:table-cell>
          <table:table-cell table:style-name="ce16" table:formula="of:=ROUND(100*[.M113]/[.Q113];2)" office:value-type="float" office:value="87.57" calcext:value-type="float">
            <text:p>87.57</text:p>
          </table:table-cell>
          <table:table-cell table:style-name="ce11" office:value-type="float" office:value="341" calcext:value-type="float">
            <text:p>341</text:p>
          </table:table-cell>
          <table:table-cell table:style-name="ce16" table:formula="of:=ROUND(100*[.O113]/[.Q113];2)" office:value-type="float" office:value="12.43" calcext:value-type="float">
            <text:p>12.43</text:p>
          </table:table-cell>
          <table:table-cell table:style-name="ce11" table:formula="of:=[.M113]+[.O113]" office:value-type="float" office:value="2743" calcext:value-type="float">
            <text:p>2743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2.743" calcext:value-type="float">
            <text:p>2.74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397" calcext:value-type="float">
            <text:p>2397</text:p>
          </table:table-cell>
          <table:table-cell table:style-name="ce17" table:formula="of:=ROUND(100*[.M114]/[.Q114];2)" office:value-type="float" office:value="87.58" calcext:value-type="float">
            <text:p>87.58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ROUND(100*[.O114]/[.Q114];2)" office:value-type="float" office:value="12.42" calcext:value-type="float">
            <text:p>12.42</text:p>
          </table:table-cell>
          <table:table-cell table:style-name="ce12" table:formula="of:=[.M114]+[.O114]" office:value-type="float" office:value="2737" calcext:value-type="float">
            <text:p>2737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2.737" calcext:value-type="float">
            <text:p>2.73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396" calcext:value-type="float">
            <text:p>2396</text:p>
          </table:table-cell>
          <table:table-cell table:style-name="ce17" table:formula="of:=ROUND(100*[.M115]/[.Q115];2)" office:value-type="float" office:value="87.61" calcext:value-type="float">
            <text:p>87.61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5]/[.Q115];2)" office:value-type="float" office:value="12.39" calcext:value-type="float">
            <text:p>12.39</text:p>
          </table:table-cell>
          <table:table-cell table:style-name="ce12" table:formula="of:=[.M115]+[.O115]" office:value-type="float" office:value="2735" calcext:value-type="float">
            <text:p>2735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2.735" calcext:value-type="float">
            <text:p>2.7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401" calcext:value-type="float">
            <text:p>2401</text:p>
          </table:table-cell>
          <table:table-cell table:style-name="ce17" table:formula="of:=ROUND(100*[.M116]/[.Q116];2)" office:value-type="float" office:value="87.56" calcext:value-type="float">
            <text:p>87.56</text:p>
          </table:table-cell>
          <table:table-cell table:style-name="ce12" office:value-type="float" office:value="341" calcext:value-type="float">
            <text:p>341</text:p>
          </table:table-cell>
          <table:table-cell table:style-name="ce17" table:formula="of:=ROUND(100*[.O116]/[.Q116];2)" office:value-type="float" office:value="12.44" calcext:value-type="float">
            <text:p>12.44</text:p>
          </table:table-cell>
          <table:table-cell table:style-name="ce12" table:formula="of:=[.M116]+[.O116]" office:value-type="float" office:value="2742" calcext:value-type="float">
            <text:p>2742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2.742" calcext:value-type="float">
            <text:p>2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398" calcext:value-type="float">
            <text:p>2398</text:p>
          </table:table-cell>
          <table:table-cell table:style-name="ce17" table:formula="of:=ROUND(100*[.M117]/[.Q117];2)" office:value-type="float" office:value="87.61" calcext:value-type="float">
            <text:p>87.61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7]/[.Q117];2)" office:value-type="float" office:value="12.39" calcext:value-type="float">
            <text:p>12.39</text:p>
          </table:table-cell>
          <table:table-cell table:style-name="ce12" table:formula="of:=[.M117]+[.O117]" office:value-type="float" office:value="2737" calcext:value-type="float">
            <text:p>2737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2.737" calcext:value-type="float">
            <text:p>2.73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400" calcext:value-type="float">
            <text:p>2400</text:p>
          </table:table-cell>
          <table:table-cell table:style-name="ce17" table:formula="of:=ROUND(100*[.M118]/[.Q118];2)" office:value-type="float" office:value="87.53" calcext:value-type="float">
            <text:p>87.53</text:p>
          </table:table-cell>
          <table:table-cell table:style-name="ce12" office:value-type="float" office:value="342" calcext:value-type="float">
            <text:p>342</text:p>
          </table:table-cell>
          <table:table-cell table:style-name="ce17" table:formula="of:=ROUND(100*[.O118]/[.Q118];2)" office:value-type="float" office:value="12.47" calcext:value-type="float">
            <text:p>12.47</text:p>
          </table:table-cell>
          <table:table-cell table:style-name="ce12" table:formula="of:=[.M118]+[.O118]" office:value-type="float" office:value="2742" calcext:value-type="float">
            <text:p>2742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2.742" calcext:value-type="float">
            <text:p>2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399" calcext:value-type="float">
            <text:p>2399</text:p>
          </table:table-cell>
          <table:table-cell table:style-name="ce17" table:formula="of:=ROUND(100*[.M119]/[.Q119];2)" office:value-type="float" office:value="87.62" calcext:value-type="float">
            <text:p>87.62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9]/[.Q119];2)" office:value-type="float" office:value="12.38" calcext:value-type="float">
            <text:p>12.38</text:p>
          </table:table-cell>
          <table:table-cell table:style-name="ce12" table:formula="of:=[.M119]+[.O119]" office:value-type="float" office:value="2738" calcext:value-type="float">
            <text:p>2738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2.738" calcext:value-type="float">
            <text:p>2.7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2407" calcext:value-type="float">
            <text:p>2407</text:p>
          </table:table-cell>
          <table:table-cell table:style-name="ce17" table:formula="of:=ROUND(100*[.M120]/[.Q120];2)" office:value-type="float" office:value="87.65" calcext:value-type="float">
            <text:p>87.65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20]/[.Q120];2)" office:value-type="float" office:value="12.35" calcext:value-type="float">
            <text:p>12.35</text:p>
          </table:table-cell>
          <table:table-cell table:style-name="ce12" table:formula="of:=[.M120]+[.O120]" office:value-type="float" office:value="2746" calcext:value-type="float">
            <text:p>2746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2.746" calcext:value-type="float">
            <text:p>2.74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401" calcext:value-type="float">
            <text:p>2401</text:p>
          </table:table-cell>
          <table:table-cell table:style-name="ce17" table:formula="of:=ROUND(100*[.M121]/[.Q121];2)" office:value-type="float" office:value="87.66" calcext:value-type="float">
            <text:p>87.66</text:p>
          </table:table-cell>
          <table:table-cell table:style-name="ce12" office:value-type="float" office:value="338" calcext:value-type="float">
            <text:p>338</text:p>
          </table:table-cell>
          <table:table-cell table:style-name="ce17" table:formula="of:=ROUND(100*[.O121]/[.Q121];2)" office:value-type="float" office:value="12.34" calcext:value-type="float">
            <text:p>12.34</text:p>
          </table:table-cell>
          <table:table-cell table:style-name="ce12" table:formula="of:=[.M121]+[.O121]" office:value-type="float" office:value="2739" calcext:value-type="float">
            <text:p>2739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2.739" calcext:value-type="float">
            <text:p>2.7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402" calcext:value-type="float">
            <text:p>2402</text:p>
          </table:table-cell>
          <table:table-cell table:style-name="ce18" table:formula="of:=ROUND(100*[.M122]/[.Q122];2)" office:value-type="float" office:value="87.63" calcext:value-type="float">
            <text:p>87.63</text:p>
          </table:table-cell>
          <table:table-cell table:style-name="ce13" office:value-type="float" office:value="339" calcext:value-type="float">
            <text:p>339</text:p>
          </table:table-cell>
          <table:table-cell table:style-name="ce18" table:formula="of:=ROUND(100*[.O122]/[.Q122];2)" office:value-type="float" office:value="12.37" calcext:value-type="float">
            <text:p>12.37</text:p>
          </table:table-cell>
          <table:table-cell table:style-name="ce13" table:formula="of:=[.M122]+[.O122]" office:value-type="float" office:value="2741" calcext:value-type="float">
            <text:p>2741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2.741" calcext:value-type="float">
            <text:p>2.74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598" calcext:value-type="float">
            <text:p>3598</text:p>
          </table:table-cell>
          <table:table-cell table:style-name="ce16" table:formula="of:=ROUND(100*[.M126]/[.Q126];2)" office:value-type="float" office:value="88.01" calcext:value-type="float">
            <text:p>88.01</text:p>
          </table:table-cell>
          <table:table-cell table:style-name="ce11" office:value-type="float" office:value="490" calcext:value-type="float">
            <text:p>490</text:p>
          </table:table-cell>
          <table:table-cell table:style-name="ce16" table:formula="of:=ROUND(100*[.O126]/[.Q126];2)" office:value-type="float" office:value="11.99" calcext:value-type="float">
            <text:p>11.99</text:p>
          </table:table-cell>
          <table:table-cell table:style-name="ce16" table:formula="of:=[.M126]+[.O126]" office:value-type="float" office:value="4088" calcext:value-type="float">
            <text:p>4088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4.088" calcext:value-type="float">
            <text:p>4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607" calcext:value-type="float">
            <text:p>3607</text:p>
          </table:table-cell>
          <table:table-cell table:style-name="ce17" table:formula="of:=ROUND(100*[.M127]/[.Q127];2)" office:value-type="float" office:value="88.04" calcext:value-type="float">
            <text:p>88.04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27]/[.Q127];2)" office:value-type="float" office:value="11.96" calcext:value-type="float">
            <text:p>11.96</text:p>
          </table:table-cell>
          <table:table-cell table:style-name="ce17" table:formula="of:=[.M127]+[.O127]" office:value-type="float" office:value="4097" calcext:value-type="float">
            <text:p>4097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4.097" calcext:value-type="float">
            <text:p>4.0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611" calcext:value-type="float">
            <text:p>3611</text:p>
          </table:table-cell>
          <table:table-cell table:style-name="ce17" table:formula="of:=ROUND(100*[.M128]/[.Q128];2)" office:value-type="float" office:value="88.01" calcext:value-type="float">
            <text:p>88.01</text:p>
          </table:table-cell>
          <table:table-cell table:style-name="ce12" office:value-type="float" office:value="492" calcext:value-type="float">
            <text:p>492</text:p>
          </table:table-cell>
          <table:table-cell table:style-name="ce17" table:formula="of:=ROUND(100*[.O128]/[.Q128];2)" office:value-type="float" office:value="11.99" calcext:value-type="float">
            <text:p>11.99</text:p>
          </table:table-cell>
          <table:table-cell table:style-name="ce17" table:formula="of:=[.M128]+[.O128]" office:value-type="float" office:value="4103" calcext:value-type="float">
            <text:p>4103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4.103" calcext:value-type="float">
            <text:p>4.10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606" calcext:value-type="float">
            <text:p>3606</text:p>
          </table:table-cell>
          <table:table-cell table:style-name="ce17" table:formula="of:=ROUND(100*[.M129]/[.Q129];2)" office:value-type="float" office:value="88.04" calcext:value-type="float">
            <text:p>88.04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29]/[.Q129];2)" office:value-type="float" office:value="11.96" calcext:value-type="float">
            <text:p>11.96</text:p>
          </table:table-cell>
          <table:table-cell table:style-name="ce17" table:formula="of:=[.M129]+[.O129]" office:value-type="float" office:value="4096" calcext:value-type="float">
            <text:p>4096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4.096" calcext:value-type="float">
            <text:p>4.09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598" calcext:value-type="float">
            <text:p>3598</text:p>
          </table:table-cell>
          <table:table-cell table:style-name="ce17" table:formula="of:=ROUND(100*[.M130]/[.Q130];2)" office:value-type="float" office:value="87.86" calcext:value-type="float">
            <text:p>87.86</text:p>
          </table:table-cell>
          <table:table-cell table:style-name="ce12" office:value-type="float" office:value="497" calcext:value-type="float">
            <text:p>497</text:p>
          </table:table-cell>
          <table:table-cell table:style-name="ce17" table:formula="of:=ROUND(100*[.O130]/[.Q130];2)" office:value-type="float" office:value="12.14" calcext:value-type="float">
            <text:p>12.14</text:p>
          </table:table-cell>
          <table:table-cell table:style-name="ce17" table:formula="of:=[.M130]+[.O130]" office:value-type="float" office:value="4095" calcext:value-type="float">
            <text:p>4095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4.095" calcext:value-type="float">
            <text:p>4.0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584" calcext:value-type="float">
            <text:p>3584</text:p>
          </table:table-cell>
          <table:table-cell table:style-name="ce17" table:formula="of:=ROUND(100*[.M131]/[.Q131];2)" office:value-type="float" office:value="87.97" calcext:value-type="float">
            <text:p>87.97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1]/[.Q131];2)" office:value-type="float" office:value="12.03" calcext:value-type="float">
            <text:p>12.03</text:p>
          </table:table-cell>
          <table:table-cell table:style-name="ce17" table:formula="of:=[.M131]+[.O131]" office:value-type="float" office:value="4074" calcext:value-type="float">
            <text:p>4074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4.074" calcext:value-type="float">
            <text:p>4.0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596" calcext:value-type="float">
            <text:p>3596</text:p>
          </table:table-cell>
          <table:table-cell table:style-name="ce17" table:formula="of:=ROUND(100*[.M132]/[.Q132];2)" office:value-type="float" office:value="88.01" calcext:value-type="float">
            <text:p>88.01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2]/[.Q132];2)" office:value-type="float" office:value="11.99" calcext:value-type="float">
            <text:p>11.99</text:p>
          </table:table-cell>
          <table:table-cell table:style-name="ce17" table:formula="of:=[.M132]+[.O132]" office:value-type="float" office:value="4086" calcext:value-type="float">
            <text:p>4086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4.086" calcext:value-type="float">
            <text:p>4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595" calcext:value-type="float">
            <text:p>3595</text:p>
          </table:table-cell>
          <table:table-cell table:style-name="ce17" table:formula="of:=ROUND(100*[.M133]/[.Q133];2)" office:value-type="float" office:value="88" calcext:value-type="float">
            <text:p>88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3]/[.Q133];2)" office:value-type="float" office:value="12" calcext:value-type="float">
            <text:p>12</text:p>
          </table:table-cell>
          <table:table-cell table:style-name="ce17" table:formula="of:=[.M133]+[.O133]" office:value-type="float" office:value="4085" calcext:value-type="float">
            <text:p>4085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4.085" calcext:value-type="float">
            <text:p>4.08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605" calcext:value-type="float">
            <text:p>3605</text:p>
          </table:table-cell>
          <table:table-cell table:style-name="ce17" table:formula="of:=ROUND(100*[.M134]/[.Q134];2)" office:value-type="float" office:value="88.06" calcext:value-type="float">
            <text:p>88.06</text:p>
          </table:table-cell>
          <table:table-cell table:style-name="ce12" office:value-type="float" office:value="489" calcext:value-type="float">
            <text:p>489</text:p>
          </table:table-cell>
          <table:table-cell table:style-name="ce17" table:formula="of:=ROUND(100*[.O134]/[.Q134];2)" office:value-type="float" office:value="11.94" calcext:value-type="float">
            <text:p>11.94</text:p>
          </table:table-cell>
          <table:table-cell table:style-name="ce17" table:formula="of:=[.M134]+[.O134]" office:value-type="float" office:value="4094" calcext:value-type="float">
            <text:p>4094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4.094" calcext:value-type="float">
            <text:p>4.09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605" calcext:value-type="float">
            <text:p>3605</text:p>
          </table:table-cell>
          <table:table-cell table:style-name="ce18" table:formula="of:=ROUND(100*[.M135]/[.Q135];2)" office:value-type="float" office:value="88.06" calcext:value-type="float">
            <text:p>88.06</text:p>
          </table:table-cell>
          <table:table-cell table:style-name="ce13" office:value-type="float" office:value="489" calcext:value-type="float">
            <text:p>489</text:p>
          </table:table-cell>
          <table:table-cell table:style-name="ce18" table:formula="of:=ROUND(100*[.O135]/[.Q135];2)" office:value-type="float" office:value="11.94" calcext:value-type="float">
            <text:p>11.94</text:p>
          </table:table-cell>
          <table:table-cell table:style-name="ce18" table:formula="of:=[.M135]+[.O135]" office:value-type="float" office:value="4094" calcext:value-type="float">
            <text:p>4094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4.094" calcext:value-type="float">
            <text:p>4.094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3365" calcext:value-type="float">
            <text:p>13365</text:p>
          </table:table-cell>
          <table:table-cell table:style-name="ce16" table:formula="of:=ROUND(100*[.M139]/[.Q139];2)" office:value-type="float" office:value="88.4" calcext:value-type="float">
            <text:p>88.4</text:p>
          </table:table-cell>
          <table:table-cell table:style-name="ce11" office:value-type="float" office:value="1753" calcext:value-type="float">
            <text:p>1753</text:p>
          </table:table-cell>
          <table:table-cell table:style-name="ce16" table:formula="of:=ROUND(100*[.O139]/[.Q139];2)" office:value-type="float" office:value="11.6" calcext:value-type="float">
            <text:p>11.6</text:p>
          </table:table-cell>
          <table:table-cell table:style-name="ce16" table:formula="of:=[.M139]+[.O139]" office:value-type="float" office:value="15118" calcext:value-type="float">
            <text:p>15118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15.118" calcext:value-type="float">
            <text:p>15.1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3379" calcext:value-type="float">
            <text:p>13379</text:p>
          </table:table-cell>
          <table:table-cell table:style-name="ce17" table:formula="of:=ROUND(100*[.M140]/[.Q140];2)" office:value-type="float" office:value="88.43" calcext:value-type="float">
            <text:p>88.43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table:formula="of:=ROUND(100*[.O140]/[.Q140];2)" office:value-type="float" office:value="11.57" calcext:value-type="float">
            <text:p>11.57</text:p>
          </table:table-cell>
          <table:table-cell table:style-name="ce17" table:formula="of:=[.M140]+[.O140]" office:value-type="float" office:value="15129" calcext:value-type="float">
            <text:p>15129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15.129" calcext:value-type="float">
            <text:p>15.1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3362" calcext:value-type="float">
            <text:p>13362</text:p>
          </table:table-cell>
          <table:table-cell table:style-name="ce17" table:formula="of:=ROUND(100*[.M141]/[.Q141];2)" office:value-type="float" office:value="88.43" calcext:value-type="float">
            <text:p>88.43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table:formula="of:=ROUND(100*[.O141]/[.Q141];2)" office:value-type="float" office:value="11.57" calcext:value-type="float">
            <text:p>11.57</text:p>
          </table:table-cell>
          <table:table-cell table:style-name="ce17" table:formula="of:=[.M141]+[.O141]" office:value-type="float" office:value="15111" calcext:value-type="float">
            <text:p>15111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15.111" calcext:value-type="float">
            <text:p>15.1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3415" calcext:value-type="float">
            <text:p>13415</text:p>
          </table:table-cell>
          <table:table-cell table:style-name="ce17" table:formula="of:=ROUND(100*[.M142]/[.Q142];2)" office:value-type="float" office:value="88.47" calcext:value-type="float">
            <text:p>88.47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table:formula="of:=ROUND(100*[.O142]/[.Q142];2)" office:value-type="float" office:value="11.53" calcext:value-type="float">
            <text:p>11.53</text:p>
          </table:table-cell>
          <table:table-cell table:style-name="ce17" table:formula="of:=[.M142]+[.O142]" office:value-type="float" office:value="15164" calcext:value-type="float">
            <text:p>15164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15.164" calcext:value-type="float">
            <text:p>15.1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388" calcext:value-type="float">
            <text:p>13388</text:p>
          </table:table-cell>
          <table:table-cell table:style-name="ce17" table:formula="of:=ROUND(100*[.M143]/[.Q143];2)" office:value-type="float" office:value="88.42" calcext:value-type="float">
            <text:p>88.42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table:formula="of:=ROUND(100*[.O143]/[.Q143];2)" office:value-type="float" office:value="11.58" calcext:value-type="float">
            <text:p>11.58</text:p>
          </table:table-cell>
          <table:table-cell table:style-name="ce17" table:formula="of:=[.M143]+[.O143]" office:value-type="float" office:value="15142" calcext:value-type="float">
            <text:p>15142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15.142" calcext:value-type="float">
            <text:p>15.1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3408" calcext:value-type="float">
            <text:p>13408</text:p>
          </table:table-cell>
          <table:table-cell table:style-name="ce17" table:formula="of:=ROUND(100*[.M144]/[.Q144];2)" office:value-type="float" office:value="88.42" calcext:value-type="float">
            <text:p>88.42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table:formula="of:=ROUND(100*[.O144]/[.Q144];2)" office:value-type="float" office:value="11.58" calcext:value-type="float">
            <text:p>11.58</text:p>
          </table:table-cell>
          <table:table-cell table:style-name="ce17" table:formula="of:=[.M144]+[.O144]" office:value-type="float" office:value="15164" calcext:value-type="float">
            <text:p>15164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15.164" calcext:value-type="float">
            <text:p>15.1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3451" calcext:value-type="float">
            <text:p>13451</text:p>
          </table:table-cell>
          <table:table-cell table:style-name="ce17" table:formula="of:=ROUND(100*[.M145]/[.Q145];2)" office:value-type="float" office:value="88.51" calcext:value-type="float">
            <text:p>88.51</text:p>
          </table:table-cell>
          <table:table-cell table:style-name="ce12" office:value-type="float" office:value="1747" calcext:value-type="float">
            <text:p>1747</text:p>
          </table:table-cell>
          <table:table-cell table:style-name="ce17" table:formula="of:=ROUND(100*[.O145]/[.Q145];2)" office:value-type="float" office:value="11.49" calcext:value-type="float">
            <text:p>11.49</text:p>
          </table:table-cell>
          <table:table-cell table:style-name="ce17" table:formula="of:=[.M145]+[.O145]" office:value-type="float" office:value="15198" calcext:value-type="float">
            <text:p>15198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15.198" calcext:value-type="float">
            <text:p>15.1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3351" calcext:value-type="float">
            <text:p>13351</text:p>
          </table:table-cell>
          <table:table-cell table:style-name="ce17" table:formula="of:=ROUND(100*[.M146]/[.Q146];2)" office:value-type="float" office:value="88.41" calcext:value-type="float">
            <text:p>88.41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table:formula="of:=ROUND(100*[.O146]/[.Q146];2)" office:value-type="float" office:value="11.59" calcext:value-type="float">
            <text:p>11.59</text:p>
          </table:table-cell>
          <table:table-cell table:style-name="ce17" table:formula="of:=[.M146]+[.O146]" office:value-type="float" office:value="15102" calcext:value-type="float">
            <text:p>15102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15.102" calcext:value-type="float">
            <text:p>15.10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3381" calcext:value-type="float">
            <text:p>13381</text:p>
          </table:table-cell>
          <table:table-cell table:style-name="ce17" table:formula="of:=ROUND(100*[.M147]/[.Q147];2)" office:value-type="float" office:value="88.42" calcext:value-type="float">
            <text:p>88.42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table:formula="of:=ROUND(100*[.O147]/[.Q147];2)" office:value-type="float" office:value="11.58" calcext:value-type="float">
            <text:p>11.58</text:p>
          </table:table-cell>
          <table:table-cell table:style-name="ce17" table:formula="of:=[.M147]+[.O147]" office:value-type="float" office:value="15133" calcext:value-type="float">
            <text:p>15133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15.133" calcext:value-type="float">
            <text:p>15.1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3382" calcext:value-type="float">
            <text:p>13382</text:p>
          </table:table-cell>
          <table:table-cell table:style-name="ce18" table:formula="of:=ROUND(100*[.M148]/[.Q148];2)" office:value-type="float" office:value="88.44" calcext:value-type="float">
            <text:p>88.44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table:formula="of:=ROUND(100*[.O148]/[.Q148];2)" office:value-type="float" office:value="11.56" calcext:value-type="float">
            <text:p>11.56</text:p>
          </table:table-cell>
          <table:table-cell table:style-name="ce18" table:formula="of:=[.M148]+[.O148]" office:value-type="float" office:value="15131" calcext:value-type="float">
            <text:p>15131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15.131" calcext:value-type="float">
            <text:p>15.13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2185" calcext:value-type="float">
            <text:p>52185</text:p>
          </table:table-cell>
          <table:table-cell table:style-name="ce16" table:formula="of:=ROUND(100*[.M152]/[.Q152];2)" office:value-type="float" office:value="88.52" calcext:value-type="float">
            <text:p>88.52</text:p>
          </table:table-cell>
          <table:table-cell table:style-name="ce11" office:value-type="float" office:value="6766" calcext:value-type="float">
            <text:p>6766</text:p>
          </table:table-cell>
          <table:table-cell table:style-name="ce16" table:formula="of:=ROUND(100*[.O152]/[.Q152];2)" office:value-type="float" office:value="11.48" calcext:value-type="float">
            <text:p>11.48</text:p>
          </table:table-cell>
          <table:table-cell table:style-name="ce16" table:formula="of:=[.M152]+[.O152]" office:value-type="float" office:value="58951" calcext:value-type="float">
            <text:p>58951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1" calcext:value-type="float">
            <text:p>1</text:p>
          </table:table-cell>
          <table:table-cell table:formula="of:=MOD([.Q152]/1000;60)" office:value-type="float" office:value="58.951" calcext:value-type="float">
            <text:p>58.9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52005" calcext:value-type="float">
            <text:p>52005</text:p>
          </table:table-cell>
          <table:table-cell table:style-name="ce17" table:formula="of:=ROUND(100*[.M153]/[.Q153];2)" office:value-type="float" office:value="88.51" calcext:value-type="float">
            <text:p>88.51</text:p>
          </table:table-cell>
          <table:table-cell table:style-name="ce12" office:value-type="float" office:value="6751" calcext:value-type="float">
            <text:p>6751</text:p>
          </table:table-cell>
          <table:table-cell table:style-name="ce17" table:formula="of:=ROUND(100*[.O153]/[.Q153];2)" office:value-type="float" office:value="11.49" calcext:value-type="float">
            <text:p>11.49</text:p>
          </table:table-cell>
          <table:table-cell table:style-name="ce17" table:formula="of:=[.M153]+[.O153]" office:value-type="float" office:value="58756" calcext:value-type="float">
            <text:p>58756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1" calcext:value-type="float">
            <text:p>1</text:p>
          </table:table-cell>
          <table:table-cell table:formula="of:=MOD([.Q153]/1000;60)" office:value-type="float" office:value="58.756" calcext:value-type="float">
            <text:p>58.7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52137" calcext:value-type="float">
            <text:p>52137</text:p>
          </table:table-cell>
          <table:table-cell table:style-name="ce17" table:formula="of:=ROUND(100*[.M154]/[.Q154];2)" office:value-type="float" office:value="88.51" calcext:value-type="float">
            <text:p>88.51</text:p>
          </table:table-cell>
          <table:table-cell table:style-name="ce12" office:value-type="float" office:value="6770" calcext:value-type="float">
            <text:p>6770</text:p>
          </table:table-cell>
          <table:table-cell table:style-name="ce17" table:formula="of:=ROUND(100*[.O154]/[.Q154];2)" office:value-type="float" office:value="11.49" calcext:value-type="float">
            <text:p>11.49</text:p>
          </table:table-cell>
          <table:table-cell table:style-name="ce17" table:formula="of:=[.M154]+[.O154]" office:value-type="float" office:value="58907" calcext:value-type="float">
            <text:p>58907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1" calcext:value-type="float">
            <text:p>1</text:p>
          </table:table-cell>
          <table:table-cell table:formula="of:=MOD([.Q154]/1000;60)" office:value-type="float" office:value="58.907" calcext:value-type="float">
            <text:p>58.9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52059" calcext:value-type="float">
            <text:p>52059</text:p>
          </table:table-cell>
          <table:table-cell table:style-name="ce17" table:formula="of:=ROUND(100*[.M155]/[.Q155];2)" office:value-type="float" office:value="88.51" calcext:value-type="float">
            <text:p>88.51</text:p>
          </table:table-cell>
          <table:table-cell table:style-name="ce12" office:value-type="float" office:value="6756" calcext:value-type="float">
            <text:p>6756</text:p>
          </table:table-cell>
          <table:table-cell table:style-name="ce17" table:formula="of:=ROUND(100*[.O155]/[.Q155];2)" office:value-type="float" office:value="11.49" calcext:value-type="float">
            <text:p>11.49</text:p>
          </table:table-cell>
          <table:table-cell table:style-name="ce17" table:formula="of:=[.M155]+[.O155]" office:value-type="float" office:value="58815" calcext:value-type="float">
            <text:p>58815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1" calcext:value-type="float">
            <text:p>1</text:p>
          </table:table-cell>
          <table:table-cell table:formula="of:=MOD([.Q155]/1000;60)" office:value-type="float" office:value="58.815" calcext:value-type="float">
            <text:p>58.81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52151" calcext:value-type="float">
            <text:p>52151</text:p>
          </table:table-cell>
          <table:table-cell table:style-name="ce17" table:formula="of:=ROUND(100*[.M156]/[.Q156];2)" office:value-type="float" office:value="88.53" calcext:value-type="float">
            <text:p>88.53</text:p>
          </table:table-cell>
          <table:table-cell table:style-name="ce12" office:value-type="float" office:value="6756" calcext:value-type="float">
            <text:p>6756</text:p>
          </table:table-cell>
          <table:table-cell table:style-name="ce17" table:formula="of:=ROUND(100*[.O156]/[.Q156];2)" office:value-type="float" office:value="11.47" calcext:value-type="float">
            <text:p>11.47</text:p>
          </table:table-cell>
          <table:table-cell table:style-name="ce17" table:formula="of:=[.M156]+[.O156]" office:value-type="float" office:value="58907" calcext:value-type="float">
            <text:p>58907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1" calcext:value-type="float">
            <text:p>1</text:p>
          </table:table-cell>
          <table:table-cell table:formula="of:=MOD([.Q156]/1000;60)" office:value-type="float" office:value="58.907" calcext:value-type="float">
            <text:p>58.9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52104" calcext:value-type="float">
            <text:p>52104</text:p>
          </table:table-cell>
          <table:table-cell table:style-name="ce17" table:formula="of:=ROUND(100*[.M157]/[.Q157];2)" office:value-type="float" office:value="88.51" calcext:value-type="float">
            <text:p>88.51</text:p>
          </table:table-cell>
          <table:table-cell table:style-name="ce12" office:value-type="float" office:value="6762" calcext:value-type="float">
            <text:p>6762</text:p>
          </table:table-cell>
          <table:table-cell table:style-name="ce17" table:formula="of:=ROUND(100*[.O157]/[.Q157];2)" office:value-type="float" office:value="11.49" calcext:value-type="float">
            <text:p>11.49</text:p>
          </table:table-cell>
          <table:table-cell table:style-name="ce17" table:formula="of:=[.M157]+[.O157]" office:value-type="float" office:value="58866" calcext:value-type="float">
            <text:p>58866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1" calcext:value-type="float">
            <text:p>1</text:p>
          </table:table-cell>
          <table:table-cell table:formula="of:=MOD([.Q157]/1000;60)" office:value-type="float" office:value="58.866" calcext:value-type="float">
            <text:p>58.8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52155" calcext:value-type="float">
            <text:p>52155</text:p>
          </table:table-cell>
          <table:table-cell table:style-name="ce17" table:formula="of:=ROUND(100*[.M158]/[.Q158];2)" office:value-type="float" office:value="88.53" calcext:value-type="float">
            <text:p>88.53</text:p>
          </table:table-cell>
          <table:table-cell table:style-name="ce12" office:value-type="float" office:value="6758" calcext:value-type="float">
            <text:p>6758</text:p>
          </table:table-cell>
          <table:table-cell table:style-name="ce17" table:formula="of:=ROUND(100*[.O158]/[.Q158];2)" office:value-type="float" office:value="11.47" calcext:value-type="float">
            <text:p>11.47</text:p>
          </table:table-cell>
          <table:table-cell table:style-name="ce17" table:formula="of:=[.M158]+[.O158]" office:value-type="float" office:value="58913" calcext:value-type="float">
            <text:p>58913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1" calcext:value-type="float">
            <text:p>1</text:p>
          </table:table-cell>
          <table:table-cell table:formula="of:=MOD([.Q158]/1000;60)" office:value-type="float" office:value="58.913" calcext:value-type="float">
            <text:p>58.9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52097" calcext:value-type="float">
            <text:p>52097</text:p>
          </table:table-cell>
          <table:table-cell table:style-name="ce17" table:formula="of:=ROUND(100*[.M159]/[.Q159];2)" office:value-type="float" office:value="88.5" calcext:value-type="float">
            <text:p>88.5</text:p>
          </table:table-cell>
          <table:table-cell table:style-name="ce12" office:value-type="float" office:value="6770" calcext:value-type="float">
            <text:p>6770</text:p>
          </table:table-cell>
          <table:table-cell table:style-name="ce17" table:formula="of:=ROUND(100*[.O159]/[.Q159];2)" office:value-type="float" office:value="11.5" calcext:value-type="float">
            <text:p>11.5</text:p>
          </table:table-cell>
          <table:table-cell table:style-name="ce17" table:formula="of:=[.M159]+[.O159]" office:value-type="float" office:value="58867" calcext:value-type="float">
            <text:p>58867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1" calcext:value-type="float">
            <text:p>1</text:p>
          </table:table-cell>
          <table:table-cell table:formula="of:=MOD([.Q159]/1000;60)" office:value-type="float" office:value="58.867" calcext:value-type="float">
            <text:p>58.86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52120" calcext:value-type="float">
            <text:p>52120</text:p>
          </table:table-cell>
          <table:table-cell table:style-name="ce17" table:formula="of:=ROUND(100*[.M160]/[.Q160];2)" office:value-type="float" office:value="88.53" calcext:value-type="float">
            <text:p>88.53</text:p>
          </table:table-cell>
          <table:table-cell table:style-name="ce12" office:value-type="float" office:value="6752" calcext:value-type="float">
            <text:p>6752</text:p>
          </table:table-cell>
          <table:table-cell table:style-name="ce17" table:formula="of:=ROUND(100*[.O160]/[.Q160];2)" office:value-type="float" office:value="11.47" calcext:value-type="float">
            <text:p>11.47</text:p>
          </table:table-cell>
          <table:table-cell table:style-name="ce17" table:formula="of:=[.M160]+[.O160]" office:value-type="float" office:value="58872" calcext:value-type="float">
            <text:p>58872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1" calcext:value-type="float">
            <text:p>1</text:p>
          </table:table-cell>
          <table:table-cell table:formula="of:=MOD([.Q160]/1000;60)" office:value-type="float" office:value="58.872" calcext:value-type="float">
            <text:p>58.8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52081" calcext:value-type="float">
            <text:p>52081</text:p>
          </table:table-cell>
          <table:table-cell table:style-name="ce18" table:formula="of:=ROUND(100*[.M161]/[.Q161];2)" office:value-type="float" office:value="88.5" calcext:value-type="float">
            <text:p>88.5</text:p>
          </table:table-cell>
          <table:table-cell table:style-name="ce13" office:value-type="float" office:value="6766" calcext:value-type="float">
            <text:p>6766</text:p>
          </table:table-cell>
          <table:table-cell table:style-name="ce18" table:formula="of:=ROUND(100*[.O161]/[.Q161];2)" office:value-type="float" office:value="11.5" calcext:value-type="float">
            <text:p>11.5</text:p>
          </table:table-cell>
          <table:table-cell table:style-name="ce18" table:formula="of:=[.M161]+[.O161]" office:value-type="float" office:value="58847" calcext:value-type="float">
            <text:p>58847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1" calcext:value-type="float">
            <text:p>1</text:p>
          </table:table-cell>
          <table:table-cell table:formula="of:=MOD([.Q161]/1000;60)" office:value-type="float" office:value="58.847" calcext:value-type="float">
            <text:p>58.84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22898" calcext:value-type="float">
            <text:p>322898</text:p>
          </table:table-cell>
          <table:table-cell table:style-name="ce16" table:formula="of:=ROUND(100*[.M165]/[.Q165];2)" office:value-type="float" office:value="88.58" calcext:value-type="float">
            <text:p>88.58</text:p>
          </table:table-cell>
          <table:table-cell table:style-name="ce11" office:value-type="float" office:value="41619" calcext:value-type="float">
            <text:p>41619</text:p>
          </table:table-cell>
          <table:table-cell table:style-name="ce16" table:formula="of:=ROUND(100*[.O165]/[.Q165];2)" office:value-type="float" office:value="11.42" calcext:value-type="float">
            <text:p>11.42</text:p>
          </table:table-cell>
          <table:table-cell table:style-name="ce16" table:formula="of:=[.M165]+[.O165]" office:value-type="float" office:value="364517" calcext:value-type="float">
            <text:p>364517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6" calcext:value-type="float">
            <text:p>6</text:p>
          </table:table-cell>
          <table:table-cell table:formula="of:=MOD([.Q165]/1000;60)" office:value-type="float" office:value="4.517" calcext:value-type="float">
            <text:p>4.5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22791" calcext:value-type="float">
            <text:p>322791</text:p>
          </table:table-cell>
          <table:table-cell table:style-name="ce17" table:formula="of:=ROUND(100*[.M166]/[.Q166];2)" office:value-type="float" office:value="88.59" calcext:value-type="float">
            <text:p>88.59</text:p>
          </table:table-cell>
          <table:table-cell table:style-name="ce12" office:value-type="float" office:value="41555" calcext:value-type="float">
            <text:p>41555</text:p>
          </table:table-cell>
          <table:table-cell table:style-name="ce17" table:formula="of:=ROUND(100*[.O166]/[.Q166];2)" office:value-type="float" office:value="11.41" calcext:value-type="float">
            <text:p>11.41</text:p>
          </table:table-cell>
          <table:table-cell table:style-name="ce17" table:formula="of:=[.M166]+[.O166]" office:value-type="float" office:value="364346" calcext:value-type="float">
            <text:p>364346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6" calcext:value-type="float">
            <text:p>6</text:p>
          </table:table-cell>
          <table:table-cell table:formula="of:=MOD([.Q166]/1000;60)" office:value-type="float" office:value="4.346" calcext:value-type="float">
            <text:p>4.34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2384" calcext:value-type="float">
            <text:p>322384</text:p>
          </table:table-cell>
          <table:table-cell table:style-name="ce17" table:formula="of:=ROUND(100*[.M167]/[.Q167];2)" office:value-type="float" office:value="88.56" calcext:value-type="float">
            <text:p>88.56</text:p>
          </table:table-cell>
          <table:table-cell table:style-name="ce12" office:value-type="float" office:value="41642" calcext:value-type="float">
            <text:p>41642</text:p>
          </table:table-cell>
          <table:table-cell table:style-name="ce17" table:formula="of:=ROUND(100*[.O167]/[.Q167];2)" office:value-type="float" office:value="11.44" calcext:value-type="float">
            <text:p>11.44</text:p>
          </table:table-cell>
          <table:table-cell table:style-name="ce17" table:formula="of:=[.M167]+[.O167]" office:value-type="float" office:value="364026" calcext:value-type="float">
            <text:p>364026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6" calcext:value-type="float">
            <text:p>6</text:p>
          </table:table-cell>
          <table:table-cell table:formula="of:=MOD([.Q167]/1000;60)" office:value-type="float" office:value="4.02600000000001" calcext:value-type="float">
            <text:p>4.02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23594" calcext:value-type="float">
            <text:p>323594</text:p>
          </table:table-cell>
          <table:table-cell table:style-name="ce17" table:formula="of:=ROUND(100*[.M168]/[.Q168];2)" office:value-type="float" office:value="88.59" calcext:value-type="float">
            <text:p>88.59</text:p>
          </table:table-cell>
          <table:table-cell table:style-name="ce12" office:value-type="float" office:value="41664" calcext:value-type="float">
            <text:p>41664</text:p>
          </table:table-cell>
          <table:table-cell table:style-name="ce17" table:formula="of:=ROUND(100*[.O168]/[.Q168];2)" office:value-type="float" office:value="11.41" calcext:value-type="float">
            <text:p>11.41</text:p>
          </table:table-cell>
          <table:table-cell table:style-name="ce17" table:formula="of:=[.M168]+[.O168]" office:value-type="float" office:value="365258" calcext:value-type="float">
            <text:p>365258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6" calcext:value-type="float">
            <text:p>6</text:p>
          </table:table-cell>
          <table:table-cell table:formula="of:=MOD([.Q168]/1000;60)" office:value-type="float" office:value="5.25799999999998" calcext:value-type="float">
            <text:p>5.2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23380" calcext:value-type="float">
            <text:p>323380</text:p>
          </table:table-cell>
          <table:table-cell table:style-name="ce17" table:formula="of:=ROUND(100*[.M169]/[.Q169];2)" office:value-type="float" office:value="88.58" calcext:value-type="float">
            <text:p>88.58</text:p>
          </table:table-cell>
          <table:table-cell table:style-name="ce12" office:value-type="float" office:value="41708" calcext:value-type="float">
            <text:p>41708</text:p>
          </table:table-cell>
          <table:table-cell table:style-name="ce17" table:formula="of:=ROUND(100*[.O169]/[.Q169];2)" office:value-type="float" office:value="11.42" calcext:value-type="float">
            <text:p>11.42</text:p>
          </table:table-cell>
          <table:table-cell table:style-name="ce17" table:formula="of:=[.M169]+[.O169]" office:value-type="float" office:value="365088" calcext:value-type="float">
            <text:p>365088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6" calcext:value-type="float">
            <text:p>6</text:p>
          </table:table-cell>
          <table:table-cell table:formula="of:=MOD([.Q169]/1000;60)" office:value-type="float" office:value="5.08800000000002" calcext:value-type="float">
            <text:p>5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21518" calcext:value-type="float">
            <text:p>321518</text:p>
          </table:table-cell>
          <table:table-cell table:style-name="ce17" table:formula="of:=ROUND(100*[.M170]/[.Q170];2)" office:value-type="float" office:value="88.54" calcext:value-type="float">
            <text:p>88.54</text:p>
          </table:table-cell>
          <table:table-cell table:style-name="ce12" office:value-type="float" office:value="41618" calcext:value-type="float">
            <text:p>41618</text:p>
          </table:table-cell>
          <table:table-cell table:style-name="ce17" table:formula="of:=ROUND(100*[.O170]/[.Q170];2)" office:value-type="float" office:value="11.46" calcext:value-type="float">
            <text:p>11.46</text:p>
          </table:table-cell>
          <table:table-cell table:style-name="ce17" table:formula="of:=[.M170]+[.O170]" office:value-type="float" office:value="363136" calcext:value-type="float">
            <text:p>363136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6" calcext:value-type="float">
            <text:p>6</text:p>
          </table:table-cell>
          <table:table-cell table:formula="of:=MOD([.Q170]/1000;60)" office:value-type="float" office:value="3.13600000000002" calcext:value-type="float">
            <text:p>3.1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23191" calcext:value-type="float">
            <text:p>323191</text:p>
          </table:table-cell>
          <table:table-cell table:style-name="ce17" table:formula="of:=ROUND(100*[.M171]/[.Q171];2)" office:value-type="float" office:value="88.58" calcext:value-type="float">
            <text:p>88.58</text:p>
          </table:table-cell>
          <table:table-cell table:style-name="ce12" office:value-type="float" office:value="41686" calcext:value-type="float">
            <text:p>41686</text:p>
          </table:table-cell>
          <table:table-cell table:style-name="ce17" table:formula="of:=ROUND(100*[.O171]/[.Q171];2)" office:value-type="float" office:value="11.42" calcext:value-type="float">
            <text:p>11.42</text:p>
          </table:table-cell>
          <table:table-cell table:style-name="ce17" table:formula="of:=[.M171]+[.O171]" office:value-type="float" office:value="364877" calcext:value-type="float">
            <text:p>364877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6" calcext:value-type="float">
            <text:p>6</text:p>
          </table:table-cell>
          <table:table-cell table:formula="of:=MOD([.Q171]/1000;60)" office:value-type="float" office:value="4.87700000000001" calcext:value-type="float">
            <text:p>4.87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2659" calcext:value-type="float">
            <text:p>322659</text:p>
          </table:table-cell>
          <table:table-cell table:style-name="ce17" table:formula="of:=ROUND(100*[.M172]/[.Q172];2)" office:value-type="float" office:value="88.58" calcext:value-type="float">
            <text:p>88.58</text:p>
          </table:table-cell>
          <table:table-cell table:style-name="ce12" office:value-type="float" office:value="41603" calcext:value-type="float">
            <text:p>41603</text:p>
          </table:table-cell>
          <table:table-cell table:style-name="ce17" table:formula="of:=ROUND(100*[.O172]/[.Q172];2)" office:value-type="float" office:value="11.42" calcext:value-type="float">
            <text:p>11.42</text:p>
          </table:table-cell>
          <table:table-cell table:style-name="ce17" table:formula="of:=[.M172]+[.O172]" office:value-type="float" office:value="364262" calcext:value-type="float">
            <text:p>364262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6" calcext:value-type="float">
            <text:p>6</text:p>
          </table:table-cell>
          <table:table-cell table:formula="of:=MOD([.Q172]/1000;60)" office:value-type="float" office:value="4.262" calcext:value-type="float">
            <text:p>4.2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22536" calcext:value-type="float">
            <text:p>322536</text:p>
          </table:table-cell>
          <table:table-cell table:style-name="ce17" table:formula="of:=ROUND(100*[.M173]/[.Q173];2)" office:value-type="float" office:value="88.56" calcext:value-type="float">
            <text:p>88.56</text:p>
          </table:table-cell>
          <table:table-cell table:style-name="ce12" office:value-type="float" office:value="41650" calcext:value-type="float">
            <text:p>41650</text:p>
          </table:table-cell>
          <table:table-cell table:style-name="ce17" table:formula="of:=ROUND(100*[.O173]/[.Q173];2)" office:value-type="float" office:value="11.44" calcext:value-type="float">
            <text:p>11.44</text:p>
          </table:table-cell>
          <table:table-cell table:style-name="ce17" table:formula="of:=[.M173]+[.O173]" office:value-type="float" office:value="364186" calcext:value-type="float">
            <text:p>364186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6" calcext:value-type="float">
            <text:p>6</text:p>
          </table:table-cell>
          <table:table-cell table:formula="of:=MOD([.Q173]/1000;60)" office:value-type="float" office:value="4.18599999999998" calcext:value-type="float">
            <text:p>4.1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22516" calcext:value-type="float">
            <text:p>322516</text:p>
          </table:table-cell>
          <table:table-cell table:style-name="ce18" table:formula="of:=ROUND(100*[.M174]/[.Q174];2)" office:value-type="float" office:value="88.58" calcext:value-type="float">
            <text:p>88.58</text:p>
          </table:table-cell>
          <table:table-cell table:style-name="ce13" office:value-type="float" office:value="41600" calcext:value-type="float">
            <text:p>41600</text:p>
          </table:table-cell>
          <table:table-cell table:style-name="ce18" table:formula="of:=ROUND(100*[.O174]/[.Q174];2)" office:value-type="float" office:value="11.42" calcext:value-type="float">
            <text:p>11.42</text:p>
          </table:table-cell>
          <table:table-cell table:style-name="ce18" table:formula="of:=[.M174]+[.O174]" office:value-type="float" office:value="364116" calcext:value-type="float">
            <text:p>364116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6" calcext:value-type="float">
            <text:p>6</text:p>
          </table:table-cell>
          <table:table-cell table:formula="of:=MOD([.Q174]/1000;60)" office:value-type="float" office:value="4.11599999999999" calcext:value-type="float">
            <text:p>4.116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255737" calcext:value-type="float">
            <text:p>1255737</text:p>
          </table:table-cell>
          <table:table-cell table:style-name="ce16" table:formula="of:=ROUND(100*[.M178]/[.Q178];2)" office:value-type="float" office:value="88.26" calcext:value-type="float">
            <text:p>88.26</text:p>
          </table:table-cell>
          <table:table-cell table:style-name="ce11" office:value-type="float" office:value="167044" calcext:value-type="float">
            <text:p>167044</text:p>
          </table:table-cell>
          <table:table-cell table:style-name="ce16" table:formula="of:=ROUND(100*[.O178]/[.Q178];2)" office:value-type="float" office:value="11.74" calcext:value-type="float">
            <text:p>11.74</text:p>
          </table:table-cell>
          <table:table-cell table:style-name="ce16" table:formula="of:=[.M178]+[.O178]" office:value-type="float" office:value="1422781" calcext:value-type="float">
            <text:p>1422781</text:p>
          </table:table-cell>
          <table:table-cell table:formula="of:=QUOTIENT([.Q178]/1000;3600)" office:value-type="float" office:value="0" calcext:value-type="float">
            <text:p>0</text:p>
          </table:table-cell>
          <table:table-cell table:formula="of:=ROUND(MOD([.Q178]/1000;3600)/60;0)" office:value-type="float" office:value="24" calcext:value-type="float">
            <text:p>24</text:p>
          </table:table-cell>
          <table:table-cell table:formula="of:=MOD([.Q178]/1000;60)" office:value-type="float" office:value="42.781" calcext:value-type="float">
            <text:p>42.7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246958" calcext:value-type="float">
            <text:p>1246958</text:p>
          </table:table-cell>
          <table:table-cell table:style-name="ce17" table:formula="of:=ROUND(100*[.M179]/[.Q179];2)" office:value-type="float" office:value="88.19" calcext:value-type="float">
            <text:p>88.19</text:p>
          </table:table-cell>
          <table:table-cell table:style-name="ce12" office:value-type="float" office:value="167039" calcext:value-type="float">
            <text:p>167039</text:p>
          </table:table-cell>
          <table:table-cell table:style-name="ce17" table:formula="of:=ROUND(100*[.O179]/[.Q179];2)" office:value-type="float" office:value="11.81" calcext:value-type="float">
            <text:p>11.81</text:p>
          </table:table-cell>
          <table:table-cell table:style-name="ce17" table:formula="of:=[.M179]+[.O179]" office:value-type="float" office:value="1413997" calcext:value-type="float">
            <text:p>1413997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24" calcext:value-type="float">
            <text:p>24</text:p>
          </table:table-cell>
          <table:table-cell table:formula="of:=MOD([.Q179]/1000;60)" office:value-type="float" office:value="33.9970000000001" calcext:value-type="float">
            <text:p>33.9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247020" calcext:value-type="float">
            <text:p>1247020</text:p>
          </table:table-cell>
          <table:table-cell table:style-name="ce17" table:formula="of:=ROUND(100*[.M180]/[.Q180];2)" office:value-type="float" office:value="88.2" calcext:value-type="float">
            <text:p>88.2</text:p>
          </table:table-cell>
          <table:table-cell table:style-name="ce12" office:value-type="float" office:value="166915" calcext:value-type="float">
            <text:p>166915</text:p>
          </table:table-cell>
          <table:table-cell table:style-name="ce17" table:formula="of:=ROUND(100*[.O180]/[.Q180];2)" office:value-type="float" office:value="11.8" calcext:value-type="float">
            <text:p>11.8</text:p>
          </table:table-cell>
          <table:table-cell table:style-name="ce17" table:formula="of:=[.M180]+[.O180]" office:value-type="float" office:value="1413935" calcext:value-type="float">
            <text:p>1413935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24" calcext:value-type="float">
            <text:p>24</text:p>
          </table:table-cell>
          <table:table-cell table:formula="of:=MOD([.Q180]/1000;60)" office:value-type="float" office:value="33.9349999999999" calcext:value-type="float">
            <text:p>33.9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252547" calcext:value-type="float">
            <text:p>1252547</text:p>
          </table:table-cell>
          <table:table-cell table:style-name="ce17" table:formula="of:=ROUND(100*[.M181]/[.Q181];2)" office:value-type="float" office:value="88.24" calcext:value-type="float">
            <text:p>88.24</text:p>
          </table:table-cell>
          <table:table-cell table:style-name="ce12" office:value-type="float" office:value="166876" calcext:value-type="float">
            <text:p>166876</text:p>
          </table:table-cell>
          <table:table-cell table:style-name="ce17" table:formula="of:=ROUND(100*[.O181]/[.Q181];2)" office:value-type="float" office:value="11.76" calcext:value-type="float">
            <text:p>11.76</text:p>
          </table:table-cell>
          <table:table-cell table:style-name="ce17" table:formula="of:=[.M181]+[.O181]" office:value-type="float" office:value="1419423" calcext:value-type="float">
            <text:p>1419423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24" calcext:value-type="float">
            <text:p>24</text:p>
          </table:table-cell>
          <table:table-cell table:formula="of:=MOD([.Q181]/1000;60)" office:value-type="float" office:value="39.423" calcext:value-type="float">
            <text:p>39.42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49111" calcext:value-type="float">
            <text:p>1349111</text:p>
          </table:table-cell>
          <table:table-cell table:style-name="ce17" table:formula="of:=ROUND(100*[.M182]/[.Q182];2)" office:value-type="float" office:value="88.98" calcext:value-type="float">
            <text:p>88.98</text:p>
          </table:table-cell>
          <table:table-cell table:style-name="ce12" office:value-type="float" office:value="167073" calcext:value-type="float">
            <text:p>167073</text:p>
          </table:table-cell>
          <table:table-cell table:style-name="ce17" table:formula="of:=ROUND(100*[.O182]/[.Q182];2)" office:value-type="float" office:value="11.02" calcext:value-type="float">
            <text:p>11.02</text:p>
          </table:table-cell>
          <table:table-cell table:style-name="ce17" table:formula="of:=[.M182]+[.O182]" office:value-type="float" office:value="1516184" calcext:value-type="float">
            <text:p>1516184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25" calcext:value-type="float">
            <text:p>25</text:p>
          </table:table-cell>
          <table:table-cell table:formula="of:=MOD([.Q182]/1000;60)" office:value-type="float" office:value="16.184" calcext:value-type="float">
            <text:p>16.1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248786" calcext:value-type="float">
            <text:p>1248786</text:p>
          </table:table-cell>
          <table:table-cell table:style-name="ce17" table:formula="of:=ROUND(100*[.M183]/[.Q183];2)" office:value-type="float" office:value="88.21" calcext:value-type="float">
            <text:p>88.21</text:p>
          </table:table-cell>
          <table:table-cell table:style-name="ce12" office:value-type="float" office:value="166970" calcext:value-type="float">
            <text:p>166970</text:p>
          </table:table-cell>
          <table:table-cell table:style-name="ce17" table:formula="of:=ROUND(100*[.O183]/[.Q183];2)" office:value-type="float" office:value="11.79" calcext:value-type="float">
            <text:p>11.79</text:p>
          </table:table-cell>
          <table:table-cell table:style-name="ce17" table:formula="of:=[.M183]+[.O183]" office:value-type="float" office:value="1415756" calcext:value-type="float">
            <text:p>1415756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24" calcext:value-type="float">
            <text:p>24</text:p>
          </table:table-cell>
          <table:table-cell table:formula="of:=MOD([.Q183]/1000;60)" office:value-type="float" office:value="35.7560000000001" calcext:value-type="float">
            <text:p>35.7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251431" calcext:value-type="float">
            <text:p>1251431</text:p>
          </table:table-cell>
          <table:table-cell table:style-name="ce17" table:formula="of:=ROUND(100*[.M184]/[.Q184];2)" office:value-type="float" office:value="88.24" calcext:value-type="float">
            <text:p>88.24</text:p>
          </table:table-cell>
          <table:table-cell table:style-name="ce12" office:value-type="float" office:value="166856" calcext:value-type="float">
            <text:p>166856</text:p>
          </table:table-cell>
          <table:table-cell table:style-name="ce17" table:formula="of:=ROUND(100*[.O184]/[.Q184];2)" office:value-type="float" office:value="11.76" calcext:value-type="float">
            <text:p>11.76</text:p>
          </table:table-cell>
          <table:table-cell table:style-name="ce17" table:formula="of:=[.M184]+[.O184]" office:value-type="float" office:value="1418287" calcext:value-type="float">
            <text:p>1418287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24" calcext:value-type="float">
            <text:p>24</text:p>
          </table:table-cell>
          <table:table-cell table:formula="of:=MOD([.Q184]/1000;60)" office:value-type="float" office:value="38.287" calcext:value-type="float">
            <text:p>38.28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247110" calcext:value-type="float">
            <text:p>1247110</text:p>
          </table:table-cell>
          <table:table-cell table:style-name="ce17" table:formula="of:=ROUND(100*[.M185]/[.Q185];2)" office:value-type="float" office:value="88.2" calcext:value-type="float">
            <text:p>88.2</text:p>
          </table:table-cell>
          <table:table-cell table:style-name="ce12" office:value-type="float" office:value="166871" calcext:value-type="float">
            <text:p>166871</text:p>
          </table:table-cell>
          <table:table-cell table:style-name="ce17" table:formula="of:=ROUND(100*[.O185]/[.Q185];2)" office:value-type="float" office:value="11.8" calcext:value-type="float">
            <text:p>11.8</text:p>
          </table:table-cell>
          <table:table-cell table:style-name="ce17" table:formula="of:=[.M185]+[.O185]" office:value-type="float" office:value="1413981" calcext:value-type="float">
            <text:p>1413981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24" calcext:value-type="float">
            <text:p>24</text:p>
          </table:table-cell>
          <table:table-cell table:formula="of:=MOD([.Q185]/1000;60)" office:value-type="float" office:value="33.981" calcext:value-type="float">
            <text:p>33.9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247187" calcext:value-type="float">
            <text:p>1247187</text:p>
          </table:table-cell>
          <table:table-cell table:style-name="ce17" table:formula="of:=ROUND(100*[.M186]/[.Q186];2)" office:value-type="float" office:value="88.2" calcext:value-type="float">
            <text:p>88.2</text:p>
          </table:table-cell>
          <table:table-cell table:style-name="ce12" office:value-type="float" office:value="166853" calcext:value-type="float">
            <text:p>166853</text:p>
          </table:table-cell>
          <table:table-cell table:style-name="ce17" table:formula="of:=ROUND(100*[.O186]/[.Q186];2)" office:value-type="float" office:value="11.8" calcext:value-type="float">
            <text:p>11.8</text:p>
          </table:table-cell>
          <table:table-cell table:style-name="ce17" table:formula="of:=[.M186]+[.O186]" office:value-type="float" office:value="1414040" calcext:value-type="float">
            <text:p>141404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24" calcext:value-type="float">
            <text:p>24</text:p>
          </table:table-cell>
          <table:table-cell table:formula="of:=MOD([.Q186]/1000;60)" office:value-type="float" office:value="34.04" calcext:value-type="float">
            <text:p>34.0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250873" calcext:value-type="float">
            <text:p>1250873</text:p>
          </table:table-cell>
          <table:table-cell table:style-name="ce18" table:formula="of:=ROUND(100*[.M187]/[.Q187];2)" office:value-type="float" office:value="88.22" calcext:value-type="float">
            <text:p>88.22</text:p>
          </table:table-cell>
          <table:table-cell table:style-name="ce13" office:value-type="float" office:value="166955" calcext:value-type="float">
            <text:p>166955</text:p>
          </table:table-cell>
          <table:table-cell table:style-name="ce18" table:formula="of:=ROUND(100*[.O187]/[.Q187];2)" office:value-type="float" office:value="11.78" calcext:value-type="float">
            <text:p>11.78</text:p>
          </table:table-cell>
          <table:table-cell table:style-name="ce18" table:formula="of:=[.M187]+[.O187]" office:value-type="float" office:value="1417828" calcext:value-type="float">
            <text:p>1417828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24" calcext:value-type="float">
            <text:p>24</text:p>
          </table:table-cell>
          <table:table-cell table:formula="of:=MOD([.Q187]/1000;60)" office:value-type="float" office:value="37.828" calcext:value-type="float">
            <text:p>37.828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42" office:value-type="string" calcext:value-type="string" table:number-columns-spanned="1" table:number-rows-spanned="2">
            <text:p>N=1000000 («seuil Airbus»)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91]/[.Q191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91]/[.Q191];2)" office:value-type="string" office:string-value="#DIV/0!" calcext:value-type="error">
            <text:p>#DIV/0!</text:p>
          </table:table-cell>
          <table:table-cell table:style-name="ce16" table:formula="of:=[.M191]+[.O191]" office:value-type="float" office:value="0" calcext:value-type="float">
            <text:p>0</text:p>
          </table:table-cell>
          <table:table-cell table:formula="of:=QUOTIENT([.Q191]/1000;3600)" office:value-type="float" office:value="0" calcext:value-type="float">
            <text:p>0</text:p>
          </table:table-cell>
          <table:table-cell table:formula="of:=ROUND(MOD([.Q191]/1000;3600)/60;0)" office:value-type="float" office:value="0" calcext:value-type="float">
            <text:p>0</text:p>
          </table:table-cell>
          <table:table-cell table:formula="of:=MOD([.Q19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92]/[.Q19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2]/[.Q192];2)" office:value-type="string" office:string-value="#DIV/0!" calcext:value-type="error">
            <text:p>#DIV/0!</text:p>
          </table:table-cell>
          <table:table-cell table:style-name="ce17" table:formula="of:=[.M192]+[.O192]" office:value-type="float" office:value="0" calcext:value-type="float">
            <text:p>0</text:p>
          </table:table-cell>
          <table:table-cell table:formula="of:=QUOTIENT([.Q192]/1000;3600)" office:value-type="float" office:value="0" calcext:value-type="float">
            <text:p>0</text:p>
          </table:table-cell>
          <table:table-cell table:formula="of:=ROUND(MOD([.Q192]/1000;3600)/60;0)" office:value-type="float" office:value="0" calcext:value-type="float">
            <text:p>0</text:p>
          </table:table-cell>
          <table:table-cell table:formula="of:=MOD([.Q19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93]/[.Q19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3]/[.Q193];2)" office:value-type="string" office:string-value="#DIV/0!" calcext:value-type="error">
            <text:p>#DIV/0!</text:p>
          </table:table-cell>
          <table:table-cell table:style-name="ce17" table:formula="of:=[.M193]+[.O193]" office:value-type="float" office:value="0" calcext:value-type="float">
            <text:p>0</text:p>
          </table:table-cell>
          <table:table-cell table:formula="of:=QUOTIENT([.Q193]/1000;3600)" office:value-type="float" office:value="0" calcext:value-type="float">
            <text:p>0</text:p>
          </table:table-cell>
          <table:table-cell table:formula="of:=ROUND(MOD([.Q193]/1000;3600)/60;0)" office:value-type="float" office:value="0" calcext:value-type="float">
            <text:p>0</text:p>
          </table:table-cell>
          <table:table-cell table:formula="of:=MOD([.Q19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94]/[.Q19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4]/[.Q194];2)" office:value-type="string" office:string-value="#DIV/0!" calcext:value-type="error">
            <text:p>#DIV/0!</text:p>
          </table:table-cell>
          <table:table-cell table:style-name="ce17" table:formula="of:=[.M194]+[.O194]" office:value-type="float" office:value="0" calcext:value-type="float">
            <text:p>0</text:p>
          </table:table-cell>
          <table:table-cell table:formula="of:=QUOTIENT([.Q194]/1000;3600)" office:value-type="float" office:value="0" calcext:value-type="float">
            <text:p>0</text:p>
          </table:table-cell>
          <table:table-cell table:formula="of:=ROUND(MOD([.Q194]/1000;3600)/60;0)" office:value-type="float" office:value="0" calcext:value-type="float">
            <text:p>0</text:p>
          </table:table-cell>
          <table:table-cell table:formula="of:=MOD([.Q19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95]/[.Q19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5]/[.Q195];2)" office:value-type="string" office:string-value="#DIV/0!" calcext:value-type="error">
            <text:p>#DIV/0!</text:p>
          </table:table-cell>
          <table:table-cell table:style-name="ce17" table:formula="of:=[.M195]+[.O195]" office:value-type="float" office:value="0" calcext:value-type="float">
            <text:p>0</text:p>
          </table:table-cell>
          <table:table-cell table:formula="of:=QUOTIENT([.Q195]/1000;3600)" office:value-type="float" office:value="0" calcext:value-type="float">
            <text:p>0</text:p>
          </table:table-cell>
          <table:table-cell table:formula="of:=ROUND(MOD([.Q195]/1000;3600)/60;0)" office:value-type="float" office:value="0" calcext:value-type="float">
            <text:p>0</text:p>
          </table:table-cell>
          <table:table-cell table:formula="of:=MOD([.Q19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96]/[.Q19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6]/[.Q196];2)" office:value-type="string" office:string-value="#DIV/0!" calcext:value-type="error">
            <text:p>#DIV/0!</text:p>
          </table:table-cell>
          <table:table-cell table:style-name="ce17" table:formula="of:=[.M196]+[.O196]" office:value-type="float" office:value="0" calcext:value-type="float">
            <text:p>0</text:p>
          </table:table-cell>
          <table:table-cell table:formula="of:=QUOTIENT([.Q196]/1000;3600)" office:value-type="float" office:value="0" calcext:value-type="float">
            <text:p>0</text:p>
          </table:table-cell>
          <table:table-cell table:formula="of:=ROUND(MOD([.Q196]/1000;3600)/60;0)" office:value-type="float" office:value="0" calcext:value-type="float">
            <text:p>0</text:p>
          </table:table-cell>
          <table:table-cell table:formula="of:=MOD([.Q19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97]/[.Q19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7]/[.Q197];2)" office:value-type="string" office:string-value="#DIV/0!" calcext:value-type="error">
            <text:p>#DIV/0!</text:p>
          </table:table-cell>
          <table:table-cell table:style-name="ce17" table:formula="of:=[.M197]+[.O197]" office:value-type="float" office:value="0" calcext:value-type="float">
            <text:p>0</text:p>
          </table:table-cell>
          <table:table-cell table:formula="of:=QUOTIENT([.Q197]/1000;3600)" office:value-type="float" office:value="0" calcext:value-type="float">
            <text:p>0</text:p>
          </table:table-cell>
          <table:table-cell table:formula="of:=ROUND(MOD([.Q197]/1000;3600)/60;0)" office:value-type="float" office:value="0" calcext:value-type="float">
            <text:p>0</text:p>
          </table:table-cell>
          <table:table-cell table:formula="of:=MOD([.Q19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98]/[.Q19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8]/[.Q198];2)" office:value-type="string" office:string-value="#DIV/0!" calcext:value-type="error">
            <text:p>#DIV/0!</text:p>
          </table:table-cell>
          <table:table-cell table:style-name="ce17" table:formula="of:=[.M198]+[.O198]" office:value-type="float" office:value="0" calcext:value-type="float">
            <text:p>0</text:p>
          </table:table-cell>
          <table:table-cell table:formula="of:=QUOTIENT([.Q198]/1000;3600)" office:value-type="float" office:value="0" calcext:value-type="float">
            <text:p>0</text:p>
          </table:table-cell>
          <table:table-cell table:formula="of:=ROUND(MOD([.Q198]/1000;3600)/60;0)" office:value-type="float" office:value="0" calcext:value-type="float">
            <text:p>0</text:p>
          </table:table-cell>
          <table:table-cell table:formula="of:=MOD([.Q19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99]/[.Q19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9]/[.Q199];2)" office:value-type="string" office:string-value="#DIV/0!" calcext:value-type="error">
            <text:p>#DIV/0!</text:p>
          </table:table-cell>
          <table:table-cell table:style-name="ce17" table:formula="of:=[.M199]+[.O199]" office:value-type="float" office:value="0" calcext:value-type="float">
            <text:p>0</text:p>
          </table:table-cell>
          <table:table-cell table:formula="of:=QUOTIENT([.Q199]/1000;3600)" office:value-type="float" office:value="0" calcext:value-type="float">
            <text:p>0</text:p>
          </table:table-cell>
          <table:table-cell table:formula="of:=ROUND(MOD([.Q199]/1000;3600)/60;0)" office:value-type="float" office:value="0" calcext:value-type="float">
            <text:p>0</text:p>
          </table:table-cell>
          <table:table-cell table:formula="of:=MOD([.Q19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200]/[.Q200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200]/[.Q200];2)" office:value-type="string" office:string-value="#DIV/0!" calcext:value-type="error">
            <text:p>#DIV/0!</text:p>
          </table:table-cell>
          <table:table-cell table:style-name="ce18" table:formula="of:=[.M200]+[.O200]" office:value-type="float" office:value="0" calcext:value-type="float">
            <text:p>0</text:p>
          </table:table-cell>
          <table:table-cell table:formula="of:=QUOTIENT([.Q200]/1000;3600)" office:value-type="float" office:value="0" calcext:value-type="float">
            <text:p>0</text:p>
          </table:table-cell>
          <table:table-cell table:formula="of:=ROUND(MOD([.Q200]/1000;3600)/60;0)" office:value-type="float" office:value="0" calcext:value-type="float">
            <text:p>0</text:p>
          </table:table-cell>
          <table:table-cell table:formula="of:=MOD([.Q20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9" table:number-columns-repeated="2"/>
          <table:table-cell table:number-columns-repeated="3"/>
          <table:table-cell table:style-name="ce9" office:value-type="float" office:value="53644826" calcext:value-type="float">
            <text:p>53644826</text:p>
          </table:table-cell>
          <table:table-cell table:formula="of:=QUOTIENT([.Q202]/1000;3600)" office:value-type="float" office:value="14" calcext:value-type="float">
            <text:p>14</text:p>
          </table:table-cell>
          <table:table-cell table:formula="of:=ROUND(MOD([.Q202]/1000;3600)/60;0)" office:value-type="float" office:value="54" calcext:value-type="float">
            <text:p>54</text:p>
          </table:table-cell>
          <table:table-cell table:formula="of:=MOD([.Q202]/1000;60)" office:value-type="float" office:value="4.82600000000093" calcext:value-type="float">
            <text:p>4.826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10483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mv4 - Exemple #1 (motu-one)" table:style-name="ta1">
        <table:shapes>
          <draw:frame draw:z-index="0" draw:style-name="gr1" draw:text-style-name="P1" svg:width="6.5154in" svg:height="3.5358in" svg:x="0.4154in" svg:y="3.1744in">
            <draw:object draw:notify-on-update-of-ranges="'optimv4 - Exemple #1 (motu-one)'.D3:'optimv4 - Exemple #1 (motu-one)'.D15 'optimv4 - Exemple #1 (motu-one)'.Q1:'optimv4 - Exemple #1 (motu-one)'.Q2 'optimv4 - Exemple #1 (motu-one)'.Q3:'optimv4 - Exemple #1 (motu-one)'.Q15 'optimv4 - Exemple #1 (motu-one)'.D3:'optimv4 - Exemple #1 (motu-one)'.D15 'optimv4 - Exemple #1 (motu-one)'.M1:'optimv4 - Exemple #1 (motu-one)'.M1 'optimv4 - Exemple #1 (motu-one)'.M3:'optimv4 - Exemple #1 (motu-one)'.M15 'optimv4 - Exemple #1 (motu-one)'.D3:'optimv4 - Exemple #1 (motu-one)'.D15 'optimv4 - Exemple #1 (motu-one)'.O1:'optimv4 - Exemple #1 (motu-one)'.O1 'optimv4 - Exemple #1 (motu-one)'.O3:'optimv4 - Exemple #1 (motu-one)'.O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[.B3]-1" office:value-type="float" office:value="1" calcext:value-type="float">
            <text:p>1</text:p>
          </table:table-cell>
          <table:table-cell table:style-name="ce17" table:formula="of:=2*[.B3]" office:value-type="float" office:value="4" calcext:value-type="float">
            <text:p>4</text:p>
          </table:table-cell>
          <table:table-cell table:style-name="ce4" table:formula="of:=3*[.A3]+4*[.B3]" office:value-type="float" office:value="11" calcext:value-type="float">
            <text:p>11</text:p>
          </table:table-cell>
          <table:table-cell table:style-name="ce12" table:formula="of:=1*[.C3]" office:value-type="float" office:value="1" calcext:value-type="float">
            <text:p>1</text:p>
          </table:table-cell>
          <table:table-cell table:style-name="ce4" table:formula="of:=2*[.A3]+2*[.B3]" office:value-type="float" office:value="6" calcext:value-type="float">
            <text:p>6</text:p>
          </table:table-cell>
          <table:table-cell table:style-name="ce12" table:formula="of:=2*[.O167]+1*[.C3]" office:value-type="float" office:value="1" calcext:value-type="float">
            <text:p>1</text:p>
          </table:table-cell>
          <table:table-cell table:style-name="ce17" table:formula="of:=4*[.M167]+7*[.O167]+1*[.C3]" office:value-type="float" office:value="1" calcext:value-type="float">
            <text:p>1</text:p>
          </table:table-cell>
          <table:table-cell table:style-name="ce17" table:formula="of:=[.F3]+[.H3]" office:value-type="float" office:value="2" calcext:value-type="float">
            <text:p>2</text:p>
          </table:table-cell>
          <table:table-cell table:style-name="ce17" table:formula="of:=[.E3]+[.F3]+[.G3]+[.H3]+[.I3]" office:value-type="float" office:value="20" calcext:value-type="float">
            <text:p>20</text:p>
          </table:table-cell>
          <table:table-cell table:style-name="ce16" table:formula="of:=[.E3]+[.G3]+[.I3]" office:value-type="float" office:value="18" calcext:value-type="float">
            <text:p>18</text:p>
          </table:table-cell>
          <table:table-cell table:style-name="ce3" table:formula="of:=SUM([.M22:.M31])/10" office:value-type="float" office:value="0" calcext:value-type="float">
            <text:p>0</text:p>
          </table:table-cell>
          <table:table-cell table:style-name="ce11" table:formula="of:=ROUND(100*[.M3]/[.Q3];2)" office:value-type="string" office:string-value="#DIV/0!" calcext:value-type="error">
            <text:p>#DIV/0!</text:p>
          </table:table-cell>
          <table:table-cell table:style-name="ce3" table:formula="of:=SUM([.O22:.O31])/10" office:value-type="float" office:value="0" calcext:value-type="float">
            <text:p>0</text:p>
          </table:table-cell>
          <table:table-cell table:style-name="ce11" table:formula="of:=ROUND(100*[.O3]/[.Q3];2)" office:value-type="string" office:string-value="#DIV/0!" calcext:value-type="error">
            <text:p>#DIV/0!</text:p>
          </table:table-cell>
          <table:table-cell table:style-name="ce16" table:formula="of:=SUM([.Q22:.Q31])/10" office:value-type="float" office:value="0" calcext:value-type="float">
            <text:p>0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" calcext:value-type="float">
            <text:p>0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O168]+1*[.C4]" office:value-type="float" office:value="9" calcext:value-type="float">
            <text:p>9</text:p>
          </table:table-cell>
          <table:table-cell table:style-name="ce17" table:formula="of:=4*[.M168]+7*[.O168]+1*[.C4]" office:value-type="float" office:value="9" calcext:value-type="float">
            <text:p>9</text:p>
          </table:table-cell>
          <table:table-cell table:style-name="ce17" table:formula="of:=[.F4]+[.H4]" office:value-type="float" office:value="18" calcext:value-type="float">
            <text:p>18</text:p>
          </table:table-cell>
          <table:table-cell table:style-name="ce17" table:formula="of:=[.E4]+[.F4]+[.G4]+[.H4]+[.I4]" office:value-type="float" office:value="92" calcext:value-type="float">
            <text:p>92</text:p>
          </table:table-cell>
          <table:table-cell table:style-name="ce17" table:formula="of:=[.E4]+[.G4]+[.I4]" office:value-type="float" office:value="74" calcext:value-type="float">
            <text:p>74</text:p>
          </table:table-cell>
          <table:table-cell table:style-name="ce4" table:formula="of:=SUM([.M35:.M44])/10" office:value-type="float" office:value="0" calcext:value-type="float">
            <text:p>0</text:p>
          </table:table-cell>
          <table:table-cell table:style-name="ce12" table:formula="of:=ROUND(100*[.M4]/[.Q4];2)" office:value-type="string" office:string-value="#DIV/0!" calcext:value-type="error">
            <text:p>#DIV/0!</text:p>
          </table:table-cell>
          <table:table-cell table:style-name="ce4" table:formula="of:=SUM([.O35:.O44])/10" office:value-type="float" office:value="0" calcext:value-type="float">
            <text:p>0</text:p>
          </table:table-cell>
          <table:table-cell table:style-name="ce12" table:formula="of:=ROUND(100*[.O4]/[.Q4];2)" office:value-type="string" office:string-value="#DIV/0!" calcext:value-type="error">
            <text:p>#DIV/0!</text:p>
          </table:table-cell>
          <table:table-cell table:style-name="ce17" table:formula="of:=SUM([.Q35:.Q44])/10" office:value-type="float" office:value="0" calcext:value-type="float">
            <text:p>0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" calcext:value-type="float">
            <text:p>0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O169]+1*[.C5]" office:value-type="float" office:value="99" calcext:value-type="float">
            <text:p>99</text:p>
          </table:table-cell>
          <table:table-cell table:style-name="ce17" table:formula="of:=4*[.M169]+7*[.O169]+1*[.C5]" office:value-type="float" office:value="99" calcext:value-type="float">
            <text:p>99</text:p>
          </table:table-cell>
          <table:table-cell table:style-name="ce17" table:formula="of:=[.F5]+[.H5]" office:value-type="float" office:value="198" calcext:value-type="float">
            <text:p>198</text:p>
          </table:table-cell>
          <table:table-cell table:style-name="ce17" table:formula="of:=[.E5]+[.F5]+[.G5]+[.H5]+[.I5]" office:value-type="float" office:value="902" calcext:value-type="float">
            <text:p>902</text:p>
          </table:table-cell>
          <table:table-cell table:style-name="ce17" table:formula="of:=[.E5]+[.G5]+[.I5]" office:value-type="float" office:value="704" calcext:value-type="float">
            <text:p>704</text:p>
          </table:table-cell>
          <table:table-cell table:style-name="ce4" table:formula="of:=SUM([.M48:.M57])/10" office:value-type="float" office:value="0" calcext:value-type="float">
            <text:p>0</text:p>
          </table:table-cell>
          <table:table-cell table:style-name="ce12" table:formula="of:=ROUND(100*[.M5]/[.Q5];2)" office:value-type="string" office:string-value="#DIV/0!" calcext:value-type="error">
            <text:p>#DIV/0!</text:p>
          </table:table-cell>
          <table:table-cell table:style-name="ce4" table:formula="of:=SUM([.O48:.O57])/10" office:value-type="float" office:value="0" calcext:value-type="float">
            <text:p>0</text:p>
          </table:table-cell>
          <table:table-cell table:style-name="ce12" table:formula="of:=ROUND(100*[.O5]/[.Q5];2)" office:value-type="string" office:string-value="#DIV/0!" calcext:value-type="error">
            <text:p>#DIV/0!</text:p>
          </table:table-cell>
          <table:table-cell table:style-name="ce17" table:formula="of:=SUM([.Q48:.Q57])/10" office:value-type="float" office:value="0" calcext:value-type="float">
            <text:p>0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" calcext:value-type="float">
            <text:p>0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O170]+1*[.C6]" office:value-type="float" office:value="499" calcext:value-type="float">
            <text:p>499</text:p>
          </table:table-cell>
          <table:table-cell table:style-name="ce17" table:formula="of:=4*[.M170]+7*[.O170]+1*[.C6]" office:value-type="float" office:value="499" calcext:value-type="float">
            <text:p>499</text:p>
          </table:table-cell>
          <table:table-cell table:style-name="ce17" table:formula="of:=[.F6]+[.H6]" office:value-type="float" office:value="998" calcext:value-type="float">
            <text:p>998</text:p>
          </table:table-cell>
          <table:table-cell table:style-name="ce17" table:formula="of:=[.E6]+[.F6]+[.G6]+[.H6]+[.I6]" office:value-type="float" office:value="4502" calcext:value-type="float">
            <text:p>4502</text:p>
          </table:table-cell>
          <table:table-cell table:style-name="ce17" table:formula="of:=[.E6]+[.G6]+[.I6]" office:value-type="float" office:value="3504" calcext:value-type="float">
            <text:p>3504</text:p>
          </table:table-cell>
          <table:table-cell table:style-name="ce4" table:formula="of:=SUM([.M61:.M70])/10" office:value-type="float" office:value="0" calcext:value-type="float">
            <text:p>0</text:p>
          </table:table-cell>
          <table:table-cell table:style-name="ce12" table:formula="of:=ROUND(100*[.M6]/[.Q6];2)" office:value-type="string" office:string-value="#DIV/0!" calcext:value-type="error">
            <text:p>#DIV/0!</text:p>
          </table:table-cell>
          <table:table-cell table:style-name="ce4" table:formula="of:=SUM([.O61:.O70])/10" office:value-type="float" office:value="0" calcext:value-type="float">
            <text:p>0</text:p>
          </table:table-cell>
          <table:table-cell table:style-name="ce12" table:formula="of:=ROUND(100*[.O6]/[.Q6];2)" office:value-type="string" office:string-value="#DIV/0!" calcext:value-type="error">
            <text:p>#DIV/0!</text:p>
          </table:table-cell>
          <table:table-cell table:style-name="ce17" table:formula="of:=SUM([.Q61:.Q70])/10" office:value-type="float" office:value="0" calcext:value-type="float">
            <text:p>0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O171]+1*[.C7]" office:value-type="float" office:value="999" calcext:value-type="float">
            <text:p>999</text:p>
          </table:table-cell>
          <table:table-cell table:style-name="ce17" table:formula="of:=4*[.M171]+7*[.O171]+1*[.C7]" office:value-type="float" office:value="999" calcext:value-type="float">
            <text:p>999</text:p>
          </table:table-cell>
          <table:table-cell table:style-name="ce17" table:formula="of:=[.F7]+[.H7]" office:value-type="float" office:value="1998" calcext:value-type="float">
            <text:p>1998</text:p>
          </table:table-cell>
          <table:table-cell table:style-name="ce17" table:formula="of:=[.E7]+[.F7]+[.G7]+[.H7]+[.I7]" office:value-type="float" office:value="9002" calcext:value-type="float">
            <text:p>9002</text:p>
          </table:table-cell>
          <table:table-cell table:style-name="ce17" table:formula="of:=[.E7]+[.G7]+[.I7]" office:value-type="float" office:value="7004" calcext:value-type="float">
            <text:p>7004</text:p>
          </table:table-cell>
          <table:table-cell table:style-name="ce4" table:formula="of:=SUM([.M74:.M83])/10" office:value-type="float" office:value="0" calcext:value-type="float">
            <text:p>0</text:p>
          </table:table-cell>
          <table:table-cell table:style-name="ce12" table:formula="of:=ROUND(100*[.M7]/[.Q7];2)" office:value-type="string" office:string-value="#DIV/0!" calcext:value-type="error">
            <text:p>#DIV/0!</text:p>
          </table:table-cell>
          <table:table-cell table:style-name="ce4" table:formula="of:=SUM([.O74:.O83])/10" office:value-type="float" office:value="0" calcext:value-type="float">
            <text:p>0</text:p>
          </table:table-cell>
          <table:table-cell table:style-name="ce12" table:formula="of:=ROUND(100*[.O7]/[.Q7];2)" office:value-type="string" office:string-value="#DIV/0!" calcext:value-type="error">
            <text:p>#DIV/0!</text:p>
          </table:table-cell>
          <table:table-cell table:style-name="ce17" table:formula="of:=SUM([.Q74:.Q83])/10" office:value-type="float" office:value="0" calcext:value-type="float">
            <text:p>0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O172]+1*[.C8]" office:value-type="float" office:value="1999" calcext:value-type="float">
            <text:p>1999</text:p>
          </table:table-cell>
          <table:table-cell table:style-name="ce17" table:formula="of:=4*[.M172]+7*[.O172]+1*[.C8]" office:value-type="float" office:value="1999" calcext:value-type="float">
            <text:p>1999</text:p>
          </table:table-cell>
          <table:table-cell table:style-name="ce17" table:formula="of:=[.F8]+[.H8]" office:value-type="float" office:value="3998" calcext:value-type="float">
            <text:p>3998</text:p>
          </table:table-cell>
          <table:table-cell table:style-name="ce17" table:formula="of:=[.E8]+[.F8]+[.G8]+[.H8]+[.I8]" office:value-type="float" office:value="18002" calcext:value-type="float">
            <text:p>18002</text:p>
          </table:table-cell>
          <table:table-cell table:style-name="ce17" table:formula="of:=[.E8]+[.G8]+[.I8]" office:value-type="float" office:value="14004" calcext:value-type="float">
            <text:p>14004</text:p>
          </table:table-cell>
          <table:table-cell table:style-name="ce4" table:formula="of:=SUM([.M87:.M96])/10" office:value-type="float" office:value="0" calcext:value-type="float">
            <text:p>0</text:p>
          </table:table-cell>
          <table:table-cell table:style-name="ce12" table:formula="of:=ROUND(100*[.M8]/[.Q8];2)" office:value-type="string" office:string-value="#DIV/0!" calcext:value-type="error">
            <text:p>#DIV/0!</text:p>
          </table:table-cell>
          <table:table-cell table:style-name="ce4" table:formula="of:=SUM([.O87:.O96])/10" office:value-type="float" office:value="0" calcext:value-type="float">
            <text:p>0</text:p>
          </table:table-cell>
          <table:table-cell table:style-name="ce12" table:formula="of:=ROUND(100*[.O8]/[.Q8];2)" office:value-type="string" office:string-value="#DIV/0!" calcext:value-type="error">
            <text:p>#DIV/0!</text:p>
          </table:table-cell>
          <table:table-cell table:style-name="ce17" table:formula="of:=SUM([.Q87:.Q96])/10" office:value-type="float" office:value="0" calcext:value-type="float">
            <text:p>0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O173]+1*[.C9]" office:value-type="float" office:value="2999" calcext:value-type="float">
            <text:p>2999</text:p>
          </table:table-cell>
          <table:table-cell table:style-name="ce17" table:formula="of:=4*[.M173]+7*[.O173]+1*[.C9]" office:value-type="float" office:value="2999" calcext:value-type="float">
            <text:p>2999</text:p>
          </table:table-cell>
          <table:table-cell table:style-name="ce17" table:formula="of:=[.F9]+[.H9]" office:value-type="float" office:value="5998" calcext:value-type="float">
            <text:p>5998</text:p>
          </table:table-cell>
          <table:table-cell table:style-name="ce17" table:formula="of:=[.E9]+[.F9]+[.G9]+[.H9]+[.I9]" office:value-type="float" office:value="27002" calcext:value-type="float">
            <text:p>27002</text:p>
          </table:table-cell>
          <table:table-cell table:style-name="ce17" table:formula="of:=[.E9]+[.G9]+[.I9]" office:value-type="float" office:value="21004" calcext:value-type="float">
            <text:p>21004</text:p>
          </table:table-cell>
          <table:table-cell table:style-name="ce4" table:formula="of:=SUM([.M100:.M109])/10" office:value-type="float" office:value="0" calcext:value-type="float">
            <text:p>0</text:p>
          </table:table-cell>
          <table:table-cell table:style-name="ce12" table:formula="of:=ROUND(100*[.M9]/[.Q9];2)" office:value-type="string" office:string-value="#DIV/0!" calcext:value-type="error">
            <text:p>#DIV/0!</text:p>
          </table:table-cell>
          <table:table-cell table:style-name="ce4" table:formula="of:=SUM([.O100:.O109])/10" office:value-type="float" office:value="0" calcext:value-type="float">
            <text:p>0</text:p>
          </table:table-cell>
          <table:table-cell table:style-name="ce12" table:formula="of:=ROUND(100*[.O9]/[.Q9];2)" office:value-type="string" office:string-value="#DIV/0!" calcext:value-type="error">
            <text:p>#DIV/0!</text:p>
          </table:table-cell>
          <table:table-cell table:style-name="ce17" table:formula="of:=SUM([.Q100:.Q109])/10" office:value-type="float" office:value="0" calcext:value-type="float">
            <text:p>0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O174]+1*[.C10]" office:value-type="float" office:value="3999" calcext:value-type="float">
            <text:p>3999</text:p>
          </table:table-cell>
          <table:table-cell table:style-name="ce17" table:formula="of:=4*[.M174]+7*[.O174]+1*[.C10]" office:value-type="float" office:value="3999" calcext:value-type="float">
            <text:p>3999</text:p>
          </table:table-cell>
          <table:table-cell table:style-name="ce17" table:formula="of:=[.F10]+[.H10]" office:value-type="float" office:value="7998" calcext:value-type="float">
            <text:p>7998</text:p>
          </table:table-cell>
          <table:table-cell table:style-name="ce17" table:formula="of:=[.E10]+[.F10]+[.G10]+[.H10]+[.I10]" office:value-type="float" office:value="36002" calcext:value-type="float">
            <text:p>36002</text:p>
          </table:table-cell>
          <table:table-cell table:style-name="ce17" table:formula="of:=[.E10]+[.G10]+[.I10]" office:value-type="float" office:value="28004" calcext:value-type="float">
            <text:p>28004</text:p>
          </table:table-cell>
          <table:table-cell table:style-name="ce4" table:formula="of:=SUM([.M113:.M122])/10" office:value-type="float" office:value="0" calcext:value-type="float">
            <text:p>0</text:p>
          </table:table-cell>
          <table:table-cell table:style-name="ce12" table:formula="of:=ROUND(100*[.M10]/[.Q10];2)" office:value-type="string" office:string-value="#DIV/0!" calcext:value-type="error">
            <text:p>#DIV/0!</text:p>
          </table:table-cell>
          <table:table-cell table:style-name="ce4" table:formula="of:=SUM([.O113:.O122])/10" office:value-type="float" office:value="0" calcext:value-type="float">
            <text:p>0</text:p>
          </table:table-cell>
          <table:table-cell table:style-name="ce12" table:formula="of:=ROUND(100*[.O10]/[.Q10];2)" office:value-type="string" office:string-value="#DIV/0!" calcext:value-type="error">
            <text:p>#DIV/0!</text:p>
          </table:table-cell>
          <table:table-cell table:style-name="ce17" table:formula="of:=SUM([.Q113:.Q122])/10" office:value-type="float" office:value="0" calcext:value-type="float">
            <text:p>0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0" calcext:value-type="float">
            <text:p>0</text:p>
          </table:table-cell>
          <table:table-cell table:style-name="ce12" table:formula="of:=ROUND(100*[.M11]/[.Q11];2)" office:value-type="string" office:string-value="#DIV/0!" calcext:value-type="error">
            <text:p>#DIV/0!</text:p>
          </table:table-cell>
          <table:table-cell table:style-name="ce4" table:formula="of:=SUM([.O126:.O135])/10" office:value-type="float" office:value="0" calcext:value-type="float">
            <text:p>0</text:p>
          </table:table-cell>
          <table:table-cell table:style-name="ce12" table:formula="of:=ROUND(100*[.O11]/[.Q11];2)" office:value-type="string" office:string-value="#DIV/0!" calcext:value-type="error">
            <text:p>#DIV/0!</text:p>
          </table:table-cell>
          <table:table-cell table:style-name="ce17" table:formula="of:=SUM([.Q126:.Q135])/10" office:value-type="float" office:value="0" calcext:value-type="float">
            <text:p>0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0" calcext:value-type="float">
            <text:p>0</text:p>
          </table:table-cell>
          <table:table-cell table:style-name="ce27" table:formula="of:=ROUND(100*[.M12]/[.Q12];2)" office:value-type="string" office:string-value="#DIV/0!" calcext:value-type="error">
            <text:p>#DIV/0!</text:p>
          </table:table-cell>
          <table:table-cell table:style-name="ce22" table:formula="of:=SUM([.O139:.O148])/10" office:value-type="float" office:value="0" calcext:value-type="float">
            <text:p>0</text:p>
          </table:table-cell>
          <table:table-cell table:style-name="ce27" table:formula="of:=ROUND(100*[.O12]/[.Q12];2)" office:value-type="string" office:string-value="#DIV/0!" calcext:value-type="error">
            <text:p>#DIV/0!</text:p>
          </table:table-cell>
          <table:table-cell table:style-name="ce31" table:formula="of:=SUM([.Q139:.Q148])/10" office:value-type="float" office:value="0" calcext:value-type="float">
            <text:p>0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0" calcext:value-type="float">
            <text:p>0</text:p>
          </table:table-cell>
          <table:table-cell table:style-name="ce27" table:formula="of:=ROUND(100*[.M13]/[.Q13];2)" office:value-type="string" office:string-value="#DIV/0!" calcext:value-type="error">
            <text:p>#DIV/0!</text:p>
          </table:table-cell>
          <table:table-cell table:style-name="ce22" table:formula="of:=SUM([.O152:.O161])/10" office:value-type="float" office:value="0" calcext:value-type="float">
            <text:p>0</text:p>
          </table:table-cell>
          <table:table-cell table:style-name="ce27" table:formula="of:=ROUND(100*[.O13]/[.Q13];2)" office:value-type="string" office:string-value="#DIV/0!" calcext:value-type="error">
            <text:p>#DIV/0!</text:p>
          </table:table-cell>
          <table:table-cell table:style-name="ce31" table:formula="of:=SUM([.Q152:.Q161])/10" office:value-type="float" office:value="0" calcext:value-type="float">
            <text:p>0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0" calcext:value-type="float">
            <text:p>0</text:p>
          </table:table-cell>
          <table:table-cell table:style-name="ce12" table:formula="of:=ROUND(MOD([.Q13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0" calcext:value-type="float">
            <text:p>0</text:p>
          </table:table-cell>
          <table:table-cell table:style-name="ce27" table:formula="of:=ROUND(100*[.M14]/[.Q14];2)" office:value-type="string" office:string-value="#DIV/0!" calcext:value-type="error">
            <text:p>#DIV/0!</text:p>
          </table:table-cell>
          <table:table-cell table:style-name="ce22" table:formula="of:=SUM([.O165:.O174])/10" office:value-type="float" office:value="0" calcext:value-type="float">
            <text:p>0</text:p>
          </table:table-cell>
          <table:table-cell table:style-name="ce27" table:formula="of:=ROUND(100*[.O14]/[.Q14];2)" office:value-type="string" office:string-value="#DIV/0!" calcext:value-type="error">
            <text:p>#DIV/0!</text:p>
          </table:table-cell>
          <table:table-cell table:style-name="ce31" table:formula="of:=SUM([.Q165:.Q174])/10" office:value-type="float" office:value="0" calcext:value-type="float">
            <text:p>0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0" calcext:value-type="float">
            <text:p>0</text:p>
          </table:table-cell>
          <table:table-cell table:style-name="ce12" table:formula="of:=ROUND(MOD([.Q1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5364482.6" calcext:value-type="float">
            <text:p>5364482.6</text:p>
          </table:table-cell>
          <table:table-cell table:style-name="ce28" table:formula="of:=ROUND(100*[.M15]/[.Q15];2)" office:value-type="float" office:value="100" calcext:value-type="float">
            <text:p>100</text:p>
          </table:table-cell>
          <table:table-cell table:style-name="ce23" table:formula="of:=SUM([.O178:.O187])/10" office:value-type="float" office:value="0" calcext:value-type="float">
            <text:p>0</text:p>
          </table:table-cell>
          <table:table-cell table:style-name="ce28" table:formula="of:=ROUND(100*[.O15]/[.Q15];2)" office:value-type="float" office:value="0" calcext:value-type="float">
            <text:p>0</text:p>
          </table:table-cell>
          <table:table-cell table:style-name="ce32" table:formula="of:=SUM([.Q178:.Q187])/10" office:value-type="float" office:value="5364482.6" calcext:value-type="float">
            <text:p>5364482.6</text:p>
          </table:table-cell>
          <table:table-cell table:style-name="ce23" table:formula="of:=QUOTIENT([.Q15]/1000;3600)" office:value-type="float" office:value="1" calcext:value-type="float">
            <text:p>1</text:p>
          </table:table-cell>
          <table:table-cell table:style-name="ce40" table:formula="of:=ROUND(MOD([.Q15]/1000;3600)/60;0)" office:value-type="float" office:value="29" calcext:value-type="float">
            <text:p>29</text:p>
          </table:table-cell>
          <table:table-cell table:style-name="ce13" table:formula="of:=ROUND(MOD([.Q15]/1000;60);0)" office:value-type="float" office:value="24" calcext:value-type="float">
            <text:p>24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22]/[.Q22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22]/[.Q22];2)" office:value-type="string" office:string-value="#DIV/0!" calcext:value-type="error">
            <text:p>#DIV/0!</text:p>
          </table:table-cell>
          <table:table-cell table:style-name="ce16" table:formula="of:=[.M22]+[.O22]" office:value-type="float" office:value="0" calcext:value-type="float">
            <text:p>0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23]/[.Q2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3]/[.Q23];2)" office:value-type="string" office:string-value="#DIV/0!" calcext:value-type="error">
            <text:p>#DIV/0!</text:p>
          </table:table-cell>
          <table:table-cell table:style-name="ce17" table:formula="of:=[.M23]+[.O2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24]/[.Q2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4]/[.Q24];2)" office:value-type="string" office:string-value="#DIV/0!" calcext:value-type="error">
            <text:p>#DIV/0!</text:p>
          </table:table-cell>
          <table:table-cell table:style-name="ce17" table:formula="of:=[.M24]+[.O2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25]/[.Q2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5]/[.Q25];2)" office:value-type="string" office:string-value="#DIV/0!" calcext:value-type="error">
            <text:p>#DIV/0!</text:p>
          </table:table-cell>
          <table:table-cell table:style-name="ce17" table:formula="of:=[.M25]+[.O25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26]/[.Q2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6]/[.Q26];2)" office:value-type="string" office:string-value="#DIV/0!" calcext:value-type="error">
            <text:p>#DIV/0!</text:p>
          </table:table-cell>
          <table:table-cell table:style-name="ce17" table:formula="of:=[.M26]+[.O2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27]/[.Q2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7]/[.Q27];2)" office:value-type="string" office:string-value="#DIV/0!" calcext:value-type="error">
            <text:p>#DIV/0!</text:p>
          </table:table-cell>
          <table:table-cell table:style-name="ce17" table:formula="of:=[.M27]+[.O2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28]/[.Q2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8]/[.Q28];2)" office:value-type="string" office:string-value="#DIV/0!" calcext:value-type="error">
            <text:p>#DIV/0!</text:p>
          </table:table-cell>
          <table:table-cell table:style-name="ce17" table:formula="of:=[.M28]+[.O2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29]/[.Q2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9]/[.Q29];2)" office:value-type="string" office:string-value="#DIV/0!" calcext:value-type="error">
            <text:p>#DIV/0!</text:p>
          </table:table-cell>
          <table:table-cell table:style-name="ce17" table:formula="of:=[.M29]+[.O2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30]/[.Q3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0]/[.Q30];2)" office:value-type="string" office:string-value="#DIV/0!" calcext:value-type="error">
            <text:p>#DIV/0!</text:p>
          </table:table-cell>
          <table:table-cell table:style-name="ce17" table:formula="of:=[.M30]+[.O3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31]/[.Q31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31]/[.Q31];2)" office:value-type="string" office:string-value="#DIV/0!" calcext:value-type="error">
            <text:p>#DIV/0!</text:p>
          </table:table-cell>
          <table:table-cell table:style-name="ce18" table:formula="of:=[.M31]+[.O3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35]/[.Q35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35]/[.Q35];2)" office:value-type="string" office:string-value="#DIV/0!" calcext:value-type="error">
            <text:p>#DIV/0!</text:p>
          </table:table-cell>
          <table:table-cell table:style-name="ce16" table:formula="of:=[.M35]+[.O35]" office:value-type="float" office:value="0" calcext:value-type="float">
            <text:p>0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36]/[.Q3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6]/[.Q36];2)" office:value-type="string" office:string-value="#DIV/0!" calcext:value-type="error">
            <text:p>#DIV/0!</text:p>
          </table:table-cell>
          <table:table-cell table:style-name="ce17" table:formula="of:=[.M36]+[.O3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37]/[.Q3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7]/[.Q37];2)" office:value-type="string" office:string-value="#DIV/0!" calcext:value-type="error">
            <text:p>#DIV/0!</text:p>
          </table:table-cell>
          <table:table-cell table:style-name="ce17" table:formula="of:=[.M37]+[.O3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38]/[.Q3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8]/[.Q38];2)" office:value-type="string" office:string-value="#DIV/0!" calcext:value-type="error">
            <text:p>#DIV/0!</text:p>
          </table:table-cell>
          <table:table-cell table:style-name="ce17" table:formula="of:=[.M38]+[.O3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39]/[.Q3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9]/[.Q39];2)" office:value-type="string" office:string-value="#DIV/0!" calcext:value-type="error">
            <text:p>#DIV/0!</text:p>
          </table:table-cell>
          <table:table-cell table:style-name="ce17" table:formula="of:=[.M39]+[.O3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40]/[.Q4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0]/[.Q40];2)" office:value-type="string" office:string-value="#DIV/0!" calcext:value-type="error">
            <text:p>#DIV/0!</text:p>
          </table:table-cell>
          <table:table-cell table:style-name="ce17" table:formula="of:=[.M40]+[.O4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41]/[.Q4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1]/[.Q41];2)" office:value-type="string" office:string-value="#DIV/0!" calcext:value-type="error">
            <text:p>#DIV/0!</text:p>
          </table:table-cell>
          <table:table-cell table:style-name="ce17" table:formula="of:=[.M41]+[.O4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42]/[.Q4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2]/[.Q42];2)" office:value-type="string" office:string-value="#DIV/0!" calcext:value-type="error">
            <text:p>#DIV/0!</text:p>
          </table:table-cell>
          <table:table-cell table:style-name="ce17" table:formula="of:=[.M42]+[.O4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43]/[.Q4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3]/[.Q43];2)" office:value-type="string" office:string-value="#DIV/0!" calcext:value-type="error">
            <text:p>#DIV/0!</text:p>
          </table:table-cell>
          <table:table-cell table:style-name="ce17" table:formula="of:=[.M43]+[.O4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44]/[.Q44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44]/[.Q44];2)" office:value-type="string" office:string-value="#DIV/0!" calcext:value-type="error">
            <text:p>#DIV/0!</text:p>
          </table:table-cell>
          <table:table-cell table:style-name="ce18" table:formula="of:=[.M44]+[.O4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48]/[.Q48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48]/[.Q48];2)" office:value-type="string" office:string-value="#DIV/0!" calcext:value-type="error">
            <text:p>#DIV/0!</text:p>
          </table:table-cell>
          <table:table-cell table:style-name="ce16" table:formula="of:=[.M48]+[.O48]" office:value-type="float" office:value="0" calcext:value-type="float">
            <text:p>0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49]/[.Q4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9]/[.Q49];2)" office:value-type="string" office:string-value="#DIV/0!" calcext:value-type="error">
            <text:p>#DIV/0!</text:p>
          </table:table-cell>
          <table:table-cell table:style-name="ce17" table:formula="of:=[.M49]+[.O4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50]/[.Q5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0]/[.Q50];2)" office:value-type="string" office:string-value="#DIV/0!" calcext:value-type="error">
            <text:p>#DIV/0!</text:p>
          </table:table-cell>
          <table:table-cell table:style-name="ce17" table:formula="of:=[.M50]+[.O5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51]/[.Q5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1]/[.Q51];2)" office:value-type="string" office:string-value="#DIV/0!" calcext:value-type="error">
            <text:p>#DIV/0!</text:p>
          </table:table-cell>
          <table:table-cell table:style-name="ce17" table:formula="of:=[.M51]+[.O5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52]/[.Q5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2]/[.Q52];2)" office:value-type="string" office:string-value="#DIV/0!" calcext:value-type="error">
            <text:p>#DIV/0!</text:p>
          </table:table-cell>
          <table:table-cell table:style-name="ce17" table:formula="of:=[.M52]+[.O5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53]/[.Q5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3]/[.Q53];2)" office:value-type="string" office:string-value="#DIV/0!" calcext:value-type="error">
            <text:p>#DIV/0!</text:p>
          </table:table-cell>
          <table:table-cell table:style-name="ce17" table:formula="of:=[.M53]+[.O5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54]/[.Q5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4]/[.Q54];2)" office:value-type="string" office:string-value="#DIV/0!" calcext:value-type="error">
            <text:p>#DIV/0!</text:p>
          </table:table-cell>
          <table:table-cell table:style-name="ce17" table:formula="of:=[.M54]+[.O5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55]/[.Q5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5]/[.Q55];2)" office:value-type="string" office:string-value="#DIV/0!" calcext:value-type="error">
            <text:p>#DIV/0!</text:p>
          </table:table-cell>
          <table:table-cell table:style-name="ce17" table:formula="of:=[.M55]+[.O55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56]/[.Q5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6]/[.Q56];2)" office:value-type="string" office:string-value="#DIV/0!" calcext:value-type="error">
            <text:p>#DIV/0!</text:p>
          </table:table-cell>
          <table:table-cell table:style-name="ce17" table:formula="of:=[.M56]+[.O5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57]/[.Q57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57]/[.Q57];2)" office:value-type="string" office:string-value="#DIV/0!" calcext:value-type="error">
            <text:p>#DIV/0!</text:p>
          </table:table-cell>
          <table:table-cell table:style-name="ce18" table:formula="of:=[.M57]+[.O5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61]/[.Q61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61]/[.Q61];2)" office:value-type="string" office:string-value="#DIV/0!" calcext:value-type="error">
            <text:p>#DIV/0!</text:p>
          </table:table-cell>
          <table:table-cell table:style-name="ce16" table:formula="of:=[.M61]+[.O61]" office:value-type="float" office:value="0" calcext:value-type="float">
            <text:p>0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62]/[.Q6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2]/[.Q62];2)" office:value-type="string" office:string-value="#DIV/0!" calcext:value-type="error">
            <text:p>#DIV/0!</text:p>
          </table:table-cell>
          <table:table-cell table:style-name="ce17" table:formula="of:=[.M62]+[.O62]" office:value-type="float" office:value="0" calcext:value-type="float">
            <text:p>0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63]/[.Q6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3]/[.Q63];2)" office:value-type="string" office:string-value="#DIV/0!" calcext:value-type="error">
            <text:p>#DIV/0!</text:p>
          </table:table-cell>
          <table:table-cell table:style-name="ce17" table:formula="of:=[.M63]+[.O63]" office:value-type="float" office:value="0" calcext:value-type="float">
            <text:p>0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64]/[.Q6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4]/[.Q64];2)" office:value-type="string" office:string-value="#DIV/0!" calcext:value-type="error">
            <text:p>#DIV/0!</text:p>
          </table:table-cell>
          <table:table-cell table:style-name="ce17" table:formula="of:=[.M64]+[.O64]" office:value-type="float" office:value="0" calcext:value-type="float">
            <text:p>0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65]/[.Q6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5]/[.Q65];2)" office:value-type="string" office:string-value="#DIV/0!" calcext:value-type="error">
            <text:p>#DIV/0!</text:p>
          </table:table-cell>
          <table:table-cell table:style-name="ce17" table:formula="of:=[.M65]+[.O65]" office:value-type="float" office:value="0" calcext:value-type="float">
            <text:p>0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66]/[.Q6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6]/[.Q66];2)" office:value-type="string" office:string-value="#DIV/0!" calcext:value-type="error">
            <text:p>#DIV/0!</text:p>
          </table:table-cell>
          <table:table-cell table:style-name="ce17" table:formula="of:=[.M66]+[.O66]" office:value-type="float" office:value="0" calcext:value-type="float">
            <text:p>0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67]/[.Q6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7]/[.Q67];2)" office:value-type="string" office:string-value="#DIV/0!" calcext:value-type="error">
            <text:p>#DIV/0!</text:p>
          </table:table-cell>
          <table:table-cell table:style-name="ce17" table:formula="of:=[.M67]+[.O67]" office:value-type="float" office:value="0" calcext:value-type="float">
            <text:p>0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68]/[.Q6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8]/[.Q68];2)" office:value-type="string" office:string-value="#DIV/0!" calcext:value-type="error">
            <text:p>#DIV/0!</text:p>
          </table:table-cell>
          <table:table-cell table:style-name="ce17" table:formula="of:=[.M68]+[.O68]" office:value-type="float" office:value="0" calcext:value-type="float">
            <text:p>0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69]/[.Q6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9]/[.Q69];2)" office:value-type="string" office:string-value="#DIV/0!" calcext:value-type="error">
            <text:p>#DIV/0!</text:p>
          </table:table-cell>
          <table:table-cell table:style-name="ce17" table:formula="of:=[.M69]+[.O69]" office:value-type="float" office:value="0" calcext:value-type="float">
            <text:p>0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70]/[.Q70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70]/[.Q70];2)" office:value-type="string" office:string-value="#DIV/0!" calcext:value-type="error">
            <text:p>#DIV/0!</text:p>
          </table:table-cell>
          <table:table-cell table:style-name="ce18" table:formula="of:=[.M70]+[.O70]" office:value-type="float" office:value="0" calcext:value-type="float">
            <text:p>0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74]/[.Q74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74]/[.Q74];2)" office:value-type="string" office:string-value="#DIV/0!" calcext:value-type="error">
            <text:p>#DIV/0!</text:p>
          </table:table-cell>
          <table:table-cell table:style-name="ce16" table:formula="of:=[.M74]+[.O74]" office:value-type="float" office:value="0" calcext:value-type="float">
            <text:p>0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75]/[.Q7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5]/[.Q75];2)" office:value-type="string" office:string-value="#DIV/0!" calcext:value-type="error">
            <text:p>#DIV/0!</text:p>
          </table:table-cell>
          <table:table-cell table:style-name="ce17" table:formula="of:=[.M75]+[.O75]" office:value-type="float" office:value="0" calcext:value-type="float">
            <text:p>0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76]/[.Q7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6]/[.Q76];2)" office:value-type="string" office:string-value="#DIV/0!" calcext:value-type="error">
            <text:p>#DIV/0!</text:p>
          </table:table-cell>
          <table:table-cell table:style-name="ce17" table:formula="of:=[.M76]+[.O76]" office:value-type="float" office:value="0" calcext:value-type="float">
            <text:p>0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77]/[.Q7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7]/[.Q77];2)" office:value-type="string" office:string-value="#DIV/0!" calcext:value-type="error">
            <text:p>#DIV/0!</text:p>
          </table:table-cell>
          <table:table-cell table:style-name="ce17" table:formula="of:=[.M77]+[.O77]" office:value-type="float" office:value="0" calcext:value-type="float">
            <text:p>0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78]/[.Q7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8]/[.Q78];2)" office:value-type="string" office:string-value="#DIV/0!" calcext:value-type="error">
            <text:p>#DIV/0!</text:p>
          </table:table-cell>
          <table:table-cell table:style-name="ce17" table:formula="of:=[.M78]+[.O78]" office:value-type="float" office:value="0" calcext:value-type="float">
            <text:p>0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79]/[.Q7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9]/[.Q79];2)" office:value-type="string" office:string-value="#DIV/0!" calcext:value-type="error">
            <text:p>#DIV/0!</text:p>
          </table:table-cell>
          <table:table-cell table:style-name="ce17" table:formula="of:=[.M79]+[.O79]" office:value-type="float" office:value="0" calcext:value-type="float">
            <text:p>0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80]/[.Q8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0]/[.Q80];2)" office:value-type="string" office:string-value="#DIV/0!" calcext:value-type="error">
            <text:p>#DIV/0!</text:p>
          </table:table-cell>
          <table:table-cell table:style-name="ce17" table:formula="of:=[.M80]+[.O80]" office:value-type="float" office:value="0" calcext:value-type="float">
            <text:p>0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81]/[.Q8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1]/[.Q81];2)" office:value-type="string" office:string-value="#DIV/0!" calcext:value-type="error">
            <text:p>#DIV/0!</text:p>
          </table:table-cell>
          <table:table-cell table:style-name="ce17" table:formula="of:=[.M81]+[.O81]" office:value-type="float" office:value="0" calcext:value-type="float">
            <text:p>0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82]/[.Q8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2]/[.Q82];2)" office:value-type="string" office:string-value="#DIV/0!" calcext:value-type="error">
            <text:p>#DIV/0!</text:p>
          </table:table-cell>
          <table:table-cell table:style-name="ce17" table:formula="of:=[.M82]+[.O82]" office:value-type="float" office:value="0" calcext:value-type="float">
            <text:p>0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83]/[.Q83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83]/[.Q83];2)" office:value-type="string" office:string-value="#DIV/0!" calcext:value-type="error">
            <text:p>#DIV/0!</text:p>
          </table:table-cell>
          <table:table-cell table:style-name="ce18" table:formula="of:=[.M83]+[.O83]" office:value-type="float" office:value="0" calcext:value-type="float">
            <text:p>0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87]/[.Q87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87]/[.Q87];2)" office:value-type="string" office:string-value="#DIV/0!" calcext:value-type="error">
            <text:p>#DIV/0!</text:p>
          </table:table-cell>
          <table:table-cell table:style-name="ce11" table:formula="of:=[.M87]+[.O87]" office:value-type="float" office:value="0" calcext:value-type="float">
            <text:p>0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88]/[.Q8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8]/[.Q88];2)" office:value-type="string" office:string-value="#DIV/0!" calcext:value-type="error">
            <text:p>#DIV/0!</text:p>
          </table:table-cell>
          <table:table-cell table:style-name="ce12" table:formula="of:=[.M88]+[.O88]" office:value-type="float" office:value="0" calcext:value-type="float">
            <text:p>0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89]/[.Q8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9]/[.Q89];2)" office:value-type="string" office:string-value="#DIV/0!" calcext:value-type="error">
            <text:p>#DIV/0!</text:p>
          </table:table-cell>
          <table:table-cell table:style-name="ce12" table:formula="of:=[.M89]+[.O89]" office:value-type="float" office:value="0" calcext:value-type="float">
            <text:p>0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90]/[.Q9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0]/[.Q90];2)" office:value-type="string" office:string-value="#DIV/0!" calcext:value-type="error">
            <text:p>#DIV/0!</text:p>
          </table:table-cell>
          <table:table-cell table:style-name="ce12" table:formula="of:=[.M90]+[.O90]" office:value-type="float" office:value="0" calcext:value-type="float">
            <text:p>0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91]/[.Q9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1]/[.Q91];2)" office:value-type="string" office:string-value="#DIV/0!" calcext:value-type="error">
            <text:p>#DIV/0!</text:p>
          </table:table-cell>
          <table:table-cell table:style-name="ce12" table:formula="of:=[.M91]+[.O91]" office:value-type="float" office:value="0" calcext:value-type="float">
            <text:p>0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92]/[.Q9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2]/[.Q92];2)" office:value-type="string" office:string-value="#DIV/0!" calcext:value-type="error">
            <text:p>#DIV/0!</text:p>
          </table:table-cell>
          <table:table-cell table:style-name="ce12" table:formula="of:=[.M92]+[.O92]" office:value-type="float" office:value="0" calcext:value-type="float">
            <text:p>0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93]/[.Q9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3]/[.Q93];2)" office:value-type="string" office:string-value="#DIV/0!" calcext:value-type="error">
            <text:p>#DIV/0!</text:p>
          </table:table-cell>
          <table:table-cell table:style-name="ce12" table:formula="of:=[.M93]+[.O93]" office:value-type="float" office:value="0" calcext:value-type="float">
            <text:p>0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94]/[.Q9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4]/[.Q94];2)" office:value-type="string" office:string-value="#DIV/0!" calcext:value-type="error">
            <text:p>#DIV/0!</text:p>
          </table:table-cell>
          <table:table-cell table:style-name="ce12" table:formula="of:=[.M94]+[.O94]" office:value-type="float" office:value="0" calcext:value-type="float">
            <text:p>0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95]/[.Q9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5]/[.Q95];2)" office:value-type="string" office:string-value="#DIV/0!" calcext:value-type="error">
            <text:p>#DIV/0!</text:p>
          </table:table-cell>
          <table:table-cell table:style-name="ce12" table:formula="of:=[.M95]+[.O95]" office:value-type="float" office:value="0" calcext:value-type="float">
            <text:p>0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96]/[.Q96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96]/[.Q96];2)" office:value-type="string" office:string-value="#DIV/0!" calcext:value-type="error">
            <text:p>#DIV/0!</text:p>
          </table:table-cell>
          <table:table-cell table:style-name="ce13" table:formula="of:=[.M96]+[.O96]" office:value-type="float" office:value="0" calcext:value-type="float">
            <text:p>0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00]/[.Q100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00]/[.Q100];2)" office:value-type="string" office:string-value="#DIV/0!" calcext:value-type="error">
            <text:p>#DIV/0!</text:p>
          </table:table-cell>
          <table:table-cell table:style-name="ce11" table:formula="of:=[.M100]+[.O100]" office:value-type="float" office:value="0" calcext:value-type="float">
            <text:p>0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01]/[.Q10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1]/[.Q101];2)" office:value-type="string" office:string-value="#DIV/0!" calcext:value-type="error">
            <text:p>#DIV/0!</text:p>
          </table:table-cell>
          <table:table-cell table:style-name="ce12" table:formula="of:=[.M101]+[.O101]" office:value-type="float" office:value="0" calcext:value-type="float">
            <text:p>0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02]/[.Q10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2]/[.Q102];2)" office:value-type="string" office:string-value="#DIV/0!" calcext:value-type="error">
            <text:p>#DIV/0!</text:p>
          </table:table-cell>
          <table:table-cell table:style-name="ce12" table:formula="of:=[.M102]+[.O102]" office:value-type="float" office:value="0" calcext:value-type="float">
            <text:p>0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03]/[.Q10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3]/[.Q103];2)" office:value-type="string" office:string-value="#DIV/0!" calcext:value-type="error">
            <text:p>#DIV/0!</text:p>
          </table:table-cell>
          <table:table-cell table:style-name="ce12" table:formula="of:=[.M103]+[.O103]" office:value-type="float" office:value="0" calcext:value-type="float">
            <text:p>0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04]/[.Q10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4]/[.Q104];2)" office:value-type="string" office:string-value="#DIV/0!" calcext:value-type="error">
            <text:p>#DIV/0!</text:p>
          </table:table-cell>
          <table:table-cell table:style-name="ce12" table:formula="of:=[.M104]+[.O104]" office:value-type="float" office:value="0" calcext:value-type="float">
            <text:p>0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05]/[.Q10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5]/[.Q105];2)" office:value-type="string" office:string-value="#DIV/0!" calcext:value-type="error">
            <text:p>#DIV/0!</text:p>
          </table:table-cell>
          <table:table-cell table:style-name="ce12" table:formula="of:=[.M105]+[.O105]" office:value-type="float" office:value="0" calcext:value-type="float">
            <text:p>0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06]/[.Q10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6]/[.Q106];2)" office:value-type="string" office:string-value="#DIV/0!" calcext:value-type="error">
            <text:p>#DIV/0!</text:p>
          </table:table-cell>
          <table:table-cell table:style-name="ce12" table:formula="of:=[.M106]+[.O106]" office:value-type="float" office:value="0" calcext:value-type="float">
            <text:p>0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07]/[.Q10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7]/[.Q107];2)" office:value-type="string" office:string-value="#DIV/0!" calcext:value-type="error">
            <text:p>#DIV/0!</text:p>
          </table:table-cell>
          <table:table-cell table:style-name="ce12" table:formula="of:=[.M107]+[.O107]" office:value-type="float" office:value="0" calcext:value-type="float">
            <text:p>0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08]/[.Q10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8]/[.Q108];2)" office:value-type="string" office:string-value="#DIV/0!" calcext:value-type="error">
            <text:p>#DIV/0!</text:p>
          </table:table-cell>
          <table:table-cell table:style-name="ce12" table:formula="of:=[.M108]+[.O108]" office:value-type="float" office:value="0" calcext:value-type="float">
            <text:p>0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09]/[.Q109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09]/[.Q109];2)" office:value-type="string" office:string-value="#DIV/0!" calcext:value-type="error">
            <text:p>#DIV/0!</text:p>
          </table:table-cell>
          <table:table-cell table:style-name="ce13" table:formula="of:=[.M109]+[.O109]" office:value-type="float" office:value="0" calcext:value-type="float">
            <text:p>0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13]/[.Q113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13]/[.Q113];2)" office:value-type="string" office:string-value="#DIV/0!" calcext:value-type="error">
            <text:p>#DIV/0!</text:p>
          </table:table-cell>
          <table:table-cell table:style-name="ce11" table:formula="of:=[.M113]+[.O113]" office:value-type="float" office:value="0" calcext:value-type="float">
            <text:p>0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14]/[.Q11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4]/[.Q114];2)" office:value-type="string" office:string-value="#DIV/0!" calcext:value-type="error">
            <text:p>#DIV/0!</text:p>
          </table:table-cell>
          <table:table-cell table:style-name="ce12" table:formula="of:=[.M114]+[.O114]" office:value-type="float" office:value="0" calcext:value-type="float">
            <text:p>0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15]/[.Q11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5]/[.Q115];2)" office:value-type="string" office:string-value="#DIV/0!" calcext:value-type="error">
            <text:p>#DIV/0!</text:p>
          </table:table-cell>
          <table:table-cell table:style-name="ce12" table:formula="of:=[.M115]+[.O115]" office:value-type="float" office:value="0" calcext:value-type="float">
            <text:p>0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16]/[.Q11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6]/[.Q116];2)" office:value-type="string" office:string-value="#DIV/0!" calcext:value-type="error">
            <text:p>#DIV/0!</text:p>
          </table:table-cell>
          <table:table-cell table:style-name="ce12" table:formula="of:=[.M116]+[.O116]" office:value-type="float" office:value="0" calcext:value-type="float">
            <text:p>0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17]/[.Q11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7]/[.Q117];2)" office:value-type="string" office:string-value="#DIV/0!" calcext:value-type="error">
            <text:p>#DIV/0!</text:p>
          </table:table-cell>
          <table:table-cell table:style-name="ce12" table:formula="of:=[.M117]+[.O117]" office:value-type="float" office:value="0" calcext:value-type="float">
            <text:p>0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18]/[.Q11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8]/[.Q118];2)" office:value-type="string" office:string-value="#DIV/0!" calcext:value-type="error">
            <text:p>#DIV/0!</text:p>
          </table:table-cell>
          <table:table-cell table:style-name="ce12" table:formula="of:=[.M118]+[.O118]" office:value-type="float" office:value="0" calcext:value-type="float">
            <text:p>0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19]/[.Q11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9]/[.Q119];2)" office:value-type="string" office:string-value="#DIV/0!" calcext:value-type="error">
            <text:p>#DIV/0!</text:p>
          </table:table-cell>
          <table:table-cell table:style-name="ce12" table:formula="of:=[.M119]+[.O119]" office:value-type="float" office:value="0" calcext:value-type="float">
            <text:p>0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20]/[.Q12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0]/[.Q120];2)" office:value-type="string" office:string-value="#DIV/0!" calcext:value-type="error">
            <text:p>#DIV/0!</text:p>
          </table:table-cell>
          <table:table-cell table:style-name="ce12" table:formula="of:=[.M120]+[.O120]" office:value-type="float" office:value="0" calcext:value-type="float">
            <text:p>0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21]/[.Q12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1]/[.Q121];2)" office:value-type="string" office:string-value="#DIV/0!" calcext:value-type="error">
            <text:p>#DIV/0!</text:p>
          </table:table-cell>
          <table:table-cell table:style-name="ce12" table:formula="of:=[.M121]+[.O121]" office:value-type="float" office:value="0" calcext:value-type="float">
            <text:p>0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22]/[.Q122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22]/[.Q122];2)" office:value-type="string" office:string-value="#DIV/0!" calcext:value-type="error">
            <text:p>#DIV/0!</text:p>
          </table:table-cell>
          <table:table-cell table:style-name="ce13" table:formula="of:=[.M122]+[.O122]" office:value-type="float" office:value="0" calcext:value-type="float">
            <text:p>0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26]/[.Q126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26]/[.Q126];2)" office:value-type="string" office:string-value="#DIV/0!" calcext:value-type="error">
            <text:p>#DIV/0!</text:p>
          </table:table-cell>
          <table:table-cell table:style-name="ce16" table:formula="of:=[.M126]+[.O126]" office:value-type="float" office:value="0" calcext:value-type="float">
            <text:p>0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27]/[.Q12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7]/[.Q127];2)" office:value-type="string" office:string-value="#DIV/0!" calcext:value-type="error">
            <text:p>#DIV/0!</text:p>
          </table:table-cell>
          <table:table-cell table:style-name="ce17" table:formula="of:=[.M127]+[.O127]" office:value-type="float" office:value="0" calcext:value-type="float">
            <text:p>0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28]/[.Q12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8]/[.Q128];2)" office:value-type="string" office:string-value="#DIV/0!" calcext:value-type="error">
            <text:p>#DIV/0!</text:p>
          </table:table-cell>
          <table:table-cell table:style-name="ce17" table:formula="of:=[.M128]+[.O128]" office:value-type="float" office:value="0" calcext:value-type="float">
            <text:p>0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29]/[.Q12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9]/[.Q129];2)" office:value-type="string" office:string-value="#DIV/0!" calcext:value-type="error">
            <text:p>#DIV/0!</text:p>
          </table:table-cell>
          <table:table-cell table:style-name="ce17" table:formula="of:=[.M129]+[.O129]" office:value-type="float" office:value="0" calcext:value-type="float">
            <text:p>0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30]/[.Q13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0]/[.Q130];2)" office:value-type="string" office:string-value="#DIV/0!" calcext:value-type="error">
            <text:p>#DIV/0!</text:p>
          </table:table-cell>
          <table:table-cell table:style-name="ce17" table:formula="of:=[.M130]+[.O130]" office:value-type="float" office:value="0" calcext:value-type="float">
            <text:p>0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31]/[.Q13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1]/[.Q131];2)" office:value-type="string" office:string-value="#DIV/0!" calcext:value-type="error">
            <text:p>#DIV/0!</text:p>
          </table:table-cell>
          <table:table-cell table:style-name="ce17" table:formula="of:=[.M131]+[.O131]" office:value-type="float" office:value="0" calcext:value-type="float">
            <text:p>0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32]/[.Q13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2]/[.Q132];2)" office:value-type="string" office:string-value="#DIV/0!" calcext:value-type="error">
            <text:p>#DIV/0!</text:p>
          </table:table-cell>
          <table:table-cell table:style-name="ce17" table:formula="of:=[.M132]+[.O132]" office:value-type="float" office:value="0" calcext:value-type="float">
            <text:p>0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33]/[.Q13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3]/[.Q133];2)" office:value-type="string" office:string-value="#DIV/0!" calcext:value-type="error">
            <text:p>#DIV/0!</text:p>
          </table:table-cell>
          <table:table-cell table:style-name="ce17" table:formula="of:=[.M133]+[.O133]" office:value-type="float" office:value="0" calcext:value-type="float">
            <text:p>0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34]/[.Q13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4]/[.Q134];2)" office:value-type="string" office:string-value="#DIV/0!" calcext:value-type="error">
            <text:p>#DIV/0!</text:p>
          </table:table-cell>
          <table:table-cell table:style-name="ce17" table:formula="of:=[.M134]+[.O134]" office:value-type="float" office:value="0" calcext:value-type="float">
            <text:p>0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35]/[.Q135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35]/[.Q135];2)" office:value-type="string" office:string-value="#DIV/0!" calcext:value-type="error">
            <text:p>#DIV/0!</text:p>
          </table:table-cell>
          <table:table-cell table:style-name="ce18" table:formula="of:=[.M135]+[.O135]" office:value-type="float" office:value="0" calcext:value-type="float">
            <text:p>0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39]/[.Q139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39]/[.Q139];2)" office:value-type="string" office:string-value="#DIV/0!" calcext:value-type="error">
            <text:p>#DIV/0!</text:p>
          </table:table-cell>
          <table:table-cell table:style-name="ce16" table:formula="of:=[.M139]+[.O139]" office:value-type="float" office:value="0" calcext:value-type="float">
            <text:p>0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40]/[.Q14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0]/[.Q140];2)" office:value-type="string" office:string-value="#DIV/0!" calcext:value-type="error">
            <text:p>#DIV/0!</text:p>
          </table:table-cell>
          <table:table-cell table:style-name="ce17" table:formula="of:=[.M140]+[.O140]" office:value-type="float" office:value="0" calcext:value-type="float">
            <text:p>0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41]/[.Q14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1]/[.Q141];2)" office:value-type="string" office:string-value="#DIV/0!" calcext:value-type="error">
            <text:p>#DIV/0!</text:p>
          </table:table-cell>
          <table:table-cell table:style-name="ce17" table:formula="of:=[.M141]+[.O141]" office:value-type="float" office:value="0" calcext:value-type="float">
            <text:p>0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42]/[.Q14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2]/[.Q142];2)" office:value-type="string" office:string-value="#DIV/0!" calcext:value-type="error">
            <text:p>#DIV/0!</text:p>
          </table:table-cell>
          <table:table-cell table:style-name="ce17" table:formula="of:=[.M142]+[.O142]" office:value-type="float" office:value="0" calcext:value-type="float">
            <text:p>0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43]/[.Q14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3]/[.Q143];2)" office:value-type="string" office:string-value="#DIV/0!" calcext:value-type="error">
            <text:p>#DIV/0!</text:p>
          </table:table-cell>
          <table:table-cell table:style-name="ce17" table:formula="of:=[.M143]+[.O143]" office:value-type="float" office:value="0" calcext:value-type="float">
            <text:p>0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44]/[.Q14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4]/[.Q144];2)" office:value-type="string" office:string-value="#DIV/0!" calcext:value-type="error">
            <text:p>#DIV/0!</text:p>
          </table:table-cell>
          <table:table-cell table:style-name="ce17" table:formula="of:=[.M144]+[.O144]" office:value-type="float" office:value="0" calcext:value-type="float">
            <text:p>0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45]/[.Q14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5]/[.Q145];2)" office:value-type="string" office:string-value="#DIV/0!" calcext:value-type="error">
            <text:p>#DIV/0!</text:p>
          </table:table-cell>
          <table:table-cell table:style-name="ce17" table:formula="of:=[.M145]+[.O145]" office:value-type="float" office:value="0" calcext:value-type="float">
            <text:p>0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46]/[.Q14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6]/[.Q146];2)" office:value-type="string" office:string-value="#DIV/0!" calcext:value-type="error">
            <text:p>#DIV/0!</text:p>
          </table:table-cell>
          <table:table-cell table:style-name="ce17" table:formula="of:=[.M146]+[.O146]" office:value-type="float" office:value="0" calcext:value-type="float">
            <text:p>0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47]/[.Q14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7]/[.Q147];2)" office:value-type="string" office:string-value="#DIV/0!" calcext:value-type="error">
            <text:p>#DIV/0!</text:p>
          </table:table-cell>
          <table:table-cell table:style-name="ce17" table:formula="of:=[.M147]+[.O147]" office:value-type="float" office:value="0" calcext:value-type="float">
            <text:p>0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48]/[.Q148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48]/[.Q148];2)" office:value-type="string" office:string-value="#DIV/0!" calcext:value-type="error">
            <text:p>#DIV/0!</text:p>
          </table:table-cell>
          <table:table-cell table:style-name="ce18" table:formula="of:=[.M148]+[.O148]" office:value-type="float" office:value="0" calcext:value-type="float">
            <text:p>0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52]/[.Q152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52]/[.Q152];2)" office:value-type="string" office:string-value="#DIV/0!" calcext:value-type="error">
            <text:p>#DIV/0!</text:p>
          </table:table-cell>
          <table:table-cell table:style-name="ce16" table:formula="of:=[.M152]+[.O152]" office:value-type="float" office:value="0" calcext:value-type="float">
            <text:p>0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0" calcext:value-type="float">
            <text:p>0</text:p>
          </table:table-cell>
          <table:table-cell table:formula="of:=MOD([.Q15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53]/[.Q15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3]/[.Q153];2)" office:value-type="string" office:string-value="#DIV/0!" calcext:value-type="error">
            <text:p>#DIV/0!</text:p>
          </table:table-cell>
          <table:table-cell table:style-name="ce17" table:formula="of:=[.M153]+[.O153]" office:value-type="float" office:value="0" calcext:value-type="float">
            <text:p>0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0" calcext:value-type="float">
            <text:p>0</text:p>
          </table:table-cell>
          <table:table-cell table:formula="of:=MOD([.Q15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54]/[.Q15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4]/[.Q154];2)" office:value-type="string" office:string-value="#DIV/0!" calcext:value-type="error">
            <text:p>#DIV/0!</text:p>
          </table:table-cell>
          <table:table-cell table:style-name="ce17" table:formula="of:=[.M154]+[.O154]" office:value-type="float" office:value="0" calcext:value-type="float">
            <text:p>0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0" calcext:value-type="float">
            <text:p>0</text:p>
          </table:table-cell>
          <table:table-cell table:formula="of:=MOD([.Q15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55]/[.Q15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5]/[.Q155];2)" office:value-type="string" office:string-value="#DIV/0!" calcext:value-type="error">
            <text:p>#DIV/0!</text:p>
          </table:table-cell>
          <table:table-cell table:style-name="ce17" table:formula="of:=[.M155]+[.O155]" office:value-type="float" office:value="0" calcext:value-type="float">
            <text:p>0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0" calcext:value-type="float">
            <text:p>0</text:p>
          </table:table-cell>
          <table:table-cell table:formula="of:=MOD([.Q15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56]/[.Q15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6]/[.Q156];2)" office:value-type="string" office:string-value="#DIV/0!" calcext:value-type="error">
            <text:p>#DIV/0!</text:p>
          </table:table-cell>
          <table:table-cell table:style-name="ce17" table:formula="of:=[.M156]+[.O156]" office:value-type="float" office:value="0" calcext:value-type="float">
            <text:p>0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0" calcext:value-type="float">
            <text:p>0</text:p>
          </table:table-cell>
          <table:table-cell table:formula="of:=MOD([.Q15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57]/[.Q15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7]/[.Q157];2)" office:value-type="string" office:string-value="#DIV/0!" calcext:value-type="error">
            <text:p>#DIV/0!</text:p>
          </table:table-cell>
          <table:table-cell table:style-name="ce17" table:formula="of:=[.M157]+[.O157]" office:value-type="float" office:value="0" calcext:value-type="float">
            <text:p>0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0" calcext:value-type="float">
            <text:p>0</text:p>
          </table:table-cell>
          <table:table-cell table:formula="of:=MOD([.Q15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58]/[.Q15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8]/[.Q158];2)" office:value-type="string" office:string-value="#DIV/0!" calcext:value-type="error">
            <text:p>#DIV/0!</text:p>
          </table:table-cell>
          <table:table-cell table:style-name="ce17" table:formula="of:=[.M158]+[.O158]" office:value-type="float" office:value="0" calcext:value-type="float">
            <text:p>0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0" calcext:value-type="float">
            <text:p>0</text:p>
          </table:table-cell>
          <table:table-cell table:formula="of:=MOD([.Q15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59]/[.Q15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9]/[.Q159];2)" office:value-type="string" office:string-value="#DIV/0!" calcext:value-type="error">
            <text:p>#DIV/0!</text:p>
          </table:table-cell>
          <table:table-cell table:style-name="ce17" table:formula="of:=[.M159]+[.O159]" office:value-type="float" office:value="0" calcext:value-type="float">
            <text:p>0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0" calcext:value-type="float">
            <text:p>0</text:p>
          </table:table-cell>
          <table:table-cell table:formula="of:=MOD([.Q15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60]/[.Q16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0]/[.Q160];2)" office:value-type="string" office:string-value="#DIV/0!" calcext:value-type="error">
            <text:p>#DIV/0!</text:p>
          </table:table-cell>
          <table:table-cell table:style-name="ce17" table:formula="of:=[.M160]+[.O160]" office:value-type="float" office:value="0" calcext:value-type="float">
            <text:p>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0" calcext:value-type="float">
            <text:p>0</text:p>
          </table:table-cell>
          <table:table-cell table:formula="of:=MOD([.Q16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61]/[.Q161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61]/[.Q161];2)" office:value-type="string" office:string-value="#DIV/0!" calcext:value-type="error">
            <text:p>#DIV/0!</text:p>
          </table:table-cell>
          <table:table-cell table:style-name="ce18" table:formula="of:=[.M161]+[.O161]" office:value-type="float" office:value="0" calcext:value-type="float">
            <text:p>0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0" calcext:value-type="float">
            <text:p>0</text:p>
          </table:table-cell>
          <table:table-cell table:formula="of:=MOD([.Q1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65]/[.Q165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65]/[.Q165];2)" office:value-type="string" office:string-value="#DIV/0!" calcext:value-type="error">
            <text:p>#DIV/0!</text:p>
          </table:table-cell>
          <table:table-cell table:style-name="ce16" table:formula="of:=[.M165]+[.O165]" office:value-type="float" office:value="0" calcext:value-type="float">
            <text:p>0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0" calcext:value-type="float">
            <text:p>0</text:p>
          </table:table-cell>
          <table:table-cell table:formula="of:=MOD([.Q1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66]/[.Q16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6]/[.Q166];2)" office:value-type="string" office:string-value="#DIV/0!" calcext:value-type="error">
            <text:p>#DIV/0!</text:p>
          </table:table-cell>
          <table:table-cell table:style-name="ce17" table:formula="of:=[.M166]+[.O166]" office:value-type="float" office:value="0" calcext:value-type="float">
            <text:p>0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0" calcext:value-type="float">
            <text:p>0</text:p>
          </table:table-cell>
          <table:table-cell table:formula="of:=MOD([.Q1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67]/[.Q16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7]/[.Q167];2)" office:value-type="string" office:string-value="#DIV/0!" calcext:value-type="error">
            <text:p>#DIV/0!</text:p>
          </table:table-cell>
          <table:table-cell table:style-name="ce17" table:formula="of:=[.M167]+[.O167]" office:value-type="float" office:value="0" calcext:value-type="float">
            <text:p>0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0" calcext:value-type="float">
            <text:p>0</text:p>
          </table:table-cell>
          <table:table-cell table:formula="of:=MOD([.Q1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68]/[.Q16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8]/[.Q168];2)" office:value-type="string" office:string-value="#DIV/0!" calcext:value-type="error">
            <text:p>#DIV/0!</text:p>
          </table:table-cell>
          <table:table-cell table:style-name="ce17" table:formula="of:=[.M168]+[.O168]" office:value-type="float" office:value="0" calcext:value-type="float">
            <text:p>0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0" calcext:value-type="float">
            <text:p>0</text:p>
          </table:table-cell>
          <table:table-cell table:formula="of:=MOD([.Q1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69]/[.Q16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9]/[.Q169];2)" office:value-type="string" office:string-value="#DIV/0!" calcext:value-type="error">
            <text:p>#DIV/0!</text:p>
          </table:table-cell>
          <table:table-cell table:style-name="ce17" table:formula="of:=[.M169]+[.O169]" office:value-type="float" office:value="0" calcext:value-type="float">
            <text:p>0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0" calcext:value-type="float">
            <text:p>0</text:p>
          </table:table-cell>
          <table:table-cell table:formula="of:=MOD([.Q1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70]/[.Q17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0]/[.Q170];2)" office:value-type="string" office:string-value="#DIV/0!" calcext:value-type="error">
            <text:p>#DIV/0!</text:p>
          </table:table-cell>
          <table:table-cell table:style-name="ce17" table:formula="of:=[.M170]+[.O170]" office:value-type="float" office:value="0" calcext:value-type="float">
            <text:p>0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0" calcext:value-type="float">
            <text:p>0</text:p>
          </table:table-cell>
          <table:table-cell table:formula="of:=MOD([.Q1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71]/[.Q17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1]/[.Q171];2)" office:value-type="string" office:string-value="#DIV/0!" calcext:value-type="error">
            <text:p>#DIV/0!</text:p>
          </table:table-cell>
          <table:table-cell table:style-name="ce17" table:formula="of:=[.M171]+[.O171]" office:value-type="float" office:value="0" calcext:value-type="float">
            <text:p>0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0" calcext:value-type="float">
            <text:p>0</text:p>
          </table:table-cell>
          <table:table-cell table:formula="of:=MOD([.Q17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72]/[.Q17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2]/[.Q172];2)" office:value-type="string" office:string-value="#DIV/0!" calcext:value-type="error">
            <text:p>#DIV/0!</text:p>
          </table:table-cell>
          <table:table-cell table:style-name="ce17" table:formula="of:=[.M172]+[.O172]" office:value-type="float" office:value="0" calcext:value-type="float">
            <text:p>0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0" calcext:value-type="float">
            <text:p>0</text:p>
          </table:table-cell>
          <table:table-cell table:formula="of:=MOD([.Q17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73]/[.Q17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3]/[.Q173];2)" office:value-type="string" office:string-value="#DIV/0!" calcext:value-type="error">
            <text:p>#DIV/0!</text:p>
          </table:table-cell>
          <table:table-cell table:style-name="ce17" table:formula="of:=[.M173]+[.O173]" office:value-type="float" office:value="0" calcext:value-type="float">
            <text:p>0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0" calcext:value-type="float">
            <text:p>0</text:p>
          </table:table-cell>
          <table:table-cell table:formula="of:=MOD([.Q17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74]/[.Q174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74]/[.Q174];2)" office:value-type="string" office:string-value="#DIV/0!" calcext:value-type="error">
            <text:p>#DIV/0!</text:p>
          </table:table-cell>
          <table:table-cell table:style-name="ce18" table:formula="of:=[.M174]+[.O174]" office:value-type="float" office:value="0" calcext:value-type="float">
            <text:p>0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0" calcext:value-type="float">
            <text:p>0</text:p>
          </table:table-cell>
          <table:table-cell table:formula="of:=MOD([.Q1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3644826" calcext:value-type="float">
            <text:p>53644826</text:p>
          </table:table-cell>
          <table:table-cell table:style-name="ce16" table:formula="of:=ROUND(100*[.M178]/[.Q178];2)" office:value-type="float" office:value="100" calcext:value-type="float">
            <text:p>100</text:p>
          </table:table-cell>
          <table:table-cell table:style-name="ce11"/>
          <table:table-cell table:style-name="ce16" table:formula="of:=ROUND(100*[.O178]/[.Q178];2)" office:value-type="float" office:value="0" calcext:value-type="float">
            <text:p>0</text:p>
          </table:table-cell>
          <table:table-cell table:style-name="ce16" table:formula="of:=[.M178]+[.O178]" office:value-type="float" office:value="53644826" calcext:value-type="float">
            <text:p>53644826</text:p>
          </table:table-cell>
          <table:table-cell table:formula="of:=QUOTIENT([.Q178]/1000;3600)" office:value-type="float" office:value="14" calcext:value-type="float">
            <text:p>14</text:p>
          </table:table-cell>
          <table:table-cell table:formula="of:=ROUND(MOD([.Q178]/1000;3600)/60;0)" office:value-type="float" office:value="54" calcext:value-type="float">
            <text:p>54</text:p>
          </table:table-cell>
          <table:table-cell table:formula="of:=MOD([.Q178]/1000;60)" office:value-type="float" office:value="4.82600000000093" calcext:value-type="float">
            <text:p>4.82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79]/[.Q17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9]/[.Q179];2)" office:value-type="string" office:string-value="#DIV/0!" calcext:value-type="error">
            <text:p>#DIV/0!</text:p>
          </table:table-cell>
          <table:table-cell table:style-name="ce17" table:formula="of:=[.M179]+[.O179]" office:value-type="float" office:value="0" calcext:value-type="float">
            <text:p>0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0" calcext:value-type="float">
            <text:p>0</text:p>
          </table:table-cell>
          <table:table-cell table:formula="of:=MOD([.Q1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80]/[.Q18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0]/[.Q180];2)" office:value-type="string" office:string-value="#DIV/0!" calcext:value-type="error">
            <text:p>#DIV/0!</text:p>
          </table:table-cell>
          <table:table-cell table:style-name="ce17" table:formula="of:=[.M180]+[.O180]" office:value-type="float" office:value="0" calcext:value-type="float">
            <text:p>0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0" calcext:value-type="float">
            <text:p>0</text:p>
          </table:table-cell>
          <table:table-cell table:formula="of:=MOD([.Q1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81]/[.Q18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1]/[.Q181];2)" office:value-type="string" office:string-value="#DIV/0!" calcext:value-type="error">
            <text:p>#DIV/0!</text:p>
          </table:table-cell>
          <table:table-cell table:style-name="ce17" table:formula="of:=[.M181]+[.O181]" office:value-type="float" office:value="0" calcext:value-type="float">
            <text:p>0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0" calcext:value-type="float">
            <text:p>0</text:p>
          </table:table-cell>
          <table:table-cell table:formula="of:=MOD([.Q1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82]/[.Q18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2]/[.Q182];2)" office:value-type="string" office:string-value="#DIV/0!" calcext:value-type="error">
            <text:p>#DIV/0!</text:p>
          </table:table-cell>
          <table:table-cell table:style-name="ce17" table:formula="of:=[.M182]+[.O182]" office:value-type="float" office:value="0" calcext:value-type="float">
            <text:p>0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0" calcext:value-type="float">
            <text:p>0</text:p>
          </table:table-cell>
          <table:table-cell table:formula="of:=MOD([.Q1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83]/[.Q18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3]/[.Q183];2)" office:value-type="string" office:string-value="#DIV/0!" calcext:value-type="error">
            <text:p>#DIV/0!</text:p>
          </table:table-cell>
          <table:table-cell table:style-name="ce17" table:formula="of:=[.M183]+[.O183]" office:value-type="float" office:value="0" calcext:value-type="float">
            <text:p>0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0" calcext:value-type="float">
            <text:p>0</text:p>
          </table:table-cell>
          <table:table-cell table:formula="of:=MOD([.Q1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84]/[.Q18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4]/[.Q184];2)" office:value-type="string" office:string-value="#DIV/0!" calcext:value-type="error">
            <text:p>#DIV/0!</text:p>
          </table:table-cell>
          <table:table-cell table:style-name="ce17" table:formula="of:=[.M184]+[.O184]" office:value-type="float" office:value="0" calcext:value-type="float">
            <text:p>0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0" calcext:value-type="float">
            <text:p>0</text:p>
          </table:table-cell>
          <table:table-cell table:formula="of:=MOD([.Q18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85]/[.Q18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5]/[.Q185];2)" office:value-type="string" office:string-value="#DIV/0!" calcext:value-type="error">
            <text:p>#DIV/0!</text:p>
          </table:table-cell>
          <table:table-cell table:style-name="ce17" table:formula="of:=[.M185]+[.O185]" office:value-type="float" office:value="0" calcext:value-type="float">
            <text:p>0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0" calcext:value-type="float">
            <text:p>0</text:p>
          </table:table-cell>
          <table:table-cell table:formula="of:=MOD([.Q18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86]/[.Q18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6]/[.Q186];2)" office:value-type="string" office:string-value="#DIV/0!" calcext:value-type="error">
            <text:p>#DIV/0!</text:p>
          </table:table-cell>
          <table:table-cell table:style-name="ce17" table:formula="of:=[.M186]+[.O186]" office:value-type="float" office:value="0" calcext:value-type="float">
            <text:p>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0" calcext:value-type="float">
            <text:p>0</text:p>
          </table:table-cell>
          <table:table-cell table:formula="of:=MOD([.Q18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mv3 - Exemple #1 (filip)" table:style-name="ta1">
        <table:shapes>
          <draw:frame draw:z-index="0" draw:style-name="gr1" draw:text-style-name="P1" svg:width="6.2988in" svg:height="3.5429in" svg:x="0.2295in" svg:y="3.6831in">
            <draw:object draw:notify-on-update-of-ranges="'optimv3 - Exemple #1 (filip)'.D3:'optimv3 - Exemple #1 (filip)'.D14 'optimv3 - Exemple #1 (filip)'.Q1:'optimv3 - Exemple #1 (filip)'.Q2 'optimv3 - Exemple #1 (filip)'.Q3:'optimv3 - Exemple #1 (filip)'.Q14 'optimv3 - Exemple #1 (filip)'.D3:'optimv3 - Exemple #1 (filip)'.D14 'optimv3 - Exemple #1 (filip)'.M1:'optimv3 - Exemple #1 (filip)'.M1 'optimv3 - Exemple #1 (filip)'.M3:'optimv3 - Exemple #1 (filip)'.M14 'optimv3 - Exemple #1 (filip)'.D3:'optimv3 - Exemple #1 (filip)'.D14 'optimv3 - Exemple #1 (filip)'.O1:'optimv3 - Exemple #1 (filip)'.O1 'optimv3 - Exemple #1 (filip)'.O3:'optimv3 - Exemple #1 (filip)'.O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B3]-1" office:value-type="float" office:value="1" calcext:value-type="float">
            <text:p>1</text:p>
          </table:table-cell>
          <table:table-cell table:style-name="ce16" table:formula="of:=2*[.B3]" office:value-type="float" office:value="4" calcext:value-type="float">
            <text:p>4</text:p>
          </table:table-cell>
          <table:table-cell table:style-name="ce34" table:formula="of:=3*[.A3]+4*[.B3]" office:value-type="float" office:value="11" calcext:value-type="float">
            <text:p>11</text:p>
          </table:table-cell>
          <table:table-cell table:style-name="ce11" table:formula="of:=1*[.C3]" office:value-type="float" office:value="1" calcext:value-type="float">
            <text:p>1</text:p>
          </table:table-cell>
          <table:table-cell table:style-name="ce4" table:formula="of:=2*[.A3]+2*[.B3]" office:value-type="float" office:value="6" calcext:value-type="float">
            <text:p>6</text:p>
          </table:table-cell>
          <table:table-cell table:style-name="ce12" table:formula="of:=2*[.B3]+1*[.C3]" office:value-type="float" office:value="5" calcext:value-type="float">
            <text:p>5</text:p>
          </table:table-cell>
          <table:table-cell table:style-name="ce17" table:formula="of:=4*[.A3]+7*[.B3]+1*[.C3]" office:value-type="float" office:value="19" calcext:value-type="float">
            <text:p>19</text:p>
          </table:table-cell>
          <table:table-cell table:style-name="ce16" table:formula="of:=[.F3]+[.H3]" office:value-type="float" office:value="6" calcext:value-type="float">
            <text:p>6</text:p>
          </table:table-cell>
          <table:table-cell table:style-name="ce16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4" calcext:value-type="float">
            <text:p>14</text:p>
          </table:table-cell>
          <table:table-cell table:style-name="ce11" table:formula="of:=ROUND(100*[.M3]/[.Q3];2)" office:value-type="float" office:value="95.89" calcext:value-type="float">
            <text:p>95.89</text:p>
          </table:table-cell>
          <table:table-cell table:style-name="ce3" table:formula="of:=SUM([.O22:.O31])/10" office:value-type="float" office:value="0.6" calcext:value-type="float">
            <text:p>0.6</text:p>
          </table:table-cell>
          <table:table-cell table:style-name="ce11" table:formula="of:=ROUND(100*[.O3]/[.Q3];2)" office:value-type="float" office:value="4.11" calcext:value-type="float">
            <text:p>4.11</text:p>
          </table:table-cell>
          <table:table-cell table:style-name="ce16" table:formula="of:=SUM([.Q22:.Q31])/10" office:value-type="float" office:value="14.6" calcext:value-type="float">
            <text:p>14.6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243333333333333" calcext:value-type="float">
            <text:p>0.0002433333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9.2" calcext:value-type="float">
            <text:p>19.2</text:p>
          </table:table-cell>
          <table:table-cell table:style-name="ce12" table:formula="of:=ROUND(100*[.M4]/[.Q4];2)" office:value-type="float" office:value="95.05" calcext:value-type="float">
            <text:p>95.05</text:p>
          </table:table-cell>
          <table:table-cell table:style-name="ce4" table:formula="of:=SUM([.O35:.O44])/10" office:value-type="float" office:value="1" calcext:value-type="float">
            <text:p>1</text:p>
          </table:table-cell>
          <table:table-cell table:style-name="ce12" table:formula="of:=ROUND(100*[.O4]/[.Q4];2)" office:value-type="float" office:value="4.95" calcext:value-type="float">
            <text:p>4.95</text:p>
          </table:table-cell>
          <table:table-cell table:style-name="ce17" table:formula="of:=SUM([.Q35:.Q44])/10" office:value-type="float" office:value="20.2" calcext:value-type="float">
            <text:p>20.2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336666666666667" calcext:value-type="float">
            <text:p>0.0003366667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75.6" calcext:value-type="float">
            <text:p>75.6</text:p>
          </table:table-cell>
          <table:table-cell table:style-name="ce12" table:formula="of:=ROUND(100*[.M5]/[.Q5];2)" office:value-type="float" office:value="89.05" calcext:value-type="float">
            <text:p>89.05</text:p>
          </table:table-cell>
          <table:table-cell table:style-name="ce4" table:formula="of:=SUM([.O48:.O57])/10" office:value-type="float" office:value="9.3" calcext:value-type="float">
            <text:p>9.3</text:p>
          </table:table-cell>
          <table:table-cell table:style-name="ce12" table:formula="of:=ROUND(100*[.O5]/[.Q5];2)" office:value-type="float" office:value="10.95" calcext:value-type="float">
            <text:p>10.95</text:p>
          </table:table-cell>
          <table:table-cell table:style-name="ce17" table:formula="of:=SUM([.Q48:.Q57])/10" office:value-type="float" office:value="84.9" calcext:value-type="float">
            <text:p>84.9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415" calcext:value-type="float">
            <text:p>0.001415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336" calcext:value-type="float">
            <text:p>336</text:p>
          </table:table-cell>
          <table:table-cell table:style-name="ce12" table:formula="of:=ROUND(100*[.M6]/[.Q6];2)" office:value-type="float" office:value="78.01" calcext:value-type="float">
            <text:p>78.01</text:p>
          </table:table-cell>
          <table:table-cell table:style-name="ce4" table:formula="of:=SUM([.O61:.O70])/10" office:value-type="float" office:value="94.7" calcext:value-type="float">
            <text:p>94.7</text:p>
          </table:table-cell>
          <table:table-cell table:style-name="ce12" table:formula="of:=ROUND(100*[.O6]/[.Q6];2)" office:value-type="float" office:value="21.99" calcext:value-type="float">
            <text:p>21.99</text:p>
          </table:table-cell>
          <table:table-cell table:style-name="ce17" table:formula="of:=SUM([.Q61:.Q70])/10" office:value-type="float" office:value="430.7" calcext:value-type="float">
            <text:p>430.7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550.5" calcext:value-type="float">
            <text:p>550.5</text:p>
          </table:table-cell>
          <table:table-cell table:style-name="ce12" table:formula="of:=ROUND(100*[.M7]/[.Q7];2)" office:value-type="float" office:value="86.1" calcext:value-type="float">
            <text:p>86.1</text:p>
          </table:table-cell>
          <table:table-cell table:style-name="ce4" table:formula="of:=SUM([.O74:.O83])/10" office:value-type="float" office:value="88.9" calcext:value-type="float">
            <text:p>88.9</text:p>
          </table:table-cell>
          <table:table-cell table:style-name="ce12" table:formula="of:=ROUND(100*[.O7]/[.Q7];2)" office:value-type="float" office:value="13.9" calcext:value-type="float">
            <text:p>13.9</text:p>
          </table:table-cell>
          <table:table-cell table:style-name="ce17" table:formula="of:=SUM([.Q74:.Q83])/10" office:value-type="float" office:value="639.4" calcext:value-type="float">
            <text:p>639.4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1416" calcext:value-type="float">
            <text:p>1416</text:p>
          </table:table-cell>
          <table:table-cell table:style-name="ce12" table:formula="of:=ROUND(100*[.M8]/[.Q8];2)" office:value-type="float" office:value="84.36" calcext:value-type="float">
            <text:p>84.36</text:p>
          </table:table-cell>
          <table:table-cell table:style-name="ce4" table:formula="of:=SUM([.O87:.O96])/10" office:value-type="float" office:value="262.5" calcext:value-type="float">
            <text:p>262.5</text:p>
          </table:table-cell>
          <table:table-cell table:style-name="ce12" table:formula="of:=ROUND(100*[.O8]/[.Q8];2)" office:value-type="float" office:value="15.64" calcext:value-type="float">
            <text:p>15.64</text:p>
          </table:table-cell>
          <table:table-cell table:style-name="ce17" table:formula="of:=SUM([.Q87:.Q96])/10" office:value-type="float" office:value="1678.5" calcext:value-type="float">
            <text:p>1678.5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2022.5" calcext:value-type="float">
            <text:p>2022.5</text:p>
          </table:table-cell>
          <table:table-cell table:style-name="ce12" table:formula="of:=ROUND(100*[.M9]/[.Q9];2)" office:value-type="float" office:value="85.05" calcext:value-type="float">
            <text:p>85.05</text:p>
          </table:table-cell>
          <table:table-cell table:style-name="ce4" table:formula="of:=SUM([.O100:.O109])/10" office:value-type="float" office:value="355.6" calcext:value-type="float">
            <text:p>355.6</text:p>
          </table:table-cell>
          <table:table-cell table:style-name="ce12" table:formula="of:=ROUND(100*[.O9]/[.Q9];2)" office:value-type="float" office:value="14.95" calcext:value-type="float">
            <text:p>14.95</text:p>
          </table:table-cell>
          <table:table-cell table:style-name="ce17" table:formula="of:=SUM([.Q100:.Q109])/10" office:value-type="float" office:value="2378.1" calcext:value-type="float">
            <text:p>2378.1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3479" calcext:value-type="float">
            <text:p>3479</text:p>
          </table:table-cell>
          <table:table-cell table:style-name="ce12" table:formula="of:=ROUND(100*[.M10]/[.Q10];2)" office:value-type="float" office:value="85.82" calcext:value-type="float">
            <text:p>85.82</text:p>
          </table:table-cell>
          <table:table-cell table:style-name="ce4" table:formula="of:=SUM([.O113:.O122])/10" office:value-type="float" office:value="574.8" calcext:value-type="float">
            <text:p>574.8</text:p>
          </table:table-cell>
          <table:table-cell table:style-name="ce12" table:formula="of:=ROUND(100*[.O10]/[.Q10];2)" office:value-type="float" office:value="14.18" calcext:value-type="float">
            <text:p>14.18</text:p>
          </table:table-cell>
          <table:table-cell table:style-name="ce17" table:formula="of:=SUM([.Q113:.Q122])/10" office:value-type="float" office:value="4053.8" calcext:value-type="float">
            <text:p>4053.8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4752.1" calcext:value-type="float">
            <text:p>4752.1</text:p>
          </table:table-cell>
          <table:table-cell table:style-name="ce12" table:formula="of:=ROUND(100*[.M11]/[.Q11];2)" office:value-type="float" office:value="84.86" calcext:value-type="float">
            <text:p>84.86</text:p>
          </table:table-cell>
          <table:table-cell table:style-name="ce4" table:formula="of:=SUM([.O126:.O135])/10" office:value-type="float" office:value="847.7" calcext:value-type="float">
            <text:p>847.7</text:p>
          </table:table-cell>
          <table:table-cell table:style-name="ce12" table:formula="of:=ROUND(100*[.O11]/[.Q11];2)" office:value-type="float" office:value="15.14" calcext:value-type="float">
            <text:p>15.14</text:p>
          </table:table-cell>
          <table:table-cell table:style-name="ce17" table:formula="of:=SUM([.Q126:.Q135])/10" office:value-type="float" office:value="5599.8" calcext:value-type="float">
            <text:p>5599.8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6" calcext:value-type="float">
            <text:p>6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7654" calcext:value-type="float">
            <text:p>17654</text:p>
          </table:table-cell>
          <table:table-cell table:style-name="ce27" table:formula="of:=ROUND(100*[.M12]/[.Q12];2)" office:value-type="float" office:value="84.32" calcext:value-type="float">
            <text:p>84.32</text:p>
          </table:table-cell>
          <table:table-cell table:style-name="ce22" table:formula="of:=SUM([.O139:.O148])/10" office:value-type="float" office:value="3283" calcext:value-type="float">
            <text:p>3283</text:p>
          </table:table-cell>
          <table:table-cell table:style-name="ce27" table:formula="of:=ROUND(100*[.O12]/[.Q12];2)" office:value-type="float" office:value="15.68" calcext:value-type="float">
            <text:p>15.68</text:p>
          </table:table-cell>
          <table:table-cell table:style-name="ce31" table:formula="of:=SUM([.Q139:.Q148])/10" office:value-type="float" office:value="20937" calcext:value-type="float">
            <text:p>20937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21" calcext:value-type="float">
            <text:p>2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0" calcext:value-type="float">
            <text:p>0</text:p>
          </table:table-cell>
          <table:table-cell table:style-name="ce27" table:formula="of:=ROUND(100*[.M13]/[.Q13];2)" office:value-type="string" office:string-value="#DIV/0!" calcext:value-type="error">
            <text:p>#DIV/0!</text:p>
          </table:table-cell>
          <table:table-cell table:style-name="ce22" table:formula="of:=SUM([.O152:.O161])/10" office:value-type="float" office:value="0" calcext:value-type="float">
            <text:p>0</text:p>
          </table:table-cell>
          <table:table-cell table:style-name="ce27" table:formula="of:=ROUND(100*[.O13]/[.Q13];2)" office:value-type="string" office:string-value="#DIV/0!" calcext:value-type="error">
            <text:p>#DIV/0!</text:p>
          </table:table-cell>
          <table:table-cell table:style-name="ce31" table:formula="of:=SUM([.Q152:.Q161])/10" office:value-type="float" office:value="0" calcext:value-type="float">
            <text:p>0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0" calcext:value-type="float">
            <text:p>0</text:p>
          </table:table-cell>
          <table:table-cell table:style-name="ce12" table:formula="of:=ROUND(MOD([.Q13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0" calcext:value-type="float">
            <text:p>0</text:p>
          </table:table-cell>
          <table:table-cell table:style-name="ce27" table:formula="of:=ROUND(100*[.M14]/[.Q14];2)" office:value-type="string" office:string-value="#DIV/0!" calcext:value-type="error">
            <text:p>#DIV/0!</text:p>
          </table:table-cell>
          <table:table-cell table:style-name="ce22" table:formula="of:=SUM([.O165:.O174])/10" office:value-type="float" office:value="0" calcext:value-type="float">
            <text:p>0</text:p>
          </table:table-cell>
          <table:table-cell table:style-name="ce27" table:formula="of:=ROUND(100*[.O14]/[.Q14];2)" office:value-type="string" office:string-value="#DIV/0!" calcext:value-type="error">
            <text:p>#DIV/0!</text:p>
          </table:table-cell>
          <table:table-cell table:style-name="ce31" table:formula="of:=SUM([.Q165:.Q174])/10" office:value-type="float" office:value="0" calcext:value-type="float">
            <text:p>0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0" calcext:value-type="float">
            <text:p>0</text:p>
          </table:table-cell>
          <table:table-cell table:style-name="ce12" table:formula="of:=ROUND(MOD([.Q1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0" calcext:value-type="float">
            <text:p>0</text:p>
          </table:table-cell>
          <table:table-cell table:style-name="ce28" table:formula="of:=ROUND(100*[.M15]/[.Q15];2)" office:value-type="string" office:string-value="#DIV/0!" calcext:value-type="error">
            <text:p>#DIV/0!</text:p>
          </table:table-cell>
          <table:table-cell table:style-name="ce23" table:formula="of:=SUM([.O178:.O187])/10" office:value-type="float" office:value="0" calcext:value-type="float">
            <text:p>0</text:p>
          </table:table-cell>
          <table:table-cell table:style-name="ce28" table:formula="of:=ROUND(100*[.O15]/[.Q15];2)" office:value-type="string" office:string-value="#DIV/0!" calcext:value-type="error">
            <text:p>#DIV/0!</text:p>
          </table:table-cell>
          <table:table-cell table:style-name="ce32" table:formula="of:=SUM([.Q178:.Q187])/10" office:value-type="float" office:value="0" calcext:value-type="float">
            <text:p>0</text:p>
          </table:table-cell>
          <table:table-cell table:style-name="ce23" table:formula="of:=QUOTIENT([.Q15]/1000;3600)" office:value-type="float" office:value="0" calcext:value-type="float">
            <text:p>0</text:p>
          </table:table-cell>
          <table:table-cell table:style-name="ce40" table:formula="of:=ROUND(MOD([.Q15]/1000;3600)/60;0)" office:value-type="float" office:value="0" calcext:value-type="float">
            <text:p>0</text:p>
          </table:table-cell>
          <table:table-cell table:style-name="ce13" table:formula="of:=ROUND(MOD([.Q15]/1000;60);0)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16" table:formula="of:=ROUND(100*[.M22]/[.Q22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6" table:formula="of:=ROUND(100*[.O22]/[.Q22];2)" office:value-type="float" office:value="0" calcext:value-type="float">
            <text:p>0</text:p>
          </table:table-cell>
          <table:table-cell table:style-name="ce16" table:formula="of:=[.M22]+[.O22]" office:value-type="float" office:value="21" calcext:value-type="float">
            <text:p>2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21" calcext:value-type="float">
            <text:p>0.021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3]/[.Q23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3]/[.Q23];2)" office:value-type="float" office:value="7.14" calcext:value-type="float">
            <text:p>7.14</text:p>
          </table:table-cell>
          <table:table-cell table:style-name="ce17" table:formula="of:=[.M23]+[.O23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4]/[.Q24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4]/[.Q24];2)" office:value-type="float" office:value="7.14" calcext:value-type="float">
            <text:p>7.14</text:p>
          </table:table-cell>
          <table:table-cell table:style-name="ce17" table:formula="of:=[.M24]+[.O24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7" table:formula="of:=ROUND(100*[.M25]/[.Q25];2)" office:value-type="float" office:value="93.33" calcext:value-type="float">
            <text:p>93.33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5]/[.Q25];2)" office:value-type="float" office:value="6.67" calcext:value-type="float">
            <text:p>6.67</text:p>
          </table:table-cell>
          <table:table-cell table:style-name="ce17" table:formula="of:=[.M25]+[.O25]" office:value-type="float" office:value="15" calcext:value-type="float">
            <text:p>15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6]/[.Q26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6]/[.Q26];2)" office:value-type="float" office:value="7.14" calcext:value-type="float">
            <text:p>7.14</text:p>
          </table:table-cell>
          <table:table-cell table:style-name="ce17" table:formula="of:=[.M26]+[.O26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7]/[.Q27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7]/[.Q27];2)" office:value-type="float" office:value="7.14" calcext:value-type="float">
            <text:p>7.14</text:p>
          </table:table-cell>
          <table:table-cell table:style-name="ce17" table:formula="of:=[.M27]+[.O27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8]/[.Q28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8]/[.Q28];2)" office:value-type="float" office:value="7.14" calcext:value-type="float">
            <text:p>7.14</text:p>
          </table:table-cell>
          <table:table-cell table:style-name="ce17" table:formula="of:=[.M28]+[.O28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7" table:formula="of:=ROUND(100*[.M29]/[.Q29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29]/[.Q29];2)" office:value-type="float" office:value="0" calcext:value-type="float">
            <text:p>0</text:p>
          </table:table-cell>
          <table:table-cell table:style-name="ce17" table:formula="of:=[.M29]+[.O29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30]/[.Q30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30]/[.Q30];2)" office:value-type="float" office:value="0" calcext:value-type="float">
            <text:p>0</text:p>
          </table:table-cell>
          <table:table-cell table:style-name="ce17" table:formula="of:=[.M30]+[.O30]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8" table:formula="of:=ROUND(100*[.M31]/[.Q31];2)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ROUND(100*[.O31]/[.Q31];2)" office:value-type="float" office:value="0" calcext:value-type="float">
            <text:p>0</text:p>
          </table:table-cell>
          <table:table-cell table:style-name="ce18" table:formula="of:=[.M31]+[.O31]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6" table:formula="of:=ROUND(100*[.M35]/[.Q35];2)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35]/[.Q35];2)" office:value-type="float" office:value="5" calcext:value-type="float">
            <text:p>5</text:p>
          </table:table-cell>
          <table:table-cell table:style-name="ce16" table:formula="of:=[.M35]+[.O35]" office:value-type="float" office:value="20" calcext:value-type="float">
            <text:p>20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2" calcext:value-type="float">
            <text:p>0.0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7" table:formula="of:=ROUND(100*[.M36]/[.Q36];2)" office:value-type="float" office:value="95.24" calcext:value-type="float">
            <text:p>95.24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6]/[.Q36];2)" office:value-type="float" office:value="4.76" calcext:value-type="float">
            <text:p>4.76</text:p>
          </table:table-cell>
          <table:table-cell table:style-name="ce17" table:formula="of:=[.M36]+[.O36]" office:value-type="float" office:value="21" calcext:value-type="float">
            <text:p>21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7" table:formula="of:=ROUND(100*[.M37]/[.Q37];2)" office:value-type="float" office:value="94.74" calcext:value-type="float">
            <text:p>94.74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7]/[.Q37];2)" office:value-type="float" office:value="5.26" calcext:value-type="float">
            <text:p>5.26</text:p>
          </table:table-cell>
          <table:table-cell table:style-name="ce17" table:formula="of:=[.M37]+[.O37]"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38]/[.Q38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8]/[.Q38];2)" office:value-type="float" office:value="5" calcext:value-type="float">
            <text:p>5</text:p>
          </table:table-cell>
          <table:table-cell table:style-name="ce17" table:formula="of:=[.M38]+[.O38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39]/[.Q39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9]/[.Q39];2)" office:value-type="float" office:value="5" calcext:value-type="float">
            <text:p>5</text:p>
          </table:table-cell>
          <table:table-cell table:style-name="ce17" table:formula="of:=[.M39]+[.O39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0]/[.Q40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0]/[.Q40];2)" office:value-type="float" office:value="5" calcext:value-type="float">
            <text:p>5</text:p>
          </table:table-cell>
          <table:table-cell table:style-name="ce17" table:formula="of:=[.M40]+[.O40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7" table:formula="of:=ROUND(100*[.M41]/[.Q41];2)" office:value-type="float" office:value="95.45" calcext:value-type="float">
            <text:p>95.4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1]/[.Q41];2)" office:value-type="float" office:value="4.55" calcext:value-type="float">
            <text:p>4.55</text:p>
          </table:table-cell>
          <table:table-cell table:style-name="ce17" table:formula="of:=[.M41]+[.O41]" office:value-type="float" office:value="22" calcext:value-type="float">
            <text:p>2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2]/[.Q42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2]/[.Q42];2)" office:value-type="float" office:value="5" calcext:value-type="float">
            <text:p>5</text:p>
          </table:table-cell>
          <table:table-cell table:style-name="ce17" table:formula="of:=[.M42]+[.O42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3]/[.Q43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3]/[.Q43];2)" office:value-type="float" office:value="5" calcext:value-type="float">
            <text:p>5</text:p>
          </table:table-cell>
          <table:table-cell table:style-name="ce17" table:formula="of:=[.M43]+[.O43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8" table:formula="of:=ROUND(100*[.M44]/[.Q44];2)" office:value-type="float" office:value="95" calcext:value-type="float">
            <text:p>95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44]/[.Q44];2)" office:value-type="float" office:value="5" calcext:value-type="float">
            <text:p>5</text:p>
          </table:table-cell>
          <table:table-cell table:style-name="ce18" table:formula="of:=[.M44]+[.O44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 table:style-name="ce16" table:formula="of:=ROUND(100*[.M48]/[.Q48];2)" office:value-type="float" office:value="89.41" calcext:value-type="float">
            <text:p>89.41</text:p>
          </table:table-cell>
          <table:table-cell table:style-name="ce8" office:value-type="float" office:value="9" calcext:value-type="float">
            <text:p>9</text:p>
          </table:table-cell>
          <table:table-cell table:style-name="ce16" table:formula="of:=ROUND(100*[.O48]/[.Q48];2)" office:value-type="float" office:value="10.59" calcext:value-type="float">
            <text:p>10.59</text:p>
          </table:table-cell>
          <table:table-cell table:style-name="ce16" table:formula="of:=[.M48]+[.O48]" office:value-type="float" office:value="85" calcext:value-type="float">
            <text:p>85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085" calcext:value-type="float">
            <text:p>0.08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49]/[.Q49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49]/[.Q49];2)" office:value-type="float" office:value="10.59" calcext:value-type="float">
            <text:p>10.59</text:p>
          </table:table-cell>
          <table:table-cell table:style-name="ce17" table:formula="of:=[.M49]+[.O49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0]/[.Q50];2)" office:value-type="float" office:value="89.29" calcext:value-type="float">
            <text:p>89.29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0]/[.Q50];2)" office:value-type="float" office:value="10.71" calcext:value-type="float">
            <text:p>10.71</text:p>
          </table:table-cell>
          <table:table-cell table:style-name="ce17" table:formula="of:=[.M50]+[.O50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1]/[.Q51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1]/[.Q51];2)" office:value-type="float" office:value="10.59" calcext:value-type="float">
            <text:p>10.59</text:p>
          </table:table-cell>
          <table:table-cell table:style-name="ce17" table:formula="of:=[.M51]+[.O51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2]/[.Q52];2)" office:value-type="float" office:value="89.29" calcext:value-type="float">
            <text:p>89.29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2]/[.Q52];2)" office:value-type="float" office:value="10.71" calcext:value-type="float">
            <text:p>10.71</text:p>
          </table:table-cell>
          <table:table-cell table:style-name="ce17" table:formula="of:=[.M52]+[.O52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3]/[.Q53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3]/[.Q53];2)" office:value-type="float" office:value="10.59" calcext:value-type="float">
            <text:p>10.59</text:p>
          </table:table-cell>
          <table:table-cell table:style-name="ce17" table:formula="of:=[.M53]+[.O53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4]/[.Q54];2)" office:value-type="float" office:value="88.37" calcext:value-type="float">
            <text:p>88.37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O54]/[.Q54];2)" office:value-type="float" office:value="11.63" calcext:value-type="float">
            <text:p>11.63</text:p>
          </table:table-cell>
          <table:table-cell table:style-name="ce17" table:formula="of:=[.M54]+[.O54]" office:value-type="float" office:value="86" calcext:value-type="float">
            <text:p>8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style-name="ce17" table:formula="of:=ROUND(100*[.M55]/[.Q55];2)" office:value-type="float" office:value="89.53" calcext:value-type="float">
            <text:p>89.53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5]/[.Q55];2)" office:value-type="float" office:value="10.47" calcext:value-type="float">
            <text:p>10.47</text:p>
          </table:table-cell>
          <table:table-cell table:style-name="ce17" table:formula="of:=[.M55]+[.O55]" office:value-type="float" office:value="86" calcext:value-type="float">
            <text:p>8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6]/[.Q56];2)" office:value-type="float" office:value="88.24" calcext:value-type="float">
            <text:p>88.24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O56]/[.Q56];2)" office:value-type="float" office:value="11.76" calcext:value-type="float">
            <text:p>11.76</text:p>
          </table:table-cell>
          <table:table-cell table:style-name="ce17" table:formula="of:=[.M56]+[.O56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74" calcext:value-type="float">
            <text:p>74</text:p>
          </table:table-cell>
          <table:table-cell table:style-name="ce18" table:formula="of:=ROUND(100*[.M57]/[.Q57];2)" office:value-type="float" office:value="88.1" calcext:value-type="float">
            <text:p>88.1</text:p>
          </table:table-cell>
          <table:table-cell table:style-name="ce10" office:value-type="float" office:value="10" calcext:value-type="float">
            <text:p>10</text:p>
          </table:table-cell>
          <table:table-cell table:style-name="ce18" table:formula="of:=ROUND(100*[.O57]/[.Q57];2)" office:value-type="float" office:value="11.9" calcext:value-type="float">
            <text:p>11.9</text:p>
          </table:table-cell>
          <table:table-cell table:style-name="ce18" table:formula="of:=[.M57]+[.O57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16" table:formula="of:=ROUND(100*[.M61]/[.Q61];2)" office:value-type="float" office:value="68.33" calcext:value-type="float">
            <text:p>68.33</text:p>
          </table:table-cell>
          <table:table-cell table:style-name="ce11" office:value-type="float" office:value="114" calcext:value-type="float">
            <text:p>114</text:p>
          </table:table-cell>
          <table:table-cell table:style-name="ce16" table:formula="of:=ROUND(100*[.O61]/[.Q61];2)" office:value-type="float" office:value="31.67" calcext:value-type="float">
            <text:p>31.67</text:p>
          </table:table-cell>
          <table:table-cell table:style-name="ce16" table:formula="of:=[.M61]+[.O61]" office:value-type="float" office:value="360" calcext:value-type="float">
            <text:p>360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36" calcext:value-type="float">
            <text:p>0.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55" calcext:value-type="float">
            <text:p>255</text:p>
          </table:table-cell>
          <table:table-cell table:style-name="ce17" table:formula="of:=ROUND(100*[.M62]/[.Q62];2)" office:value-type="float" office:value="74.78" calcext:value-type="float">
            <text:p>74.78</text:p>
          </table:table-cell>
          <table:table-cell table:style-name="ce12" office:value-type="float" office:value="86" calcext:value-type="float">
            <text:p>86</text:p>
          </table:table-cell>
          <table:table-cell table:style-name="ce17" table:formula="of:=ROUND(100*[.O62]/[.Q62];2)" office:value-type="float" office:value="25.22" calcext:value-type="float">
            <text:p>25.22</text:p>
          </table:table-cell>
          <table:table-cell table:style-name="ce17" table:formula="of:=[.M62]+[.O62]" office:value-type="float" office:value="341" calcext:value-type="float">
            <text:p>341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341" calcext:value-type="float">
            <text:p>0.3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42" calcext:value-type="float">
            <text:p>242</text:p>
          </table:table-cell>
          <table:table-cell table:style-name="ce17" table:formula="of:=ROUND(100*[.M63]/[.Q63];2)" office:value-type="float" office:value="66.85" calcext:value-type="float">
            <text:p>66.85</text:p>
          </table:table-cell>
          <table:table-cell table:style-name="ce12" office:value-type="float" office:value="120" calcext:value-type="float">
            <text:p>120</text:p>
          </table:table-cell>
          <table:table-cell table:style-name="ce17" table:formula="of:=ROUND(100*[.O63]/[.Q63];2)" office:value-type="float" office:value="33.15" calcext:value-type="float">
            <text:p>33.15</text:p>
          </table:table-cell>
          <table:table-cell table:style-name="ce17" table:formula="of:=[.M63]+[.O63]" office:value-type="float" office:value="362" calcext:value-type="float">
            <text:p>362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362" calcext:value-type="float">
            <text:p>0.3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49" calcext:value-type="float">
            <text:p>249</text:p>
          </table:table-cell>
          <table:table-cell table:style-name="ce17" table:formula="of:=ROUND(100*[.M64]/[.Q64];2)" office:value-type="float" office:value="69.75" calcext:value-type="float">
            <text:p>69.75</text:p>
          </table:table-cell>
          <table:table-cell table:style-name="ce12" office:value-type="float" office:value="108" calcext:value-type="float">
            <text:p>108</text:p>
          </table:table-cell>
          <table:table-cell table:style-name="ce17" table:formula="of:=ROUND(100*[.O64]/[.Q64];2)" office:value-type="float" office:value="30.25" calcext:value-type="float">
            <text:p>30.25</text:p>
          </table:table-cell>
          <table:table-cell table:style-name="ce17" table:formula="of:=[.M64]+[.O64]" office:value-type="float" office:value="357" calcext:value-type="float">
            <text:p>357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357" calcext:value-type="float">
            <text:p>0.3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52" calcext:value-type="float">
            <text:p>252</text:p>
          </table:table-cell>
          <table:table-cell table:style-name="ce17" table:formula="of:=ROUND(100*[.M65]/[.Q65];2)" office:value-type="float" office:value="70.39" calcext:value-type="float">
            <text:p>70.39</text:p>
          </table:table-cell>
          <table:table-cell table:style-name="ce12" office:value-type="float" office:value="106" calcext:value-type="float">
            <text:p>106</text:p>
          </table:table-cell>
          <table:table-cell table:style-name="ce17" table:formula="of:=ROUND(100*[.O65]/[.Q65];2)" office:value-type="float" office:value="29.61" calcext:value-type="float">
            <text:p>29.61</text:p>
          </table:table-cell>
          <table:table-cell table:style-name="ce17" table:formula="of:=[.M65]+[.O65]" office:value-type="float" office:value="358" calcext:value-type="float">
            <text:p>358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358" calcext:value-type="float">
            <text:p>0.3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47" calcext:value-type="float">
            <text:p>247</text:p>
          </table:table-cell>
          <table:table-cell table:style-name="ce17" table:formula="of:=ROUND(100*[.M66]/[.Q66];2)" office:value-type="float" office:value="67.67" calcext:value-type="float">
            <text:p>67.67</text:p>
          </table:table-cell>
          <table:table-cell table:style-name="ce12" office:value-type="float" office:value="118" calcext:value-type="float">
            <text:p>118</text:p>
          </table:table-cell>
          <table:table-cell table:style-name="ce17" table:formula="of:=ROUND(100*[.O66]/[.Q66];2)" office:value-type="float" office:value="32.33" calcext:value-type="float">
            <text:p>32.33</text:p>
          </table:table-cell>
          <table:table-cell table:style-name="ce17" table:formula="of:=[.M66]+[.O66]" office:value-type="float" office:value="365" calcext:value-type="float">
            <text:p>365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365" calcext:value-type="float">
            <text:p>0.36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409" calcext:value-type="float">
            <text:p>409</text:p>
          </table:table-cell>
          <table:table-cell table:style-name="ce17" table:formula="of:=ROUND(100*[.M67]/[.Q67];2)" office:value-type="float" office:value="87.39" calcext:value-type="float">
            <text:p>87.39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formula="of:=ROUND(100*[.O67]/[.Q67];2)" office:value-type="float" office:value="12.61" calcext:value-type="float">
            <text:p>12.61</text:p>
          </table:table-cell>
          <table:table-cell table:style-name="ce17" table:formula="of:=[.M67]+[.O67]" office:value-type="float" office:value="468" calcext:value-type="float">
            <text:p>468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468" calcext:value-type="float">
            <text:p>0.4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489" calcext:value-type="float">
            <text:p>489</text:p>
          </table:table-cell>
          <table:table-cell table:style-name="ce17" table:formula="of:=ROUND(100*[.M68]/[.Q68];2)" office:value-type="float" office:value="89.23" calcext:value-type="float">
            <text:p>89.23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formula="of:=ROUND(100*[.O68]/[.Q68];2)" office:value-type="float" office:value="10.77" calcext:value-type="float">
            <text:p>10.77</text:p>
          </table:table-cell>
          <table:table-cell table:style-name="ce17" table:formula="of:=[.M68]+[.O68]" office:value-type="float" office:value="548" calcext:value-type="float">
            <text:p>548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548" calcext:value-type="float">
            <text:p>0.5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473" calcext:value-type="float">
            <text:p>473</text:p>
          </table:table-cell>
          <table:table-cell table:style-name="ce17" table:formula="of:=ROUND(100*[.M69]/[.Q69];2)" office:value-type="float" office:value="81.69" calcext:value-type="float">
            <text:p>81.69</text:p>
          </table:table-cell>
          <table:table-cell table:style-name="ce12" office:value-type="float" office:value="106" calcext:value-type="float">
            <text:p>106</text:p>
          </table:table-cell>
          <table:table-cell table:style-name="ce17" table:formula="of:=ROUND(100*[.O69]/[.Q69];2)" office:value-type="float" office:value="18.31" calcext:value-type="float">
            <text:p>18.31</text:p>
          </table:table-cell>
          <table:table-cell table:style-name="ce17" table:formula="of:=[.M69]+[.O69]" office:value-type="float" office:value="579" calcext:value-type="float">
            <text:p>579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579" calcext:value-type="float">
            <text:p>0.57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498" calcext:value-type="float">
            <text:p>498</text:p>
          </table:table-cell>
          <table:table-cell table:style-name="ce18" table:formula="of:=ROUND(100*[.M70]/[.Q70];2)" office:value-type="float" office:value="87.52" calcext:value-type="float">
            <text:p>87.52</text:p>
          </table:table-cell>
          <table:table-cell table:style-name="ce13" office:value-type="float" office:value="71" calcext:value-type="float">
            <text:p>71</text:p>
          </table:table-cell>
          <table:table-cell table:style-name="ce18" table:formula="of:=ROUND(100*[.O70]/[.Q70];2)" office:value-type="float" office:value="12.48" calcext:value-type="float">
            <text:p>12.48</text:p>
          </table:table-cell>
          <table:table-cell table:style-name="ce18" table:formula="of:=[.M70]+[.O70]" office:value-type="float" office:value="569" calcext:value-type="float">
            <text:p>569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569" calcext:value-type="float">
            <text:p>0.569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table:style-name="ce16" table:formula="of:=ROUND(100*[.M74]/[.Q74];2)" office:value-type="float" office:value="91.9" calcext:value-type="float">
            <text:p>91.9</text:p>
          </table:table-cell>
          <table:table-cell office:value-type="float" office:value="76" calcext:value-type="float">
            <text:p>76</text:p>
          </table:table-cell>
          <table:table-cell table:style-name="ce16" table:formula="of:=ROUND(100*[.O74]/[.Q74];2)" office:value-type="float" office:value="8.1" calcext:value-type="float">
            <text:p>8.1</text:p>
          </table:table-cell>
          <table:table-cell table:style-name="ce16" table:formula="of:=[.M74]+[.O74]" office:value-type="float" office:value="938" calcext:value-type="float">
            <text:p>938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.938" calcext:value-type="float">
            <text:p>0.9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table:style-name="ce17" table:formula="of:=ROUND(100*[.M75]/[.Q75];2)" office:value-type="float" office:value="87.84" calcext:value-type="float">
            <text:p>87.84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O75]/[.Q75];2)" office:value-type="float" office:value="12.16" calcext:value-type="float">
            <text:p>12.16</text:p>
          </table:table-cell>
          <table:table-cell table:style-name="ce17" table:formula="of:=[.M75]+[.O75]" office:value-type="float" office:value="625" calcext:value-type="float">
            <text:p>625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.625" calcext:value-type="float">
            <text:p>0.6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7" table:formula="of:=ROUND(100*[.M76]/[.Q76];2)" office:value-type="float" office:value="83.19" calcext:value-type="float">
            <text:p>83.19</text:p>
          </table:table-cell>
          <table:table-cell office:value-type="float" office:value="101" calcext:value-type="float">
            <text:p>101</text:p>
          </table:table-cell>
          <table:table-cell table:style-name="ce17" table:formula="of:=ROUND(100*[.O76]/[.Q76];2)" office:value-type="float" office:value="16.81" calcext:value-type="float">
            <text:p>16.81</text:p>
          </table:table-cell>
          <table:table-cell table:style-name="ce17" table:formula="of:=[.M76]+[.O76]" office:value-type="float" office:value="601" calcext:value-type="float">
            <text:p>601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.601" calcext:value-type="float">
            <text:p>0.60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table:style-name="ce17" table:formula="of:=ROUND(100*[.M77]/[.Q77];2)" office:value-type="float" office:value="87.63" calcext:value-type="float">
            <text:p>87.63</text:p>
          </table:table-cell>
          <table:table-cell office:value-type="float" office:value="73" calcext:value-type="float">
            <text:p>73</text:p>
          </table:table-cell>
          <table:table-cell table:style-name="ce17" table:formula="of:=ROUND(100*[.O77]/[.Q77];2)" office:value-type="float" office:value="12.37" calcext:value-type="float">
            <text:p>12.37</text:p>
          </table:table-cell>
          <table:table-cell table:style-name="ce17" table:formula="of:=[.M77]+[.O77]" office:value-type="float" office:value="590" calcext:value-type="float">
            <text:p>590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.59" calcext:value-type="float">
            <text:p>0.5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table:style-name="ce17" table:formula="of:=ROUND(100*[.M78]/[.Q78];2)" office:value-type="float" office:value="87.67" calcext:value-type="float">
            <text:p>87.67</text:p>
          </table:table-cell>
          <table:table-cell office:value-type="float" office:value="73" calcext:value-type="float">
            <text:p>73</text:p>
          </table:table-cell>
          <table:table-cell table:style-name="ce17" table:formula="of:=ROUND(100*[.O78]/[.Q78];2)" office:value-type="float" office:value="12.33" calcext:value-type="float">
            <text:p>12.33</text:p>
          </table:table-cell>
          <table:table-cell table:style-name="ce17" table:formula="of:=[.M78]+[.O78]" office:value-type="float" office:value="592" calcext:value-type="float">
            <text:p>592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.592" calcext:value-type="float">
            <text:p>0.5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table:style-name="ce17" table:formula="of:=ROUND(100*[.M79]/[.Q79];2)" office:value-type="float" office:value="83.95" calcext:value-type="float">
            <text:p>83.95</text:p>
          </table:table-cell>
          <table:table-cell office:value-type="float" office:value="95" calcext:value-type="float">
            <text:p>95</text:p>
          </table:table-cell>
          <table:table-cell table:style-name="ce17" table:formula="of:=ROUND(100*[.O79]/[.Q79];2)" office:value-type="float" office:value="16.05" calcext:value-type="float">
            <text:p>16.05</text:p>
          </table:table-cell>
          <table:table-cell table:style-name="ce17" table:formula="of:=[.M79]+[.O79]" office:value-type="float" office:value="592" calcext:value-type="float">
            <text:p>592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.592" calcext:value-type="float">
            <text:p>0.5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table:style-name="ce17" table:formula="of:=ROUND(100*[.M80]/[.Q80];2)" office:value-type="float" office:value="82.01" calcext:value-type="float">
            <text:p>82.01</text:p>
          </table:table-cell>
          <table:table-cell office:value-type="float" office:value="111" calcext:value-type="float">
            <text:p>111</text:p>
          </table:table-cell>
          <table:table-cell table:style-name="ce17" table:formula="of:=ROUND(100*[.O80]/[.Q80];2)" office:value-type="float" office:value="17.99" calcext:value-type="float">
            <text:p>17.99</text:p>
          </table:table-cell>
          <table:table-cell table:style-name="ce17" table:formula="of:=[.M80]+[.O80]" office:value-type="float" office:value="617" calcext:value-type="float">
            <text:p>617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.617" calcext:value-type="float">
            <text:p>0.6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  <table:table-cell table:style-name="ce17" table:formula="of:=ROUND(100*[.M81]/[.Q81];2)" office:value-type="float" office:value="87.94" calcext:value-type="float">
            <text:p>87.94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O81]/[.Q81];2)" office:value-type="float" office:value="12.06" calcext:value-type="float">
            <text:p>12.06</text:p>
          </table:table-cell>
          <table:table-cell table:style-name="ce17" table:formula="of:=[.M81]+[.O81]" office:value-type="float" office:value="622" calcext:value-type="float">
            <text:p>622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.622" calcext:value-type="float">
            <text:p>0.62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table:style-name="ce17" table:formula="of:=ROUND(100*[.M82]/[.Q82];2)" office:value-type="float" office:value="87.46" calcext:value-type="float">
            <text:p>87.46</text:p>
          </table:table-cell>
          <table:table-cell office:value-type="float" office:value="74" calcext:value-type="float">
            <text:p>74</text:p>
          </table:table-cell>
          <table:table-cell table:style-name="ce17" table:formula="of:=ROUND(100*[.O82]/[.Q82];2)" office:value-type="float" office:value="12.54" calcext:value-type="float">
            <text:p>12.54</text:p>
          </table:table-cell>
          <table:table-cell table:style-name="ce17" table:formula="of:=[.M82]+[.O82]" office:value-type="float" office:value="590" calcext:value-type="float">
            <text:p>590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.59" calcext:value-type="float">
            <text:p>0.5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table:style-name="ce18" table:formula="of:=ROUND(100*[.M83]/[.Q83];2)" office:value-type="float" office:value="78.47" calcext:value-type="float">
            <text:p>78.47</text:p>
          </table:table-cell>
          <table:table-cell office:value-type="float" office:value="135" calcext:value-type="float">
            <text:p>135</text:p>
          </table:table-cell>
          <table:table-cell table:style-name="ce18" table:formula="of:=ROUND(100*[.O83]/[.Q83];2)" office:value-type="float" office:value="21.53" calcext:value-type="float">
            <text:p>21.53</text:p>
          </table:table-cell>
          <table:table-cell table:style-name="ce18" table:formula="of:=[.M83]+[.O83]" office:value-type="float" office:value="627" calcext:value-type="float">
            <text:p>627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.627" calcext:value-type="float">
            <text:p>0.62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table:style-name="ce16" table:formula="of:=ROUND(100*[.M87]/[.Q87];2)" office:value-type="float" office:value="82.5" calcext:value-type="float">
            <text:p>82.5</text:p>
          </table:table-cell>
          <table:table-cell office:value-type="float" office:value="309" calcext:value-type="float">
            <text:p>309</text:p>
          </table:table-cell>
          <table:table-cell table:style-name="ce16" table:formula="of:=ROUND(100*[.O87]/[.Q87];2)" office:value-type="float" office:value="17.5" calcext:value-type="float">
            <text:p>17.5</text:p>
          </table:table-cell>
          <table:table-cell table:style-name="ce11" table:formula="of:=[.M87]+[.O87]" office:value-type="float" office:value="1766" calcext:value-type="float">
            <text:p>1766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1.766" calcext:value-type="float">
            <text:p>1.7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table:style-name="ce17" table:formula="of:=ROUND(100*[.M88]/[.Q88];2)" office:value-type="float" office:value="87.33" calcext:value-type="float">
            <text:p>87.33</text:p>
          </table:table-cell>
          <table:table-cell office:value-type="float" office:value="219" calcext:value-type="float">
            <text:p>219</text:p>
          </table:table-cell>
          <table:table-cell table:style-name="ce17" table:formula="of:=ROUND(100*[.O88]/[.Q88];2)" office:value-type="float" office:value="12.67" calcext:value-type="float">
            <text:p>12.67</text:p>
          </table:table-cell>
          <table:table-cell table:style-name="ce12" table:formula="of:=[.M88]+[.O88]" office:value-type="float" office:value="1728" calcext:value-type="float">
            <text:p>1728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1.728" calcext:value-type="float">
            <text:p>1.7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  <table:table-cell table:style-name="ce17" table:formula="of:=ROUND(100*[.M89]/[.Q89];2)" office:value-type="float" office:value="86.85" calcext:value-type="float">
            <text:p>86.85</text:p>
          </table:table-cell>
          <table:table-cell office:value-type="float" office:value="215" calcext:value-type="float">
            <text:p>215</text:p>
          </table:table-cell>
          <table:table-cell table:style-name="ce17" table:formula="of:=ROUND(100*[.O89]/[.Q89];2)" office:value-type="float" office:value="13.15" calcext:value-type="float">
            <text:p>13.15</text:p>
          </table:table-cell>
          <table:table-cell table:style-name="ce12" table:formula="of:=[.M89]+[.O89]" office:value-type="float" office:value="1635" calcext:value-type="float">
            <text:p>1635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1.635" calcext:value-type="float">
            <text:p>1.6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498" calcext:value-type="float">
            <text:p>1498</text:p>
          </table:table-cell>
          <table:table-cell table:style-name="ce17" table:formula="of:=ROUND(100*[.M90]/[.Q90];2)" office:value-type="float" office:value="87.81" calcext:value-type="float">
            <text:p>87.81</text:p>
          </table:table-cell>
          <table:table-cell office:value-type="float" office:value="208" calcext:value-type="float">
            <text:p>208</text:p>
          </table:table-cell>
          <table:table-cell table:style-name="ce17" table:formula="of:=ROUND(100*[.O90]/[.Q90];2)" office:value-type="float" office:value="12.19" calcext:value-type="float">
            <text:p>12.19</text:p>
          </table:table-cell>
          <table:table-cell table:style-name="ce12" table:formula="of:=[.M90]+[.O90]" office:value-type="float" office:value="1706" calcext:value-type="float">
            <text:p>1706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1.706" calcext:value-type="float">
            <text:p>1.7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242" calcext:value-type="float">
            <text:p>1242</text:p>
          </table:table-cell>
          <table:table-cell table:style-name="ce17" table:formula="of:=ROUND(100*[.M91]/[.Q91];2)" office:value-type="float" office:value="71.3" calcext:value-type="float">
            <text:p>71.3</text:p>
          </table:table-cell>
          <table:table-cell office:value-type="float" office:value="500" calcext:value-type="float">
            <text:p>500</text:p>
          </table:table-cell>
          <table:table-cell table:style-name="ce17" table:formula="of:=ROUND(100*[.O91]/[.Q91];2)" office:value-type="float" office:value="28.7" calcext:value-type="float">
            <text:p>28.7</text:p>
          </table:table-cell>
          <table:table-cell table:style-name="ce12" table:formula="of:=[.M91]+[.O91]" office:value-type="float" office:value="1742" calcext:value-type="float">
            <text:p>1742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1.742" calcext:value-type="float">
            <text:p>1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484" calcext:value-type="float">
            <text:p>1484</text:p>
          </table:table-cell>
          <table:table-cell table:style-name="ce17" table:formula="of:=ROUND(100*[.M92]/[.Q92];2)" office:value-type="float" office:value="87.04" calcext:value-type="float">
            <text:p>87.04</text:p>
          </table:table-cell>
          <table:table-cell office:value-type="float" office:value="221" calcext:value-type="float">
            <text:p>221</text:p>
          </table:table-cell>
          <table:table-cell table:style-name="ce17" table:formula="of:=ROUND(100*[.O92]/[.Q92];2)" office:value-type="float" office:value="12.96" calcext:value-type="float">
            <text:p>12.96</text:p>
          </table:table-cell>
          <table:table-cell table:style-name="ce12" table:formula="of:=[.M92]+[.O92]" office:value-type="float" office:value="1705" calcext:value-type="float">
            <text:p>1705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1.705" calcext:value-type="float">
            <text:p>1.70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418" calcext:value-type="float">
            <text:p>1418</text:p>
          </table:table-cell>
          <table:table-cell table:style-name="ce17" table:formula="of:=ROUND(100*[.M93]/[.Q93];2)" office:value-type="float" office:value="86.67" calcext:value-type="float">
            <text:p>86.67</text:p>
          </table:table-cell>
          <table:table-cell office:value-type="float" office:value="218" calcext:value-type="float">
            <text:p>218</text:p>
          </table:table-cell>
          <table:table-cell table:style-name="ce17" table:formula="of:=ROUND(100*[.O93]/[.Q93];2)" office:value-type="float" office:value="13.33" calcext:value-type="float">
            <text:p>13.33</text:p>
          </table:table-cell>
          <table:table-cell table:style-name="ce12" table:formula="of:=[.M93]+[.O93]" office:value-type="float" office:value="1636" calcext:value-type="float">
            <text:p>1636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1.636" calcext:value-type="float">
            <text:p>1.6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354" calcext:value-type="float">
            <text:p>1354</text:p>
          </table:table-cell>
          <table:table-cell table:style-name="ce17" table:formula="of:=ROUND(100*[.M94]/[.Q94];2)" office:value-type="float" office:value="86.96" calcext:value-type="float">
            <text:p>86.96</text:p>
          </table:table-cell>
          <table:table-cell office:value-type="float" office:value="203" calcext:value-type="float">
            <text:p>203</text:p>
          </table:table-cell>
          <table:table-cell table:style-name="ce17" table:formula="of:=ROUND(100*[.O94]/[.Q94];2)" office:value-type="float" office:value="13.04" calcext:value-type="float">
            <text:p>13.04</text:p>
          </table:table-cell>
          <table:table-cell table:style-name="ce12" table:formula="of:=[.M94]+[.O94]" office:value-type="float" office:value="1557" calcext:value-type="float">
            <text:p>1557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1.557" calcext:value-type="float">
            <text:p>1.5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table:style-name="ce17" table:formula="of:=ROUND(100*[.M95]/[.Q95];2)" office:value-type="float" office:value="81.59" calcext:value-type="float">
            <text:p>81.59</text:p>
          </table:table-cell>
          <table:table-cell office:value-type="float" office:value="298" calcext:value-type="float">
            <text:p>298</text:p>
          </table:table-cell>
          <table:table-cell table:style-name="ce17" table:formula="of:=ROUND(100*[.O95]/[.Q95];2)" office:value-type="float" office:value="18.41" calcext:value-type="float">
            <text:p>18.41</text:p>
          </table:table-cell>
          <table:table-cell table:style-name="ce12" table:formula="of:=[.M95]+[.O95]" office:value-type="float" office:value="1619" calcext:value-type="float">
            <text:p>1619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1.619" calcext:value-type="float">
            <text:p>1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457" calcext:value-type="float">
            <text:p>1457</text:p>
          </table:table-cell>
          <table:table-cell table:style-name="ce18" table:formula="of:=ROUND(100*[.M96]/[.Q96];2)" office:value-type="float" office:value="86.16" calcext:value-type="float">
            <text:p>86.16</text:p>
          </table:table-cell>
          <table:table-cell office:value-type="float" office:value="234" calcext:value-type="float">
            <text:p>234</text:p>
          </table:table-cell>
          <table:table-cell table:style-name="ce18" table:formula="of:=ROUND(100*[.O96]/[.Q96];2)" office:value-type="float" office:value="13.84" calcext:value-type="float">
            <text:p>13.84</text:p>
          </table:table-cell>
          <table:table-cell table:style-name="ce13" table:formula="of:=[.M96]+[.O96]" office:value-type="float" office:value="1691" calcext:value-type="float">
            <text:p>1691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1.691" calcext:value-type="float">
            <text:p>1.69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table:style-name="ce16" table:formula="of:=ROUND(100*[.M100]/[.Q100];2)" office:value-type="float" office:value="85.84" calcext:value-type="float">
            <text:p>85.84</text:p>
          </table:table-cell>
          <table:table-cell office:value-type="float" office:value="349" calcext:value-type="float">
            <text:p>349</text:p>
          </table:table-cell>
          <table:table-cell table:style-name="ce16" table:formula="of:=ROUND(100*[.O100]/[.Q100];2)" office:value-type="float" office:value="14.16" calcext:value-type="float">
            <text:p>14.16</text:p>
          </table:table-cell>
          <table:table-cell table:style-name="ce11" table:formula="of:=[.M100]+[.O100]" office:value-type="float" office:value="2464" calcext:value-type="float">
            <text:p>2464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2.464" calcext:value-type="float">
            <text:p>2.4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135" calcext:value-type="float">
            <text:p>2135</text:p>
          </table:table-cell>
          <table:table-cell table:style-name="ce17" table:formula="of:=ROUND(100*[.M101]/[.Q101];2)" office:value-type="float" office:value="85.57" calcext:value-type="float">
            <text:p>85.57</text:p>
          </table:table-cell>
          <table:table-cell office:value-type="float" office:value="360" calcext:value-type="float">
            <text:p>360</text:p>
          </table:table-cell>
          <table:table-cell table:style-name="ce17" table:formula="of:=ROUND(100*[.O101]/[.Q101];2)" office:value-type="float" office:value="14.43" calcext:value-type="float">
            <text:p>14.43</text:p>
          </table:table-cell>
          <table:table-cell table:style-name="ce12" table:formula="of:=[.M101]+[.O101]" office:value-type="float" office:value="2495" calcext:value-type="float">
            <text:p>2495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.495" calcext:value-type="float">
            <text:p>2.4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2108" calcext:value-type="float">
            <text:p>2108</text:p>
          </table:table-cell>
          <table:table-cell table:style-name="ce17" table:formula="of:=ROUND(100*[.M102]/[.Q102];2)" office:value-type="float" office:value="85.94" calcext:value-type="float">
            <text:p>85.94</text:p>
          </table:table-cell>
          <table:table-cell office:value-type="float" office:value="345" calcext:value-type="float">
            <text:p>345</text:p>
          </table:table-cell>
          <table:table-cell table:style-name="ce17" table:formula="of:=ROUND(100*[.O102]/[.Q102];2)" office:value-type="float" office:value="14.06" calcext:value-type="float">
            <text:p>14.06</text:p>
          </table:table-cell>
          <table:table-cell table:style-name="ce12" table:formula="of:=[.M102]+[.O102]" office:value-type="float" office:value="2453" calcext:value-type="float">
            <text:p>2453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.453" calcext:value-type="float">
            <text:p>2.45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2115" calcext:value-type="float">
            <text:p>2115</text:p>
          </table:table-cell>
          <table:table-cell table:style-name="ce17" table:formula="of:=ROUND(100*[.M103]/[.Q103];2)" office:value-type="float" office:value="84.97" calcext:value-type="float">
            <text:p>84.97</text:p>
          </table:table-cell>
          <table:table-cell office:value-type="float" office:value="374" calcext:value-type="float">
            <text:p>374</text:p>
          </table:table-cell>
          <table:table-cell table:style-name="ce17" table:formula="of:=ROUND(100*[.O103]/[.Q103];2)" office:value-type="float" office:value="15.03" calcext:value-type="float">
            <text:p>15.03</text:p>
          </table:table-cell>
          <table:table-cell table:style-name="ce12" table:formula="of:=[.M103]+[.O103]" office:value-type="float" office:value="2489" calcext:value-type="float">
            <text:p>2489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2.489" calcext:value-type="float">
            <text:p>2.48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922" calcext:value-type="float">
            <text:p>1922</text:p>
          </table:table-cell>
          <table:table-cell table:style-name="ce17" table:formula="of:=ROUND(100*[.M104]/[.Q104];2)" office:value-type="float" office:value="83.35" calcext:value-type="float">
            <text:p>83.35</text:p>
          </table:table-cell>
          <table:table-cell office:value-type="float" office:value="384" calcext:value-type="float">
            <text:p>384</text:p>
          </table:table-cell>
          <table:table-cell table:style-name="ce17" table:formula="of:=ROUND(100*[.O104]/[.Q104];2)" office:value-type="float" office:value="16.65" calcext:value-type="float">
            <text:p>16.65</text:p>
          </table:table-cell>
          <table:table-cell table:style-name="ce12" table:formula="of:=[.M104]+[.O104]" office:value-type="float" office:value="2306" calcext:value-type="float">
            <text:p>2306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.306" calcext:value-type="float">
            <text:p>2.3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2148" calcext:value-type="float">
            <text:p>2148</text:p>
          </table:table-cell>
          <table:table-cell table:style-name="ce17" table:formula="of:=ROUND(100*[.M105]/[.Q105];2)" office:value-type="float" office:value="85.82" calcext:value-type="float">
            <text:p>85.82</text:p>
          </table:table-cell>
          <table:table-cell office:value-type="float" office:value="355" calcext:value-type="float">
            <text:p>355</text:p>
          </table:table-cell>
          <table:table-cell table:style-name="ce17" table:formula="of:=ROUND(100*[.O105]/[.Q105];2)" office:value-type="float" office:value="14.18" calcext:value-type="float">
            <text:p>14.18</text:p>
          </table:table-cell>
          <table:table-cell table:style-name="ce12" table:formula="of:=[.M105]+[.O105]" office:value-type="float" office:value="2503" calcext:value-type="float">
            <text:p>2503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.503" calcext:value-type="float">
            <text:p>2.50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906" calcext:value-type="float">
            <text:p>1906</text:p>
          </table:table-cell>
          <table:table-cell table:style-name="ce17" table:formula="of:=ROUND(100*[.M106]/[.Q106];2)" office:value-type="float" office:value="84.67" calcext:value-type="float">
            <text:p>84.67</text:p>
          </table:table-cell>
          <table:table-cell office:value-type="float" office:value="345" calcext:value-type="float">
            <text:p>345</text:p>
          </table:table-cell>
          <table:table-cell table:style-name="ce17" table:formula="of:=ROUND(100*[.O106]/[.Q106];2)" office:value-type="float" office:value="15.33" calcext:value-type="float">
            <text:p>15.33</text:p>
          </table:table-cell>
          <table:table-cell table:style-name="ce12" table:formula="of:=[.M106]+[.O106]" office:value-type="float" office:value="2251" calcext:value-type="float">
            <text:p>2251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2.251" calcext:value-type="float">
            <text:p>2.2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943" calcext:value-type="float">
            <text:p>1943</text:p>
          </table:table-cell>
          <table:table-cell table:style-name="ce17" table:formula="of:=ROUND(100*[.M107]/[.Q107];2)" office:value-type="float" office:value="84.55" calcext:value-type="float">
            <text:p>84.55</text:p>
          </table:table-cell>
          <table:table-cell office:value-type="float" office:value="355" calcext:value-type="float">
            <text:p>355</text:p>
          </table:table-cell>
          <table:table-cell table:style-name="ce17" table:formula="of:=ROUND(100*[.O107]/[.Q107];2)" office:value-type="float" office:value="15.45" calcext:value-type="float">
            <text:p>15.45</text:p>
          </table:table-cell>
          <table:table-cell table:style-name="ce12" table:formula="of:=[.M107]+[.O107]" office:value-type="float" office:value="2298" calcext:value-type="float">
            <text:p>2298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2.298" calcext:value-type="float">
            <text:p>2.2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919" calcext:value-type="float">
            <text:p>1919</text:p>
          </table:table-cell>
          <table:table-cell table:style-name="ce17" table:formula="of:=ROUND(100*[.M108]/[.Q108];2)" office:value-type="float" office:value="84.8" calcext:value-type="float">
            <text:p>84.8</text:p>
          </table:table-cell>
          <table:table-cell office:value-type="float" office:value="344" calcext:value-type="float">
            <text:p>344</text:p>
          </table:table-cell>
          <table:table-cell table:style-name="ce17" table:formula="of:=ROUND(100*[.O108]/[.Q108];2)" office:value-type="float" office:value="15.2" calcext:value-type="float">
            <text:p>15.2</text:p>
          </table:table-cell>
          <table:table-cell table:style-name="ce12" table:formula="of:=[.M108]+[.O108]" office:value-type="float" office:value="2263" calcext:value-type="float">
            <text:p>2263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2.263" calcext:value-type="float">
            <text:p>2.26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914" calcext:value-type="float">
            <text:p>1914</text:p>
          </table:table-cell>
          <table:table-cell table:style-name="ce18" table:formula="of:=ROUND(100*[.M109]/[.Q109];2)" office:value-type="float" office:value="84.73" calcext:value-type="float">
            <text:p>84.73</text:p>
          </table:table-cell>
          <table:table-cell office:value-type="float" office:value="345" calcext:value-type="float">
            <text:p>345</text:p>
          </table:table-cell>
          <table:table-cell table:style-name="ce18" table:formula="of:=ROUND(100*[.O109]/[.Q109];2)" office:value-type="float" office:value="15.27" calcext:value-type="float">
            <text:p>15.27</text:p>
          </table:table-cell>
          <table:table-cell table:style-name="ce13" table:formula="of:=[.M109]+[.O109]" office:value-type="float" office:value="2259" calcext:value-type="float">
            <text:p>2259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2.259" calcext:value-type="float">
            <text:p>2.259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3545" calcext:value-type="float">
            <text:p>3545</text:p>
          </table:table-cell>
          <table:table-cell table:style-name="ce16" table:formula="of:=ROUND(100*[.M113]/[.Q113];2)" office:value-type="float" office:value="85.94" calcext:value-type="float">
            <text:p>85.94</text:p>
          </table:table-cell>
          <table:table-cell office:value-type="float" office:value="580" calcext:value-type="float">
            <text:p>580</text:p>
          </table:table-cell>
          <table:table-cell table:style-name="ce16" table:formula="of:=ROUND(100*[.O113]/[.Q113];2)" office:value-type="float" office:value="14.06" calcext:value-type="float">
            <text:p>14.06</text:p>
          </table:table-cell>
          <table:table-cell table:style-name="ce11" table:formula="of:=[.M113]+[.O113]" office:value-type="float" office:value="4125" calcext:value-type="float">
            <text:p>4125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.125" calcext:value-type="float">
            <text:p>4.1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table:style-name="ce17" table:formula="of:=ROUND(100*[.M114]/[.Q114];2)" office:value-type="float" office:value="85.84" calcext:value-type="float">
            <text:p>85.84</text:p>
          </table:table-cell>
          <table:table-cell office:value-type="float" office:value="578" calcext:value-type="float">
            <text:p>578</text:p>
          </table:table-cell>
          <table:table-cell table:style-name="ce17" table:formula="of:=ROUND(100*[.O114]/[.Q114];2)" office:value-type="float" office:value="14.16" calcext:value-type="float">
            <text:p>14.16</text:p>
          </table:table-cell>
          <table:table-cell table:style-name="ce12" table:formula="of:=[.M114]+[.O114]" office:value-type="float" office:value="4081" calcext:value-type="float">
            <text:p>4081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4.081" calcext:value-type="float">
            <text:p>4.0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3517" calcext:value-type="float">
            <text:p>3517</text:p>
          </table:table-cell>
          <table:table-cell table:style-name="ce17" table:formula="of:=ROUND(100*[.M115]/[.Q115];2)" office:value-type="float" office:value="85.82" calcext:value-type="float">
            <text:p>85.82</text:p>
          </table:table-cell>
          <table:table-cell office:value-type="float" office:value="581" calcext:value-type="float">
            <text:p>581</text:p>
          </table:table-cell>
          <table:table-cell table:style-name="ce17" table:formula="of:=ROUND(100*[.O115]/[.Q115];2)" office:value-type="float" office:value="14.18" calcext:value-type="float">
            <text:p>14.18</text:p>
          </table:table-cell>
          <table:table-cell table:style-name="ce12" table:formula="of:=[.M115]+[.O115]" office:value-type="float" office:value="4098" calcext:value-type="float">
            <text:p>4098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4.098" calcext:value-type="float">
            <text:p>4.0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3527" calcext:value-type="float">
            <text:p>3527</text:p>
          </table:table-cell>
          <table:table-cell table:style-name="ce17" table:formula="of:=ROUND(100*[.M116]/[.Q116];2)" office:value-type="float" office:value="85.84" calcext:value-type="float">
            <text:p>85.84</text:p>
          </table:table-cell>
          <table:table-cell office:value-type="float" office:value="582" calcext:value-type="float">
            <text:p>582</text:p>
          </table:table-cell>
          <table:table-cell table:style-name="ce17" table:formula="of:=ROUND(100*[.O116]/[.Q116];2)" office:value-type="float" office:value="14.16" calcext:value-type="float">
            <text:p>14.16</text:p>
          </table:table-cell>
          <table:table-cell table:style-name="ce12" table:formula="of:=[.M116]+[.O116]" office:value-type="float" office:value="4109" calcext:value-type="float">
            <text:p>4109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.109" calcext:value-type="float">
            <text:p>4.10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3504" calcext:value-type="float">
            <text:p>3504</text:p>
          </table:table-cell>
          <table:table-cell table:style-name="ce17" table:formula="of:=ROUND(100*[.M117]/[.Q117];2)" office:value-type="float" office:value="86.28" calcext:value-type="float">
            <text:p>86.28</text:p>
          </table:table-cell>
          <table:table-cell office:value-type="float" office:value="557" calcext:value-type="float">
            <text:p>557</text:p>
          </table:table-cell>
          <table:table-cell table:style-name="ce17" table:formula="of:=ROUND(100*[.O117]/[.Q117];2)" office:value-type="float" office:value="13.72" calcext:value-type="float">
            <text:p>13.72</text:p>
          </table:table-cell>
          <table:table-cell table:style-name="ce12" table:formula="of:=[.M117]+[.O117]" office:value-type="float" office:value="4061" calcext:value-type="float">
            <text:p>4061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4.061" calcext:value-type="float">
            <text:p>4.0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3509" calcext:value-type="float">
            <text:p>3509</text:p>
          </table:table-cell>
          <table:table-cell table:style-name="ce17" table:formula="of:=ROUND(100*[.M118]/[.Q118];2)" office:value-type="float" office:value="85.88" calcext:value-type="float">
            <text:p>85.88</text:p>
          </table:table-cell>
          <table:table-cell office:value-type="float" office:value="577" calcext:value-type="float">
            <text:p>577</text:p>
          </table:table-cell>
          <table:table-cell table:style-name="ce17" table:formula="of:=ROUND(100*[.O118]/[.Q118];2)" office:value-type="float" office:value="14.12" calcext:value-type="float">
            <text:p>14.12</text:p>
          </table:table-cell>
          <table:table-cell table:style-name="ce12" table:formula="of:=[.M118]+[.O118]" office:value-type="float" office:value="4086" calcext:value-type="float">
            <text:p>4086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4.086" calcext:value-type="float">
            <text:p>4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3514" calcext:value-type="float">
            <text:p>3514</text:p>
          </table:table-cell>
          <table:table-cell table:style-name="ce17" table:formula="of:=ROUND(100*[.M119]/[.Q119];2)" office:value-type="float" office:value="86.23" calcext:value-type="float">
            <text:p>86.23</text:p>
          </table:table-cell>
          <table:table-cell office:value-type="float" office:value="561" calcext:value-type="float">
            <text:p>561</text:p>
          </table:table-cell>
          <table:table-cell table:style-name="ce17" table:formula="of:=ROUND(100*[.O119]/[.Q119];2)" office:value-type="float" office:value="13.77" calcext:value-type="float">
            <text:p>13.77</text:p>
          </table:table-cell>
          <table:table-cell table:style-name="ce12" table:formula="of:=[.M119]+[.O119]" office:value-type="float" office:value="4075" calcext:value-type="float">
            <text:p>4075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4.075" calcext:value-type="float">
            <text:p>4.0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3524" calcext:value-type="float">
            <text:p>3524</text:p>
          </table:table-cell>
          <table:table-cell table:style-name="ce17" table:formula="of:=ROUND(100*[.M120]/[.Q120];2)" office:value-type="float" office:value="85.6" calcext:value-type="float">
            <text:p>85.6</text:p>
          </table:table-cell>
          <table:table-cell office:value-type="float" office:value="593" calcext:value-type="float">
            <text:p>593</text:p>
          </table:table-cell>
          <table:table-cell table:style-name="ce17" table:formula="of:=ROUND(100*[.O120]/[.Q120];2)" office:value-type="float" office:value="14.4" calcext:value-type="float">
            <text:p>14.4</text:p>
          </table:table-cell>
          <table:table-cell table:style-name="ce12" table:formula="of:=[.M120]+[.O120]" office:value-type="float" office:value="4117" calcext:value-type="float">
            <text:p>4117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4.117" calcext:value-type="float">
            <text:p>4.1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3149" calcext:value-type="float">
            <text:p>3149</text:p>
          </table:table-cell>
          <table:table-cell table:style-name="ce17" table:formula="of:=ROUND(100*[.M121]/[.Q121];2)" office:value-type="float" office:value="84.4" calcext:value-type="float">
            <text:p>84.4</text:p>
          </table:table-cell>
          <table:table-cell office:value-type="float" office:value="582" calcext:value-type="float">
            <text:p>582</text:p>
          </table:table-cell>
          <table:table-cell table:style-name="ce17" table:formula="of:=ROUND(100*[.O121]/[.Q121];2)" office:value-type="float" office:value="15.6" calcext:value-type="float">
            <text:p>15.6</text:p>
          </table:table-cell>
          <table:table-cell table:style-name="ce12" table:formula="of:=[.M121]+[.O121]" office:value-type="float" office:value="3731" calcext:value-type="float">
            <text:p>3731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3.731" calcext:value-type="float">
            <text:p>3.73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3498" calcext:value-type="float">
            <text:p>3498</text:p>
          </table:table-cell>
          <table:table-cell table:style-name="ce18" table:formula="of:=ROUND(100*[.M122]/[.Q122];2)" office:value-type="float" office:value="86.26" calcext:value-type="float">
            <text:p>86.26</text:p>
          </table:table-cell>
          <table:table-cell office:value-type="float" office:value="557" calcext:value-type="float">
            <text:p>557</text:p>
          </table:table-cell>
          <table:table-cell table:style-name="ce18" table:formula="of:=ROUND(100*[.O122]/[.Q122];2)" office:value-type="float" office:value="13.74" calcext:value-type="float">
            <text:p>13.74</text:p>
          </table:table-cell>
          <table:table-cell table:style-name="ce13" table:formula="of:=[.M122]+[.O122]" office:value-type="float" office:value="4055" calcext:value-type="float">
            <text:p>4055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4.055" calcext:value-type="float">
            <text:p>4.055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4691" calcext:value-type="float">
            <text:p>4691</text:p>
          </table:table-cell>
          <table:table-cell table:style-name="ce16" table:formula="of:=ROUND(100*[.M126]/[.Q126];2)" office:value-type="float" office:value="84.69" calcext:value-type="float">
            <text:p>84.69</text:p>
          </table:table-cell>
          <table:table-cell office:value-type="float" office:value="848" calcext:value-type="float">
            <text:p>848</text:p>
          </table:table-cell>
          <table:table-cell table:style-name="ce16" table:formula="of:=ROUND(100*[.O126]/[.Q126];2)" office:value-type="float" office:value="15.31" calcext:value-type="float">
            <text:p>15.31</text:p>
          </table:table-cell>
          <table:table-cell table:style-name="ce16" table:formula="of:=[.M126]+[.O126]" office:value-type="float" office:value="5539" calcext:value-type="float">
            <text:p>5539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5.539" calcext:value-type="float">
            <text:p>5.5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4653" calcext:value-type="float">
            <text:p>4653</text:p>
          </table:table-cell>
          <table:table-cell table:style-name="ce17" table:formula="of:=ROUND(100*[.M127]/[.Q127];2)" office:value-type="float" office:value="84.71" calcext:value-type="float">
            <text:p>84.71</text:p>
          </table:table-cell>
          <table:table-cell office:value-type="float" office:value="840" calcext:value-type="float">
            <text:p>840</text:p>
          </table:table-cell>
          <table:table-cell table:style-name="ce17" table:formula="of:=ROUND(100*[.O127]/[.Q127];2)" office:value-type="float" office:value="15.29" calcext:value-type="float">
            <text:p>15.29</text:p>
          </table:table-cell>
          <table:table-cell table:style-name="ce17" table:formula="of:=[.M127]+[.O127]" office:value-type="float" office:value="5493" calcext:value-type="float">
            <text:p>5493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5.493" calcext:value-type="float">
            <text:p>5.4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4689" calcext:value-type="float">
            <text:p>4689</text:p>
          </table:table-cell>
          <table:table-cell table:style-name="ce17" table:formula="of:=ROUND(100*[.M128]/[.Q128];2)" office:value-type="float" office:value="84.61" calcext:value-type="float">
            <text:p>84.61</text:p>
          </table:table-cell>
          <table:table-cell office:value-type="float" office:value="853" calcext:value-type="float">
            <text:p>853</text:p>
          </table:table-cell>
          <table:table-cell table:style-name="ce17" table:formula="of:=ROUND(100*[.O128]/[.Q128];2)" office:value-type="float" office:value="15.39" calcext:value-type="float">
            <text:p>15.39</text:p>
          </table:table-cell>
          <table:table-cell table:style-name="ce17" table:formula="of:=[.M128]+[.O128]" office:value-type="float" office:value="5542" calcext:value-type="float">
            <text:p>5542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5.542" calcext:value-type="float">
            <text:p>5.5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5181" calcext:value-type="float">
            <text:p>5181</text:p>
          </table:table-cell>
          <table:table-cell table:style-name="ce17" table:formula="of:=ROUND(100*[.M129]/[.Q129];2)" office:value-type="float" office:value="85.81" calcext:value-type="float">
            <text:p>85.81</text:p>
          </table:table-cell>
          <table:table-cell office:value-type="float" office:value="857" calcext:value-type="float">
            <text:p>857</text:p>
          </table:table-cell>
          <table:table-cell table:style-name="ce17" table:formula="of:=ROUND(100*[.O129]/[.Q129];2)" office:value-type="float" office:value="14.19" calcext:value-type="float">
            <text:p>14.19</text:p>
          </table:table-cell>
          <table:table-cell table:style-name="ce17" table:formula="of:=[.M129]+[.O129]" office:value-type="float" office:value="6038" calcext:value-type="float">
            <text:p>6038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6.038" calcext:value-type="float">
            <text:p>6.0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4731" calcext:value-type="float">
            <text:p>4731</text:p>
          </table:table-cell>
          <table:table-cell table:style-name="ce17" table:formula="of:=ROUND(100*[.M130]/[.Q130];2)" office:value-type="float" office:value="84.94" calcext:value-type="float">
            <text:p>84.94</text:p>
          </table:table-cell>
          <table:table-cell office:value-type="float" office:value="839" calcext:value-type="float">
            <text:p>839</text:p>
          </table:table-cell>
          <table:table-cell table:style-name="ce17" table:formula="of:=ROUND(100*[.O130]/[.Q130];2)" office:value-type="float" office:value="15.06" calcext:value-type="float">
            <text:p>15.06</text:p>
          </table:table-cell>
          <table:table-cell table:style-name="ce17" table:formula="of:=[.M130]+[.O130]" office:value-type="float" office:value="5570" calcext:value-type="float">
            <text:p>5570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5.57" calcext:value-type="float">
            <text:p>5.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4730" calcext:value-type="float">
            <text:p>4730</text:p>
          </table:table-cell>
          <table:table-cell table:style-name="ce17" table:formula="of:=ROUND(100*[.M131]/[.Q131];2)" office:value-type="float" office:value="84.77" calcext:value-type="float">
            <text:p>84.77</text:p>
          </table:table-cell>
          <table:table-cell office:value-type="float" office:value="850" calcext:value-type="float">
            <text:p>850</text:p>
          </table:table-cell>
          <table:table-cell table:style-name="ce17" table:formula="of:=ROUND(100*[.O131]/[.Q131];2)" office:value-type="float" office:value="15.23" calcext:value-type="float">
            <text:p>15.23</text:p>
          </table:table-cell>
          <table:table-cell table:style-name="ce17" table:formula="of:=[.M131]+[.O131]" office:value-type="float" office:value="5580" calcext:value-type="float">
            <text:p>5580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5.58" calcext:value-type="float">
            <text:p>5.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4676" calcext:value-type="float">
            <text:p>4676</text:p>
          </table:table-cell>
          <table:table-cell table:style-name="ce17" table:formula="of:=ROUND(100*[.M132]/[.Q132];2)" office:value-type="float" office:value="84.8" calcext:value-type="float">
            <text:p>84.8</text:p>
          </table:table-cell>
          <table:table-cell office:value-type="float" office:value="838" calcext:value-type="float">
            <text:p>838</text:p>
          </table:table-cell>
          <table:table-cell table:style-name="ce17" table:formula="of:=ROUND(100*[.O132]/[.Q132];2)" office:value-type="float" office:value="15.2" calcext:value-type="float">
            <text:p>15.2</text:p>
          </table:table-cell>
          <table:table-cell table:style-name="ce17" table:formula="of:=[.M132]+[.O132]" office:value-type="float" office:value="5514" calcext:value-type="float">
            <text:p>5514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5.514" calcext:value-type="float">
            <text:p>5.51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4714" calcext:value-type="float">
            <text:p>4714</text:p>
          </table:table-cell>
          <table:table-cell table:style-name="ce17" table:formula="of:=ROUND(100*[.M133]/[.Q133];2)" office:value-type="float" office:value="84.78" calcext:value-type="float">
            <text:p>84.78</text:p>
          </table:table-cell>
          <table:table-cell office:value-type="float" office:value="846" calcext:value-type="float">
            <text:p>846</text:p>
          </table:table-cell>
          <table:table-cell table:style-name="ce17" table:formula="of:=ROUND(100*[.O133]/[.Q133];2)" office:value-type="float" office:value="15.22" calcext:value-type="float">
            <text:p>15.22</text:p>
          </table:table-cell>
          <table:table-cell table:style-name="ce17" table:formula="of:=[.M133]+[.O133]" office:value-type="float" office:value="5560" calcext:value-type="float">
            <text:p>5560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5.56" calcext:value-type="float">
            <text:p>5.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4742" calcext:value-type="float">
            <text:p>4742</text:p>
          </table:table-cell>
          <table:table-cell table:style-name="ce17" table:formula="of:=ROUND(100*[.M134]/[.Q134];2)" office:value-type="float" office:value="84.71" calcext:value-type="float">
            <text:p>84.71</text:p>
          </table:table-cell>
          <table:table-cell office:value-type="float" office:value="856" calcext:value-type="float">
            <text:p>856</text:p>
          </table:table-cell>
          <table:table-cell table:style-name="ce17" table:formula="of:=ROUND(100*[.O134]/[.Q134];2)" office:value-type="float" office:value="15.29" calcext:value-type="float">
            <text:p>15.29</text:p>
          </table:table-cell>
          <table:table-cell table:style-name="ce17" table:formula="of:=[.M134]+[.O134]" office:value-type="float" office:value="5598" calcext:value-type="float">
            <text:p>5598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5.598" calcext:value-type="float">
            <text:p>5.5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4714" calcext:value-type="float">
            <text:p>4714</text:p>
          </table:table-cell>
          <table:table-cell table:style-name="ce18" table:formula="of:=ROUND(100*[.M135]/[.Q135];2)" office:value-type="float" office:value="84.72" calcext:value-type="float">
            <text:p>84.72</text:p>
          </table:table-cell>
          <table:table-cell office:value-type="float" office:value="850" calcext:value-type="float">
            <text:p>850</text:p>
          </table:table-cell>
          <table:table-cell table:style-name="ce18" table:formula="of:=ROUND(100*[.O135]/[.Q135];2)" office:value-type="float" office:value="15.28" calcext:value-type="float">
            <text:p>15.28</text:p>
          </table:table-cell>
          <table:table-cell table:style-name="ce18" table:formula="of:=[.M135]+[.O135]" office:value-type="float" office:value="5564" calcext:value-type="float">
            <text:p>5564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5.564" calcext:value-type="float">
            <text:p>5.564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7673" calcext:value-type="float">
            <text:p>17673</text:p>
          </table:table-cell>
          <table:table-cell table:style-name="ce16" table:formula="of:=ROUND(100*[.M139]/[.Q139];2)" office:value-type="float" office:value="84.31" calcext:value-type="float">
            <text:p>84.31</text:p>
          </table:table-cell>
          <table:table-cell office:value-type="float" office:value="3289" calcext:value-type="float">
            <text:p>3289</text:p>
          </table:table-cell>
          <table:table-cell table:style-name="ce16" table:formula="of:=ROUND(100*[.O139]/[.Q139];2)" office:value-type="float" office:value="15.69" calcext:value-type="float">
            <text:p>15.69</text:p>
          </table:table-cell>
          <table:table-cell table:style-name="ce16" table:formula="of:=[.M139]+[.O139]" office:value-type="float" office:value="20962" calcext:value-type="float">
            <text:p>20962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20.962" calcext:value-type="float">
            <text:p>20.9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17435" calcext:value-type="float">
            <text:p>17435</text:p>
          </table:table-cell>
          <table:table-cell table:style-name="ce17" table:formula="of:=ROUND(100*[.M140]/[.Q140];2)" office:value-type="float" office:value="84.09" calcext:value-type="float">
            <text:p>84.09</text:p>
          </table:table-cell>
          <table:table-cell office:value-type="float" office:value="3299" calcext:value-type="float">
            <text:p>3299</text:p>
          </table:table-cell>
          <table:table-cell table:style-name="ce17" table:formula="of:=ROUND(100*[.O140]/[.Q140];2)" office:value-type="float" office:value="15.91" calcext:value-type="float">
            <text:p>15.91</text:p>
          </table:table-cell>
          <table:table-cell table:style-name="ce17" table:formula="of:=[.M140]+[.O140]" office:value-type="float" office:value="20734" calcext:value-type="float">
            <text:p>20734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20.734" calcext:value-type="float">
            <text:p>20.7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7566" calcext:value-type="float">
            <text:p>17566</text:p>
          </table:table-cell>
          <table:table-cell table:style-name="ce17" table:formula="of:=ROUND(100*[.M141]/[.Q141];2)" office:value-type="float" office:value="84.26" calcext:value-type="float">
            <text:p>84.26</text:p>
          </table:table-cell>
          <table:table-cell office:value-type="float" office:value="3281" calcext:value-type="float">
            <text:p>3281</text:p>
          </table:table-cell>
          <table:table-cell table:style-name="ce17" table:formula="of:=ROUND(100*[.O141]/[.Q141];2)" office:value-type="float" office:value="15.74" calcext:value-type="float">
            <text:p>15.74</text:p>
          </table:table-cell>
          <table:table-cell table:style-name="ce17" table:formula="of:=[.M141]+[.O141]" office:value-type="float" office:value="20847" calcext:value-type="float">
            <text:p>20847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20.847" calcext:value-type="float">
            <text:p>20.84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9351" calcext:value-type="float">
            <text:p>19351</text:p>
          </table:table-cell>
          <table:table-cell table:style-name="ce17" table:formula="of:=ROUND(100*[.M142]/[.Q142];2)" office:value-type="float" office:value="85.57" calcext:value-type="float">
            <text:p>85.57</text:p>
          </table:table-cell>
          <table:table-cell office:value-type="float" office:value="3262" calcext:value-type="float">
            <text:p>3262</text:p>
          </table:table-cell>
          <table:table-cell table:style-name="ce17" table:formula="of:=ROUND(100*[.O142]/[.Q142];2)" office:value-type="float" office:value="14.43" calcext:value-type="float">
            <text:p>14.43</text:p>
          </table:table-cell>
          <table:table-cell table:style-name="ce17" table:formula="of:=[.M142]+[.O142]" office:value-type="float" office:value="22613" calcext:value-type="float">
            <text:p>22613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22.613" calcext:value-type="float">
            <text:p>22.6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7517" calcext:value-type="float">
            <text:p>17517</text:p>
          </table:table-cell>
          <table:table-cell table:style-name="ce17" table:formula="of:=ROUND(100*[.M143]/[.Q143];2)" office:value-type="float" office:value="84.18" calcext:value-type="float">
            <text:p>84.18</text:p>
          </table:table-cell>
          <table:table-cell office:value-type="float" office:value="3291" calcext:value-type="float">
            <text:p>3291</text:p>
          </table:table-cell>
          <table:table-cell table:style-name="ce17" table:formula="of:=ROUND(100*[.O143]/[.Q143];2)" office:value-type="float" office:value="15.82" calcext:value-type="float">
            <text:p>15.82</text:p>
          </table:table-cell>
          <table:table-cell table:style-name="ce17" table:formula="of:=[.M143]+[.O143]" office:value-type="float" office:value="20808" calcext:value-type="float">
            <text:p>20808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20.808" calcext:value-type="float">
            <text:p>20.80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7299" calcext:value-type="float">
            <text:p>17299</text:p>
          </table:table-cell>
          <table:table-cell table:style-name="ce17" table:formula="of:=ROUND(100*[.M144]/[.Q144];2)" office:value-type="float" office:value="84.18" calcext:value-type="float">
            <text:p>84.18</text:p>
          </table:table-cell>
          <table:table-cell office:value-type="float" office:value="3251" calcext:value-type="float">
            <text:p>3251</text:p>
          </table:table-cell>
          <table:table-cell table:style-name="ce17" table:formula="of:=ROUND(100*[.O144]/[.Q144];2)" office:value-type="float" office:value="15.82" calcext:value-type="float">
            <text:p>15.82</text:p>
          </table:table-cell>
          <table:table-cell table:style-name="ce17" table:formula="of:=[.M144]+[.O144]" office:value-type="float" office:value="20550" calcext:value-type="float">
            <text:p>20550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20.55" calcext:value-type="float">
            <text:p>20.5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7387" calcext:value-type="float">
            <text:p>17387</text:p>
          </table:table-cell>
          <table:table-cell table:style-name="ce17" table:formula="of:=ROUND(100*[.M145]/[.Q145];2)" office:value-type="float" office:value="84.1" calcext:value-type="float">
            <text:p>84.1</text:p>
          </table:table-cell>
          <table:table-cell office:value-type="float" office:value="3288" calcext:value-type="float">
            <text:p>3288</text:p>
          </table:table-cell>
          <table:table-cell table:style-name="ce17" table:formula="of:=ROUND(100*[.O145]/[.Q145];2)" office:value-type="float" office:value="15.9" calcext:value-type="float">
            <text:p>15.9</text:p>
          </table:table-cell>
          <table:table-cell table:style-name="ce17" table:formula="of:=[.M145]+[.O145]" office:value-type="float" office:value="20675" calcext:value-type="float">
            <text:p>20675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20.675" calcext:value-type="float">
            <text:p>20.6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7499" calcext:value-type="float">
            <text:p>17499</text:p>
          </table:table-cell>
          <table:table-cell table:style-name="ce17" table:formula="of:=ROUND(100*[.M146]/[.Q146];2)" office:value-type="float" office:value="84.14" calcext:value-type="float">
            <text:p>84.14</text:p>
          </table:table-cell>
          <table:table-cell office:value-type="float" office:value="3298" calcext:value-type="float">
            <text:p>3298</text:p>
          </table:table-cell>
          <table:table-cell table:style-name="ce17" table:formula="of:=ROUND(100*[.O146]/[.Q146];2)" office:value-type="float" office:value="15.86" calcext:value-type="float">
            <text:p>15.86</text:p>
          </table:table-cell>
          <table:table-cell table:style-name="ce17" table:formula="of:=[.M146]+[.O146]" office:value-type="float" office:value="20797" calcext:value-type="float">
            <text:p>20797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20.797" calcext:value-type="float">
            <text:p>20.7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7387" calcext:value-type="float">
            <text:p>17387</text:p>
          </table:table-cell>
          <table:table-cell table:style-name="ce17" table:formula="of:=ROUND(100*[.M147]/[.Q147];2)" office:value-type="float" office:value="84.04" calcext:value-type="float">
            <text:p>84.04</text:p>
          </table:table-cell>
          <table:table-cell office:value-type="float" office:value="3301" calcext:value-type="float">
            <text:p>3301</text:p>
          </table:table-cell>
          <table:table-cell table:style-name="ce17" table:formula="of:=ROUND(100*[.O147]/[.Q147];2)" office:value-type="float" office:value="15.96" calcext:value-type="float">
            <text:p>15.96</text:p>
          </table:table-cell>
          <table:table-cell table:style-name="ce17" table:formula="of:=[.M147]+[.O147]" office:value-type="float" office:value="20688" calcext:value-type="float">
            <text:p>20688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20.688" calcext:value-type="float">
            <text:p>20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7426" calcext:value-type="float">
            <text:p>17426</text:p>
          </table:table-cell>
          <table:table-cell table:style-name="ce18" table:formula="of:=ROUND(100*[.M148]/[.Q148];2)" office:value-type="float" office:value="84.2" calcext:value-type="float">
            <text:p>84.2</text:p>
          </table:table-cell>
          <table:table-cell office:value-type="float" office:value="3270" calcext:value-type="float">
            <text:p>3270</text:p>
          </table:table-cell>
          <table:table-cell table:style-name="ce18" table:formula="of:=ROUND(100*[.O148]/[.Q148];2)" office:value-type="float" office:value="15.8" calcext:value-type="float">
            <text:p>15.8</text:p>
          </table:table-cell>
          <table:table-cell table:style-name="ce18" table:formula="of:=[.M148]+[.O148]" office:value-type="float" office:value="20696" calcext:value-type="float">
            <text:p>20696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20.696" calcext:value-type="float">
            <text:p>20.696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52]/[.Q152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52]/[.Q152];2)" office:value-type="string" office:string-value="#DIV/0!" calcext:value-type="error">
            <text:p>#DIV/0!</text:p>
          </table:table-cell>
          <table:table-cell table:style-name="ce16" table:formula="of:=[.M152]+[.O152]" office:value-type="float" office:value="0" calcext:value-type="float">
            <text:p>0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0" calcext:value-type="float">
            <text:p>0</text:p>
          </table:table-cell>
          <table:table-cell table:formula="of:=MOD([.Q15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53]/[.Q153];2)" office:value-type="string" office:string-value="#DIV/0!" calcext:value-type="error">
            <text:p>#DIV/0!</text:p>
          </table:table-cell>
          <table:table-cell/>
          <table:table-cell table:style-name="ce17" table:formula="of:=ROUND(100*[.O153]/[.Q153];2)" office:value-type="string" office:string-value="#DIV/0!" calcext:value-type="error">
            <text:p>#DIV/0!</text:p>
          </table:table-cell>
          <table:table-cell table:style-name="ce17" table:formula="of:=[.M153]+[.O153]" office:value-type="float" office:value="0" calcext:value-type="float">
            <text:p>0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0" calcext:value-type="float">
            <text:p>0</text:p>
          </table:table-cell>
          <table:table-cell table:formula="of:=MOD([.Q15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54]/[.Q154];2)" office:value-type="string" office:string-value="#DIV/0!" calcext:value-type="error">
            <text:p>#DIV/0!</text:p>
          </table:table-cell>
          <table:table-cell/>
          <table:table-cell table:style-name="ce17" table:formula="of:=ROUND(100*[.O154]/[.Q154];2)" office:value-type="string" office:string-value="#DIV/0!" calcext:value-type="error">
            <text:p>#DIV/0!</text:p>
          </table:table-cell>
          <table:table-cell table:style-name="ce17" table:formula="of:=[.M154]+[.O154]" office:value-type="float" office:value="0" calcext:value-type="float">
            <text:p>0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0" calcext:value-type="float">
            <text:p>0</text:p>
          </table:table-cell>
          <table:table-cell table:formula="of:=MOD([.Q15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55]/[.Q155];2)" office:value-type="string" office:string-value="#DIV/0!" calcext:value-type="error">
            <text:p>#DIV/0!</text:p>
          </table:table-cell>
          <table:table-cell/>
          <table:table-cell table:style-name="ce17" table:formula="of:=ROUND(100*[.O155]/[.Q155];2)" office:value-type="string" office:string-value="#DIV/0!" calcext:value-type="error">
            <text:p>#DIV/0!</text:p>
          </table:table-cell>
          <table:table-cell table:style-name="ce17" table:formula="of:=[.M155]+[.O155]" office:value-type="float" office:value="0" calcext:value-type="float">
            <text:p>0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0" calcext:value-type="float">
            <text:p>0</text:p>
          </table:table-cell>
          <table:table-cell table:formula="of:=MOD([.Q15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56]/[.Q156];2)" office:value-type="string" office:string-value="#DIV/0!" calcext:value-type="error">
            <text:p>#DIV/0!</text:p>
          </table:table-cell>
          <table:table-cell/>
          <table:table-cell table:style-name="ce17" table:formula="of:=ROUND(100*[.O156]/[.Q156];2)" office:value-type="string" office:string-value="#DIV/0!" calcext:value-type="error">
            <text:p>#DIV/0!</text:p>
          </table:table-cell>
          <table:table-cell table:style-name="ce17" table:formula="of:=[.M156]+[.O156]" office:value-type="float" office:value="0" calcext:value-type="float">
            <text:p>0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0" calcext:value-type="float">
            <text:p>0</text:p>
          </table:table-cell>
          <table:table-cell table:formula="of:=MOD([.Q15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57]/[.Q157];2)" office:value-type="string" office:string-value="#DIV/0!" calcext:value-type="error">
            <text:p>#DIV/0!</text:p>
          </table:table-cell>
          <table:table-cell/>
          <table:table-cell table:style-name="ce17" table:formula="of:=ROUND(100*[.O157]/[.Q157];2)" office:value-type="string" office:string-value="#DIV/0!" calcext:value-type="error">
            <text:p>#DIV/0!</text:p>
          </table:table-cell>
          <table:table-cell table:style-name="ce17" table:formula="of:=[.M157]+[.O157]" office:value-type="float" office:value="0" calcext:value-type="float">
            <text:p>0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0" calcext:value-type="float">
            <text:p>0</text:p>
          </table:table-cell>
          <table:table-cell table:formula="of:=MOD([.Q15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58]/[.Q158];2)" office:value-type="string" office:string-value="#DIV/0!" calcext:value-type="error">
            <text:p>#DIV/0!</text:p>
          </table:table-cell>
          <table:table-cell/>
          <table:table-cell table:style-name="ce17" table:formula="of:=ROUND(100*[.O158]/[.Q158];2)" office:value-type="string" office:string-value="#DIV/0!" calcext:value-type="error">
            <text:p>#DIV/0!</text:p>
          </table:table-cell>
          <table:table-cell table:style-name="ce17" table:formula="of:=[.M158]+[.O158]" office:value-type="float" office:value="0" calcext:value-type="float">
            <text:p>0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0" calcext:value-type="float">
            <text:p>0</text:p>
          </table:table-cell>
          <table:table-cell table:formula="of:=MOD([.Q15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59]/[.Q159];2)" office:value-type="string" office:string-value="#DIV/0!" calcext:value-type="error">
            <text:p>#DIV/0!</text:p>
          </table:table-cell>
          <table:table-cell/>
          <table:table-cell table:style-name="ce17" table:formula="of:=ROUND(100*[.O159]/[.Q159];2)" office:value-type="string" office:string-value="#DIV/0!" calcext:value-type="error">
            <text:p>#DIV/0!</text:p>
          </table:table-cell>
          <table:table-cell table:style-name="ce17" table:formula="of:=[.M159]+[.O159]" office:value-type="float" office:value="0" calcext:value-type="float">
            <text:p>0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0" calcext:value-type="float">
            <text:p>0</text:p>
          </table:table-cell>
          <table:table-cell table:formula="of:=MOD([.Q15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60]/[.Q160];2)" office:value-type="string" office:string-value="#DIV/0!" calcext:value-type="error">
            <text:p>#DIV/0!</text:p>
          </table:table-cell>
          <table:table-cell/>
          <table:table-cell table:style-name="ce17" table:formula="of:=ROUND(100*[.O160]/[.Q160];2)" office:value-type="string" office:string-value="#DIV/0!" calcext:value-type="error">
            <text:p>#DIV/0!</text:p>
          </table:table-cell>
          <table:table-cell table:style-name="ce17" table:formula="of:=[.M160]+[.O160]" office:value-type="float" office:value="0" calcext:value-type="float">
            <text:p>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0" calcext:value-type="float">
            <text:p>0</text:p>
          </table:table-cell>
          <table:table-cell table:formula="of:=MOD([.Q16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61]/[.Q161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61]/[.Q161];2)" office:value-type="string" office:string-value="#DIV/0!" calcext:value-type="error">
            <text:p>#DIV/0!</text:p>
          </table:table-cell>
          <table:table-cell table:style-name="ce18" table:formula="of:=[.M161]+[.O161]" office:value-type="float" office:value="0" calcext:value-type="float">
            <text:p>0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0" calcext:value-type="float">
            <text:p>0</text:p>
          </table:table-cell>
          <table:table-cell table:formula="of:=MOD([.Q1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65]/[.Q165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65]/[.Q165];2)" office:value-type="string" office:string-value="#DIV/0!" calcext:value-type="error">
            <text:p>#DIV/0!</text:p>
          </table:table-cell>
          <table:table-cell table:style-name="ce16" table:formula="of:=[.M165]+[.O165]" office:value-type="float" office:value="0" calcext:value-type="float">
            <text:p>0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0" calcext:value-type="float">
            <text:p>0</text:p>
          </table:table-cell>
          <table:table-cell table:formula="of:=MOD([.Q1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66]/[.Q166];2)" office:value-type="string" office:string-value="#DIV/0!" calcext:value-type="error">
            <text:p>#DIV/0!</text:p>
          </table:table-cell>
          <table:table-cell/>
          <table:table-cell table:style-name="ce17" table:formula="of:=ROUND(100*[.O166]/[.Q166];2)" office:value-type="string" office:string-value="#DIV/0!" calcext:value-type="error">
            <text:p>#DIV/0!</text:p>
          </table:table-cell>
          <table:table-cell table:style-name="ce17" table:formula="of:=[.M166]+[.O166]" office:value-type="float" office:value="0" calcext:value-type="float">
            <text:p>0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0" calcext:value-type="float">
            <text:p>0</text:p>
          </table:table-cell>
          <table:table-cell table:formula="of:=MOD([.Q1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67]/[.Q167];2)" office:value-type="string" office:string-value="#DIV/0!" calcext:value-type="error">
            <text:p>#DIV/0!</text:p>
          </table:table-cell>
          <table:table-cell/>
          <table:table-cell table:style-name="ce17" table:formula="of:=ROUND(100*[.O167]/[.Q167];2)" office:value-type="string" office:string-value="#DIV/0!" calcext:value-type="error">
            <text:p>#DIV/0!</text:p>
          </table:table-cell>
          <table:table-cell table:style-name="ce17" table:formula="of:=[.M167]+[.O167]" office:value-type="float" office:value="0" calcext:value-type="float">
            <text:p>0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0" calcext:value-type="float">
            <text:p>0</text:p>
          </table:table-cell>
          <table:table-cell table:formula="of:=MOD([.Q1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68]/[.Q168];2)" office:value-type="string" office:string-value="#DIV/0!" calcext:value-type="error">
            <text:p>#DIV/0!</text:p>
          </table:table-cell>
          <table:table-cell/>
          <table:table-cell table:style-name="ce17" table:formula="of:=ROUND(100*[.O168]/[.Q168];2)" office:value-type="string" office:string-value="#DIV/0!" calcext:value-type="error">
            <text:p>#DIV/0!</text:p>
          </table:table-cell>
          <table:table-cell table:style-name="ce17" table:formula="of:=[.M168]+[.O168]" office:value-type="float" office:value="0" calcext:value-type="float">
            <text:p>0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0" calcext:value-type="float">
            <text:p>0</text:p>
          </table:table-cell>
          <table:table-cell table:formula="of:=MOD([.Q1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69]/[.Q169];2)" office:value-type="string" office:string-value="#DIV/0!" calcext:value-type="error">
            <text:p>#DIV/0!</text:p>
          </table:table-cell>
          <table:table-cell/>
          <table:table-cell table:style-name="ce17" table:formula="of:=ROUND(100*[.O169]/[.Q169];2)" office:value-type="string" office:string-value="#DIV/0!" calcext:value-type="error">
            <text:p>#DIV/0!</text:p>
          </table:table-cell>
          <table:table-cell table:style-name="ce17" table:formula="of:=[.M169]+[.O169]" office:value-type="float" office:value="0" calcext:value-type="float">
            <text:p>0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0" calcext:value-type="float">
            <text:p>0</text:p>
          </table:table-cell>
          <table:table-cell table:formula="of:=MOD([.Q1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70]/[.Q170];2)" office:value-type="string" office:string-value="#DIV/0!" calcext:value-type="error">
            <text:p>#DIV/0!</text:p>
          </table:table-cell>
          <table:table-cell/>
          <table:table-cell table:style-name="ce17" table:formula="of:=ROUND(100*[.O170]/[.Q170];2)" office:value-type="string" office:string-value="#DIV/0!" calcext:value-type="error">
            <text:p>#DIV/0!</text:p>
          </table:table-cell>
          <table:table-cell table:style-name="ce17" table:formula="of:=[.M170]+[.O170]" office:value-type="float" office:value="0" calcext:value-type="float">
            <text:p>0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0" calcext:value-type="float">
            <text:p>0</text:p>
          </table:table-cell>
          <table:table-cell table:formula="of:=MOD([.Q1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71]/[.Q171];2)" office:value-type="string" office:string-value="#DIV/0!" calcext:value-type="error">
            <text:p>#DIV/0!</text:p>
          </table:table-cell>
          <table:table-cell/>
          <table:table-cell table:style-name="ce17" table:formula="of:=ROUND(100*[.O171]/[.Q171];2)" office:value-type="string" office:string-value="#DIV/0!" calcext:value-type="error">
            <text:p>#DIV/0!</text:p>
          </table:table-cell>
          <table:table-cell table:style-name="ce17" table:formula="of:=[.M171]+[.O171]" office:value-type="float" office:value="0" calcext:value-type="float">
            <text:p>0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0" calcext:value-type="float">
            <text:p>0</text:p>
          </table:table-cell>
          <table:table-cell table:formula="of:=MOD([.Q17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72]/[.Q172];2)" office:value-type="string" office:string-value="#DIV/0!" calcext:value-type="error">
            <text:p>#DIV/0!</text:p>
          </table:table-cell>
          <table:table-cell/>
          <table:table-cell table:style-name="ce17" table:formula="of:=ROUND(100*[.O172]/[.Q172];2)" office:value-type="string" office:string-value="#DIV/0!" calcext:value-type="error">
            <text:p>#DIV/0!</text:p>
          </table:table-cell>
          <table:table-cell table:style-name="ce17" table:formula="of:=[.M172]+[.O172]" office:value-type="float" office:value="0" calcext:value-type="float">
            <text:p>0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0" calcext:value-type="float">
            <text:p>0</text:p>
          </table:table-cell>
          <table:table-cell table:formula="of:=MOD([.Q17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73]/[.Q173];2)" office:value-type="string" office:string-value="#DIV/0!" calcext:value-type="error">
            <text:p>#DIV/0!</text:p>
          </table:table-cell>
          <table:table-cell/>
          <table:table-cell table:style-name="ce17" table:formula="of:=ROUND(100*[.O173]/[.Q173];2)" office:value-type="string" office:string-value="#DIV/0!" calcext:value-type="error">
            <text:p>#DIV/0!</text:p>
          </table:table-cell>
          <table:table-cell table:style-name="ce17" table:formula="of:=[.M173]+[.O173]" office:value-type="float" office:value="0" calcext:value-type="float">
            <text:p>0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0" calcext:value-type="float">
            <text:p>0</text:p>
          </table:table-cell>
          <table:table-cell table:formula="of:=MOD([.Q17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74]/[.Q174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74]/[.Q174];2)" office:value-type="string" office:string-value="#DIV/0!" calcext:value-type="error">
            <text:p>#DIV/0!</text:p>
          </table:table-cell>
          <table:table-cell table:style-name="ce18" table:formula="of:=[.M174]+[.O174]" office:value-type="float" office:value="0" calcext:value-type="float">
            <text:p>0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0" calcext:value-type="float">
            <text:p>0</text:p>
          </table:table-cell>
          <table:table-cell table:formula="of:=MOD([.Q1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78]/[.Q178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78]/[.Q178];2)" office:value-type="string" office:string-value="#DIV/0!" calcext:value-type="error">
            <text:p>#DIV/0!</text:p>
          </table:table-cell>
          <table:table-cell table:style-name="ce16" table:formula="of:=[.M178]+[.O178]" office:value-type="float" office:value="0" calcext:value-type="float">
            <text:p>0</text:p>
          </table:table-cell>
          <table:table-cell table:formula="of:=QUOTIENT([.Q178]/1000;3600)" office:value-type="float" office:value="0" calcext:value-type="float">
            <text:p>0</text:p>
          </table:table-cell>
          <table:table-cell table:formula="of:=ROUND(MOD([.Q178]/1000;3600)/60;0)" office:value-type="float" office:value="0" calcext:value-type="float">
            <text:p>0</text:p>
          </table:table-cell>
          <table:table-cell table:formula="of:=MOD([.Q17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79]/[.Q179];2)" office:value-type="string" office:string-value="#DIV/0!" calcext:value-type="error">
            <text:p>#DIV/0!</text:p>
          </table:table-cell>
          <table:table-cell/>
          <table:table-cell table:style-name="ce17" table:formula="of:=ROUND(100*[.O179]/[.Q179];2)" office:value-type="string" office:string-value="#DIV/0!" calcext:value-type="error">
            <text:p>#DIV/0!</text:p>
          </table:table-cell>
          <table:table-cell table:style-name="ce17" table:formula="of:=[.M179]+[.O179]" office:value-type="float" office:value="0" calcext:value-type="float">
            <text:p>0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0" calcext:value-type="float">
            <text:p>0</text:p>
          </table:table-cell>
          <table:table-cell table:formula="of:=MOD([.Q1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80]/[.Q180];2)" office:value-type="string" office:string-value="#DIV/0!" calcext:value-type="error">
            <text:p>#DIV/0!</text:p>
          </table:table-cell>
          <table:table-cell/>
          <table:table-cell table:style-name="ce17" table:formula="of:=ROUND(100*[.O180]/[.Q180];2)" office:value-type="string" office:string-value="#DIV/0!" calcext:value-type="error">
            <text:p>#DIV/0!</text:p>
          </table:table-cell>
          <table:table-cell table:style-name="ce17" table:formula="of:=[.M180]+[.O180]" office:value-type="float" office:value="0" calcext:value-type="float">
            <text:p>0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0" calcext:value-type="float">
            <text:p>0</text:p>
          </table:table-cell>
          <table:table-cell table:formula="of:=MOD([.Q1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81]/[.Q181];2)" office:value-type="string" office:string-value="#DIV/0!" calcext:value-type="error">
            <text:p>#DIV/0!</text:p>
          </table:table-cell>
          <table:table-cell/>
          <table:table-cell table:style-name="ce17" table:formula="of:=ROUND(100*[.O181]/[.Q181];2)" office:value-type="string" office:string-value="#DIV/0!" calcext:value-type="error">
            <text:p>#DIV/0!</text:p>
          </table:table-cell>
          <table:table-cell table:style-name="ce17" table:formula="of:=[.M181]+[.O181]" office:value-type="float" office:value="0" calcext:value-type="float">
            <text:p>0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0" calcext:value-type="float">
            <text:p>0</text:p>
          </table:table-cell>
          <table:table-cell table:formula="of:=MOD([.Q1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82]/[.Q182];2)" office:value-type="string" office:string-value="#DIV/0!" calcext:value-type="error">
            <text:p>#DIV/0!</text:p>
          </table:table-cell>
          <table:table-cell/>
          <table:table-cell table:style-name="ce17" table:formula="of:=ROUND(100*[.O182]/[.Q182];2)" office:value-type="string" office:string-value="#DIV/0!" calcext:value-type="error">
            <text:p>#DIV/0!</text:p>
          </table:table-cell>
          <table:table-cell table:style-name="ce17" table:formula="of:=[.M182]+[.O182]" office:value-type="float" office:value="0" calcext:value-type="float">
            <text:p>0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0" calcext:value-type="float">
            <text:p>0</text:p>
          </table:table-cell>
          <table:table-cell table:formula="of:=MOD([.Q1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83]/[.Q183];2)" office:value-type="string" office:string-value="#DIV/0!" calcext:value-type="error">
            <text:p>#DIV/0!</text:p>
          </table:table-cell>
          <table:table-cell/>
          <table:table-cell table:style-name="ce17" table:formula="of:=ROUND(100*[.O183]/[.Q183];2)" office:value-type="string" office:string-value="#DIV/0!" calcext:value-type="error">
            <text:p>#DIV/0!</text:p>
          </table:table-cell>
          <table:table-cell table:style-name="ce17" table:formula="of:=[.M183]+[.O183]" office:value-type="float" office:value="0" calcext:value-type="float">
            <text:p>0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0" calcext:value-type="float">
            <text:p>0</text:p>
          </table:table-cell>
          <table:table-cell table:formula="of:=MOD([.Q1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84]/[.Q184];2)" office:value-type="string" office:string-value="#DIV/0!" calcext:value-type="error">
            <text:p>#DIV/0!</text:p>
          </table:table-cell>
          <table:table-cell/>
          <table:table-cell table:style-name="ce17" table:formula="of:=ROUND(100*[.O184]/[.Q184];2)" office:value-type="string" office:string-value="#DIV/0!" calcext:value-type="error">
            <text:p>#DIV/0!</text:p>
          </table:table-cell>
          <table:table-cell table:style-name="ce17" table:formula="of:=[.M184]+[.O184]" office:value-type="float" office:value="0" calcext:value-type="float">
            <text:p>0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0" calcext:value-type="float">
            <text:p>0</text:p>
          </table:table-cell>
          <table:table-cell table:formula="of:=MOD([.Q18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85]/[.Q185];2)" office:value-type="string" office:string-value="#DIV/0!" calcext:value-type="error">
            <text:p>#DIV/0!</text:p>
          </table:table-cell>
          <table:table-cell/>
          <table:table-cell table:style-name="ce17" table:formula="of:=ROUND(100*[.O185]/[.Q185];2)" office:value-type="string" office:string-value="#DIV/0!" calcext:value-type="error">
            <text:p>#DIV/0!</text:p>
          </table:table-cell>
          <table:table-cell table:style-name="ce17" table:formula="of:=[.M185]+[.O185]" office:value-type="float" office:value="0" calcext:value-type="float">
            <text:p>0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0" calcext:value-type="float">
            <text:p>0</text:p>
          </table:table-cell>
          <table:table-cell table:formula="of:=MOD([.Q18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86]/[.Q186];2)" office:value-type="string" office:string-value="#DIV/0!" calcext:value-type="error">
            <text:p>#DIV/0!</text:p>
          </table:table-cell>
          <table:table-cell/>
          <table:table-cell table:style-name="ce17" table:formula="of:=ROUND(100*[.O186]/[.Q186];2)" office:value-type="string" office:string-value="#DIV/0!" calcext:value-type="error">
            <text:p>#DIV/0!</text:p>
          </table:table-cell>
          <table:table-cell table:style-name="ce17" table:formula="of:=[.M186]+[.O186]" office:value-type="float" office:value="0" calcext:value-type="float">
            <text:p>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0" calcext:value-type="float">
            <text:p>0</text:p>
          </table:table-cell>
          <table:table-cell table:formula="of:=MOD([.Q18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09:57</meta:creation-date>
    <dc:date>2014-01-10T07:29:28.431893389</dc:date>
    <meta:editing-duration>P1DT2H34M25S</meta:editing-duration>
    <meta:editing-cycles>67</meta:editing-cycles>
    <meta:generator>LibreOffice/4.1.3.2$Linux_x86 LibreOffice_project/410m0$Build-2</meta:generator>
    <meta:document-statistic meta:table-count="5" meta:cell-count="57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22cm" svg:y="0.316cm" chart:style-name="ch2">
          <text:p>Temps moyen de transformation en fonction du nombre d'éléments sources</text:p>
        </chart:title>
        <chart:legend chart:legend-position="bottom" svg:x="2.289cm" svg:y="7.709cm" style:legend-expansion="wide" chart:style-name="ch3"/>
        <chart:plot-area chart:style-name="ch4" table:cell-range-address="'optimv2 - Exemple #1 (motu-one)'.D3:'optimv2 - Exemple #1 (motu-one)'.D14 'optimv2 - Exemple #1 (motu-one)'.Q1:'optimv2 - Exemple #1 (motu-one)'.Q14 'optimv2 - Exemple #1 (motu-one)'.M1:'optimv2 - Exemple #1 (motu-one)'.M1 'optimv2 - Exemple #1 (motu-one)'.M3:'optimv2 - Exemple #1 (motu-one)'.M14 'optimv2 - Exemple #1 (motu-one)'.O1:'optimv2 - Exemple #1 (motu-one)'.O1 'optimv2 - Exemple #1 (motu-one)'.O3:'optimv2 - Exemple #1 (motu-one)'.O14" chart:data-source-has-labels="row" svg:x="1.338cm" svg:y="1.635cm" svg:width="14.022cm" svg:height="4.906cm">
          <chartooo:coordinate-region svg:x="3.199cm" svg:y="1.838cm" svg:width="11.556cm" svg:height="4.051cm"/>
          <chart:axis chart:dimension="x" chart:name="primary-x" chart:style-name="ch5">
            <chart:title svg:x="6.971cm" svg:y="6.722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5.755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 (motu-one)'.Q3:'optimv2 - Exemple #1 (motu-one)'.Q14" chart:label-cell-address="'optimv2 - Exemple #1 (motu-one)'.Q1:'optimv2 - Exemple #1 (motu-one)'.Q2" chart:class="chart:scatter">
            <chart:domain table:cell-range-address="'optimv2 - Exemple #1 (motu-one)'.D3:'optimv2 - Exemple #1 (motu-one)'.D14"/>
            <chart:data-point chart:repeated="12"/>
          </chart:series>
          <chart:series chart:style-name="ch10" chart:values-cell-range-address="'optimv2 - Exemple #1 (motu-one)'.M3:'optimv2 - Exemple #1 (motu-one)'.M14" chart:label-cell-address="'optimv2 - Exemple #1 (motu-one)'.M1:'optimv2 - Exemple #1 (motu-one)'.M1" chart:class="chart:scatter">
            <chart:data-point chart:repeated="12"/>
          </chart:series>
          <chart:series chart:style-name="ch11" chart:values-cell-range-address="'optimv2 - Exemple #1 (motu-one)'.O3:'optimv2 - Exemple #1 (motu-one)'.O14" chart:label-cell-address="'optimv2 - Exemple #1 (motu-one)'.O1:'optimv2 - Exemple #1 (motu-one)'.O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2 - Exemple #1 (motu-one)'.Q1:'optimv2 - Exemple #1 (motu-one)'.Q2</svg:desc>
                </draw:g>
              </table:table-cell>
              <table:table-cell office:value-type="string">
                <text:p>Temps moyen phase #1 (ms)</text:p>
                <draw:g>
                  <svg:desc>'optimv2 - Exemple #1 (motu-one)'.M1:'optimv2 - Exemple #1 (motu-one)'.M1</svg:desc>
                </draw:g>
              </table:table-cell>
              <table:table-cell office:value-type="string">
                <text:p>Temps moyen phase #2 (ms)</text:p>
                <draw:g>
                  <svg:desc>'optimv2 - Exemple #1 (motu-one)'.O1:'optimv2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2 - Exemple #1 (motu-one)'.D3:'optimv2 - Exemple #1 (motu-one)'.D14</svg:desc>
                </draw:g>
              </table:table-cell>
              <table:table-cell office:value-type="float" office:value="11.6">
                <text:p>11.6</text:p>
                <draw:g>
                  <svg:desc>'optimv2 - Exemple #1 (motu-one)'.Q3:'optimv2 - Exemple #1 (motu-one)'.Q14</svg:desc>
                </draw:g>
              </table:table-cell>
              <table:table-cell office:value-type="float" office:value="10.8">
                <text:p>10.8</text:p>
                <draw:g>
                  <svg:desc>'optimv2 - Exemple #1 (motu-one)'.M3:'optimv2 - Exemple #1 (motu-one)'.M14</svg:desc>
                </draw:g>
              </table:table-cell>
              <table:table-cell office:value-type="float" office:value="0.8">
                <text:p>0.8</text:p>
                <draw:g>
                  <svg:desc>'optimv2 - Exemple #1 (motu-one)'.O3:'optimv2 - Exemple #1 (motu-one)'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16.3">
                <text:p>16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67">
                <text:p>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211">
                <text:p>211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375">
                <text:p>375</text:p>
              </table:table-cell>
              <table:table-cell office:value-type="float" office:value="1638.7">
                <text:p>163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901.2">
                <text:p>901.2</text:p>
              </table:table-cell>
              <table:table-cell office:value-type="float" office:value="6810.8">
                <text:p>681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1711.8">
                <text:p>1711.8</text:p>
              </table:table-cell>
              <table:table-cell office:value-type="float" office:value="20117.4">
                <text:p>2011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2826.9">
                <text:p>2826.9</text:p>
              </table:table-cell>
              <table:table-cell office:value-type="float" office:value="36382.7">
                <text:p>3638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3890.2">
                <text:p>3890.2</text:p>
              </table:table-cell>
              <table:table-cell office:value-type="float" office:value="63767.7">
                <text:p>6376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13691.9">
                <text:p>13691.9</text:p>
              </table:table-cell>
              <table:table-cell office:value-type="float" office:value="358530.4">
                <text:p>3585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1665390.4">
                <text:p>1665390.4</text:p>
              </table:table-cell>
              <table:table-cell office:value-type="float" office:value="53340.7">
                <text:p>53340.7</text:p>
              </table:table-cell>
              <table:table-cell office:value-type="float" office:value="1612049.7">
                <text:p>161204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1039811.6">
                <text:p>11039811.6</text:p>
              </table:table-cell>
              <table:table-cell office:value-type="float" office:value="323221.8">
                <text:p>323221.8</text:p>
              </table:table-cell>
              <table:table-cell office:value-type="float" office:value="10716589.8">
                <text:p>1071658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22cm" svg:y="0.316cm" chart:style-name="ch2">
          <text:p>Temps moyen de transformation en fonction du nombre d'éléments sources</text:p>
        </chart:title>
        <chart:legend chart:legend-position="bottom" svg:x="2.289cm" svg:y="7.709cm" style:legend-expansion="wide" chart:style-name="ch3"/>
        <chart:plot-area chart:style-name="ch4" table:cell-range-address="'optimv3 - Exemple #1 (filip)'.D3:'optimv3 - Exemple #1 (filip)'.D14 'optimv3 - Exemple #1 (filip)'.Q1:'optimv3 - Exemple #1 (filip)'.Q14 'optimv3 - Exemple #1 (filip)'.M1:'optimv3 - Exemple #1 (filip)'.M1 'optimv3 - Exemple #1 (filip)'.M3:'optimv3 - Exemple #1 (filip)'.M14 'optimv3 - Exemple #1 (filip)'.O1:'optimv3 - Exemple #1 (filip)'.O1 'optimv3 - Exemple #1 (filip)'.O3:'optimv3 - Exemple #1 (filip)'.O14" chart:data-source-has-labels="row" svg:x="0.081cm" svg:y="1.331cm" svg:width="15.883cm" svg:height="5.76cm">
          <chartooo:coordinate-region svg:x="1.338cm" svg:y="1.534cm" svg:width="14.022cm" svg:height="4.905cm"/>
          <chart:axis chart:dimension="x" chart:name="primary-x" chart:style-name="ch5">
            <chart:title svg:x="6.644cm" svg:y="7.272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001cm" svg:y="5.878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3 - Exemple #1 (filip)'.Q3:'optimv3 - Exemple #1 (filip)'.Q14" chart:label-cell-address="'optimv3 - Exemple #1 (filip)'.Q1:'optimv3 - Exemple #1 (filip)'.Q2" chart:class="chart:scatter">
            <chart:domain table:cell-range-address="'optimv3 - Exemple #1 (filip)'.D3:'optimv3 - Exemple #1 (filip)'.D14"/>
            <chart:data-point chart:repeated="12"/>
          </chart:series>
          <chart:series chart:style-name="ch10" chart:values-cell-range-address="'optimv3 - Exemple #1 (filip)'.M3:'optimv3 - Exemple #1 (filip)'.M14" chart:label-cell-address="'optimv3 - Exemple #1 (filip)'.M1:'optimv3 - Exemple #1 (filip)'.M1" chart:class="chart:scatter">
            <chart:data-point chart:repeated="12"/>
          </chart:series>
          <chart:series chart:style-name="ch11" chart:values-cell-range-address="'optimv3 - Exemple #1 (filip)'.O3:'optimv3 - Exemple #1 (filip)'.O14" chart:label-cell-address="'optimv3 - Exemple #1 (filip)'.O1:'optimv3 - Exemple #1 (filip)'.O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3 - Exemple #1 (filip)'.Q1:'optimv3 - Exemple #1 (filip)'.Q2</svg:desc>
                </draw:g>
              </table:table-cell>
              <table:table-cell office:value-type="string">
                <text:p>Temps moyen phase #1 (ms)</text:p>
                <draw:g>
                  <svg:desc>'optimv3 - Exemple #1 (filip)'.M1:'optimv3 - Exemple #1 (filip)'.M1</svg:desc>
                </draw:g>
              </table:table-cell>
              <table:table-cell office:value-type="string">
                <text:p>Temps moyen phase #2 (ms)</text:p>
                <draw:g>
                  <svg:desc>'optimv3 - Exemple #1 (filip)'.O1:'optimv3 - Exemple #1 (filip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3 - Exemple #1 (filip)'.D3:'optimv3 - Exemple #1 (filip)'.D14</svg:desc>
                </draw:g>
              </table:table-cell>
              <table:table-cell office:value-type="float" office:value="14.6">
                <text:p>14.6</text:p>
                <draw:g>
                  <svg:desc>'optimv3 - Exemple #1 (filip)'.Q3:'optimv3 - Exemple #1 (filip)'.Q14</svg:desc>
                </draw:g>
              </table:table-cell>
              <table:table-cell office:value-type="float" office:value="14">
                <text:p>14</text:p>
                <draw:g>
                  <svg:desc>'optimv3 - Exemple #1 (filip)'.M3:'optimv3 - Exemple #1 (filip)'.M14</svg:desc>
                </draw:g>
              </table:table-cell>
              <table:table-cell office:value-type="float" office:value="0.6">
                <text:p>0.6</text:p>
                <draw:g>
                  <svg:desc>'optimv3 - Exemple #1 (filip)'.O3:'optimv3 - Exemple #1 (filip)'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.2">
                <text:p>20.2</text:p>
              </table:table-cell>
              <table:table-cell office:value-type="float" office:value="19.2">
                <text:p>1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4.9">
                <text:p>84.9</text:p>
              </table:table-cell>
              <table:table-cell office:value-type="float" office:value="75.6">
                <text:p>75.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30.7">
                <text:p>430.7</text:p>
              </table:table-cell>
              <table:table-cell office:value-type="float" office:value="336">
                <text:p>336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39.4">
                <text:p>639.4</text:p>
              </table:table-cell>
              <table:table-cell office:value-type="float" office:value="550.5">
                <text:p>550.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1678.5">
                <text:p>1678.5</text:p>
              </table:table-cell>
              <table:table-cell office:value-type="float" office:value="1416">
                <text:p>1416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378.1">
                <text:p>2378.1</text:p>
              </table:table-cell>
              <table:table-cell office:value-type="float" office:value="2022.5">
                <text:p>2022.5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4053.8">
                <text:p>4053.8</text:p>
              </table:table-cell>
              <table:table-cell office:value-type="float" office:value="3479">
                <text:p>3479</text:p>
              </table:table-cell>
              <table:table-cell office:value-type="float" office:value="574.8">
                <text:p>57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99.8">
                <text:p>5599.8</text:p>
              </table:table-cell>
              <table:table-cell office:value-type="float" office:value="4752.1">
                <text:p>4752.1</text:p>
              </table:table-cell>
              <table:table-cell office:value-type="float" office:value="847.7">
                <text:p>84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20937">
                <text:p>20937</text:p>
              </table:table-cell>
              <table:table-cell office:value-type="float" office:value="17654">
                <text:p>17654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11.078cm" xlink:href=".." xlink:type="simple" chart:class="chart:scatter" chart:style-name="ch1">
        <chart:title svg:x="0.389cm" svg:y="0.356cm" chart:style-name="ch2">
          <text:p>Temps moyens de transformation en fonction du nombre d'éléments sources</text:p>
        </chart:title>
        <chart:legend chart:legend-position="bottom" svg:x="3.95cm" svg:y="10.292cm" style:legend-expansion="wide" chart:style-name="ch3"/>
        <chart:plot-area chart:style-name="ch4" table:cell-range-address="'optimv2 - Exemple #1 (motu-one)'.D3:'optimv2 - Exemple #1 (motu-one)'.D13 'optimv2 - Exemple #1 (motu-one)'.Q3:'optimv2 - Exemple #1 (motu-one)'.Q13 'optimv3 - Exemple #1 (motu-one)'.Q3:'optimv3 - Exemple #1 (motu-one)'.Q13 'optimv3 - Exemple #1 (filip)'.Q3:'optimv3 - Exemple #1 (filip)'.Q13" svg:x="1.335cm" svg:y="1.794cm" svg:width="14.035cm" svg:height="7.293cm">
          <chartooo:coordinate-region svg:x="2.981cm" svg:y="1.995cm" svg:width="11.889cm" svg:height="6.443cm"/>
          <chart:axis chart:dimension="x" chart:name="primary-x" chart:style-name="ch5">
            <chart:title svg:x="6.987cm" svg:y="9.308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7.091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 (motu-one)'.Q3:'optimv2 - Exemple #1 (motu-one)'.Q13" chart:class="chart:scatter">
            <chart:domain table:cell-range-address="'optimv2 - Exemple #1 (motu-one)'.D3:'optimv2 - Exemple #1 (motu-one)'.D13"/>
            <chart:data-point chart:repeated="11"/>
          </chart:series>
          <chart:series chart:style-name="ch10" chart:values-cell-range-address="'optimv3 - Exemple #1 (motu-one)'.Q3:'optimv3 - Exemple #1 (motu-one)'.Q13" chart:class="chart:scatter">
            <chart:domain table:cell-range-address="'optimv3 - Exemple #1 (motu-one)'.D3:'optimv3 - Exemple #1 (motu-one)'.D13"/>
            <chart:data-point chart:repeated="11"/>
          </chart:series>
          <chart:series chart:style-name="ch11" chart:values-cell-range-address="'optimv3 - Exemple #1 (filip)'.Q3:'optimv3 - Exemple #1 (filip)'.Q13" chart:class="chart:scatter">
            <chart:domain table:cell-range-address="'optimv3 - Exemple #1 (filip)'.D3:'optimv3 - Exemple #1 (filip)'.D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2 - Exemple #1 (motu-one)'.D3:'optimv2 - Exemple #1 (motu-one)'.D13</svg:desc>
                </draw:g>
              </table:table-cell>
              <table:table-cell office:value-type="float" office:value="11.6">
                <text:p>11.6</text:p>
                <draw:g>
                  <svg:desc>'optimv2 - Exemple #1 (motu-one)'.Q3:'optimv2 - Exemple #1 (motu-one)'.Q13</svg:desc>
                </draw:g>
              </table:table-cell>
              <table:table-cell office:value-type="float" office:value="4">
                <text:p>4</text:p>
                <draw:g>
                  <svg:desc>'optimv3 - Exemple #1 (motu-one)'.D3:'optimv3 - Exemple #1 (motu-one)'.D13</svg:desc>
                </draw:g>
              </table:table-cell>
              <table:table-cell office:value-type="float" office:value="11.1">
                <text:p>11.1</text:p>
                <draw:g>
                  <svg:desc>'optimv3 - Exemple #1 (motu-one)'.Q3:'optimv3 - Exemple #1 (motu-one)'.Q13</svg:desc>
                </draw:g>
              </table:table-cell>
              <table:table-cell office:value-type="float" office:value="4">
                <text:p>4</text:p>
                <draw:g>
                  <svg:desc>'optimv3 - Exemple #1 (filip)'.D3:'optimv3 - Exemple #1 (filip)'.D13</svg:desc>
                </draw:g>
              </table:table-cell>
              <table:table-cell office:value-type="float" office:value="14.6">
                <text:p>14.6</text:p>
                <draw:g>
                  <svg:desc>'optimv3 - Exemple #1 (filip)'.Q3:'optimv3 - Exemple #1 (filip)'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20">
                <text:p>20</text:p>
              </table:table-cell>
              <table:table-cell office:value-type="float" office:value="16.9">
                <text:p>16.9</text:p>
              </table:table-cell>
              <table:table-cell office:value-type="float" office:value="20">
                <text:p>2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200">
                <text:p>200</text:p>
              </table:table-cell>
              <table:table-cell office:value-type="float" office:value="72.1">
                <text:p>72.1</text:p>
              </table:table-cell>
              <table:table-cell office:value-type="float" office:value="200">
                <text:p>2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1000">
                <text:p>1000</text:p>
              </table:table-cell>
              <table:table-cell office:value-type="float" office:value="233.7">
                <text:p>233.7</text:p>
              </table:table-cell>
              <table:table-cell office:value-type="float" office:value="1000">
                <text:p>1000</text:p>
              </table:table-cell>
              <table:table-cell office:value-type="float" office:value="430.7">
                <text:p>43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2000">
                <text:p>2000</text:p>
              </table:table-cell>
              <table:table-cell office:value-type="float" office:value="412.1">
                <text:p>412.1</text:p>
              </table:table-cell>
              <table:table-cell office:value-type="float" office:value="2000">
                <text:p>2000</text:p>
              </table:table-cell>
              <table:table-cell office:value-type="float" office:value="639.4">
                <text:p>63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4000">
                <text:p>4000</text:p>
              </table:table-cell>
              <table:table-cell office:value-type="float" office:value="965.7">
                <text:p>965.7</text:p>
              </table:table-cell>
              <table:table-cell office:value-type="float" office:value="4000">
                <text:p>4000</text:p>
              </table:table-cell>
              <table:table-cell office:value-type="float" office:value="1678.5">
                <text:p>167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6000">
                <text:p>6000</text:p>
              </table:table-cell>
              <table:table-cell office:value-type="float" office:value="1687.9">
                <text:p>1687.9</text:p>
              </table:table-cell>
              <table:table-cell office:value-type="float" office:value="6000">
                <text:p>6000</text:p>
              </table:table-cell>
              <table:table-cell office:value-type="float" office:value="2378.1">
                <text:p>23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8000">
                <text:p>8000</text:p>
              </table:table-cell>
              <table:table-cell office:value-type="float" office:value="2740">
                <text:p>2740</text:p>
              </table:table-cell>
              <table:table-cell office:value-type="float" office:value="8000">
                <text:p>8000</text:p>
              </table:table-cell>
              <table:table-cell office:value-type="float" office:value="4053.8">
                <text:p>405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10000">
                <text:p>10000</text:p>
              </table:table-cell>
              <table:table-cell office:value-type="float" office:value="4091.2">
                <text:p>4091.2</text:p>
              </table:table-cell>
              <table:table-cell office:value-type="float" office:value="10000">
                <text:p>10000</text:p>
              </table:table-cell>
              <table:table-cell office:value-type="float" office:value="5599.8">
                <text:p>559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20000">
                <text:p>20000</text:p>
              </table:table-cell>
              <table:table-cell office:value-type="float" office:value="15139.2">
                <text:p>15139.2</text:p>
              </table:table-cell>
              <table:table-cell office:value-type="float" office:value="20000">
                <text:p>20000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1665390.4">
                <text:p>1665390.4</text:p>
              </table:table-cell>
              <table:table-cell office:value-type="float" office:value="40000">
                <text:p>40000</text:p>
              </table:table-cell>
              <table:table-cell office:value-type="float" office:value="58870.1">
                <text:p>58870.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cm" svg:height="8.982cm" xlink:href=".." xlink:type="simple" chart:class="chart:scatter" chart:style-name="ch1">
        <chart:title svg:x="0.771cm" svg:y="0.314cm" chart:style-name="ch2">
          <text:p>Temps moyen de transformation en fonction du nombre d'éléments sources</text:p>
        </chart:title>
        <chart:legend chart:legend-position="bottom" svg:x="2.609cm" svg:y="7.696cm" style:legend-expansion="wide" chart:style-name="ch3"/>
        <chart:plot-area chart:style-name="ch4" table:cell-range-address="'optimv3 - Exemple #1 (motu-one)'.D3:'optimv3 - Exemple #1 (motu-one)'.D15 'optimv3 - Exemple #1 (motu-one)'.Q1:'optimv3 - Exemple #1 (motu-one)'.Q15 'optimv3 - Exemple #1 (motu-one)'.M1:'optimv3 - Exemple #1 (motu-one)'.M1 'optimv3 - Exemple #1 (motu-one)'.M3:'optimv3 - Exemple #1 (motu-one)'.M15 'optimv3 - Exemple #1 (motu-one)'.O1:'optimv3 - Exemple #1 (motu-one)'.O1 'optimv3 - Exemple #1 (motu-one)'.O3:'optimv3 - Exemple #1 (motu-one)'.O15" chart:data-source-has-labels="row" svg:x="0.896cm" svg:y="1.326cm" svg:width="15.473cm" svg:height="5.738cm">
          <chartooo:coordinate-region svg:x="2.542cm" svg:y="1.527cm" svg:width="13.228cm" svg:height="4.888cm"/>
          <chart:axis chart:dimension="x" chart:name="primary-x" chart:style-name="ch5">
            <chart:title svg:x="7.267cm" svg:y="7.243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001cm" svg:y="5.846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3 - Exemple #1 (motu-one)'.Q3:'optimv3 - Exemple #1 (motu-one)'.Q15" chart:label-cell-address="'optimv3 - Exemple #1 (motu-one)'.Q1:'optimv3 - Exemple #1 (motu-one)'.Q2" chart:class="chart:scatter">
            <chart:domain table:cell-range-address="'optimv3 - Exemple #1 (motu-one)'.D3:'optimv3 - Exemple #1 (motu-one)'.D15"/>
            <chart:data-point chart:repeated="13"/>
          </chart:series>
          <chart:series chart:style-name="ch10" chart:values-cell-range-address="'optimv3 - Exemple #1 (motu-one)'.M3:'optimv3 - Exemple #1 (motu-one)'.M15" chart:label-cell-address="'optimv3 - Exemple #1 (motu-one)'.M1:'optimv3 - Exemple #1 (motu-one)'.M1" chart:class="chart:scatter">
            <chart:data-point chart:repeated="13"/>
          </chart:series>
          <chart:series chart:style-name="ch11" chart:values-cell-range-address="'optimv3 - Exemple #1 (motu-one)'.O3:'optimv3 - Exemple #1 (motu-one)'.O15" chart:label-cell-address="'optimv3 - Exemple #1 (motu-one)'.O1:'optimv3 - Exemple #1 (motu-one)'.O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3 - Exemple #1 (motu-one)'.Q1:'optimv3 - Exemple #1 (motu-one)'.Q2</svg:desc>
                </draw:g>
              </table:table-cell>
              <table:table-cell office:value-type="string">
                <text:p>Temps moyen phase #1 (ms)</text:p>
                <draw:g>
                  <svg:desc>'optimv3 - Exemple #1 (motu-one)'.M1:'optimv3 - Exemple #1 (motu-one)'.M1</svg:desc>
                </draw:g>
              </table:table-cell>
              <table:table-cell office:value-type="string">
                <text:p>Temps moyen phase #2 (ms)</text:p>
                <draw:g>
                  <svg:desc>'optimv3 - Exemple #1 (motu-one)'.O1:'optimv3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3 - Exemple #1 (motu-one)'.D3:'optimv3 - Exemple #1 (motu-one)'.D15</svg:desc>
                </draw:g>
              </table:table-cell>
              <table:table-cell office:value-type="float" office:value="11.1">
                <text:p>11.1</text:p>
                <draw:g>
                  <svg:desc>'optimv3 - Exemple #1 (motu-one)'.Q3:'optimv3 - Exemple #1 (motu-one)'.Q15</svg:desc>
                </draw:g>
              </table:table-cell>
              <table:table-cell office:value-type="float" office:value="10.2">
                <text:p>10.2</text:p>
                <draw:g>
                  <svg:desc>'optimv3 - Exemple #1 (motu-one)'.M3:'optimv3 - Exemple #1 (motu-one)'.M15</svg:desc>
                </draw:g>
              </table:table-cell>
              <table:table-cell office:value-type="float" office:value="0.9">
                <text:p>0.9</text:p>
                <draw:g>
                  <svg:desc>'optimv3 - Exemple #1 (motu-one)'.O3:'optimv3 - Exemple #1 (motu-one)'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.9">
                <text:p>16.9</text:p>
              </table:table-cell>
              <table:table-cell office:value-type="float" office:value="16.1">
                <text:p>16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2.1">
                <text:p>72.1</text:p>
              </table:table-cell>
              <table:table-cell office:value-type="float" office:value="65.3">
                <text:p>65.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33.7">
                <text:p>233.7</text:p>
              </table:table-cell>
              <table:table-cell office:value-type="float" office:value="205.3">
                <text:p>205.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12.1">
                <text:p>412.1</text:p>
              </table:table-cell>
              <table:table-cell office:value-type="float" office:value="358.1">
                <text:p>358.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965.7">
                <text:p>965.7</text:p>
              </table:table-cell>
              <table:table-cell office:value-type="float" office:value="823.5">
                <text:p>823.5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687.9">
                <text:p>1687.9</text:p>
              </table:table-cell>
              <table:table-cell office:value-type="float" office:value="1466.5">
                <text:p>1466.5</text:p>
              </table:table-cell>
              <table:table-cell office:value-type="float" office:value="221.4">
                <text:p>22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740">
                <text:p>2740</text:p>
              </table:table-cell>
              <table:table-cell office:value-type="float" office:value="2400.3">
                <text:p>2400.3</text:p>
              </table:table-cell>
              <table:table-cell office:value-type="float" office:value="339.7">
                <text:p>33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4091.2">
                <text:p>4091.2</text:p>
              </table:table-cell>
              <table:table-cell office:value-type="float" office:value="3600.5">
                <text:p>3600.5</text:p>
              </table:table-cell>
              <table:table-cell office:value-type="float" office:value="490.7">
                <text:p>49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5139.2">
                <text:p>15139.2</text:p>
              </table:table-cell>
              <table:table-cell office:value-type="float" office:value="13388.2">
                <text:p>13388.2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58870.1">
                <text:p>58870.1</text:p>
              </table:table-cell>
              <table:table-cell office:value-type="float" office:value="52109.4">
                <text:p>52109.4</text:p>
              </table:table-cell>
              <table:table-cell office:value-type="float" office:value="6760.7">
                <text:p>676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364381.2">
                <text:p>364381.2</text:p>
              </table:table-cell>
              <table:table-cell office:value-type="float" office:value="322746.7">
                <text:p>322746.7</text:p>
              </table:table-cell>
              <table:table-cell office:value-type="float" office:value="41634.5">
                <text:p>4163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">
                <text:p>200000</text:p>
              </table:table-cell>
              <table:table-cell office:value-type="float" office:value="1426621.2">
                <text:p>1426621.2</text:p>
              </table:table-cell>
              <table:table-cell office:value-type="float" office:value="1259676">
                <text:p>1259676</text:p>
              </table:table-cell>
              <table:table-cell office:value-type="float" office:value="166945.2">
                <text:p>16694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cm" svg:height="8.982cm" xlink:href=".." xlink:type="simple" chart:class="chart:scatter" chart:style-name="ch1">
        <chart:title svg:x="0.771cm" svg:y="0.314cm" chart:style-name="ch2">
          <text:p>Temps moyen de transformation en fonction du nombre d'éléments sources</text:p>
        </chart:title>
        <chart:legend chart:legend-position="bottom" svg:x="2.609cm" svg:y="7.696cm" style:legend-expansion="wide" chart:style-name="ch3"/>
        <chart:plot-area chart:style-name="ch4" table:cell-range-address="'optimv4 - Exemple #1 (motu-one)'.D3:'optimv4 - Exemple #1 (motu-one)'.D15 'optimv4 - Exemple #1 (motu-one)'.Q1:'optimv4 - Exemple #1 (motu-one)'.Q15 'optimv4 - Exemple #1 (motu-one)'.M1:'optimv4 - Exemple #1 (motu-one)'.M1 'optimv4 - Exemple #1 (motu-one)'.M3:'optimv4 - Exemple #1 (motu-one)'.M15 'optimv4 - Exemple #1 (motu-one)'.O1:'optimv4 - Exemple #1 (motu-one)'.O1 'optimv4 - Exemple #1 (motu-one)'.O3:'optimv4 - Exemple #1 (motu-one)'.O15" chart:data-source-has-labels="row" svg:x="0.896cm" svg:y="1.326cm" svg:width="15.473cm" svg:height="5.738cm">
          <chartooo:coordinate-region svg:x="2.542cm" svg:y="1.527cm" svg:width="13.228cm" svg:height="4.888cm"/>
          <chart:axis chart:dimension="x" chart:name="primary-x" chart:style-name="ch5">
            <chart:title svg:x="7.267cm" svg:y="7.243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001cm" svg:y="5.846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4 - Exemple #1 (motu-one)'.Q3:'optimv4 - Exemple #1 (motu-one)'.Q15" chart:label-cell-address="'optimv4 - Exemple #1 (motu-one)'.Q1:'optimv4 - Exemple #1 (motu-one)'.Q2" chart:class="chart:scatter">
            <chart:domain table:cell-range-address="'optimv4 - Exemple #1 (motu-one)'.D3:'optimv4 - Exemple #1 (motu-one)'.D15"/>
            <chart:data-point chart:repeated="13"/>
          </chart:series>
          <chart:series chart:style-name="ch10" chart:values-cell-range-address="'optimv4 - Exemple #1 (motu-one)'.M3:'optimv4 - Exemple #1 (motu-one)'.M15" chart:label-cell-address="'optimv4 - Exemple #1 (motu-one)'.M1:'optimv4 - Exemple #1 (motu-one)'.M1" chart:class="chart:scatter">
            <chart:data-point chart:repeated="13"/>
          </chart:series>
          <chart:series chart:style-name="ch11" chart:values-cell-range-address="'optimv4 - Exemple #1 (motu-one)'.O3:'optimv4 - Exemple #1 (motu-one)'.O15" chart:label-cell-address="'optimv4 - Exemple #1 (motu-one)'.O1:'optimv4 - Exemple #1 (motu-one)'.O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4 - Exemple #1 (motu-one)'.Q1:'optimv4 - Exemple #1 (motu-one)'.Q2</svg:desc>
                </draw:g>
              </table:table-cell>
              <table:table-cell office:value-type="string">
                <text:p>Temps moyen phase #1 (ms)</text:p>
                <draw:g>
                  <svg:desc>'optimv4 - Exemple #1 (motu-one)'.M1:'optimv4 - Exemple #1 (motu-one)'.M1</svg:desc>
                </draw:g>
              </table:table-cell>
              <table:table-cell office:value-type="string">
                <text:p>Temps moyen phase #2 (ms)</text:p>
                <draw:g>
                  <svg:desc>'optimv4 - Exemple #1 (motu-one)'.O1:'optimv4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4 - Exemple #1 (motu-one)'.D3:'optimv4 - Exemple #1 (motu-one)'.D15</svg:desc>
                </draw:g>
              </table:table-cell>
              <table:table-cell office:value-type="float" office:value="0">
                <text:p>0</text:p>
                <draw:g>
                  <svg:desc>'optimv4 - Exemple #1 (motu-one)'.Q3:'optimv4 - Exemple #1 (motu-one)'.Q15</svg:desc>
                </draw:g>
              </table:table-cell>
              <table:table-cell office:value-type="float" office:value="0">
                <text:p>0</text:p>
                <draw:g>
                  <svg:desc>'optimv4 - Exemple #1 (motu-one)'.M3:'optimv4 - Exemple #1 (motu-one)'.M15</svg:desc>
                </draw:g>
              </table:table-cell>
              <table:table-cell office:value-type="float" office:value="0">
                <text:p>0</text:p>
                <draw:g>
                  <svg:desc>'optimv4 - Exemple #1 (motu-one)'.O3:'optimv4 - Exemple #1 (motu-one)'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">
                <text:p>200000</text:p>
              </table:table-cell>
              <table:table-cell office:value-type="float" office:value="5364482.6">
                <text:p>5364482.6</text:p>
              </table:table-cell>
              <table:table-cell office:value-type="float" office:value="5364482.6">
                <text:p>5364482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